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Times New Roman" style:font-name-asian="Times New Roman" fo:font-size="12pt" style:font-size-asian="12pt" style:font-size-complex="12pt" fo:language="en" fo:country="US" style:language-asian="en" style:country-asian="GB"/>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fo:font-size="12pt" style:font-size-asian="12pt" style:font-size-complex="12pt" fo:language="en" fo:country="US" style:language-asian="en" style:country-asian="GB"/>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paragraph-properties fo:line-height="100%"/>
    </style:style>
    <style:style style:name="T204" style:parent-style-name="DefaultParagraphFont" style:family="text">
      <style:text-properties style:font-name-asian="Times New Roman" style:font-name-complex="Calibri" fo:color="#000000" style:language-asian="en" style:country-asian="GB"/>
    </style:style>
    <style:style style:name="P20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206" style:parent-style-name="Normal" style:family="paragraph">
      <style:paragraph-properties fo:line-height="100%"/>
    </style:style>
    <style:style style:name="T207" style:parent-style-name="DefaultParagraphFont" style:family="text">
      <style:text-properties style:font-name-asian="Times New Roman" style:font-name-complex="Calibri" fo:color="#000000" style:language-asian="en" style:country-asian="GB"/>
    </style:style>
    <style:style style:name="P208" style:parent-style-name="Normal" style:family="paragraph">
      <style:paragraph-properties fo:line-height="100%"/>
    </style:style>
    <style:style style:name="T209" style:parent-style-name="DefaultParagraphFont" style:family="text">
      <style:text-properties style:font-name-asian="Times New Roman" style:font-name-complex="Calibri" fo:color="#000000" style:language-asian="en" style:country-asian="GB"/>
    </style:style>
    <style:style style:name="P210" style:parent-style-name="Normal" style:family="paragraph">
      <style:paragraph-properties fo:line-height="100%"/>
    </style:style>
    <style:style style:name="T211" style:parent-style-name="DefaultParagraphFont" style:family="text">
      <style:text-properties style:font-name-asian="Times New Roman" style:font-name-complex="Calibri" fo:color="#000000" style:language-asian="en" style:country-asian="GB"/>
    </style:style>
    <style:style style:name="P212" style:parent-style-name="Normal" style:family="paragraph">
      <style:paragraph-properties fo:line-height="100%"/>
    </style:style>
    <style:style style:name="T213" style:parent-style-name="DefaultParagraphFont" style:family="text">
      <style:text-properties style:font-name-asian="Times New Roman" style:font-name-complex="Calibri" fo:color="#000000" style:language-asian="en" style:country-asian="GB"/>
    </style:style>
    <style:style style:name="P214" style:parent-style-name="Normal" style:family="paragraph">
      <style:paragraph-properties fo:line-height="100%"/>
    </style:style>
    <style:style style:name="T215" style:parent-style-name="DefaultParagraphFont" style:family="text">
      <style:text-properties style:font-name-asian="Times New Roman" style:font-name-complex="Calibri" fo:color="#000000" style:language-asian="en" style:country-asian="GB"/>
    </style:style>
    <style:style style:name="P216"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217" style:parent-style-name="Normal" style:family="paragraph">
      <style:paragraph-properties fo:line-height="100%"/>
    </style:style>
    <style:style style:name="T218" style:parent-style-name="DefaultParagraphFont" style:family="text">
      <style:text-properties style:font-name-asian="Times New Roman" style:font-name-complex="Calibri" fo:color="#000000" style:language-asian="en" style:country-asian="GB"/>
    </style:style>
    <style:style style:name="P219" style:parent-style-name="Normal" style:family="paragraph">
      <style:paragraph-properties fo:line-height="100%"/>
    </style:style>
    <style:style style:name="T220" style:parent-style-name="DefaultParagraphFont" style:family="text">
      <style:text-properties style:font-name-asian="Times New Roman" style:font-name-complex="Calibri" fo:color="#000000" style:language-asian="en" style:country-asian="GB"/>
    </style:style>
    <style:style style:name="P221" style:parent-style-name="Normal" style:family="paragraph">
      <style:paragraph-properties fo:line-height="100%"/>
    </style:style>
    <style:style style:name="T222" style:parent-style-name="DefaultParagraphFont" style:family="text">
      <style:text-properties style:font-name-asian="Times New Roman" style:font-name-complex="Calibri" fo:color="#000000" style:language-asian="en" style:country-asian="GB"/>
    </style:style>
    <style:style style:name="P223" style:parent-style-name="Normal" style:family="paragraph">
      <style:paragraph-properties fo:line-height="100%"/>
    </style:style>
    <style:style style:name="T224" style:parent-style-name="DefaultParagraphFont" style:family="text">
      <style:text-properties style:font-name-asian="Times New Roman" style:font-name-complex="Calibri" fo:color="#000000" style:language-asian="en" style:country-asian="GB"/>
    </style:style>
    <style:style style:name="P225" style:parent-style-name="Normal" style:family="paragraph">
      <style:paragraph-properties fo:line-height="100%"/>
    </style:style>
    <style:style style:name="T226" style:parent-style-name="DefaultParagraphFont" style:family="text">
      <style:text-properties style:font-name-asian="Times New Roman" style:font-name-complex="Calibri" fo:color="#000000" style:language-asian="en" style:country-asian="GB"/>
    </style:style>
    <style:style style:name="P227" style:parent-style-name="Normal" style:family="paragraph">
      <style:paragraph-properties fo:line-height="100%"/>
    </style:style>
    <style:style style:name="T228" style:parent-style-name="DefaultParagraphFont" style:family="text">
      <style:text-properties style:font-name-asian="Times New Roman" style:font-name-complex="Calibri" fo:color="#000000" style:language-asian="en" style:country-asian="GB"/>
    </style:style>
    <style:style style:name="P229" style:parent-style-name="Normal" style:family="paragraph">
      <style:paragraph-properties fo:line-height="100%"/>
    </style:style>
    <style:style style:name="T230" style:parent-style-name="DefaultParagraphFont" style:family="text">
      <style:text-properties style:font-name-asian="Times New Roman" style:font-name-complex="Calibri" fo:color="#000000" style:language-asian="en" style:country-asian="GB"/>
    </style:style>
    <style:style style:name="P231" style:parent-style-name="Normal" style:family="paragraph">
      <style:paragraph-properties fo:line-height="100%"/>
    </style:style>
    <style:style style:name="T232" style:parent-style-name="DefaultParagraphFont" style:family="text">
      <style:text-properties style:font-name-asian="Times New Roman" style:font-name-complex="Calibri" fo:color="#000000" style:language-asian="en" style:country-asian="GB"/>
    </style:style>
    <style:style style:name="P233" style:parent-style-name="Normal" style:family="paragraph">
      <style:paragraph-properties fo:line-height="100%"/>
    </style:style>
    <style:style style:name="T234" style:parent-style-name="DefaultParagraphFont" style:family="text">
      <style:text-properties style:font-name-asian="Times New Roman" style:font-name-complex="Calibri" fo:color="#000000" style:language-asian="en" style:country-asian="GB"/>
    </style:style>
    <style:style style:name="P235" style:parent-style-name="Normal" style:family="paragraph">
      <style:paragraph-properties fo:line-height="100%"/>
    </style:style>
    <style:style style:name="T236" style:parent-style-name="DefaultParagraphFont" style:family="text">
      <style:text-properties style:font-name-asian="Times New Roman" style:font-name-complex="Calibri" fo:color="#000000" style:language-asian="en" style:country-asian="GB"/>
    </style:style>
    <style:style style:name="P237" style:parent-style-name="Normal" style:family="paragraph">
      <style:paragraph-properties fo:line-height="100%"/>
    </style:style>
    <style:style style:name="P238" style:parent-style-name="Normal" style:family="paragraph">
      <style:paragraph-properties fo:line-height="100%"/>
    </style:style>
    <style:style style:name="T239" style:parent-style-name="DefaultParagraphFont" style:family="text">
      <style:text-properties style:font-name-asian="Times New Roman" style:font-name-complex="Calibri" fo:color="#000000" style:language-asian="en" style:country-asian="GB"/>
    </style:style>
    <style:style style:name="P240" style:parent-style-name="Normal" style:family="paragraph">
      <style:paragraph-properties fo:line-height="100%"/>
    </style:style>
    <style:style style:name="T241" style:parent-style-name="DefaultParagraphFont" style:family="text">
      <style:text-properties style:font-name-asian="Times New Roman" style:font-name-complex="Calibri" fo:color="#000000" style:language-asian="en" style:country-asian="GB"/>
    </style:style>
    <style:style style:name="P242" style:parent-style-name="Normal" style:family="paragraph">
      <style:paragraph-properties fo:line-height="100%"/>
    </style:style>
    <style:style style:name="T243" style:parent-style-name="DefaultParagraphFont" style:family="text">
      <style:text-properties style:font-name-asian="Times New Roman" style:font-name-complex="Calibri" fo:color="#000000" style:language-asian="en" style:country-asian="GB"/>
    </style:style>
    <style:style style:name="P244" style:parent-style-name="Normal" style:family="paragraph">
      <style:paragraph-properties fo:line-height="100%"/>
    </style:style>
    <style:style style:name="T245" style:parent-style-name="DefaultParagraphFont" style:family="text">
      <style:text-properties style:font-name-asian="Times New Roman" style:font-name-complex="Calibri" fo:color="#000000" style:language-asian="en" style:country-asian="GB"/>
    </style:style>
    <style:style style:name="P246" style:parent-style-name="Normal" style:family="paragraph">
      <style:paragraph-properties fo:line-height="100%"/>
    </style:style>
    <style:style style:name="T247" style:parent-style-name="DefaultParagraphFont" style:family="text">
      <style:text-properties style:font-name-asian="Times New Roman" style:font-name-complex="Calibri" fo:color="#000000" style:language-asian="en" style:country-asian="GB"/>
    </style:style>
    <style:style style:name="P248" style:parent-style-name="Normal" style:family="paragraph">
      <style:paragraph-properties fo:line-height="100%"/>
    </style:style>
    <style:style style:name="T249" style:parent-style-name="DefaultParagraphFont" style:family="text">
      <style:text-properties style:font-name-asian="Times New Roman" style:font-name-complex="Calibri" fo:color="#000000" style:language-asian="en" style:country-asian="GB"/>
    </style:style>
    <style:style style:name="P250" style:parent-style-name="Normal" style:family="paragraph">
      <style:paragraph-properties fo:line-height="100%"/>
    </style:style>
    <style:style style:name="T251" style:parent-style-name="DefaultParagraphFont" style:family="text">
      <style:text-properties style:font-name-asian="Times New Roman" style:font-name-complex="Calibri" fo:color="#000000" style:language-asian="en" style:country-asian="GB"/>
    </style:style>
    <style:style style:name="P252" style:parent-style-name="Normal" style:family="paragraph">
      <style:paragraph-properties fo:line-height="100%"/>
    </style:style>
    <style:style style:name="T253" style:parent-style-name="DefaultParagraphFont" style:family="text">
      <style:text-properties style:font-name-asian="Times New Roman" style:font-name-complex="Calibri" fo:color="#000000" style:language-asian="en" style:country-asian="GB"/>
    </style:style>
    <style:style style:name="P254" style:parent-style-name="Normal" style:family="paragraph">
      <style:paragraph-properties fo:line-height="100%"/>
    </style:style>
    <style:style style:name="T255" style:parent-style-name="DefaultParagraphFont" style:family="text">
      <style:text-properties style:font-name-asian="Times New Roman" style:font-name-complex="Calibri" fo:color="#000000" style:language-asian="en" style:country-asian="GB"/>
    </style:style>
    <style:style style:name="P256" style:parent-style-name="Normal" style:family="paragraph">
      <style:paragraph-properties fo:line-height="100%"/>
    </style:style>
    <style:style style:name="T257" style:parent-style-name="DefaultParagraphFont" style:family="text">
      <style:text-properties style:font-name-asian="Times New Roman" style:font-name-complex="Calibri" fo:color="#000000" style:language-asian="en" style:country-asian="GB"/>
    </style:style>
    <style:style style:name="P258" style:parent-style-name="Normal" style:family="paragraph">
      <style:paragraph-properties fo:line-height="100%"/>
    </style:style>
    <style:style style:name="P259"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260" style:parent-style-name="Normal" style:family="paragraph">
      <style:paragraph-properties fo:line-height="100%"/>
    </style:style>
    <style:style style:name="T261" style:parent-style-name="DefaultParagraphFont" style:family="text">
      <style:text-properties style:font-name-asian="Times New Roman" style:font-name-complex="Calibri" fo:color="#000000" style:language-asian="en" style:country-asian="GB"/>
    </style:style>
    <style:style style:name="P262"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263" style:parent-style-name="Normal" style:family="paragraph">
      <style:paragraph-properties fo:line-height="100%"/>
    </style:style>
    <style:style style:name="T264" style:parent-style-name="DefaultParagraphFont" style:family="text">
      <style:text-properties style:font-name-asian="Times New Roman" style:font-name-complex="Calibri" fo:color="#000000" style:language-asian="en" style:country-asian="GB"/>
    </style:style>
    <style:style style:name="P265"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266" style:parent-style-name="Normal" style:family="paragraph">
      <style:paragraph-properties fo:line-height="100%"/>
    </style:style>
    <style:style style:name="T267" style:parent-style-name="DefaultParagraphFont" style:family="text">
      <style:text-properties style:font-name-asian="Times New Roman" style:font-name-complex="Calibri" fo:color="#000000" style:language-asian="en" style:country-asian="GB"/>
    </style:style>
    <style:style style:name="P268" style:parent-style-name="Normal" style:family="paragraph">
      <style:paragraph-properties fo:line-height="100%"/>
    </style:style>
    <style:style style:name="T269" style:parent-style-name="DefaultParagraphFont" style:family="text">
      <style:text-properties style:font-name-asian="Times New Roman" style:font-name-complex="Calibri" fo:color="#000000" style:language-asian="en" style:country-asian="GB"/>
    </style:style>
    <style:style style:name="P270" style:parent-style-name="Normal" style:family="paragraph">
      <style:paragraph-properties fo:line-height="100%"/>
    </style:style>
    <style:style style:name="T271" style:parent-style-name="DefaultParagraphFont" style:family="text">
      <style:text-properties style:font-name-asian="Times New Roman" style:font-name-complex="Calibri" fo:color="#000000" style:language-asian="en" style:country-asian="GB"/>
    </style:style>
    <style:style style:name="P272" style:parent-style-name="Normal" style:family="paragraph">
      <style:paragraph-properties fo:line-height="100%"/>
    </style:style>
    <style:style style:name="T273" style:parent-style-name="DefaultParagraphFont" style:family="text">
      <style:text-properties style:font-name-asian="Times New Roman" style:font-name-complex="Calibri" fo:color="#000000" style:language-asian="en" style:country-asian="GB"/>
    </style:style>
    <style:style style:name="P274" style:parent-style-name="Normal" style:family="paragraph">
      <style:paragraph-properties fo:line-height="100%"/>
    </style:style>
    <style:style style:name="T275" style:parent-style-name="DefaultParagraphFont" style:family="text">
      <style:text-properties style:font-name-asian="Times New Roman" style:font-name-complex="Calibri" fo:color="#000000" style:language-asian="en" style:country-asian="GB"/>
    </style:style>
    <style:style style:name="P276"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277" style:parent-style-name="Normal" style:family="paragraph">
      <style:paragraph-properties fo:line-height="100%"/>
    </style:style>
    <style:style style:name="T278" style:parent-style-name="DefaultParagraphFont" style:family="text">
      <style:text-properties style:font-name-asian="Times New Roman" style:font-name-complex="Calibri" fo:color="#000000" style:language-asian="en" style:country-asian="GB"/>
    </style:style>
    <style:style style:name="P279" style:parent-style-name="Normal" style:family="paragraph">
      <style:paragraph-properties fo:line-height="100%"/>
    </style:style>
    <style:style style:name="T280" style:parent-style-name="DefaultParagraphFont" style:family="text">
      <style:text-properties style:font-name-asian="Times New Roman" style:font-name-complex="Calibri" fo:color="#000000" style:language-asian="en" style:country-asian="GB"/>
    </style:style>
    <style:style style:name="P281" style:parent-style-name="Normal" style:family="paragraph">
      <style:paragraph-properties fo:line-height="100%"/>
    </style:style>
    <style:style style:name="T282" style:parent-style-name="DefaultParagraphFont" style:family="text">
      <style:text-properties style:font-name-asian="Times New Roman" style:font-name-complex="Calibri" fo:color="#000000" style:language-asian="en" style:country-asian="GB"/>
    </style:style>
    <style:style style:name="P283" style:parent-style-name="Normal" style:family="paragraph">
      <style:paragraph-properties fo:line-height="100%"/>
    </style:style>
    <style:style style:name="T284" style:parent-style-name="DefaultParagraphFont" style:family="text">
      <style:text-properties style:font-name-asian="Times New Roman" style:font-name-complex="Calibri" fo:color="#000000" style:language-asian="en" style:country-asian="GB"/>
    </style:style>
    <style:style style:name="P285" style:parent-style-name="Normal" style:family="paragraph">
      <style:paragraph-properties fo:line-height="100%"/>
    </style:style>
    <style:style style:name="T286" style:parent-style-name="DefaultParagraphFont" style:family="text">
      <style:text-properties style:font-name-asian="Times New Roman" style:font-name-complex="Calibri" fo:color="#000000" style:language-asian="en" style:country-asian="GB"/>
    </style:style>
    <style:style style:name="P287" style:parent-style-name="Normal" style:family="paragraph">
      <style:paragraph-properties fo:line-height="100%"/>
    </style:style>
    <style:style style:name="T288" style:parent-style-name="DefaultParagraphFont" style:family="text">
      <style:text-properties style:font-name-asian="Times New Roman" style:font-name-complex="Calibri" fo:color="#000000" style:language-asian="en" style:country-asian="GB"/>
    </style:style>
    <style:style style:name="P289" style:parent-style-name="Normal" style:family="paragraph">
      <style:paragraph-properties fo:line-height="100%"/>
    </style:style>
    <style:style style:name="T290" style:parent-style-name="DefaultParagraphFont" style:family="text">
      <style:text-properties style:font-name-asian="Times New Roman" style:font-name-complex="Calibri" fo:color="#000000" style:language-asian="en" style:country-asian="GB"/>
    </style:style>
    <style:style style:name="P291" style:parent-style-name="Normal" style:family="paragraph">
      <style:text-properties fo:language="en" fo:country="US"/>
    </style:style>
    <style:style style:name="P292" style:parent-style-name="Normal" style:family="paragraph">
      <style:paragraph-properties fo:line-height="100%"/>
    </style:style>
    <style:style style:name="P293" style:parent-style-name="Normal" style:family="paragraph">
      <style:paragraph-properties fo:line-height="100%"/>
      <style:text-properties style:font-name-asian="Times New Roman" style:font-name-complex="Calibri" fo:color="#000000" style:language-asian="en" style:country-asian="GB"/>
    </style:style>
    <style:style style:name="P294" style:parent-style-name="Normal" style:family="paragraph">
      <style:paragraph-properties fo:line-height="100%"/>
    </style:style>
    <style:style style:name="T295" style:parent-style-name="DefaultParagraphFont" style:family="text">
      <style:text-properties style:font-name-asian="Times New Roman" style:font-name-complex="Calibri" fo:color="#000000" style:language-asian="en" style:country-asian="GB"/>
    </style:style>
    <style:style style:name="P296" style:parent-style-name="Normal" style:family="paragraph">
      <style:paragraph-properties fo:line-height="100%"/>
    </style:style>
    <style:style style:name="P297" style:parent-style-name="Normal" style:family="paragraph">
      <style:paragraph-properties fo:line-height="100%"/>
    </style:style>
    <style:style style:name="T298" style:parent-style-name="DefaultParagraphFont" style:family="text">
      <style:text-properties style:font-name-asian="Times New Roman" style:font-name-complex="Calibri" fo:color="#000000" style:language-asian="en" style:country-asian="GB"/>
    </style:style>
    <style:style style:name="P299" style:parent-style-name="Normal" style:family="paragraph">
      <style:paragraph-properties fo:line-height="100%"/>
    </style:style>
    <style:style style:name="T300" style:parent-style-name="DefaultParagraphFont" style:family="text">
      <style:text-properties style:font-name-asian="Times New Roman" style:font-name-complex="Calibri" fo:color="#000000" style:language-asian="en" style:country-asian="GB"/>
    </style:style>
    <style:style style:name="P301" style:parent-style-name="Normal" style:family="paragraph">
      <style:paragraph-properties fo:line-height="100%"/>
    </style:style>
    <style:style style:name="T302" style:parent-style-name="DefaultParagraphFont" style:family="text">
      <style:text-properties style:font-name-asian="Times New Roman" style:font-name-complex="Calibri" fo:color="#000000" style:language-asian="en" style:country-asian="GB"/>
    </style:style>
    <style:style style:name="P303" style:parent-style-name="Normal" style:family="paragraph">
      <style:paragraph-properties fo:line-height="100%"/>
    </style:style>
    <style:style style:name="T304" style:parent-style-name="DefaultParagraphFont" style:family="text">
      <style:text-properties style:font-name-asian="Times New Roman" style:font-name-complex="Calibri" fo:color="#000000" style:language-asian="en" style:country-asian="GB"/>
    </style:style>
    <style:style style:name="P305" style:parent-style-name="Normal" style:family="paragraph">
      <style:paragraph-properties fo:line-height="100%"/>
    </style:style>
    <style:style style:name="T306" style:parent-style-name="DefaultParagraphFont" style:family="text">
      <style:text-properties style:font-name-asian="Times New Roman" style:font-name-complex="Calibri" fo:color="#000000" style:language-asian="en" style:country-asian="GB"/>
    </style:style>
    <style:style style:name="P30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308" style:parent-style-name="Normal" style:family="paragraph">
      <style:paragraph-properties fo:line-height="100%"/>
    </style:style>
    <style:style style:name="T309" style:parent-style-name="DefaultParagraphFont" style:family="text">
      <style:text-properties style:font-name-asian="Times New Roman" style:font-name-complex="Calibri" fo:color="#000000" style:language-asian="en" style:country-asian="GB"/>
    </style:style>
    <style:style style:name="P310" style:parent-style-name="Normal" style:family="paragraph">
      <style:paragraph-properties fo:line-height="100%"/>
    </style:style>
    <style:style style:name="T311" style:parent-style-name="DefaultParagraphFont" style:family="text">
      <style:text-properties style:font-name-asian="Times New Roman" style:font-name-complex="Calibri" fo:color="#000000" style:language-asian="en" style:country-asian="GB"/>
    </style:style>
    <style:style style:name="P312" style:parent-style-name="Normal" style:family="paragraph">
      <style:paragraph-properties fo:line-height="100%"/>
    </style:style>
    <style:style style:name="T313" style:parent-style-name="DefaultParagraphFont" style:family="text">
      <style:text-properties style:font-name-asian="Times New Roman" style:font-name-complex="Calibri" fo:color="#000000" style:language-asian="en" style:country-asian="GB"/>
    </style:style>
    <style:style style:name="P314" style:parent-style-name="Normal" style:family="paragraph">
      <style:paragraph-properties fo:line-height="100%"/>
    </style:style>
    <style:style style:name="T315" style:parent-style-name="DefaultParagraphFont" style:family="text">
      <style:text-properties style:font-name-asian="Times New Roman" style:font-name-complex="Calibri" fo:color="#000000" style:language-asian="en" style:country-asian="GB"/>
    </style:style>
    <style:style style:name="P316" style:parent-style-name="Normal" style:family="paragraph">
      <style:paragraph-properties fo:line-height="100%"/>
    </style:style>
    <style:style style:name="T317" style:parent-style-name="DefaultParagraphFont" style:family="text">
      <style:text-properties style:font-name-asian="Times New Roman" style:font-name-complex="Calibri" fo:color="#000000" style:language-asian="en" style:country-asian="GB"/>
    </style:style>
    <style:style style:name="P318" style:parent-style-name="Normal" style:family="paragraph">
      <style:paragraph-properties fo:line-height="100%"/>
    </style:style>
    <style:style style:name="T319" style:parent-style-name="DefaultParagraphFont" style:family="text">
      <style:text-properties style:font-name-asian="Times New Roman" style:font-name-complex="Calibri" fo:color="#000000" style:language-asian="en" style:country-asian="GB"/>
    </style:style>
    <style:style style:name="P320" style:parent-style-name="Normal" style:family="paragraph">
      <style:paragraph-properties fo:line-height="100%"/>
    </style:style>
    <style:style style:name="T321" style:parent-style-name="DefaultParagraphFont" style:family="text">
      <style:text-properties style:font-name-asian="Times New Roman" style:font-name-complex="Calibri" fo:color="#000000" style:language-asian="en" style:country-asian="GB"/>
    </style:style>
    <style:style style:name="P322" style:parent-style-name="Normal" style:family="paragraph">
      <style:paragraph-properties fo:line-height="100%"/>
    </style:style>
    <style:style style:name="T323" style:parent-style-name="DefaultParagraphFont" style:family="text">
      <style:text-properties style:font-name-asian="Times New Roman" style:font-name-complex="Calibri" fo:color="#000000" style:language-asian="en" style:country-asian="GB"/>
    </style:style>
    <style:style style:name="P324" style:parent-style-name="Normal" style:family="paragraph">
      <style:paragraph-properties fo:line-height="100%"/>
    </style:style>
    <style:style style:name="T325" style:parent-style-name="DefaultParagraphFont" style:family="text">
      <style:text-properties style:font-name-asian="Times New Roman" style:font-name-complex="Calibri" fo:color="#000000" style:language-asian="en" style:country-asian="GB"/>
    </style:style>
    <style:style style:name="P326" style:parent-style-name="Normal" style:family="paragraph">
      <style:paragraph-properties fo:line-height="100%"/>
    </style:style>
    <style:style style:name="T327" style:parent-style-name="DefaultParagraphFont" style:family="text">
      <style:text-properties style:font-name-asian="Times New Roman" style:font-name-complex="Calibri" fo:color="#000000" style:language-asian="en" style:country-asian="GB"/>
    </style:style>
    <style:style style:name="P328" style:parent-style-name="Normal" style:family="paragraph">
      <style:paragraph-properties fo:line-height="100%"/>
    </style:style>
    <style:style style:name="T329" style:parent-style-name="DefaultParagraphFont" style:family="text">
      <style:text-properties style:font-name-asian="Times New Roman" style:font-name-complex="Calibri" fo:color="#000000" style:language-asian="en" style:country-asian="GB"/>
    </style:style>
    <style:style style:name="P330" style:parent-style-name="Normal" style:family="paragraph">
      <style:paragraph-properties fo:line-height="100%"/>
    </style:style>
    <style:style style:name="T331" style:parent-style-name="DefaultParagraphFont" style:family="text">
      <style:text-properties style:font-name-asian="Times New Roman" style:font-name-complex="Calibri" fo:color="#000000" style:language-asian="en" style:country-asian="GB"/>
    </style:style>
    <style:style style:name="P332" style:parent-style-name="Normal" style:family="paragraph">
      <style:paragraph-properties fo:line-height="100%"/>
    </style:style>
    <style:style style:name="T333" style:parent-style-name="DefaultParagraphFont" style:family="text">
      <style:text-properties style:font-name-asian="Times New Roman" style:font-name-complex="Calibri" fo:color="#000000" style:language-asian="en" style:country-asian="GB"/>
    </style:style>
    <style:style style:name="P334" style:parent-style-name="Normal" style:family="paragraph">
      <style:paragraph-properties fo:line-height="100%"/>
    </style:style>
    <style:style style:name="T335" style:parent-style-name="DefaultParagraphFont" style:family="text">
      <style:text-properties style:font-name-asian="Times New Roman" style:font-name-complex="Calibri" fo:color="#000000" style:language-asian="en" style:country-asian="GB"/>
    </style:style>
    <style:style style:name="P336" style:parent-style-name="Normal" style:family="paragraph">
      <style:paragraph-properties fo:line-height="100%"/>
    </style:style>
    <style:style style:name="T337" style:parent-style-name="DefaultParagraphFont" style:family="text">
      <style:text-properties style:font-name-asian="Times New Roman" style:font-name-complex="Calibri" fo:color="#000000" style:language-asian="en" style:country-asian="GB"/>
    </style:style>
    <style:style style:name="P338" style:parent-style-name="Normal" style:family="paragraph">
      <style:paragraph-properties fo:line-height="100%"/>
    </style:style>
    <style:style style:name="T339" style:parent-style-name="DefaultParagraphFont" style:family="text">
      <style:text-properties style:font-name-asian="Times New Roman" style:font-name-complex="Calibri" fo:color="#000000" style:language-asian="en" style:country-asian="GB"/>
    </style:style>
    <style:style style:name="P34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341" style:parent-style-name="Normal" style:family="paragraph">
      <style:paragraph-properties fo:line-height="100%"/>
    </style:style>
    <style:style style:name="T342" style:parent-style-name="DefaultParagraphFont" style:family="text">
      <style:text-properties style:font-name-asian="Times New Roman" style:font-name-complex="Calibri" fo:color="#000000" style:language-asian="en" style:country-asian="GB"/>
    </style:style>
    <style:style style:name="P343" style:parent-style-name="Normal" style:family="paragraph">
      <style:paragraph-properties fo:line-height="100%"/>
    </style:style>
    <style:style style:name="T344" style:parent-style-name="DefaultParagraphFont" style:family="text">
      <style:text-properties style:font-name-asian="Times New Roman" style:font-name-complex="Calibri" fo:color="#000000" style:language-asian="en" style:country-asian="GB"/>
    </style:style>
    <style:style style:name="P345" style:parent-style-name="Normal" style:family="paragraph">
      <style:paragraph-properties fo:line-height="100%"/>
    </style:style>
    <style:style style:name="T346" style:parent-style-name="DefaultParagraphFont" style:family="text">
      <style:text-properties style:font-name-asian="Times New Roman" style:font-name-complex="Calibri" fo:color="#000000" style:language-asian="en" style:country-asian="GB"/>
    </style:style>
    <style:style style:name="P347" style:parent-style-name="Normal" style:family="paragraph">
      <style:paragraph-properties fo:line-height="100%"/>
    </style:style>
    <style:style style:name="T348" style:parent-style-name="DefaultParagraphFont" style:family="text">
      <style:text-properties style:font-name-asian="Times New Roman" style:font-name-complex="Calibri" fo:color="#000000" style:language-asian="en" style:country-asian="GB"/>
    </style:style>
    <style:style style:name="P349" style:parent-style-name="Normal" style:family="paragraph">
      <style:paragraph-properties fo:line-height="100%"/>
    </style:style>
    <style:style style:name="T350" style:parent-style-name="DefaultParagraphFont" style:family="text">
      <style:text-properties style:font-name-asian="Times New Roman" style:font-name-complex="Calibri" fo:color="#000000" style:language-asian="en" style:country-asian="GB"/>
    </style:style>
    <style:style style:name="P351" style:parent-style-name="Normal" style:family="paragraph">
      <style:paragraph-properties fo:line-height="100%"/>
    </style:style>
    <style:style style:name="T352" style:parent-style-name="DefaultParagraphFont" style:family="text">
      <style:text-properties style:font-name-asian="Times New Roman" style:font-name-complex="Calibri" fo:color="#000000" style:language-asian="en" style:country-asian="GB"/>
    </style:style>
    <style:style style:name="P353" style:parent-style-name="Normal" style:family="paragraph">
      <style:paragraph-properties fo:line-height="100%"/>
    </style:style>
    <style:style style:name="T354" style:parent-style-name="DefaultParagraphFont" style:family="text">
      <style:text-properties style:font-name-asian="Times New Roman" style:font-name-complex="Calibri" fo:color="#000000" style:language-asian="en" style:country-asian="GB"/>
    </style:style>
    <style:style style:name="P355" style:parent-style-name="Normal" style:family="paragraph">
      <style:paragraph-properties fo:line-height="100%"/>
    </style:style>
    <style:style style:name="T356" style:parent-style-name="DefaultParagraphFont" style:family="text">
      <style:text-properties style:font-name-asian="Times New Roman" style:font-name-complex="Calibri" fo:color="#000000" style:language-asian="en" style:country-asian="GB"/>
    </style:style>
    <style:style style:name="P357" style:parent-style-name="Normal" style:family="paragraph">
      <style:paragraph-properties fo:line-height="100%"/>
    </style:style>
    <style:style style:name="T358" style:parent-style-name="DefaultParagraphFont" style:family="text">
      <style:text-properties style:font-name-asian="Times New Roman" style:font-name-complex="Calibri" fo:color="#000000" style:language-asian="en" style:country-asian="GB"/>
    </style:style>
    <style:style style:name="P35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360" style:parent-style-name="Normal" style:family="paragraph">
      <style:paragraph-properties fo:line-height="100%"/>
    </style:style>
    <style:style style:name="T361" style:parent-style-name="DefaultParagraphFont" style:family="text">
      <style:text-properties style:font-name-asian="Times New Roman" style:font-name-complex="Calibri" fo:color="#000000" style:language-asian="en" style:country-asian="GB"/>
    </style:style>
    <style:style style:name="P36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363" style:parent-style-name="Normal" style:family="paragraph">
      <style:paragraph-properties fo:line-height="100%"/>
    </style:style>
    <style:style style:name="T364" style:parent-style-name="DefaultParagraphFont" style:family="text">
      <style:text-properties style:font-name-asian="Times New Roman" style:font-name-complex="Calibri" fo:color="#000000" style:language-asian="en" style:country-asian="GB"/>
    </style:style>
    <style:style style:name="P365" style:parent-style-name="Normal" style:family="paragraph">
      <style:paragraph-properties fo:line-height="100%"/>
    </style:style>
    <style:style style:name="T366" style:parent-style-name="DefaultParagraphFont" style:family="text">
      <style:text-properties style:font-name-asian="Times New Roman" style:font-name-complex="Calibri" fo:color="#000000" style:language-asian="en" style:country-asian="GB"/>
    </style:style>
    <style:style style:name="P367" style:parent-style-name="Normal" style:family="paragraph">
      <style:paragraph-properties fo:line-height="100%"/>
    </style:style>
    <style:style style:name="T368" style:parent-style-name="DefaultParagraphFont" style:family="text">
      <style:text-properties style:font-name-asian="Times New Roman" style:font-name-complex="Calibri" fo:color="#000000" style:language-asian="en" style:country-asian="GB"/>
    </style:style>
    <style:style style:name="P369" style:parent-style-name="Normal" style:family="paragraph">
      <style:paragraph-properties fo:line-height="100%"/>
    </style:style>
    <style:style style:name="T370" style:parent-style-name="DefaultParagraphFont" style:family="text">
      <style:text-properties style:font-name-asian="Times New Roman" style:font-name-complex="Calibri" fo:color="#000000" style:language-asian="en" style:country-asian="GB"/>
    </style:style>
    <style:style style:name="P371" style:parent-style-name="Normal" style:family="paragraph">
      <style:paragraph-properties fo:line-height="100%"/>
    </style:style>
    <style:style style:name="T372" style:parent-style-name="DefaultParagraphFont" style:family="text">
      <style:text-properties style:font-name-asian="Times New Roman" style:font-name-complex="Calibri" fo:color="#000000" style:language-asian="en" style:country-asian="GB"/>
    </style:style>
    <style:style style:name="P373" style:parent-style-name="Normal" style:family="paragraph">
      <style:paragraph-properties fo:line-height="100%"/>
    </style:style>
    <style:style style:name="T374" style:parent-style-name="DefaultParagraphFont" style:family="text">
      <style:text-properties style:font-name-asian="Times New Roman" style:font-name-complex="Calibri" fo:color="#000000" style:language-asian="en" style:country-asian="GB"/>
    </style:style>
    <style:style style:name="P375" style:parent-style-name="Normal" style:family="paragraph">
      <style:paragraph-properties fo:line-height="100%"/>
    </style:style>
    <style:style style:name="T376" style:parent-style-name="DefaultParagraphFont" style:family="text">
      <style:text-properties style:font-name-asian="Times New Roman" style:font-name-complex="Calibri" fo:color="#000000" style:language-asian="en" style:country-asian="GB"/>
    </style:style>
    <style:style style:name="P377" style:parent-style-name="Normal" style:family="paragraph">
      <style:paragraph-properties fo:line-height="100%"/>
    </style:style>
    <style:style style:name="T378" style:parent-style-name="DefaultParagraphFont" style:family="text">
      <style:text-properties style:font-name-asian="Times New Roman" style:font-name-complex="Calibri" fo:color="#000000" style:language-asian="en" style:country-asian="GB"/>
    </style:style>
    <style:style style:name="P379" style:parent-style-name="Normal" style:family="paragraph">
      <style:paragraph-properties fo:line-height="100%"/>
    </style:style>
    <style:style style:name="T380" style:parent-style-name="DefaultParagraphFont" style:family="text">
      <style:text-properties style:font-name-asian="Times New Roman" style:font-name-complex="Calibri" fo:color="#000000" style:language-asian="en" style:country-asian="GB"/>
    </style:style>
    <style:style style:name="P381" style:parent-style-name="Normal" style:family="paragraph">
      <style:paragraph-properties fo:line-height="100%"/>
    </style:style>
    <style:style style:name="T382" style:parent-style-name="DefaultParagraphFont" style:family="text">
      <style:text-properties style:font-name-asian="Times New Roman" style:font-name-complex="Calibri" fo:color="#000000" style:language-asian="en" style:country-asian="GB"/>
    </style:style>
    <style:style style:name="P383"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384" style:parent-style-name="Normal" style:family="paragraph">
      <style:paragraph-properties fo:line-height="100%"/>
    </style:style>
    <style:style style:name="T385" style:parent-style-name="DefaultParagraphFont" style:family="text">
      <style:text-properties style:font-name-asian="Times New Roman" style:font-name-complex="Calibri" fo:color="#000000" style:language-asian="en" style:country-asian="GB"/>
    </style:style>
    <style:style style:name="P386" style:parent-style-name="Normal" style:family="paragraph">
      <style:paragraph-properties fo:line-height="100%"/>
    </style:style>
    <style:style style:name="T387" style:parent-style-name="DefaultParagraphFont" style:family="text">
      <style:text-properties style:font-name-asian="Times New Roman" style:font-name-complex="Calibri" fo:color="#000000" style:language-asian="en" style:country-asian="GB"/>
    </style:style>
    <style:style style:name="P388" style:parent-style-name="Normal" style:family="paragraph">
      <style:paragraph-properties fo:line-height="100%"/>
    </style:style>
    <style:style style:name="T389" style:parent-style-name="DefaultParagraphFont" style:family="text">
      <style:text-properties style:font-name-asian="Times New Roman" style:font-name-complex="Calibri" fo:color="#000000" style:language-asian="en" style:country-asian="GB"/>
    </style:style>
    <style:style style:name="P390" style:parent-style-name="Normal" style:family="paragraph">
      <style:paragraph-properties fo:line-height="100%"/>
    </style:style>
    <style:style style:name="T391" style:parent-style-name="DefaultParagraphFont" style:family="text">
      <style:text-properties style:font-name-asian="Times New Roman" style:font-name-complex="Calibri" fo:color="#000000" style:language-asian="en" style:country-asian="GB"/>
    </style:style>
    <style:style style:name="P392" style:parent-style-name="Normal" style:family="paragraph">
      <style:paragraph-properties fo:line-height="100%"/>
    </style:style>
    <style:style style:name="T393" style:parent-style-name="DefaultParagraphFont" style:family="text">
      <style:text-properties style:font-name-asian="Times New Roman" style:font-name-complex="Calibri" fo:color="#000000" style:language-asian="en" style:country-asian="GB"/>
    </style:style>
    <style:style style:name="P394" style:parent-style-name="Normal" style:family="paragraph">
      <style:paragraph-properties fo:line-height="100%"/>
    </style:style>
    <style:style style:name="T395" style:parent-style-name="DefaultParagraphFont" style:family="text">
      <style:text-properties style:font-name-asian="Times New Roman" style:font-name-complex="Calibri" fo:color="#000000" style:language-asian="en" style:country-asian="GB"/>
    </style:style>
    <style:style style:name="P396" style:parent-style-name="Normal" style:family="paragraph">
      <style:paragraph-properties fo:line-height="100%"/>
    </style:style>
    <style:style style:name="T397" style:parent-style-name="DefaultParagraphFont" style:family="text">
      <style:text-properties style:font-name-asian="Times New Roman" style:font-name-complex="Calibri" fo:color="#000000" style:language-asian="en" style:country-asian="GB"/>
    </style:style>
    <style:style style:name="P398" style:parent-style-name="Normal" style:family="paragraph">
      <style:paragraph-properties fo:line-height="100%"/>
    </style:style>
    <style:style style:name="T399" style:parent-style-name="DefaultParagraphFont" style:family="text">
      <style:text-properties style:font-name-asian="Times New Roman" style:font-name-complex="Calibri" fo:color="#000000" style:language-asian="en" style:country-asian="GB"/>
    </style:style>
    <style:style style:name="P400" style:parent-style-name="Normal" style:family="paragraph">
      <style:paragraph-properties fo:line-height="100%"/>
    </style:style>
    <style:style style:name="T401" style:parent-style-name="DefaultParagraphFont" style:family="text">
      <style:text-properties style:font-name-asian="Times New Roman" style:font-name-complex="Calibri" fo:color="#000000" style:language-asian="en" style:country-asian="GB"/>
    </style:style>
    <style:style style:name="P402" style:parent-style-name="Normal" style:family="paragraph">
      <style:paragraph-properties fo:line-height="100%"/>
    </style:style>
    <style:style style:name="T403" style:parent-style-name="DefaultParagraphFont" style:family="text">
      <style:text-properties style:font-name-asian="Times New Roman" style:font-name-complex="Calibri" fo:color="#000000" style:language-asian="en" style:country-asian="GB"/>
    </style:style>
    <style:style style:name="P404" style:parent-style-name="Normal" style:family="paragraph">
      <style:paragraph-properties fo:line-height="100%"/>
    </style:style>
    <style:style style:name="T405" style:parent-style-name="DefaultParagraphFont" style:family="text">
      <style:text-properties style:font-name-asian="Times New Roman" style:font-name-complex="Calibri" fo:color="#000000" style:language-asian="en" style:country-asian="GB"/>
    </style:style>
    <style:style style:name="P406" style:parent-style-name="Normal" style:family="paragraph">
      <style:paragraph-properties fo:line-height="100%"/>
    </style:style>
    <style:style style:name="T407" style:parent-style-name="DefaultParagraphFont" style:family="text">
      <style:text-properties style:font-name-asian="Times New Roman" style:font-name-complex="Calibri" fo:color="#000000" style:language-asian="en" style:country-asian="GB"/>
    </style:style>
    <style:style style:name="P408" style:parent-style-name="Normal" style:family="paragraph">
      <style:paragraph-properties fo:line-height="100%"/>
    </style:style>
    <style:style style:name="T409" style:parent-style-name="DefaultParagraphFont" style:family="text">
      <style:text-properties style:font-name-asian="Times New Roman" style:font-name-complex="Calibri" fo:color="#000000" style:language-asian="en" style:country-asian="GB"/>
    </style:style>
    <style:style style:name="P410" style:parent-style-name="Normal" style:family="paragraph">
      <style:paragraph-properties fo:line-height="100%"/>
    </style:style>
    <style:style style:name="T411" style:parent-style-name="DefaultParagraphFont" style:family="text">
      <style:text-properties style:font-name-asian="Times New Roman" style:font-name-complex="Calibri" fo:color="#000000" style:language-asian="en" style:country-asian="GB"/>
    </style:style>
    <style:style style:name="P412" style:parent-style-name="Normal" style:family="paragraph">
      <style:paragraph-properties fo:line-height="100%"/>
    </style:style>
    <style:style style:name="T413" style:parent-style-name="DefaultParagraphFont" style:family="text">
      <style:text-properties style:font-name-asian="Times New Roman" style:font-name-complex="Calibri" fo:color="#000000" style:language-asian="en" style:country-asian="GB"/>
    </style:style>
    <style:style style:name="P414" style:parent-style-name="Normal" style:family="paragraph">
      <style:paragraph-properties fo:line-height="100%"/>
    </style:style>
    <style:style style:name="T415" style:parent-style-name="DefaultParagraphFont" style:family="text">
      <style:text-properties style:font-name-asian="Times New Roman" style:font-name-complex="Calibri" fo:color="#000000" style:language-asian="en" style:country-asian="GB"/>
    </style:style>
    <style:style style:name="P416" style:parent-style-name="Normal" style:family="paragraph">
      <style:paragraph-properties fo:line-height="100%"/>
    </style:style>
    <style:style style:name="T417" style:parent-style-name="DefaultParagraphFont" style:family="text">
      <style:text-properties style:font-name-asian="Times New Roman" style:font-name-complex="Calibri" fo:color="#000000" style:language-asian="en" style:country-asian="GB"/>
    </style:style>
    <style:style style:name="P418" style:parent-style-name="Normal" style:family="paragraph">
      <style:paragraph-properties fo:line-height="100%"/>
    </style:style>
    <style:style style:name="T419" style:parent-style-name="DefaultParagraphFont" style:family="text">
      <style:text-properties style:font-name-asian="Times New Roman" style:font-name-complex="Calibri" fo:color="#000000" style:language-asian="en" style:country-asian="GB"/>
    </style:style>
    <style:style style:name="P420" style:parent-style-name="Normal" style:family="paragraph">
      <style:paragraph-properties fo:line-height="100%"/>
    </style:style>
    <style:style style:name="T421" style:parent-style-name="DefaultParagraphFont" style:family="text">
      <style:text-properties style:font-name-asian="Times New Roman" style:font-name-complex="Calibri" fo:color="#000000" style:language-asian="en" style:country-asian="GB"/>
    </style:style>
    <style:style style:name="P422" style:parent-style-name="Normal" style:family="paragraph">
      <style:paragraph-properties fo:line-height="100%"/>
    </style:style>
    <style:style style:name="T423" style:parent-style-name="DefaultParagraphFont" style:family="text">
      <style:text-properties style:font-name-asian="Times New Roman" style:font-name-complex="Calibri" fo:color="#000000" style:language-asian="en" style:country-asian="GB"/>
    </style:style>
    <style:style style:name="P424" style:parent-style-name="Normal" style:family="paragraph">
      <style:paragraph-properties fo:line-height="100%"/>
    </style:style>
    <style:style style:name="T425" style:parent-style-name="DefaultParagraphFont" style:family="text">
      <style:text-properties style:font-name-asian="Times New Roman" style:font-name-complex="Calibri" fo:color="#000000" style:language-asian="en" style:country-asian="GB"/>
    </style:style>
    <style:style style:name="P426"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427" style:parent-style-name="Normal" style:family="paragraph">
      <style:paragraph-properties fo:line-height="100%"/>
    </style:style>
    <style:style style:name="T428" style:parent-style-name="DefaultParagraphFont" style:family="text">
      <style:text-properties style:font-name-asian="Times New Roman" style:font-name-complex="Calibri" fo:color="#000000" style:language-asian="en" style:country-asian="GB"/>
    </style:style>
    <style:style style:name="P429" style:parent-style-name="Normal" style:family="paragraph">
      <style:paragraph-properties fo:line-height="100%"/>
    </style:style>
    <style:style style:name="T430" style:parent-style-name="DefaultParagraphFont" style:family="text">
      <style:text-properties style:font-name-asian="Times New Roman" style:font-name-complex="Calibri" fo:color="#000000" style:language-asian="en" style:country-asian="GB"/>
    </style:style>
    <style:style style:name="P431" style:parent-style-name="Normal" style:family="paragraph">
      <style:paragraph-properties fo:line-height="100%"/>
    </style:style>
    <style:style style:name="T432" style:parent-style-name="DefaultParagraphFont" style:family="text">
      <style:text-properties style:font-name-asian="Times New Roman" style:font-name-complex="Calibri" fo:color="#000000" style:language-asian="en" style:country-asian="GB"/>
    </style:style>
    <style:style style:name="P433" style:parent-style-name="Normal" style:family="paragraph">
      <style:paragraph-properties fo:line-height="100%"/>
    </style:style>
    <style:style style:name="T434" style:parent-style-name="DefaultParagraphFont" style:family="text">
      <style:text-properties style:font-name-asian="Times New Roman" style:font-name-complex="Calibri" fo:color="#000000" style:language-asian="en" style:country-asian="GB"/>
    </style:style>
    <style:style style:name="P435" style:parent-style-name="Normal" style:family="paragraph">
      <style:paragraph-properties fo:line-height="100%"/>
    </style:style>
    <style:style style:name="T436" style:parent-style-name="DefaultParagraphFont" style:family="text">
      <style:text-properties style:font-name-asian="Times New Roman" style:font-name-complex="Calibri" fo:color="#000000" style:language-asian="en" style:country-asian="GB"/>
    </style:style>
    <style:style style:name="P437" style:parent-style-name="Normal" style:family="paragraph">
      <style:paragraph-properties fo:line-height="100%"/>
    </style:style>
    <style:style style:name="T438" style:parent-style-name="DefaultParagraphFont" style:family="text">
      <style:text-properties style:font-name-asian="Times New Roman" style:font-name-complex="Calibri" fo:color="#000000" style:language-asian="en" style:country-asian="GB"/>
    </style:style>
    <style:style style:name="P439" style:parent-style-name="Normal" style:family="paragraph">
      <style:paragraph-properties fo:line-height="100%"/>
    </style:style>
    <style:style style:name="T440" style:parent-style-name="DefaultParagraphFont" style:family="text">
      <style:text-properties style:font-name-asian="Times New Roman" style:font-name-complex="Calibri" fo:color="#000000" style:language-asian="en" style:country-asian="GB"/>
    </style:style>
    <style:style style:name="P441" style:parent-style-name="Normal" style:family="paragraph">
      <style:paragraph-properties fo:line-height="100%"/>
    </style:style>
    <style:style style:name="T442" style:parent-style-name="DefaultParagraphFont" style:family="text">
      <style:text-properties style:font-name-asian="Times New Roman" style:font-name-complex="Calibri" fo:color="#000000" style:language-asian="en" style:country-asian="GB"/>
    </style:style>
    <style:style style:name="P443" style:parent-style-name="Normal" style:family="paragraph">
      <style:paragraph-properties fo:line-height="100%"/>
    </style:style>
    <style:style style:name="T444" style:parent-style-name="DefaultParagraphFont" style:family="text">
      <style:text-properties style:font-name-asian="Times New Roman" style:font-name-complex="Calibri" fo:color="#000000" style:language-asian="en" style:country-asian="GB"/>
    </style:style>
    <style:style style:name="P445" style:parent-style-name="Normal" style:family="paragraph">
      <style:paragraph-properties fo:line-height="100%"/>
    </style:style>
    <style:style style:name="T446" style:parent-style-name="DefaultParagraphFont" style:family="text">
      <style:text-properties style:font-name-asian="Times New Roman" style:font-name-complex="Calibri" fo:color="#000000" style:language-asian="en" style:country-asian="GB"/>
    </style:style>
    <style:style style:name="P447" style:parent-style-name="Normal" style:family="paragraph">
      <style:paragraph-properties fo:line-height="100%"/>
    </style:style>
    <style:style style:name="T448" style:parent-style-name="DefaultParagraphFont" style:family="text">
      <style:text-properties style:font-name-asian="Times New Roman" style:font-name-complex="Calibri" fo:color="#000000" style:language-asian="en" style:country-asian="GB"/>
    </style:style>
    <style:style style:name="P449" style:parent-style-name="Normal" style:family="paragraph">
      <style:paragraph-properties fo:line-height="100%"/>
    </style:style>
    <style:style style:name="T450" style:parent-style-name="DefaultParagraphFont" style:family="text">
      <style:text-properties style:font-name-asian="Times New Roman" style:font-name-complex="Calibri" fo:color="#000000" style:language-asian="en" style:country-asian="GB"/>
    </style:style>
    <style:style style:name="P451" style:parent-style-name="Normal" style:family="paragraph">
      <style:paragraph-properties fo:line-height="100%"/>
    </style:style>
    <style:style style:name="T452" style:parent-style-name="DefaultParagraphFont" style:family="text">
      <style:text-properties style:font-name-asian="Times New Roman" style:font-name-complex="Calibri" fo:color="#000000" style:language-asian="en" style:country-asian="GB"/>
    </style:style>
    <style:style style:name="P453" style:parent-style-name="Normal" style:family="paragraph">
      <style:paragraph-properties fo:line-height="100%"/>
    </style:style>
    <style:style style:name="T454" style:parent-style-name="DefaultParagraphFont" style:family="text">
      <style:text-properties style:font-name-asian="Times New Roman" style:font-name-complex="Calibri" fo:color="#000000" style:language-asian="en" style:country-asian="GB"/>
    </style:style>
    <style:style style:name="P455" style:parent-style-name="Normal" style:family="paragraph">
      <style:paragraph-properties fo:line-height="100%"/>
    </style:style>
    <style:style style:name="T456" style:parent-style-name="DefaultParagraphFont" style:family="text">
      <style:text-properties style:font-name-asian="Times New Roman" style:font-name-complex="Calibri" fo:color="#000000" style:language-asian="en" style:country-asian="GB"/>
    </style:style>
    <style:style style:name="P45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458" style:parent-style-name="Normal" style:family="paragraph">
      <style:paragraph-properties fo:line-height="100%"/>
    </style:style>
    <style:style style:name="T459" style:parent-style-name="DefaultParagraphFont" style:family="text">
      <style:text-properties style:font-name-asian="Times New Roman" style:font-name-complex="Calibri" fo:color="#000000" style:language-asian="en" style:country-asian="GB"/>
    </style:style>
    <style:style style:name="P46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461" style:parent-style-name="Normal" style:family="paragraph">
      <style:paragraph-properties fo:line-height="100%"/>
    </style:style>
    <style:style style:name="T462" style:parent-style-name="DefaultParagraphFont" style:family="text">
      <style:text-properties style:font-name-asian="Times New Roman" style:font-name-complex="Calibri" fo:color="#000000" style:language-asian="en" style:country-asian="GB"/>
    </style:style>
    <style:style style:name="P463" style:parent-style-name="Normal" style:family="paragraph">
      <style:paragraph-properties fo:line-height="100%"/>
    </style:style>
    <style:style style:name="T464" style:parent-style-name="DefaultParagraphFont" style:family="text">
      <style:text-properties style:font-name-asian="Times New Roman" style:font-name-complex="Calibri" fo:color="#000000" style:language-asian="en" style:country-asian="GB"/>
    </style:style>
    <style:style style:name="P465" style:parent-style-name="Normal" style:family="paragraph">
      <style:paragraph-properties fo:line-height="100%"/>
    </style:style>
    <style:style style:name="T466" style:parent-style-name="DefaultParagraphFont" style:family="text">
      <style:text-properties style:font-name-asian="Times New Roman" style:font-name-complex="Calibri" fo:color="#000000" style:language-asian="en" style:country-asian="GB"/>
    </style:style>
    <style:style style:name="P467" style:parent-style-name="Normal" style:family="paragraph">
      <style:paragraph-properties fo:line-height="100%"/>
    </style:style>
    <style:style style:name="T468" style:parent-style-name="DefaultParagraphFont" style:family="text">
      <style:text-properties style:font-name-asian="Times New Roman" style:font-name-complex="Calibri" fo:color="#000000" style:language-asian="en" style:country-asian="GB"/>
    </style:style>
    <style:style style:name="P469" style:parent-style-name="Normal" style:family="paragraph">
      <style:paragraph-properties fo:line-height="100%"/>
    </style:style>
    <style:style style:name="T470" style:parent-style-name="DefaultParagraphFont" style:family="text">
      <style:text-properties style:font-name-asian="Times New Roman" style:font-name-complex="Calibri" fo:color="#000000" style:language-asian="en" style:country-asian="GB"/>
    </style:style>
    <style:style style:name="P471" style:parent-style-name="Normal" style:family="paragraph">
      <style:paragraph-properties fo:line-height="100%"/>
    </style:style>
    <style:style style:name="T472" style:parent-style-name="DefaultParagraphFont" style:family="text">
      <style:text-properties style:font-name-asian="Times New Roman" style:font-name-complex="Calibri" fo:color="#000000" style:language-asian="en" style:country-asian="GB"/>
    </style:style>
    <style:style style:name="P473" style:parent-style-name="Normal" style:family="paragraph">
      <style:paragraph-properties fo:line-height="100%"/>
    </style:style>
    <style:style style:name="T474" style:parent-style-name="DefaultParagraphFont" style:family="text">
      <style:text-properties style:font-name-asian="Times New Roman" style:font-name-complex="Calibri" fo:color="#000000" style:language-asian="en" style:country-asian="GB"/>
    </style:style>
    <style:style style:name="P475" style:parent-style-name="Normal" style:family="paragraph">
      <style:paragraph-properties fo:line-height="100%"/>
    </style:style>
    <style:style style:name="T476" style:parent-style-name="DefaultParagraphFont" style:family="text">
      <style:text-properties style:font-name-asian="Times New Roman" style:font-name-complex="Calibri" fo:color="#000000" style:language-asian="en" style:country-asian="GB"/>
    </style:style>
    <style:style style:name="P477" style:parent-style-name="Normal" style:family="paragraph">
      <style:paragraph-properties fo:line-height="100%"/>
    </style:style>
    <style:style style:name="T478" style:parent-style-name="DefaultParagraphFont" style:family="text">
      <style:text-properties style:font-name-asian="Times New Roman" style:font-name-complex="Calibri" fo:color="#000000" style:language-asian="en" style:country-asian="GB"/>
    </style:style>
    <style:style style:name="P479" style:parent-style-name="Normal" style:family="paragraph">
      <style:paragraph-properties fo:line-height="100%"/>
    </style:style>
    <style:style style:name="T480" style:parent-style-name="DefaultParagraphFont" style:family="text">
      <style:text-properties style:font-name-asian="Times New Roman" style:font-name-complex="Calibri" fo:color="#000000" style:language-asian="en" style:country-asian="GB"/>
    </style:style>
    <style:style style:name="P481" style:parent-style-name="Normal" style:family="paragraph">
      <style:paragraph-properties fo:line-height="100%"/>
    </style:style>
    <style:style style:name="T482" style:parent-style-name="DefaultParagraphFont" style:family="text">
      <style:text-properties style:font-name-asian="Times New Roman" style:font-name-complex="Calibri" fo:color="#000000" style:language-asian="en" style:country-asian="GB"/>
    </style:style>
    <style:style style:name="P483" style:parent-style-name="Normal" style:family="paragraph">
      <style:paragraph-properties fo:line-height="100%"/>
    </style:style>
    <style:style style:name="T484" style:parent-style-name="DefaultParagraphFont" style:family="text">
      <style:text-properties style:font-name-asian="Times New Roman" style:font-name-complex="Calibri" fo:color="#000000" style:language-asian="en" style:country-asian="GB"/>
    </style:style>
    <style:style style:name="P485" style:parent-style-name="Normal" style:family="paragraph">
      <style:paragraph-properties fo:line-height="100%"/>
    </style:style>
    <style:style style:name="T486" style:parent-style-name="DefaultParagraphFont" style:family="text">
      <style:text-properties style:font-name-asian="Times New Roman" style:font-name-complex="Calibri" fo:color="#000000" style:language-asian="en" style:country-asian="GB"/>
    </style:style>
    <style:style style:name="P48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488" style:parent-style-name="Normal" style:family="paragraph">
      <style:paragraph-properties fo:line-height="100%"/>
    </style:style>
    <style:style style:name="T489" style:parent-style-name="DefaultParagraphFont" style:family="text">
      <style:text-properties style:font-name-asian="Times New Roman" style:font-name-complex="Calibri" fo:color="#000000" style:language-asian="en" style:country-asian="GB"/>
    </style:style>
    <style:style style:name="P490" style:parent-style-name="Normal" style:family="paragraph">
      <style:paragraph-properties fo:line-height="100%"/>
    </style:style>
    <style:style style:name="T491" style:parent-style-name="DefaultParagraphFont" style:family="text">
      <style:text-properties style:font-name-asian="Times New Roman" style:font-name-complex="Calibri" fo:color="#000000" style:language-asian="en" style:country-asian="GB"/>
    </style:style>
    <style:style style:name="P492" style:parent-style-name="Normal" style:family="paragraph">
      <style:paragraph-properties fo:line-height="100%"/>
    </style:style>
    <style:style style:name="T493" style:parent-style-name="DefaultParagraphFont" style:family="text">
      <style:text-properties style:font-name-asian="Times New Roman" style:font-name-complex="Calibri" fo:color="#000000" style:language-asian="en" style:country-asian="GB"/>
    </style:style>
    <style:style style:name="P494" style:parent-style-name="Normal" style:family="paragraph">
      <style:paragraph-properties fo:line-height="100%"/>
    </style:style>
    <style:style style:name="T495" style:parent-style-name="DefaultParagraphFont" style:family="text">
      <style:text-properties style:font-name-asian="Times New Roman" style:font-name-complex="Calibri" fo:color="#000000" style:language-asian="en" style:country-asian="GB"/>
    </style:style>
    <style:style style:name="P496" style:parent-style-name="Normal" style:family="paragraph">
      <style:paragraph-properties fo:line-height="100%"/>
    </style:style>
    <style:style style:name="T497" style:parent-style-name="DefaultParagraphFont" style:family="text">
      <style:text-properties style:font-name-asian="Times New Roman" style:font-name-complex="Calibri" fo:color="#000000" style:language-asian="en" style:country-asian="GB"/>
    </style:style>
    <style:style style:name="P498" style:parent-style-name="Normal" style:family="paragraph">
      <style:paragraph-properties fo:line-height="100%"/>
    </style:style>
    <style:style style:name="T499" style:parent-style-name="DefaultParagraphFont" style:family="text">
      <style:text-properties style:font-name-asian="Times New Roman" style:font-name-complex="Calibri" fo:color="#000000" style:language-asian="en" style:country-asian="GB"/>
    </style:style>
    <style:style style:name="P500" style:parent-style-name="Normal" style:family="paragraph">
      <style:paragraph-properties fo:line-height="100%"/>
    </style:style>
    <style:style style:name="T501" style:parent-style-name="DefaultParagraphFont" style:family="text">
      <style:text-properties style:font-name-asian="Times New Roman" style:font-name-complex="Calibri" fo:color="#000000" style:language-asian="en" style:country-asian="GB"/>
    </style:style>
    <style:style style:name="P502" style:parent-style-name="Normal" style:family="paragraph">
      <style:paragraph-properties fo:line-height="100%"/>
    </style:style>
    <style:style style:name="T503" style:parent-style-name="DefaultParagraphFont" style:family="text">
      <style:text-properties style:font-name-asian="Times New Roman" style:font-name-complex="Calibri" fo:color="#000000" style:language-asian="en" style:country-asian="GB"/>
    </style:style>
    <style:style style:name="P504" style:parent-style-name="Normal" style:family="paragraph">
      <style:paragraph-properties fo:line-height="100%"/>
    </style:style>
    <style:style style:name="T505" style:parent-style-name="DefaultParagraphFont" style:family="text">
      <style:text-properties style:font-name-asian="Times New Roman" style:font-name-complex="Calibri" fo:color="#000000" style:language-asian="en" style:country-asian="GB"/>
    </style:style>
    <style:style style:name="P506" style:parent-style-name="Normal" style:family="paragraph">
      <style:paragraph-properties fo:line-height="100%"/>
    </style:style>
    <style:style style:name="T507" style:parent-style-name="DefaultParagraphFont" style:family="text">
      <style:text-properties style:font-name-asian="Times New Roman" style:font-name-complex="Calibri" fo:color="#000000" style:language-asian="en" style:country-asian="GB"/>
    </style:style>
    <style:style style:name="P508" style:parent-style-name="Normal" style:family="paragraph">
      <style:paragraph-properties fo:line-height="100%"/>
    </style:style>
    <style:style style:name="T509" style:parent-style-name="DefaultParagraphFont" style:family="text">
      <style:text-properties style:font-name-asian="Times New Roman" style:font-name-complex="Calibri" fo:color="#000000" style:language-asian="en" style:country-asian="GB"/>
    </style:style>
    <style:style style:name="P510" style:parent-style-name="Normal" style:family="paragraph">
      <style:paragraph-properties fo:line-height="100%"/>
    </style:style>
    <style:style style:name="T511" style:parent-style-name="DefaultParagraphFont" style:family="text">
      <style:text-properties style:font-name-asian="Times New Roman" style:font-name-complex="Calibri" fo:color="#000000" style:language-asian="en" style:country-asian="GB"/>
    </style:style>
    <style:style style:name="P512" style:parent-style-name="Normal" style:family="paragraph">
      <style:paragraph-properties fo:line-height="100%"/>
    </style:style>
    <style:style style:name="T513" style:parent-style-name="DefaultParagraphFont" style:family="text">
      <style:text-properties style:font-name-asian="Times New Roman" style:font-name-complex="Calibri" fo:color="#000000" style:language-asian="en" style:country-asian="GB"/>
    </style:style>
    <style:style style:name="P514" style:parent-style-name="Normal" style:family="paragraph">
      <style:paragraph-properties fo:line-height="100%"/>
    </style:style>
    <style:style style:name="T515" style:parent-style-name="DefaultParagraphFont" style:family="text">
      <style:text-properties style:font-name-asian="Times New Roman" style:font-name-complex="Calibri" fo:color="#000000" style:language-asian="en" style:country-asian="GB"/>
    </style:style>
    <style:style style:name="P516" style:parent-style-name="Normal" style:family="paragraph">
      <style:paragraph-properties fo:line-height="100%"/>
    </style:style>
    <style:style style:name="T517" style:parent-style-name="DefaultParagraphFont" style:family="text">
      <style:text-properties style:font-name-asian="Times New Roman" style:font-name-complex="Calibri" fo:color="#000000" style:language-asian="en" style:country-asian="GB"/>
    </style:style>
    <style:style style:name="P518" style:parent-style-name="Normal" style:family="paragraph">
      <style:paragraph-properties fo:line-height="100%"/>
    </style:style>
    <style:style style:name="T519" style:parent-style-name="DefaultParagraphFont" style:family="text">
      <style:text-properties style:font-name-asian="Times New Roman" style:font-name-complex="Calibri" fo:color="#000000" style:language-asian="en" style:country-asian="GB"/>
    </style:style>
    <style:style style:name="P520" style:parent-style-name="Normal" style:family="paragraph">
      <style:paragraph-properties fo:line-height="100%"/>
    </style:style>
    <style:style style:name="T521" style:parent-style-name="DefaultParagraphFont" style:family="text">
      <style:text-properties style:font-name-asian="Times New Roman" style:font-name-complex="Calibri" fo:color="#000000" style:language-asian="en" style:country-asian="GB"/>
    </style:style>
    <style:style style:name="P522" style:parent-style-name="Normal" style:family="paragraph">
      <style:paragraph-properties fo:line-height="100%"/>
    </style:style>
    <style:style style:name="T523" style:parent-style-name="DefaultParagraphFont" style:family="text">
      <style:text-properties style:font-name-asian="Times New Roman" style:font-name-complex="Calibri" fo:color="#000000" style:language-asian="en" style:country-asian="GB"/>
    </style:style>
    <style:style style:name="P524" style:parent-style-name="Normal" style:family="paragraph">
      <style:paragraph-properties fo:line-height="100%"/>
    </style:style>
    <style:style style:name="T525" style:parent-style-name="DefaultParagraphFont" style:family="text">
      <style:text-properties style:font-name-asian="Times New Roman" style:font-name-complex="Calibri" fo:color="#000000" style:language-asian="en" style:country-asian="GB"/>
    </style:style>
    <style:style style:name="P526" style:parent-style-name="Normal" style:family="paragraph">
      <style:paragraph-properties fo:line-height="100%"/>
    </style:style>
    <style:style style:name="T527" style:parent-style-name="DefaultParagraphFont" style:family="text">
      <style:text-properties style:font-name-asian="Times New Roman" style:font-name-complex="Calibri" fo:color="#000000" style:language-asian="en" style:country-asian="GB"/>
    </style:style>
    <style:style style:name="P528" style:parent-style-name="Normal" style:family="paragraph">
      <style:paragraph-properties fo:line-height="100%"/>
    </style:style>
    <style:style style:name="T529" style:parent-style-name="DefaultParagraphFont" style:family="text">
      <style:text-properties style:font-name-asian="Times New Roman" style:font-name-complex="Calibri" fo:color="#000000" style:language-asian="en" style:country-asian="GB"/>
    </style:style>
    <style:style style:name="P530" style:parent-style-name="Normal" style:family="paragraph">
      <style:paragraph-properties fo:line-height="100%"/>
    </style:style>
    <style:style style:name="T531" style:parent-style-name="DefaultParagraphFont" style:family="text">
      <style:text-properties style:font-name-asian="Times New Roman" style:font-name-complex="Calibri" fo:color="#000000" style:language-asian="en" style:country-asian="GB"/>
    </style:style>
    <style:style style:name="P532" style:parent-style-name="Normal" style:family="paragraph">
      <style:paragraph-properties fo:line-height="100%"/>
    </style:style>
    <style:style style:name="T533" style:parent-style-name="DefaultParagraphFont" style:family="text">
      <style:text-properties style:font-name-asian="Times New Roman" style:font-name-complex="Calibri" fo:color="#000000" style:language-asian="en" style:country-asian="GB"/>
    </style:style>
    <style:style style:name="P534" style:parent-style-name="Normal" style:family="paragraph">
      <style:paragraph-properties fo:line-height="100%"/>
    </style:style>
    <style:style style:name="T535" style:parent-style-name="DefaultParagraphFont" style:family="text">
      <style:text-properties style:font-name-asian="Times New Roman" style:font-name-complex="Calibri" fo:color="#000000" style:language-asian="en" style:country-asian="GB"/>
    </style:style>
    <style:style style:name="P536" style:parent-style-name="Normal" style:family="paragraph">
      <style:paragraph-properties fo:line-height="100%"/>
    </style:style>
    <style:style style:name="T537" style:parent-style-name="DefaultParagraphFont" style:family="text">
      <style:text-properties style:font-name-asian="Times New Roman" style:font-name-complex="Calibri" fo:color="#000000" style:language-asian="en" style:country-asian="GB"/>
    </style:style>
    <style:style style:name="P538" style:parent-style-name="Normal" style:family="paragraph">
      <style:paragraph-properties fo:line-height="100%"/>
    </style:style>
    <style:style style:name="T539" style:parent-style-name="DefaultParagraphFont" style:family="text">
      <style:text-properties style:font-name-asian="Times New Roman" style:font-name-complex="Calibri" fo:color="#000000" style:language-asian="en" style:country-asian="GB"/>
    </style:style>
    <style:style style:name="P540" style:parent-style-name="Normal" style:family="paragraph">
      <style:paragraph-properties fo:line-height="100%"/>
    </style:style>
    <style:style style:name="T541" style:parent-style-name="DefaultParagraphFont" style:family="text">
      <style:text-properties style:font-name-asian="Times New Roman" style:font-name-complex="Calibri" fo:color="#000000" style:language-asian="en" style:country-asian="GB"/>
    </style:style>
    <style:style style:name="P542" style:parent-style-name="Normal" style:family="paragraph">
      <style:paragraph-properties fo:line-height="100%"/>
    </style:style>
    <style:style style:name="T543" style:parent-style-name="DefaultParagraphFont" style:family="text">
      <style:text-properties style:font-name-asian="Times New Roman" style:font-name-complex="Calibri" fo:color="#000000" style:language-asian="en" style:country-asian="GB"/>
    </style:style>
    <style:style style:name="P544" style:parent-style-name="Normal" style:family="paragraph">
      <style:paragraph-properties fo:line-height="100%"/>
    </style:style>
    <style:style style:name="T545" style:parent-style-name="DefaultParagraphFont" style:family="text">
      <style:text-properties style:font-name-asian="Times New Roman" style:font-name-complex="Calibri" fo:color="#000000" style:language-asian="en" style:country-asian="GB"/>
    </style:style>
    <style:style style:name="P546" style:parent-style-name="Normal" style:family="paragraph">
      <style:paragraph-properties fo:line-height="100%"/>
    </style:style>
    <style:style style:name="T547" style:parent-style-name="DefaultParagraphFont" style:family="text">
      <style:text-properties style:font-name-asian="Times New Roman" style:font-name-complex="Calibri" fo:color="#000000" style:language-asian="en" style:country-asian="GB"/>
    </style:style>
    <style:style style:name="P548" style:parent-style-name="Normal" style:family="paragraph">
      <style:paragraph-properties fo:line-height="100%"/>
    </style:style>
    <style:style style:name="T549" style:parent-style-name="DefaultParagraphFont" style:family="text">
      <style:text-properties style:font-name-asian="Times New Roman" style:font-name-complex="Calibri" fo:color="#000000" style:language-asian="en" style:country-asian="GB"/>
    </style:style>
    <style:style style:name="P550" style:parent-style-name="Normal" style:family="paragraph">
      <style:paragraph-properties fo:line-height="100%"/>
    </style:style>
    <style:style style:name="T551" style:parent-style-name="DefaultParagraphFont" style:family="text">
      <style:text-properties style:font-name-asian="Times New Roman" style:font-name-complex="Calibri" fo:color="#000000" style:language-asian="en" style:country-asian="GB"/>
    </style:style>
    <style:style style:name="P552" style:parent-style-name="Normal" style:family="paragraph">
      <style:paragraph-properties fo:line-height="100%"/>
    </style:style>
    <style:style style:name="T553" style:parent-style-name="DefaultParagraphFont" style:family="text">
      <style:text-properties style:font-name-asian="Times New Roman" style:font-name-complex="Calibri" fo:color="#000000" style:language-asian="en" style:country-asian="GB"/>
    </style:style>
    <style:style style:name="P554"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555" style:parent-style-name="Normal" style:family="paragraph">
      <style:paragraph-properties fo:line-height="100%"/>
    </style:style>
    <style:style style:name="T556" style:parent-style-name="DefaultParagraphFont" style:family="text">
      <style:text-properties style:font-name-asian="Times New Roman" style:font-name-complex="Calibri" fo:color="#000000" style:language-asian="en" style:country-asian="GB"/>
    </style:style>
    <style:style style:name="P557" style:parent-style-name="Normal" style:family="paragraph">
      <style:paragraph-properties fo:line-height="100%"/>
    </style:style>
    <style:style style:name="T558" style:parent-style-name="DefaultParagraphFont" style:family="text">
      <style:text-properties style:font-name-asian="Times New Roman" style:font-name-complex="Calibri" fo:color="#000000" style:language-asian="en" style:country-asian="GB"/>
    </style:style>
    <style:style style:name="P559" style:parent-style-name="Normal" style:family="paragraph">
      <style:paragraph-properties fo:line-height="100%"/>
    </style:style>
    <style:style style:name="T560" style:parent-style-name="DefaultParagraphFont" style:family="text">
      <style:text-properties style:font-name-asian="Times New Roman" style:font-name-complex="Calibri" fo:color="#000000" style:language-asian="en" style:country-asian="GB"/>
    </style:style>
    <style:style style:name="P561" style:parent-style-name="Normal" style:family="paragraph">
      <style:paragraph-properties fo:line-height="100%"/>
    </style:style>
    <style:style style:name="T562" style:parent-style-name="DefaultParagraphFont" style:family="text">
      <style:text-properties style:font-name-asian="Times New Roman" style:font-name-complex="Calibri" fo:color="#000000" style:language-asian="en" style:country-asian="GB"/>
    </style:style>
    <style:style style:name="P563" style:parent-style-name="Normal" style:family="paragraph">
      <style:paragraph-properties fo:line-height="100%"/>
    </style:style>
    <style:style style:name="T564" style:parent-style-name="DefaultParagraphFont" style:family="text">
      <style:text-properties style:font-name-asian="Times New Roman" style:font-name-complex="Calibri" fo:color="#000000" style:language-asian="en" style:country-asian="GB"/>
    </style:style>
    <style:style style:name="P565" style:parent-style-name="Normal" style:family="paragraph">
      <style:paragraph-properties fo:line-height="100%"/>
    </style:style>
    <style:style style:name="T566" style:parent-style-name="DefaultParagraphFont" style:family="text">
      <style:text-properties style:font-name-asian="Times New Roman" style:font-name-complex="Calibri" fo:color="#000000" style:language-asian="en" style:country-asian="GB"/>
    </style:style>
    <style:style style:name="P567" style:parent-style-name="Normal" style:family="paragraph">
      <style:paragraph-properties fo:line-height="100%"/>
    </style:style>
    <style:style style:name="T568" style:parent-style-name="DefaultParagraphFont" style:family="text">
      <style:text-properties style:font-name-asian="Times New Roman" style:font-name-complex="Calibri" fo:color="#000000" style:language-asian="en" style:country-asian="GB"/>
    </style:style>
    <style:style style:name="P56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570" style:parent-style-name="Normal" style:family="paragraph">
      <style:paragraph-properties fo:line-height="100%"/>
    </style:style>
    <style:style style:name="T571" style:parent-style-name="DefaultParagraphFont" style:family="text">
      <style:text-properties style:font-name-asian="Times New Roman" style:font-name-complex="Calibri" fo:color="#000000" style:language-asian="en" style:country-asian="GB"/>
    </style:style>
    <style:style style:name="P572" style:parent-style-name="Normal" style:family="paragraph">
      <style:paragraph-properties fo:line-height="100%"/>
    </style:style>
    <style:style style:name="T573" style:parent-style-name="DefaultParagraphFont" style:family="text">
      <style:text-properties style:font-name-asian="Times New Roman" style:font-name-complex="Calibri" fo:color="#000000" style:language-asian="en" style:country-asian="GB"/>
    </style:style>
    <style:style style:name="P574" style:parent-style-name="Normal" style:family="paragraph">
      <style:paragraph-properties fo:line-height="100%"/>
    </style:style>
    <style:style style:name="T575" style:parent-style-name="DefaultParagraphFont" style:family="text">
      <style:text-properties style:font-name-asian="Times New Roman" style:font-name-complex="Calibri" fo:color="#000000" style:language-asian="en" style:country-asian="GB"/>
    </style:style>
    <style:style style:name="P576" style:parent-style-name="Normal" style:family="paragraph">
      <style:paragraph-properties fo:line-height="100%"/>
    </style:style>
    <style:style style:name="T577" style:parent-style-name="DefaultParagraphFont" style:family="text">
      <style:text-properties style:font-name-asian="Times New Roman" style:font-name-complex="Calibri" fo:color="#000000" style:language-asian="en" style:country-asian="GB"/>
    </style:style>
    <style:style style:name="P578" style:parent-style-name="Normal" style:family="paragraph">
      <style:paragraph-properties fo:line-height="100%"/>
    </style:style>
    <style:style style:name="T579" style:parent-style-name="DefaultParagraphFont" style:family="text">
      <style:text-properties style:font-name-asian="Times New Roman" style:font-name-complex="Calibri" fo:color="#000000" style:language-asian="en" style:country-asian="GB"/>
    </style:style>
    <style:style style:name="P580" style:parent-style-name="Normal" style:family="paragraph">
      <style:paragraph-properties fo:line-height="100%"/>
    </style:style>
    <style:style style:name="T581" style:parent-style-name="DefaultParagraphFont" style:family="text">
      <style:text-properties style:font-name-asian="Times New Roman" style:font-name-complex="Calibri" fo:color="#000000" style:language-asian="en" style:country-asian="GB"/>
    </style:style>
    <style:style style:name="P582" style:parent-style-name="Normal" style:family="paragraph">
      <style:paragraph-properties fo:line-height="100%"/>
    </style:style>
    <style:style style:name="T583" style:parent-style-name="DefaultParagraphFont" style:family="text">
      <style:text-properties style:font-name-asian="Times New Roman" style:font-name-complex="Calibri" fo:color="#000000" style:language-asian="en" style:country-asian="GB"/>
    </style:style>
    <style:style style:name="P584" style:parent-style-name="Normal" style:family="paragraph">
      <style:paragraph-properties fo:line-height="100%"/>
    </style:style>
    <style:style style:name="T585" style:parent-style-name="DefaultParagraphFont" style:family="text">
      <style:text-properties style:font-name-asian="Times New Roman" style:font-name-complex="Calibri" fo:color="#000000" style:language-asian="en" style:country-asian="GB"/>
    </style:style>
    <style:style style:name="P586" style:parent-style-name="Normal" style:family="paragraph">
      <style:paragraph-properties fo:line-height="100%"/>
    </style:style>
    <style:style style:name="T587" style:parent-style-name="DefaultParagraphFont" style:family="text">
      <style:text-properties style:font-name-asian="Times New Roman" style:font-name-complex="Calibri" fo:color="#000000" style:language-asian="en" style:country-asian="GB"/>
    </style:style>
    <style:style style:name="P588" style:parent-style-name="Normal" style:family="paragraph">
      <style:paragraph-properties fo:line-height="100%"/>
    </style:style>
    <style:style style:name="T589" style:parent-style-name="DefaultParagraphFont" style:family="text">
      <style:text-properties style:font-name-asian="Times New Roman" style:font-name-complex="Calibri" fo:color="#000000" style:language-asian="en" style:country-asian="GB"/>
    </style:style>
    <style:style style:name="P590" style:parent-style-name="Normal" style:family="paragraph">
      <style:paragraph-properties fo:line-height="100%"/>
    </style:style>
    <style:style style:name="T591" style:parent-style-name="DefaultParagraphFont" style:family="text">
      <style:text-properties style:font-name-asian="Times New Roman" style:font-name-complex="Calibri" fo:color="#000000" style:language-asian="en" style:country-asian="GB"/>
    </style:style>
    <style:style style:name="P592" style:parent-style-name="Normal" style:family="paragraph">
      <style:paragraph-properties fo:line-height="100%"/>
    </style:style>
    <style:style style:name="T593" style:parent-style-name="DefaultParagraphFont" style:family="text">
      <style:text-properties style:font-name-asian="Times New Roman" style:font-name-complex="Calibri" fo:color="#000000" style:language-asian="en" style:country-asian="GB"/>
    </style:style>
    <style:style style:name="P594" style:parent-style-name="Normal" style:family="paragraph">
      <style:paragraph-properties fo:line-height="100%"/>
    </style:style>
    <style:style style:name="T595" style:parent-style-name="DefaultParagraphFont" style:family="text">
      <style:text-properties style:font-name-asian="Times New Roman" style:font-name-complex="Calibri" fo:color="#000000" style:language-asian="en" style:country-asian="GB"/>
    </style:style>
    <style:style style:name="P596" style:parent-style-name="Normal" style:family="paragraph">
      <style:paragraph-properties fo:line-height="100%"/>
    </style:style>
    <style:style style:name="T597" style:parent-style-name="DefaultParagraphFont" style:family="text">
      <style:text-properties style:font-name-asian="Times New Roman" style:font-name-complex="Calibri" fo:color="#000000" style:language-asian="en" style:country-asian="GB"/>
    </style:style>
    <style:style style:name="P598"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599" style:parent-style-name="Normal" style:family="paragraph">
      <style:paragraph-properties fo:line-height="100%"/>
    </style:style>
    <style:style style:name="T600" style:parent-style-name="DefaultParagraphFont" style:family="text">
      <style:text-properties style:font-name-asian="Times New Roman" style:font-name-complex="Calibri" fo:color="#000000" style:language-asian="en" style:country-asian="GB"/>
    </style:style>
    <style:style style:name="P601" style:parent-style-name="Normal" style:family="paragraph">
      <style:paragraph-properties fo:line-height="100%"/>
    </style:style>
    <style:style style:name="T602" style:parent-style-name="DefaultParagraphFont" style:family="text">
      <style:text-properties style:font-name-asian="Times New Roman" style:font-name-complex="Calibri" fo:color="#000000" style:language-asian="en" style:country-asian="GB"/>
    </style:style>
    <style:style style:name="P603" style:parent-style-name="Normal" style:family="paragraph">
      <style:paragraph-properties fo:line-height="100%"/>
    </style:style>
    <style:style style:name="T604" style:parent-style-name="DefaultParagraphFont" style:family="text">
      <style:text-properties style:font-name-asian="Times New Roman" style:font-name-complex="Calibri" fo:color="#000000" style:language-asian="en" style:country-asian="GB"/>
    </style:style>
    <style:style style:name="P605" style:parent-style-name="Normal" style:family="paragraph">
      <style:paragraph-properties fo:line-height="100%"/>
    </style:style>
    <style:style style:name="T606" style:parent-style-name="DefaultParagraphFont" style:family="text">
      <style:text-properties style:font-name-asian="Times New Roman" style:font-name-complex="Calibri" fo:color="#000000" style:language-asian="en" style:country-asian="GB"/>
    </style:style>
    <style:style style:name="P607" style:parent-style-name="Normal" style:family="paragraph">
      <style:paragraph-properties fo:line-height="100%"/>
    </style:style>
    <style:style style:name="T608" style:parent-style-name="DefaultParagraphFont" style:family="text">
      <style:text-properties style:font-name-asian="Times New Roman" style:font-name-complex="Calibri" fo:color="#000000" style:language-asian="en" style:country-asian="GB"/>
    </style:style>
    <style:style style:name="P609" style:parent-style-name="Normal" style:family="paragraph">
      <style:paragraph-properties fo:line-height="100%"/>
    </style:style>
    <style:style style:name="T610" style:parent-style-name="DefaultParagraphFont" style:family="text">
      <style:text-properties style:font-name-asian="Times New Roman" style:font-name-complex="Calibri" fo:color="#000000" style:language-asian="en" style:country-asian="GB"/>
    </style:style>
    <style:style style:name="P611" style:parent-style-name="Normal" style:family="paragraph">
      <style:paragraph-properties fo:line-height="100%"/>
    </style:style>
    <style:style style:name="T612" style:parent-style-name="DefaultParagraphFont" style:family="text">
      <style:text-properties style:font-name-asian="Times New Roman" style:font-name-complex="Calibri" fo:color="#000000" style:language-asian="en" style:country-asian="GB"/>
    </style:style>
    <style:style style:name="P613" style:parent-style-name="Normal" style:family="paragraph">
      <style:paragraph-properties fo:line-height="100%"/>
    </style:style>
    <style:style style:name="T614" style:parent-style-name="DefaultParagraphFont" style:family="text">
      <style:text-properties style:font-name-asian="Times New Roman" style:font-name-complex="Calibri" fo:color="#000000" style:language-asian="en" style:country-asian="GB"/>
    </style:style>
    <style:style style:name="P615" style:parent-style-name="Normal" style:family="paragraph">
      <style:paragraph-properties fo:line-height="100%"/>
    </style:style>
    <style:style style:name="T616" style:parent-style-name="DefaultParagraphFont" style:family="text">
      <style:text-properties style:font-name-asian="Times New Roman" style:font-name-complex="Calibri" fo:color="#000000" style:language-asian="en" style:country-asian="GB"/>
    </style:style>
    <style:style style:name="P617" style:parent-style-name="Normal" style:family="paragraph">
      <style:paragraph-properties fo:line-height="100%"/>
    </style:style>
    <style:style style:name="T618" style:parent-style-name="DefaultParagraphFont" style:family="text">
      <style:text-properties style:font-name-asian="Times New Roman" style:font-name-complex="Calibri" fo:color="#000000" style:language-asian="en" style:country-asian="GB"/>
    </style:style>
    <style:style style:name="P619" style:parent-style-name="Normal" style:family="paragraph">
      <style:paragraph-properties fo:line-height="100%"/>
    </style:style>
    <style:style style:name="T620" style:parent-style-name="DefaultParagraphFont" style:family="text">
      <style:text-properties style:font-name-asian="Times New Roman" style:font-name-complex="Calibri" fo:color="#000000" style:language-asian="en" style:country-asian="GB"/>
    </style:style>
    <style:style style:name="P621" style:parent-style-name="Normal" style:family="paragraph">
      <style:paragraph-properties fo:line-height="100%"/>
    </style:style>
    <style:style style:name="T622" style:parent-style-name="DefaultParagraphFont" style:family="text">
      <style:text-properties style:font-name-asian="Times New Roman" style:font-name-complex="Calibri" fo:color="#000000" style:language-asian="en" style:country-asian="GB"/>
    </style:style>
    <style:style style:name="P62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24" style:parent-style-name="Normal" style:family="paragraph">
      <style:paragraph-properties fo:line-height="100%"/>
    </style:style>
    <style:style style:name="T625" style:parent-style-name="DefaultParagraphFont" style:family="text">
      <style:text-properties style:font-name-asian="Times New Roman" style:font-name-complex="Calibri" fo:color="#000000" style:language-asian="en" style:country-asian="GB"/>
    </style:style>
    <style:style style:name="P626" style:parent-style-name="Normal" style:family="paragraph">
      <style:paragraph-properties fo:line-height="100%"/>
    </style:style>
    <style:style style:name="T627" style:parent-style-name="DefaultParagraphFont" style:family="text">
      <style:text-properties style:font-name-asian="Times New Roman" style:font-name-complex="Calibri" fo:color="#000000" style:language-asian="en" style:country-asian="GB"/>
    </style:style>
    <style:style style:name="P628" style:parent-style-name="Normal" style:family="paragraph">
      <style:paragraph-properties fo:line-height="100%"/>
    </style:style>
    <style:style style:name="T629" style:parent-style-name="DefaultParagraphFont" style:family="text">
      <style:text-properties style:font-name-asian="Times New Roman" style:font-name-complex="Calibri" fo:color="#000000" style:language-asian="en" style:country-asian="GB"/>
    </style:style>
    <style:style style:name="P630" style:parent-style-name="Normal" style:family="paragraph">
      <style:paragraph-properties fo:line-height="100%"/>
    </style:style>
    <style:style style:name="T631" style:parent-style-name="DefaultParagraphFont" style:family="text">
      <style:text-properties style:font-name-asian="Times New Roman" style:font-name-complex="Calibri" fo:color="#000000" style:language-asian="en" style:country-asian="GB"/>
    </style:style>
    <style:style style:name="P632" style:parent-style-name="Normal" style:family="paragraph">
      <style:paragraph-properties fo:line-height="100%"/>
    </style:style>
    <style:style style:name="T633" style:parent-style-name="DefaultParagraphFont" style:family="text">
      <style:text-properties style:font-name-asian="Times New Roman" style:font-name-complex="Calibri" fo:color="#000000" style:language-asian="en" style:country-asian="GB"/>
    </style:style>
    <style:style style:name="P634" style:parent-style-name="Normal" style:family="paragraph">
      <style:paragraph-properties fo:line-height="100%"/>
    </style:style>
    <style:style style:name="T635" style:parent-style-name="DefaultParagraphFont" style:family="text">
      <style:text-properties style:font-name-asian="Times New Roman" style:font-name-complex="Calibri" fo:color="#000000" style:language-asian="en" style:country-asian="GB"/>
    </style:style>
    <style:style style:name="P636" style:parent-style-name="Normal" style:family="paragraph">
      <style:paragraph-properties fo:line-height="100%"/>
    </style:style>
    <style:style style:name="T637" style:parent-style-name="DefaultParagraphFont" style:family="text">
      <style:text-properties style:font-name-asian="Times New Roman" style:font-name-complex="Calibri" fo:color="#000000" style:language-asian="en" style:country-asian="GB"/>
    </style:style>
    <style:style style:name="P638" style:parent-style-name="Normal" style:family="paragraph">
      <style:paragraph-properties fo:line-height="100%"/>
    </style:style>
    <style:style style:name="T639" style:parent-style-name="DefaultParagraphFont" style:family="text">
      <style:text-properties style:font-name-asian="Times New Roman" style:font-name-complex="Calibri" fo:color="#000000" style:language-asian="en" style:country-asian="GB"/>
    </style:style>
    <style:style style:name="P640" style:parent-style-name="Normal" style:family="paragraph">
      <style:paragraph-properties fo:line-height="100%"/>
    </style:style>
    <style:style style:name="T641" style:parent-style-name="DefaultParagraphFont" style:family="text">
      <style:text-properties style:font-name-asian="Times New Roman" style:font-name-complex="Calibri" fo:color="#000000" style:language-asian="en" style:country-asian="GB"/>
    </style:style>
    <style:style style:name="P642" style:parent-style-name="Normal" style:family="paragraph">
      <style:paragraph-properties fo:line-height="100%"/>
    </style:style>
    <style:style style:name="T643" style:parent-style-name="DefaultParagraphFont" style:family="text">
      <style:text-properties style:font-name-asian="Times New Roman" style:font-name-complex="Calibri" fo:color="#000000" style:language-asian="en" style:country-asian="GB"/>
    </style:style>
    <style:style style:name="P644" style:parent-style-name="Normal" style:family="paragraph">
      <style:paragraph-properties fo:line-height="100%"/>
    </style:style>
    <style:style style:name="T645" style:parent-style-name="DefaultParagraphFont" style:family="text">
      <style:text-properties style:font-name-asian="Times New Roman" style:font-name-complex="Calibri" fo:color="#000000" style:language-asian="en" style:country-asian="GB"/>
    </style:style>
    <style:style style:name="P646" style:parent-style-name="Normal" style:family="paragraph">
      <style:paragraph-properties fo:line-height="100%"/>
    </style:style>
    <style:style style:name="T647" style:parent-style-name="DefaultParagraphFont" style:family="text">
      <style:text-properties style:font-name-asian="Times New Roman" style:font-name-complex="Calibri" fo:color="#000000" style:language-asian="en" style:country-asian="GB"/>
    </style:style>
    <style:style style:name="P648" style:parent-style-name="Normal" style:family="paragraph">
      <style:paragraph-properties fo:line-height="100%"/>
    </style:style>
    <style:style style:name="T649" style:parent-style-name="DefaultParagraphFont" style:family="text">
      <style:text-properties style:font-name-asian="Times New Roman" style:font-name-complex="Calibri" fo:color="#000000" style:language-asian="en" style:country-asian="GB"/>
    </style:style>
    <style:style style:name="P65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51" style:parent-style-name="Normal" style:family="paragraph">
      <style:paragraph-properties fo:line-height="100%"/>
    </style:style>
    <style:style style:name="T652" style:parent-style-name="DefaultParagraphFont" style:family="text">
      <style:text-properties style:font-name-asian="Times New Roman" style:font-name-complex="Calibri" fo:color="#000000" style:language-asian="en" style:country-asian="GB"/>
    </style:style>
    <style:style style:name="P653" style:parent-style-name="Normal" style:family="paragraph">
      <style:paragraph-properties fo:line-height="100%"/>
    </style:style>
    <style:style style:name="T654" style:parent-style-name="DefaultParagraphFont" style:family="text">
      <style:text-properties style:font-name-asian="Times New Roman" style:font-name-complex="Calibri" fo:color="#000000" style:language-asian="en" style:country-asian="GB"/>
    </style:style>
    <style:style style:name="P65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56" style:parent-style-name="Normal" style:family="paragraph">
      <style:paragraph-properties fo:line-height="100%"/>
    </style:style>
    <style:style style:name="T657" style:parent-style-name="DefaultParagraphFont" style:family="text">
      <style:text-properties style:font-name-asian="Times New Roman" style:font-name-complex="Calibri" fo:color="#000000" style:language-asian="en" style:country-asian="GB"/>
    </style:style>
    <style:style style:name="P658" style:parent-style-name="Normal" style:family="paragraph">
      <style:paragraph-properties fo:line-height="100%"/>
    </style:style>
    <style:style style:name="T659" style:parent-style-name="DefaultParagraphFont" style:family="text">
      <style:text-properties style:font-name-asian="Times New Roman" style:font-name-complex="Calibri" fo:color="#000000" style:language-asian="en" style:country-asian="GB"/>
    </style:style>
    <style:style style:name="P660" style:parent-style-name="Normal" style:family="paragraph">
      <style:paragraph-properties fo:line-height="100%"/>
    </style:style>
    <style:style style:name="T661" style:parent-style-name="DefaultParagraphFont" style:family="text">
      <style:text-properties style:font-name-asian="Times New Roman" style:font-name-complex="Calibri" fo:color="#000000" style:language-asian="en" style:country-asian="GB"/>
    </style:style>
    <style:style style:name="P66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63" style:parent-style-name="Normal" style:family="paragraph">
      <style:paragraph-properties fo:line-height="100%"/>
    </style:style>
    <style:style style:name="T664" style:parent-style-name="DefaultParagraphFont" style:family="text">
      <style:text-properties style:font-name-asian="Times New Roman" style:font-name-complex="Calibri" fo:color="#000000" style:language-asian="en" style:country-asian="GB"/>
    </style:style>
    <style:style style:name="P665" style:parent-style-name="Normal" style:family="paragraph">
      <style:paragraph-properties fo:line-height="100%"/>
    </style:style>
    <style:style style:name="T666" style:parent-style-name="DefaultParagraphFont" style:family="text">
      <style:text-properties style:font-name-asian="Times New Roman" style:font-name-complex="Calibri" fo:color="#000000" style:language-asian="en" style:country-asian="GB"/>
    </style:style>
    <style:style style:name="P66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68" style:parent-style-name="Normal" style:family="paragraph">
      <style:paragraph-properties fo:line-height="100%"/>
    </style:style>
    <style:style style:name="T669" style:parent-style-name="DefaultParagraphFont" style:family="text">
      <style:text-properties style:font-name-asian="Times New Roman" style:font-name-complex="Calibri" fo:color="#000000" style:language-asian="en" style:country-asian="GB"/>
    </style:style>
    <style:style style:name="P670" style:parent-style-name="Normal" style:family="paragraph">
      <style:paragraph-properties fo:line-height="100%"/>
    </style:style>
    <style:style style:name="T671" style:parent-style-name="DefaultParagraphFont" style:family="text">
      <style:text-properties style:font-name-asian="Times New Roman" style:font-name-complex="Calibri" fo:color="#000000" style:language-asian="en" style:country-asian="GB"/>
    </style:style>
    <style:style style:name="P672" style:parent-style-name="Normal" style:family="paragraph">
      <style:paragraph-properties fo:line-height="100%"/>
    </style:style>
    <style:style style:name="T673" style:parent-style-name="DefaultParagraphFont" style:family="text">
      <style:text-properties style:font-name-asian="Times New Roman" style:font-name-complex="Calibri" fo:color="#000000" style:language-asian="en" style:country-asian="GB"/>
    </style:style>
    <style:style style:name="P674" style:parent-style-name="Normal" style:family="paragraph">
      <style:paragraph-properties fo:line-height="100%"/>
    </style:style>
    <style:style style:name="T675" style:parent-style-name="DefaultParagraphFont" style:family="text">
      <style:text-properties style:font-name-asian="Times New Roman" style:font-name-complex="Calibri" fo:color="#000000" style:language-asian="en" style:country-asian="GB"/>
    </style:style>
    <style:style style:name="P67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77" style:parent-style-name="Normal" style:family="paragraph">
      <style:paragraph-properties fo:line-height="100%"/>
    </style:style>
    <style:style style:name="T678" style:parent-style-name="DefaultParagraphFont" style:family="text">
      <style:text-properties style:font-name-asian="Times New Roman" style:font-name-complex="Calibri" fo:color="#000000" style:language-asian="en" style:country-asian="GB"/>
    </style:style>
    <style:style style:name="P679" style:parent-style-name="Normal" style:family="paragraph">
      <style:paragraph-properties fo:line-height="100%"/>
    </style:style>
    <style:style style:name="T680" style:parent-style-name="DefaultParagraphFont" style:family="text">
      <style:text-properties style:font-name-asian="Times New Roman" style:font-name-complex="Calibri" fo:color="#000000" style:language-asian="en" style:country-asian="GB"/>
    </style:style>
    <style:style style:name="P681" style:parent-style-name="Normal" style:family="paragraph">
      <style:paragraph-properties fo:line-height="100%"/>
    </style:style>
    <style:style style:name="T682" style:parent-style-name="DefaultParagraphFont" style:family="text">
      <style:text-properties style:font-name-asian="Times New Roman" style:font-name-complex="Calibri" fo:color="#000000" style:language-asian="en" style:country-asian="GB"/>
    </style:style>
    <style:style style:name="P683" style:parent-style-name="Normal" style:family="paragraph">
      <style:paragraph-properties fo:line-height="100%"/>
    </style:style>
    <style:style style:name="T684" style:parent-style-name="DefaultParagraphFont" style:family="text">
      <style:text-properties style:font-name-asian="Times New Roman" style:font-name-complex="Calibri" fo:color="#000000" style:language-asian="en" style:country-asian="GB"/>
    </style:style>
    <style:style style:name="P685" style:parent-style-name="Normal" style:family="paragraph">
      <style:paragraph-properties fo:line-height="100%"/>
    </style:style>
    <style:style style:name="T686" style:parent-style-name="DefaultParagraphFont" style:family="text">
      <style:text-properties style:font-name-asian="Times New Roman" style:font-name-complex="Calibri" fo:color="#000000" style:language-asian="en" style:country-asian="GB"/>
    </style:style>
    <style:style style:name="P687" style:parent-style-name="Normal" style:family="paragraph">
      <style:paragraph-properties fo:line-height="100%"/>
    </style:style>
    <style:style style:name="T688" style:parent-style-name="DefaultParagraphFont" style:family="text">
      <style:text-properties style:font-name-asian="Times New Roman" style:font-name-complex="Calibri" fo:color="#000000" style:language-asian="en" style:country-asian="GB"/>
    </style:style>
    <style:style style:name="P689" style:parent-style-name="Normal" style:family="paragraph">
      <style:paragraph-properties fo:line-height="100%"/>
    </style:style>
    <style:style style:name="T690" style:parent-style-name="DefaultParagraphFont" style:family="text">
      <style:text-properties style:font-name-asian="Times New Roman" style:font-name-complex="Calibri" fo:color="#000000" style:language-asian="en" style:country-asian="GB"/>
    </style:style>
    <style:style style:name="P691" style:parent-style-name="Normal" style:family="paragraph">
      <style:paragraph-properties fo:line-height="100%"/>
    </style:style>
    <style:style style:name="T692" style:parent-style-name="DefaultParagraphFont" style:family="text">
      <style:text-properties style:font-name-asian="Times New Roman" style:font-name-complex="Calibri" fo:color="#000000" style:language-asian="en" style:country-asian="GB"/>
    </style:style>
    <style:style style:name="P693"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694" style:parent-style-name="Normal" style:family="paragraph">
      <style:paragraph-properties fo:line-height="100%"/>
    </style:style>
    <style:style style:name="T695" style:parent-style-name="DefaultParagraphFont" style:family="text">
      <style:text-properties style:font-name-asian="Times New Roman" style:font-name-complex="Calibri" fo:color="#000000" style:language-asian="en" style:country-asian="GB"/>
    </style:style>
    <style:style style:name="P696" style:parent-style-name="Normal" style:family="paragraph">
      <style:paragraph-properties fo:line-height="100%"/>
    </style:style>
    <style:style style:name="T697" style:parent-style-name="DefaultParagraphFont" style:family="text">
      <style:text-properties style:font-name-asian="Times New Roman" style:font-name-complex="Calibri" fo:color="#000000" style:language-asian="en" style:country-asian="GB"/>
    </style:style>
    <style:style style:name="P69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699" style:parent-style-name="Normal" style:family="paragraph">
      <style:paragraph-properties fo:line-height="100%"/>
    </style:style>
    <style:style style:name="T700" style:parent-style-name="DefaultParagraphFont" style:family="text">
      <style:text-properties style:font-name-asian="Times New Roman" style:font-name-complex="Calibri" fo:color="#000000" style:language-asian="en" style:country-asian="GB"/>
    </style:style>
    <style:style style:name="P701" style:parent-style-name="Normal" style:family="paragraph">
      <style:paragraph-properties fo:line-height="100%"/>
    </style:style>
    <style:style style:name="T702" style:parent-style-name="DefaultParagraphFont" style:family="text">
      <style:text-properties style:font-name-asian="Times New Roman" style:font-name-complex="Calibri" fo:color="#000000" style:language-asian="en" style:country-asian="GB"/>
    </style:style>
    <style:style style:name="P703" style:parent-style-name="Normal" style:family="paragraph">
      <style:paragraph-properties fo:line-height="100%"/>
    </style:style>
    <style:style style:name="T704" style:parent-style-name="DefaultParagraphFont" style:family="text">
      <style:text-properties style:font-name-asian="Times New Roman" style:font-name-complex="Calibri" fo:color="#000000" style:language-asian="en" style:country-asian="GB"/>
    </style:style>
    <style:style style:name="P705" style:parent-style-name="Normal" style:family="paragraph">
      <style:paragraph-properties fo:line-height="100%"/>
    </style:style>
    <style:style style:name="T706" style:parent-style-name="DefaultParagraphFont" style:family="text">
      <style:text-properties style:font-name-asian="Times New Roman" style:font-name-complex="Calibri" fo:color="#000000" style:language-asian="en" style:country-asian="GB"/>
    </style:style>
    <style:style style:name="P707" style:parent-style-name="Normal" style:family="paragraph">
      <style:paragraph-properties fo:line-height="100%"/>
    </style:style>
    <style:style style:name="T708" style:parent-style-name="DefaultParagraphFont" style:family="text">
      <style:text-properties style:font-name-asian="Times New Roman" style:font-name-complex="Calibri" fo:color="#000000" style:language-asian="en" style:country-asian="GB"/>
    </style:style>
    <style:style style:name="P709" style:parent-style-name="Normal" style:family="paragraph">
      <style:paragraph-properties fo:line-height="100%"/>
    </style:style>
    <style:style style:name="T710" style:parent-style-name="DefaultParagraphFont" style:family="text">
      <style:text-properties style:font-name-asian="Times New Roman" style:font-name-complex="Calibri" fo:color="#000000" style:language-asian="en" style:country-asian="GB"/>
    </style:style>
    <style:style style:name="P711" style:parent-style-name="Normal" style:family="paragraph">
      <style:paragraph-properties fo:line-height="100%"/>
    </style:style>
    <style:style style:name="T712" style:parent-style-name="DefaultParagraphFont" style:family="text">
      <style:text-properties style:font-name-asian="Times New Roman" style:font-name-complex="Calibri" fo:color="#000000" style:language-asian="en" style:country-asian="GB"/>
    </style:style>
    <style:style style:name="P713" style:parent-style-name="Normal" style:family="paragraph">
      <style:paragraph-properties fo:line-height="100%"/>
    </style:style>
    <style:style style:name="T714" style:parent-style-name="DefaultParagraphFont" style:family="text">
      <style:text-properties style:font-name-asian="Times New Roman" style:font-name-complex="Calibri" fo:color="#000000" style:language-asian="en" style:country-asian="GB"/>
    </style:style>
    <style:style style:name="P715" style:parent-style-name="Normal" style:family="paragraph">
      <style:paragraph-properties fo:line-height="100%"/>
    </style:style>
    <style:style style:name="T716" style:parent-style-name="DefaultParagraphFont" style:family="text">
      <style:text-properties style:font-name-asian="Times New Roman" style:font-name-complex="Calibri" fo:color="#000000" style:language-asian="en" style:country-asian="GB"/>
    </style:style>
    <style:style style:name="P717" style:parent-style-name="Normal" style:family="paragraph">
      <style:paragraph-properties fo:line-height="100%"/>
    </style:style>
    <style:style style:name="T718" style:parent-style-name="DefaultParagraphFont" style:family="text">
      <style:text-properties style:font-name-asian="Times New Roman" style:font-name-complex="Calibri" fo:color="#000000" style:language-asian="en" style:country-asian="GB"/>
    </style:style>
    <style:style style:name="P719" style:parent-style-name="Normal" style:family="paragraph">
      <style:paragraph-properties fo:line-height="100%"/>
    </style:style>
    <style:style style:name="T720" style:parent-style-name="DefaultParagraphFont" style:family="text">
      <style:text-properties style:font-name-asian="Times New Roman" style:font-name-complex="Calibri" fo:color="#000000" style:language-asian="en" style:country-asian="GB"/>
    </style:style>
    <style:style style:name="P72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722" style:parent-style-name="Normal" style:family="paragraph">
      <style:paragraph-properties fo:line-height="100%"/>
    </style:style>
    <style:style style:name="T723" style:parent-style-name="DefaultParagraphFont" style:family="text">
      <style:text-properties style:font-name-asian="Times New Roman" style:font-name-complex="Calibri" fo:color="#000000" style:language-asian="en" style:country-asian="GB"/>
    </style:style>
    <style:style style:name="P724" style:parent-style-name="Normal" style:family="paragraph">
      <style:paragraph-properties fo:line-height="100%"/>
    </style:style>
    <style:style style:name="T725" style:parent-style-name="DefaultParagraphFont" style:family="text">
      <style:text-properties style:font-name-asian="Times New Roman" style:font-name-complex="Calibri" fo:color="#000000" style:language-asian="en" style:country-asian="GB"/>
    </style:style>
    <style:style style:name="P726" style:parent-style-name="Normal" style:family="paragraph">
      <style:paragraph-properties fo:line-height="100%"/>
    </style:style>
    <style:style style:name="T727" style:parent-style-name="DefaultParagraphFont" style:family="text">
      <style:text-properties style:font-name-asian="Times New Roman" style:font-name-complex="Calibri" fo:color="#000000" style:language-asian="en" style:country-asian="GB"/>
    </style:style>
    <style:style style:name="P728" style:parent-style-name="Normal" style:family="paragraph">
      <style:paragraph-properties fo:line-height="100%"/>
    </style:style>
    <style:style style:name="T729" style:parent-style-name="DefaultParagraphFont" style:family="text">
      <style:text-properties style:font-name-asian="Times New Roman" style:font-name-complex="Calibri" fo:color="#000000" style:language-asian="en" style:country-asian="GB"/>
    </style:style>
    <style:style style:name="P730" style:parent-style-name="Normal" style:family="paragraph">
      <style:paragraph-properties fo:line-height="100%"/>
    </style:style>
    <style:style style:name="T731" style:parent-style-name="DefaultParagraphFont" style:family="text">
      <style:text-properties style:font-name-asian="Times New Roman" style:font-name-complex="Calibri" fo:color="#000000" style:language-asian="en" style:country-asian="GB"/>
    </style:style>
    <style:style style:name="P732" style:parent-style-name="Normal" style:family="paragraph">
      <style:paragraph-properties fo:line-height="100%"/>
    </style:style>
    <style:style style:name="T733" style:parent-style-name="DefaultParagraphFont" style:family="text">
      <style:text-properties style:font-name-asian="Times New Roman" style:font-name-complex="Calibri" fo:color="#000000" style:language-asian="en" style:country-asian="GB"/>
    </style:style>
    <style:style style:name="P734" style:parent-style-name="Normal" style:family="paragraph">
      <style:paragraph-properties fo:line-height="100%"/>
    </style:style>
    <style:style style:name="T735" style:parent-style-name="DefaultParagraphFont" style:family="text">
      <style:text-properties style:font-name-asian="Times New Roman" style:font-name-complex="Calibri" fo:color="#000000" style:language-asian="en" style:country-asian="GB"/>
    </style:style>
    <style:style style:name="P736" style:parent-style-name="Normal" style:family="paragraph">
      <style:paragraph-properties fo:line-height="100%"/>
    </style:style>
    <style:style style:name="T737" style:parent-style-name="DefaultParagraphFont" style:family="text">
      <style:text-properties style:font-name-asian="Times New Roman" style:font-name-complex="Calibri" fo:color="#000000" style:language-asian="en" style:country-asian="GB"/>
    </style:style>
    <style:style style:name="P738" style:parent-style-name="Normal" style:family="paragraph">
      <style:paragraph-properties fo:line-height="100%"/>
    </style:style>
    <style:style style:name="T739" style:parent-style-name="DefaultParagraphFont" style:family="text">
      <style:text-properties style:font-name-asian="Times New Roman" style:font-name-complex="Calibri" fo:color="#000000" style:language-asian="en" style:country-asian="GB"/>
    </style:style>
    <style:style style:name="P740" style:parent-style-name="Normal" style:family="paragraph">
      <style:paragraph-properties fo:line-height="100%"/>
    </style:style>
    <style:style style:name="T741" style:parent-style-name="DefaultParagraphFont" style:family="text">
      <style:text-properties style:font-name-asian="Times New Roman" style:font-name-complex="Calibri" fo:color="#000000" style:language-asian="en" style:country-asian="GB"/>
    </style:style>
    <style:style style:name="P742" style:parent-style-name="Normal" style:family="paragraph">
      <style:paragraph-properties fo:line-height="100%"/>
    </style:style>
    <style:style style:name="T743" style:parent-style-name="DefaultParagraphFont" style:family="text">
      <style:text-properties style:font-name-asian="Times New Roman" style:font-name-complex="Calibri" fo:color="#000000" style:language-asian="en" style:country-asian="GB"/>
    </style:style>
    <style:style style:name="P744" style:parent-style-name="Normal" style:family="paragraph">
      <style:paragraph-properties fo:line-height="100%"/>
    </style:style>
    <style:style style:name="T745" style:parent-style-name="DefaultParagraphFont" style:family="text">
      <style:text-properties style:font-name-asian="Times New Roman" style:font-name-complex="Calibri" fo:color="#000000" style:language-asian="en" style:country-asian="GB"/>
    </style:style>
    <style:style style:name="P746" style:parent-style-name="Normal" style:family="paragraph">
      <style:paragraph-properties fo:line-height="100%"/>
    </style:style>
    <style:style style:name="T747" style:parent-style-name="DefaultParagraphFont" style:family="text">
      <style:text-properties style:font-name-asian="Times New Roman" style:font-name-complex="Calibri" fo:color="#000000" style:language-asian="en" style:country-asian="GB"/>
    </style:style>
    <style:style style:name="P748" style:parent-style-name="Normal" style:family="paragraph">
      <style:paragraph-properties fo:line-height="100%"/>
    </style:style>
    <style:style style:name="T749" style:parent-style-name="DefaultParagraphFont" style:family="text">
      <style:text-properties style:font-name-asian="Times New Roman" style:font-name-complex="Calibri" fo:color="#000000" style:language-asian="en" style:country-asian="GB"/>
    </style:style>
    <style:style style:name="P750" style:parent-style-name="Normal" style:family="paragraph">
      <style:paragraph-properties fo:line-height="100%"/>
    </style:style>
    <style:style style:name="T751" style:parent-style-name="DefaultParagraphFont" style:family="text">
      <style:text-properties style:font-name-asian="Times New Roman" style:font-name-complex="Calibri" fo:color="#000000" style:language-asian="en" style:country-asian="GB"/>
    </style:style>
    <style:style style:name="P752" style:parent-style-name="Normal" style:family="paragraph">
      <style:paragraph-properties fo:line-height="100%"/>
    </style:style>
    <style:style style:name="T753" style:parent-style-name="DefaultParagraphFont" style:family="text">
      <style:text-properties style:font-name-asian="Times New Roman" style:font-name-complex="Calibri" fo:color="#000000" style:language-asian="en" style:country-asian="GB"/>
    </style:style>
    <style:style style:name="P754" style:parent-style-name="Normal" style:family="paragraph">
      <style:paragraph-properties fo:line-height="100%"/>
    </style:style>
    <style:style style:name="T755" style:parent-style-name="DefaultParagraphFont" style:family="text">
      <style:text-properties style:font-name-asian="Times New Roman" style:font-name-complex="Calibri" fo:color="#000000" style:language-asian="en" style:country-asian="GB"/>
    </style:style>
    <style:style style:name="P756" style:parent-style-name="Normal" style:family="paragraph">
      <style:paragraph-properties fo:line-height="100%"/>
    </style:style>
    <style:style style:name="T757" style:parent-style-name="DefaultParagraphFont" style:family="text">
      <style:text-properties style:font-name-asian="Times New Roman" style:font-name-complex="Calibri" fo:color="#000000" style:language-asian="en" style:country-asian="GB"/>
    </style:style>
    <style:style style:name="P75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759" style:parent-style-name="Normal" style:family="paragraph">
      <style:paragraph-properties fo:line-height="100%"/>
    </style:style>
    <style:style style:name="T760" style:parent-style-name="DefaultParagraphFont" style:family="text">
      <style:text-properties style:font-name-asian="Times New Roman" style:font-name-complex="Calibri" fo:color="#000000" style:language-asian="en" style:country-asian="GB"/>
    </style:style>
    <style:style style:name="P761" style:parent-style-name="Normal" style:family="paragraph">
      <style:paragraph-properties fo:line-height="100%"/>
    </style:style>
    <style:style style:name="T762" style:parent-style-name="DefaultParagraphFont" style:family="text">
      <style:text-properties style:font-name-asian="Times New Roman" style:font-name-complex="Calibri" fo:color="#000000" style:language-asian="en" style:country-asian="GB"/>
    </style:style>
    <style:style style:name="P763" style:parent-style-name="Normal" style:family="paragraph">
      <style:paragraph-properties fo:line-height="100%"/>
    </style:style>
    <style:style style:name="T764" style:parent-style-name="DefaultParagraphFont" style:family="text">
      <style:text-properties style:font-name-asian="Times New Roman" style:font-name-complex="Calibri" fo:color="#000000" style:language-asian="en" style:country-asian="GB"/>
    </style:style>
    <style:style style:name="P765" style:parent-style-name="Normal" style:family="paragraph">
      <style:paragraph-properties fo:line-height="100%"/>
    </style:style>
    <style:style style:name="T766" style:parent-style-name="DefaultParagraphFont" style:family="text">
      <style:text-properties style:font-name-asian="Times New Roman" style:font-name-complex="Calibri" fo:color="#000000" style:language-asian="en" style:country-asian="GB"/>
    </style:style>
    <style:style style:name="P767" style:parent-style-name="Normal" style:family="paragraph">
      <style:paragraph-properties fo:line-height="100%"/>
    </style:style>
    <style:style style:name="T768" style:parent-style-name="DefaultParagraphFont" style:family="text">
      <style:text-properties style:font-name-asian="Times New Roman" style:font-name-complex="Calibri" fo:color="#000000" style:language-asian="en" style:country-asian="GB"/>
    </style:style>
    <style:style style:name="P769" style:parent-style-name="Normal" style:family="paragraph">
      <style:paragraph-properties fo:line-height="100%"/>
    </style:style>
    <style:style style:name="T770" style:parent-style-name="DefaultParagraphFont" style:family="text">
      <style:text-properties style:font-name-asian="Times New Roman" style:font-name-complex="Calibri" fo:color="#000000" style:language-asian="en" style:country-asian="GB"/>
    </style:style>
    <style:style style:name="P771" style:parent-style-name="Normal" style:family="paragraph">
      <style:paragraph-properties fo:line-height="100%"/>
    </style:style>
    <style:style style:name="T772" style:parent-style-name="DefaultParagraphFont" style:family="text">
      <style:text-properties style:font-name-asian="Times New Roman" style:font-name-complex="Calibri" fo:color="#000000" style:language-asian="en" style:country-asian="GB"/>
    </style:style>
    <style:style style:name="P773" style:parent-style-name="Normal" style:family="paragraph">
      <style:paragraph-properties fo:line-height="100%"/>
    </style:style>
    <style:style style:name="T774" style:parent-style-name="DefaultParagraphFont" style:family="text">
      <style:text-properties style:font-name-asian="Times New Roman" style:font-name-complex="Calibri" fo:color="#000000" style:language-asian="en" style:country-asian="GB"/>
    </style:style>
    <style:style style:name="P775" style:parent-style-name="Normal" style:family="paragraph">
      <style:paragraph-properties fo:line-height="100%"/>
    </style:style>
    <style:style style:name="T776" style:parent-style-name="DefaultParagraphFont" style:family="text">
      <style:text-properties style:font-name-asian="Times New Roman" style:font-name-complex="Calibri" fo:color="#000000" style:language-asian="en" style:country-asian="GB"/>
    </style:style>
    <style:style style:name="P777" style:parent-style-name="Normal" style:family="paragraph">
      <style:paragraph-properties fo:line-height="100%"/>
    </style:style>
    <style:style style:name="T778" style:parent-style-name="DefaultParagraphFont" style:family="text">
      <style:text-properties style:font-name-asian="Times New Roman" style:font-name-complex="Calibri" fo:color="#000000" style:language-asian="en" style:country-asian="GB"/>
    </style:style>
    <style:style style:name="P77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780" style:parent-style-name="Normal" style:family="paragraph">
      <style:paragraph-properties fo:line-height="100%"/>
    </style:style>
    <style:style style:name="T781" style:parent-style-name="DefaultParagraphFont" style:family="text">
      <style:text-properties style:font-name-asian="Times New Roman" style:font-name-complex="Calibri" fo:color="#000000" style:language-asian="en" style:country-asian="GB"/>
    </style:style>
    <style:style style:name="P782" style:parent-style-name="Normal" style:family="paragraph">
      <style:paragraph-properties fo:line-height="100%"/>
    </style:style>
    <style:style style:name="T783" style:parent-style-name="DefaultParagraphFont" style:family="text">
      <style:text-properties style:font-name-asian="Times New Roman" style:font-name-complex="Calibri" fo:color="#000000" style:language-asian="en" style:country-asian="GB"/>
    </style:style>
    <style:style style:name="P784" style:parent-style-name="Normal" style:family="paragraph">
      <style:paragraph-properties fo:line-height="100%"/>
    </style:style>
    <style:style style:name="T785" style:parent-style-name="DefaultParagraphFont" style:family="text">
      <style:text-properties style:font-name-asian="Times New Roman" style:font-name-complex="Calibri" fo:color="#000000" style:language-asian="en" style:country-asian="GB"/>
    </style:style>
    <style:style style:name="P786" style:parent-style-name="Normal" style:family="paragraph">
      <style:paragraph-properties fo:line-height="100%"/>
    </style:style>
    <style:style style:name="T787" style:parent-style-name="DefaultParagraphFont" style:family="text">
      <style:text-properties style:font-name-asian="Times New Roman" style:font-name-complex="Calibri" fo:color="#000000" style:language-asian="en" style:country-asian="GB"/>
    </style:style>
    <style:style style:name="P788" style:parent-style-name="Normal" style:family="paragraph">
      <style:paragraph-properties fo:line-height="100%"/>
    </style:style>
    <style:style style:name="T789" style:parent-style-name="DefaultParagraphFont" style:family="text">
      <style:text-properties style:font-name-asian="Times New Roman" style:font-name-complex="Calibri" fo:color="#000000" style:language-asian="en" style:country-asian="GB"/>
    </style:style>
    <style:style style:name="P790" style:parent-style-name="Normal" style:family="paragraph">
      <style:paragraph-properties fo:line-height="100%"/>
    </style:style>
    <style:style style:name="T791" style:parent-style-name="DefaultParagraphFont" style:family="text">
      <style:text-properties style:font-name-asian="Times New Roman" style:font-name-complex="Calibri" fo:color="#000000" style:language-asian="en" style:country-asian="GB"/>
    </style:style>
    <style:style style:name="P792" style:parent-style-name="Normal" style:family="paragraph">
      <style:paragraph-properties fo:line-height="100%"/>
    </style:style>
    <style:style style:name="T793" style:parent-style-name="DefaultParagraphFont" style:family="text">
      <style:text-properties style:font-name-asian="Times New Roman" style:font-name-complex="Calibri" fo:color="#000000" style:language-asian="en" style:country-asian="GB"/>
    </style:style>
    <style:style style:name="P794" style:parent-style-name="Normal" style:family="paragraph">
      <style:paragraph-properties fo:line-height="100%"/>
    </style:style>
    <style:style style:name="T795" style:parent-style-name="DefaultParagraphFont" style:family="text">
      <style:text-properties style:font-name-asian="Times New Roman" style:font-name-complex="Calibri" fo:color="#000000" style:language-asian="en" style:country-asian="GB"/>
    </style:style>
    <style:style style:name="P796" style:parent-style-name="Normal" style:family="paragraph">
      <style:paragraph-properties fo:line-height="100%"/>
    </style:style>
    <style:style style:name="T797" style:parent-style-name="DefaultParagraphFont" style:family="text">
      <style:text-properties style:font-name-asian="Times New Roman" style:font-name-complex="Calibri" fo:color="#000000" style:language-asian="en" style:country-asian="GB"/>
    </style:style>
    <style:style style:name="P798" style:parent-style-name="Normal" style:family="paragraph">
      <style:paragraph-properties fo:line-height="100%"/>
    </style:style>
    <style:style style:name="T799" style:parent-style-name="DefaultParagraphFont" style:family="text">
      <style:text-properties style:font-name-asian="Times New Roman" style:font-name-complex="Calibri" fo:color="#000000" style:language-asian="en" style:country-asian="GB"/>
    </style:style>
    <style:style style:name="P800" style:parent-style-name="Normal" style:family="paragraph">
      <style:paragraph-properties fo:line-height="100%"/>
    </style:style>
    <style:style style:name="T801" style:parent-style-name="DefaultParagraphFont" style:family="text">
      <style:text-properties style:font-name-asian="Times New Roman" style:font-name-complex="Calibri" fo:color="#000000" style:language-asian="en" style:country-asian="GB"/>
    </style:style>
    <style:style style:name="P80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803" style:parent-style-name="Normal" style:family="paragraph">
      <style:paragraph-properties fo:line-height="100%"/>
    </style:style>
    <style:style style:name="T804" style:parent-style-name="DefaultParagraphFont" style:family="text">
      <style:text-properties style:font-name-asian="Times New Roman" style:font-name-complex="Calibri" fo:color="#000000" style:language-asian="en" style:country-asian="GB"/>
    </style:style>
    <style:style style:name="P80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806" style:parent-style-name="Normal" style:family="paragraph">
      <style:paragraph-properties fo:line-height="100%"/>
    </style:style>
    <style:style style:name="T807" style:parent-style-name="DefaultParagraphFont" style:family="text">
      <style:text-properties style:font-name-asian="Times New Roman" style:font-name-complex="Calibri" fo:color="#000000" style:language-asian="en" style:country-asian="GB"/>
    </style:style>
    <style:style style:name="P808" style:parent-style-name="Normal" style:family="paragraph">
      <style:paragraph-properties fo:line-height="100%"/>
    </style:style>
    <style:style style:name="T809" style:parent-style-name="DefaultParagraphFont" style:family="text">
      <style:text-properties style:font-name-asian="Times New Roman" style:font-name-complex="Calibri" fo:color="#000000" style:language-asian="en" style:country-asian="GB"/>
    </style:style>
    <style:style style:name="P810" style:parent-style-name="Normal" style:family="paragraph">
      <style:paragraph-properties fo:line-height="100%"/>
    </style:style>
    <style:style style:name="T811" style:parent-style-name="DefaultParagraphFont" style:family="text">
      <style:text-properties style:font-name-asian="Times New Roman" style:font-name-complex="Calibri" fo:color="#000000" style:language-asian="en" style:country-asian="GB"/>
    </style:style>
    <style:style style:name="P812" style:parent-style-name="Normal" style:family="paragraph">
      <style:paragraph-properties fo:line-height="100%"/>
    </style:style>
    <style:style style:name="T813" style:parent-style-name="DefaultParagraphFont" style:family="text">
      <style:text-properties style:font-name-asian="Times New Roman" style:font-name-complex="Calibri" fo:color="#000000" style:language-asian="en" style:country-asian="GB"/>
    </style:style>
    <style:style style:name="P814" style:parent-style-name="Normal" style:family="paragraph">
      <style:paragraph-properties fo:line-height="100%"/>
    </style:style>
    <style:style style:name="T815" style:parent-style-name="DefaultParagraphFont" style:family="text">
      <style:text-properties style:font-name-asian="Times New Roman" style:font-name-complex="Calibri" fo:color="#000000" style:language-asian="en" style:country-asian="GB"/>
    </style:style>
    <style:style style:name="P816" style:parent-style-name="Normal" style:family="paragraph">
      <style:paragraph-properties fo:line-height="100%"/>
    </style:style>
    <style:style style:name="T817" style:parent-style-name="DefaultParagraphFont" style:family="text">
      <style:text-properties style:font-name-asian="Times New Roman" style:font-name-complex="Calibri" fo:color="#000000" style:language-asian="en" style:country-asian="GB"/>
    </style:style>
    <style:style style:name="P818" style:parent-style-name="Normal" style:family="paragraph">
      <style:paragraph-properties fo:line-height="100%"/>
    </style:style>
    <style:style style:name="T819" style:parent-style-name="DefaultParagraphFont" style:family="text">
      <style:text-properties style:font-name-asian="Times New Roman" style:font-name-complex="Calibri" fo:color="#000000" style:language-asian="en" style:country-asian="GB"/>
    </style:style>
    <style:style style:name="P820" style:parent-style-name="Normal" style:family="paragraph">
      <style:paragraph-properties fo:line-height="100%"/>
    </style:style>
    <style:style style:name="T821" style:parent-style-name="DefaultParagraphFont" style:family="text">
      <style:text-properties style:font-name-asian="Times New Roman" style:font-name-complex="Calibri" fo:color="#000000" style:language-asian="en" style:country-asian="GB"/>
    </style:style>
    <style:style style:name="P822" style:parent-style-name="Normal" style:family="paragraph">
      <style:paragraph-properties fo:line-height="100%"/>
    </style:style>
    <style:style style:name="T823" style:parent-style-name="DefaultParagraphFont" style:family="text">
      <style:text-properties style:font-name-asian="Times New Roman" style:font-name-complex="Calibri" fo:color="#000000" style:language-asian="en" style:country-asian="GB"/>
    </style:style>
    <style:style style:name="P824" style:parent-style-name="Normal" style:family="paragraph">
      <style:paragraph-properties fo:line-height="100%"/>
    </style:style>
    <style:style style:name="T825" style:parent-style-name="DefaultParagraphFont" style:family="text">
      <style:text-properties style:font-name-asian="Times New Roman" style:font-name-complex="Calibri" fo:color="#000000" style:language-asian="en" style:country-asian="GB"/>
    </style:style>
    <style:style style:name="P826" style:parent-style-name="Normal" style:family="paragraph">
      <style:paragraph-properties fo:line-height="100%"/>
    </style:style>
    <style:style style:name="T827" style:parent-style-name="DefaultParagraphFont" style:family="text">
      <style:text-properties style:font-name-asian="Times New Roman" style:font-name-complex="Calibri" fo:color="#000000" style:language-asian="en" style:country-asian="GB"/>
    </style:style>
    <style:style style:name="P828" style:parent-style-name="Normal" style:family="paragraph">
      <style:paragraph-properties fo:line-height="100%"/>
    </style:style>
    <style:style style:name="T829" style:parent-style-name="DefaultParagraphFont" style:family="text">
      <style:text-properties style:font-name-asian="Times New Roman" style:font-name-complex="Calibri" fo:color="#000000" style:language-asian="en" style:country-asian="GB"/>
    </style:style>
    <style:style style:name="P830" style:parent-style-name="Normal" style:family="paragraph">
      <style:paragraph-properties fo:line-height="100%"/>
    </style:style>
    <style:style style:name="T831" style:parent-style-name="DefaultParagraphFont" style:family="text">
      <style:text-properties style:font-name-asian="Times New Roman" style:font-name-complex="Calibri" fo:color="#000000" style:language-asian="en" style:country-asian="GB"/>
    </style:style>
    <style:style style:name="P832" style:parent-style-name="Normal" style:family="paragraph">
      <style:paragraph-properties fo:line-height="100%"/>
    </style:style>
    <style:style style:name="T833" style:parent-style-name="DefaultParagraphFont" style:family="text">
      <style:text-properties style:font-name-asian="Times New Roman" style:font-name-complex="Calibri" fo:color="#000000" style:language-asian="en" style:country-asian="GB"/>
    </style:style>
    <style:style style:name="P834" style:parent-style-name="Normal" style:family="paragraph">
      <style:paragraph-properties fo:line-height="100%"/>
    </style:style>
    <style:style style:name="T835" style:parent-style-name="DefaultParagraphFont" style:family="text">
      <style:text-properties style:font-name-asian="Times New Roman" style:font-name-complex="Calibri" fo:color="#000000" style:language-asian="en" style:country-asian="GB"/>
    </style:style>
    <style:style style:name="P836" style:parent-style-name="Normal" style:family="paragraph">
      <style:paragraph-properties fo:line-height="100%"/>
    </style:style>
    <style:style style:name="T837" style:parent-style-name="DefaultParagraphFont" style:family="text">
      <style:text-properties style:font-name-asian="Times New Roman" style:font-name-complex="Calibri" fo:color="#000000" style:language-asian="en" style:country-asian="GB"/>
    </style:style>
    <style:style style:name="P838" style:parent-style-name="Normal" style:family="paragraph">
      <style:paragraph-properties fo:line-height="100%"/>
      <style:text-properties style:font-name-asian="Times New Roman" style:font-name-complex="Calibri" fo:color="#000000" style:language-asian="en" style:country-asian="GB"/>
    </style:style>
    <style:style style:name="P839" style:parent-style-name="Normal" style:family="paragraph">
      <style:paragraph-properties fo:line-height="100%"/>
    </style:style>
    <style:style style:name="T840" style:parent-style-name="DefaultParagraphFont" style:family="text">
      <style:text-properties style:font-name-asian="Times New Roman" style:font-name-complex="Calibri" fo:color="#000000" style:language-asian="en" style:country-asian="GB"/>
    </style:style>
    <style:style style:name="P841" style:parent-style-name="Normal" style:family="paragraph">
      <style:paragraph-properties fo:line-height="100%"/>
    </style:style>
    <style:style style:name="T842" style:parent-style-name="DefaultParagraphFont" style:family="text">
      <style:text-properties style:font-name-asian="Times New Roman" style:font-name-complex="Calibri" fo:color="#000000" style:language-asian="en" style:country-asian="GB"/>
    </style:style>
    <style:style style:name="P843" style:parent-style-name="Normal" style:family="paragraph">
      <style:paragraph-properties fo:line-height="100%"/>
    </style:style>
    <style:style style:name="P844" style:parent-style-name="Normal" style:family="paragraph">
      <style:paragraph-properties fo:line-height="100%"/>
    </style:style>
    <style:style style:name="T845" style:parent-style-name="DefaultParagraphFont" style:family="text">
      <style:text-properties style:font-name-asian="Times New Roman" style:font-name-complex="Calibri" fo:color="#000000" style:language-asian="en" style:country-asian="GB"/>
    </style:style>
    <style:style style:name="P846" style:parent-style-name="Normal" style:family="paragraph">
      <style:paragraph-properties fo:line-height="100%"/>
    </style:style>
    <style:style style:name="T847" style:parent-style-name="DefaultParagraphFont" style:family="text">
      <style:text-properties style:font-name-asian="Times New Roman" style:font-name-complex="Calibri" fo:color="#000000" style:language-asian="en" style:country-asian="GB"/>
    </style:style>
    <style:style style:name="P848" style:parent-style-name="Normal" style:family="paragraph">
      <style:paragraph-properties fo:line-height="100%"/>
    </style:style>
    <style:style style:name="T849" style:parent-style-name="DefaultParagraphFont" style:family="text">
      <style:text-properties style:font-name-asian="Times New Roman" style:font-name-complex="Calibri" fo:color="#000000" style:language-asian="en" style:country-asian="GB"/>
    </style:style>
    <style:style style:name="P850" style:parent-style-name="Normal" style:family="paragraph">
      <style:paragraph-properties fo:line-height="100%"/>
    </style:style>
    <style:style style:name="T851" style:parent-style-name="DefaultParagraphFont" style:family="text">
      <style:text-properties style:font-name-asian="Times New Roman" style:font-name-complex="Calibri" fo:color="#000000" style:language-asian="en" style:country-asian="GB"/>
    </style:style>
    <style:style style:name="P852" style:parent-style-name="Normal" style:family="paragraph">
      <style:paragraph-properties fo:line-height="100%"/>
    </style:style>
    <style:style style:name="T853" style:parent-style-name="DefaultParagraphFont" style:family="text">
      <style:text-properties style:font-name-asian="Times New Roman" style:font-name-complex="Calibri" fo:color="#000000" style:language-asian="en" style:country-asian="GB"/>
    </style:style>
    <style:style style:name="P854" style:parent-style-name="Normal" style:family="paragraph">
      <style:paragraph-properties fo:line-height="100%"/>
    </style:style>
    <style:style style:name="T855" style:parent-style-name="DefaultParagraphFont" style:family="text">
      <style:text-properties style:font-name-asian="Times New Roman" style:font-name-complex="Calibri" fo:color="#000000" style:language-asian="en" style:country-asian="GB"/>
    </style:style>
    <style:style style:name="P856" style:parent-style-name="Normal" style:family="paragraph">
      <style:paragraph-properties fo:line-height="100%"/>
    </style:style>
    <style:style style:name="T857" style:parent-style-name="DefaultParagraphFont" style:family="text">
      <style:text-properties style:font-name-asian="Times New Roman" style:font-name-complex="Calibri" fo:color="#000000" style:language-asian="en" style:country-asian="GB"/>
    </style:style>
    <style:style style:name="P858" style:parent-style-name="Normal" style:family="paragraph">
      <style:paragraph-properties fo:line-height="100%"/>
    </style:style>
    <style:style style:name="T859" style:parent-style-name="DefaultParagraphFont" style:family="text">
      <style:text-properties style:font-name-asian="Times New Roman" style:font-name-complex="Calibri" fo:color="#000000" style:language-asian="en" style:country-asian="GB"/>
    </style:style>
    <style:style style:name="P860" style:parent-style-name="Normal" style:family="paragraph">
      <style:paragraph-properties fo:line-height="100%"/>
    </style:style>
    <style:style style:name="T861" style:parent-style-name="DefaultParagraphFont" style:family="text">
      <style:text-properties style:font-name-asian="Times New Roman" style:font-name-complex="Calibri" fo:color="#000000" style:language-asian="en" style:country-asian="GB"/>
    </style:style>
    <style:style style:name="P862" style:parent-style-name="Normal" style:family="paragraph">
      <style:paragraph-properties fo:line-height="100%"/>
    </style:style>
    <style:style style:name="T863" style:parent-style-name="DefaultParagraphFont" style:family="text">
      <style:text-properties style:font-name-asian="Times New Roman" style:font-name-complex="Calibri" fo:color="#000000" style:language-asian="en" style:country-asian="GB"/>
    </style:style>
    <style:style style:name="P864" style:parent-style-name="Normal" style:family="paragraph">
      <style:paragraph-properties fo:line-height="100%"/>
    </style:style>
    <style:style style:name="T865" style:parent-style-name="DefaultParagraphFont" style:family="text">
      <style:text-properties style:font-name-asian="Times New Roman" style:font-name-complex="Calibri" fo:color="#000000" style:language-asian="en" style:country-asian="GB"/>
    </style:style>
    <style:style style:name="P866" style:parent-style-name="Normal" style:family="paragraph">
      <style:paragraph-properties fo:line-height="100%"/>
    </style:style>
    <style:style style:name="T867" style:parent-style-name="DefaultParagraphFont" style:family="text">
      <style:text-properties style:font-name-asian="Times New Roman" style:font-name-complex="Calibri" fo:color="#000000" style:language-asian="en" style:country-asian="GB"/>
    </style:style>
    <style:style style:name="P868" style:parent-style-name="Normal" style:family="paragraph">
      <style:paragraph-properties fo:line-height="100%"/>
    </style:style>
    <style:style style:name="T869" style:parent-style-name="DefaultParagraphFont" style:family="text">
      <style:text-properties style:font-name-asian="Times New Roman" style:font-name-complex="Calibri" fo:color="#000000" style:language-asian="en" style:country-asian="GB"/>
    </style:style>
    <style:style style:name="P870" style:parent-style-name="Normal" style:family="paragraph">
      <style:paragraph-properties fo:line-height="100%"/>
    </style:style>
    <style:style style:name="T871" style:parent-style-name="DefaultParagraphFont" style:family="text">
      <style:text-properties style:font-name-asian="Times New Roman" style:font-name-complex="Calibri" fo:color="#000000" style:language-asian="en" style:country-asian="GB"/>
    </style:style>
    <style:style style:name="P872" style:parent-style-name="Normal" style:family="paragraph">
      <style:paragraph-properties fo:line-height="100%"/>
    </style:style>
    <style:style style:name="T873" style:parent-style-name="DefaultParagraphFont" style:family="text">
      <style:text-properties style:font-name-asian="Times New Roman" style:font-name-complex="Calibri" fo:color="#000000" style:language-asian="en" style:country-asian="GB"/>
    </style:style>
    <style:style style:name="P874" style:parent-style-name="Normal" style:family="paragraph">
      <style:paragraph-properties fo:line-height="100%"/>
    </style:style>
    <style:style style:name="T875" style:parent-style-name="DefaultParagraphFont" style:family="text">
      <style:text-properties style:font-name-asian="Times New Roman" style:font-name-complex="Calibri" fo:color="#000000" style:language-asian="en" style:country-asian="GB"/>
    </style:style>
    <style:style style:name="P876" style:parent-style-name="Normal" style:family="paragraph">
      <style:paragraph-properties fo:line-height="100%"/>
    </style:style>
    <style:style style:name="T877" style:parent-style-name="DefaultParagraphFont" style:family="text">
      <style:text-properties style:font-name-asian="Times New Roman" style:font-name-complex="Calibri" fo:color="#000000" style:language-asian="en" style:country-asian="GB"/>
    </style:style>
    <style:style style:name="P878" style:parent-style-name="Normal" style:family="paragraph">
      <style:paragraph-properties fo:line-height="100%"/>
    </style:style>
    <style:style style:name="T879" style:parent-style-name="DefaultParagraphFont" style:family="text">
      <style:text-properties style:font-name-asian="Times New Roman" style:font-name-complex="Calibri" fo:color="#000000" style:language-asian="en" style:country-asian="GB"/>
    </style:style>
    <style:style style:name="P880" style:parent-style-name="Normal" style:family="paragraph">
      <style:paragraph-properties fo:line-height="100%"/>
    </style:style>
    <style:style style:name="T881" style:parent-style-name="DefaultParagraphFont" style:family="text">
      <style:text-properties style:font-name-asian="Times New Roman" style:font-name-complex="Calibri" fo:color="#000000" style:language-asian="en" style:country-asian="GB"/>
    </style:style>
    <style:style style:name="P882" style:parent-style-name="Normal" style:family="paragraph">
      <style:paragraph-properties fo:line-height="100%"/>
    </style:style>
    <style:style style:name="T883" style:parent-style-name="DefaultParagraphFont" style:family="text">
      <style:text-properties style:font-name-asian="Times New Roman" style:font-name-complex="Calibri" fo:color="#000000" style:language-asian="en" style:country-asian="GB"/>
    </style:style>
    <style:style style:name="P884" style:parent-style-name="Normal" style:family="paragraph">
      <style:paragraph-properties fo:line-height="100%"/>
    </style:style>
    <style:style style:name="T885" style:parent-style-name="DefaultParagraphFont" style:family="text">
      <style:text-properties style:font-name-asian="Times New Roman" style:font-name-complex="Calibri" fo:color="#000000" style:language-asian="en" style:country-asian="GB"/>
    </style:style>
    <style:style style:name="P886" style:parent-style-name="Normal" style:family="paragraph">
      <style:paragraph-properties fo:line-height="100%"/>
    </style:style>
    <style:style style:name="T887" style:parent-style-name="DefaultParagraphFont" style:family="text">
      <style:text-properties style:font-name-asian="Times New Roman" style:font-name-complex="Calibri" fo:color="#000000" style:language-asian="en" style:country-asian="GB"/>
    </style:style>
    <style:style style:name="P888" style:parent-style-name="Normal" style:family="paragraph">
      <style:paragraph-properties fo:line-height="100%"/>
    </style:style>
    <style:style style:name="T889" style:parent-style-name="DefaultParagraphFont" style:family="text">
      <style:text-properties style:font-name-asian="Times New Roman" style:font-name-complex="Calibri" fo:color="#000000" style:language-asian="en" style:country-asian="GB"/>
    </style:style>
    <style:style style:name="P890" style:parent-style-name="Normal" style:family="paragraph">
      <style:paragraph-properties fo:line-height="100%"/>
    </style:style>
    <style:style style:name="T891" style:parent-style-name="DefaultParagraphFont" style:family="text">
      <style:text-properties style:font-name-asian="Times New Roman" style:font-name-complex="Calibri" fo:color="#000000" style:language-asian="en" style:country-asian="GB"/>
    </style:style>
    <style:style style:name="P892" style:parent-style-name="Normal" style:family="paragraph">
      <style:paragraph-properties fo:line-height="100%"/>
    </style:style>
    <style:style style:name="T893" style:parent-style-name="DefaultParagraphFont" style:family="text">
      <style:text-properties style:font-name-asian="Times New Roman" style:font-name-complex="Calibri" fo:color="#000000" style:language-asian="en" style:country-asian="GB"/>
    </style:style>
    <style:style style:name="P894" style:parent-style-name="Normal" style:family="paragraph">
      <style:paragraph-properties fo:line-height="100%"/>
    </style:style>
    <style:style style:name="T895" style:parent-style-name="DefaultParagraphFont" style:family="text">
      <style:text-properties style:font-name-asian="Times New Roman" style:font-name-complex="Calibri" fo:color="#000000" style:language-asian="en" style:country-asian="GB"/>
    </style:style>
    <style:style style:name="P896" style:parent-style-name="Normal" style:family="paragraph">
      <style:paragraph-properties fo:line-height="100%"/>
    </style:style>
    <style:style style:name="T897" style:parent-style-name="DefaultParagraphFont" style:family="text">
      <style:text-properties style:font-name-asian="Times New Roman" style:font-name-complex="Calibri" fo:color="#000000" style:language-asian="en" style:country-asian="GB"/>
    </style:style>
    <style:style style:name="P898" style:parent-style-name="Normal" style:family="paragraph">
      <style:paragraph-properties fo:line-height="100%"/>
    </style:style>
    <style:style style:name="T899" style:parent-style-name="DefaultParagraphFont" style:family="text">
      <style:text-properties style:font-name-asian="Times New Roman" style:font-name-complex="Calibri" fo:color="#000000" style:language-asian="en" style:country-asian="GB"/>
    </style:style>
    <style:style style:name="P900" style:parent-style-name="Normal" style:family="paragraph">
      <style:paragraph-properties fo:line-height="100%"/>
    </style:style>
    <style:style style:name="T901" style:parent-style-name="DefaultParagraphFont" style:family="text">
      <style:text-properties style:font-name-asian="Times New Roman" style:font-name-complex="Calibri" fo:color="#000000" style:language-asian="en" style:country-asian="GB"/>
    </style:style>
    <style:style style:name="P902" style:parent-style-name="Normal" style:family="paragraph">
      <style:paragraph-properties fo:line-height="100%"/>
    </style:style>
    <style:style style:name="T903" style:parent-style-name="DefaultParagraphFont" style:family="text">
      <style:text-properties style:font-name-asian="Times New Roman" style:font-name-complex="Calibri" fo:color="#000000" style:language-asian="en" style:country-asian="GB"/>
    </style:style>
    <style:style style:name="P90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905" style:parent-style-name="Normal" style:family="paragraph">
      <style:paragraph-properties fo:line-height="100%"/>
      <style:text-properties style:font-name-asian="Times New Roman" style:font-name-complex="Calibri" fo:color="#000000" style:language-asian="en" style:country-asian="GB"/>
    </style:style>
    <style:style style:name="T906" style:parent-style-name="DefaultParagraphFont" style:family="text">
      <style:text-properties style:font-name-complex="Calibri" fo:color="#000000"/>
    </style:style>
    <style:style style:name="T907" style:parent-style-name="DefaultParagraphFont" style:family="text">
      <style:text-properties fo:language="en" fo:country="US" style:language-asian="en" style:country-asian="US"/>
    </style:style>
    <style:style style:name="P908" style:parent-style-name="Normal" style:family="paragraph">
      <style:paragraph-properties fo:line-height="100%"/>
      <style:text-properties style:font-name-asian="Times New Roman" style:font-name-complex="Calibri" fo:color="#000000" style:language-asian="en" style:country-asian="GB"/>
    </style:style>
    <style:style style:name="P909" style:parent-style-name="Normal" style:family="paragraph">
      <style:paragraph-properties fo:line-height="100%"/>
    </style:style>
    <style:style style:name="T910" style:parent-style-name="DefaultParagraphFont" style:family="text">
      <style:text-properties style:font-name-asian="Times New Roman" style:font-name-complex="Calibri" fo:color="#000000" style:language-asian="en" style:country-asian="GB"/>
    </style:style>
    <style:style style:name="P911" style:parent-style-name="Normal" style:family="paragraph">
      <style:paragraph-properties fo:line-height="100%"/>
    </style:style>
    <style:style style:name="T912" style:parent-style-name="DefaultParagraphFont" style:family="text">
      <style:text-properties style:font-name-asian="Times New Roman" style:font-name-complex="Calibri" fo:color="#000000" style:language-asian="en" style:country-asian="GB"/>
    </style:style>
    <style:style style:name="P913" style:parent-style-name="Normal" style:family="paragraph">
      <style:paragraph-properties fo:line-height="100%"/>
    </style:style>
    <style:style style:name="T914" style:parent-style-name="DefaultParagraphFont" style:family="text">
      <style:text-properties style:font-name-asian="Times New Roman" style:font-name-complex="Calibri" fo:color="#000000" style:language-asian="en" style:country-asian="GB"/>
    </style:style>
    <style:style style:name="P915" style:parent-style-name="Normal" style:family="paragraph">
      <style:paragraph-properties fo:line-height="100%"/>
    </style:style>
    <style:style style:name="T916" style:parent-style-name="DefaultParagraphFont" style:family="text">
      <style:text-properties style:font-name-asian="Times New Roman" style:font-name-complex="Calibri" fo:color="#000000" style:language-asian="en" style:country-asian="GB"/>
    </style:style>
    <style:style style:name="P91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918" style:parent-style-name="Normal" style:family="paragraph">
      <style:paragraph-properties fo:line-height="100%"/>
    </style:style>
    <style:style style:name="T919" style:parent-style-name="DefaultParagraphFont" style:family="text">
      <style:text-properties style:font-name-asian="Times New Roman" style:font-name-complex="Calibri" fo:color="#000000" style:language-asian="en" style:country-asian="GB"/>
    </style:style>
    <style:style style:name="P920" style:parent-style-name="Normal" style:family="paragraph">
      <style:paragraph-properties fo:line-height="100%"/>
    </style:style>
    <style:style style:name="T921" style:parent-style-name="DefaultParagraphFont" style:family="text">
      <style:text-properties style:font-name-asian="Times New Roman" style:font-name-complex="Calibri" fo:color="#000000" style:language-asian="en" style:country-asian="GB"/>
    </style:style>
    <style:style style:name="P922" style:parent-style-name="Normal" style:family="paragraph">
      <style:paragraph-properties fo:line-height="100%"/>
    </style:style>
    <style:style style:name="T923" style:parent-style-name="DefaultParagraphFont" style:family="text">
      <style:text-properties style:font-name-asian="Times New Roman" style:font-name-complex="Calibri" fo:color="#000000" style:language-asian="en" style:country-asian="GB"/>
    </style:style>
    <style:style style:name="P924" style:parent-style-name="Normal" style:family="paragraph">
      <style:paragraph-properties fo:line-height="100%"/>
    </style:style>
    <style:style style:name="T925" style:parent-style-name="DefaultParagraphFont" style:family="text">
      <style:text-properties style:font-name-asian="Times New Roman" style:font-name-complex="Calibri" fo:color="#000000" style:language-asian="en" style:country-asian="GB"/>
    </style:style>
    <style:style style:name="P926" style:parent-style-name="Normal" style:family="paragraph">
      <style:paragraph-properties fo:line-height="100%"/>
    </style:style>
    <style:style style:name="T927" style:parent-style-name="DefaultParagraphFont" style:family="text">
      <style:text-properties style:font-name-asian="Times New Roman" style:font-name-complex="Calibri" fo:color="#000000" style:language-asian="en" style:country-asian="GB"/>
    </style:style>
    <style:style style:name="P928" style:parent-style-name="Normal" style:family="paragraph">
      <style:paragraph-properties fo:line-height="100%"/>
    </style:style>
    <style:style style:name="T929" style:parent-style-name="DefaultParagraphFont" style:family="text">
      <style:text-properties style:font-name-asian="Times New Roman" style:font-name-complex="Calibri" fo:color="#000000" style:language-asian="en" style:country-asian="GB"/>
    </style:style>
    <style:style style:name="P930" style:parent-style-name="Normal" style:family="paragraph">
      <style:paragraph-properties fo:line-height="100%"/>
    </style:style>
    <style:style style:name="T931" style:parent-style-name="DefaultParagraphFont" style:family="text">
      <style:text-properties style:font-name-asian="Times New Roman" style:font-name-complex="Calibri" fo:color="#000000" style:language-asian="en" style:country-asian="GB"/>
    </style:style>
    <style:style style:name="P932" style:parent-style-name="Normal" style:family="paragraph">
      <style:paragraph-properties fo:line-height="100%"/>
    </style:style>
    <style:style style:name="T933" style:parent-style-name="DefaultParagraphFont" style:family="text">
      <style:text-properties style:font-name-asian="Times New Roman" style:font-name-complex="Calibri" fo:color="#000000" style:language-asian="en" style:country-asian="GB"/>
    </style:style>
    <style:style style:name="P934" style:parent-style-name="Normal" style:family="paragraph">
      <style:paragraph-properties fo:line-height="100%"/>
    </style:style>
    <style:style style:name="T935" style:parent-style-name="DefaultParagraphFont" style:family="text">
      <style:text-properties style:font-name-asian="Times New Roman" style:font-name-complex="Calibri" fo:color="#000000" style:language-asian="en" style:country-asian="GB"/>
    </style:style>
    <style:style style:name="P936" style:parent-style-name="Normal" style:family="paragraph">
      <style:paragraph-properties fo:line-height="100%"/>
    </style:style>
    <style:style style:name="T937" style:parent-style-name="DefaultParagraphFont" style:family="text">
      <style:text-properties style:font-name-asian="Times New Roman" style:font-name-complex="Calibri" fo:color="#000000" style:language-asian="en" style:country-asian="GB"/>
    </style:style>
    <style:style style:name="P938" style:parent-style-name="Normal" style:family="paragraph">
      <style:paragraph-properties fo:line-height="100%"/>
    </style:style>
    <style:style style:name="T939" style:parent-style-name="DefaultParagraphFont" style:family="text">
      <style:text-properties style:font-name-asian="Times New Roman" style:font-name-complex="Calibri" fo:color="#000000" style:language-asian="en" style:country-asian="GB"/>
    </style:style>
    <style:style style:name="P940" style:parent-style-name="Normal" style:family="paragraph">
      <style:paragraph-properties fo:line-height="100%"/>
    </style:style>
    <style:style style:name="T941" style:parent-style-name="DefaultParagraphFont" style:family="text">
      <style:text-properties style:font-name-asian="Times New Roman" style:font-name-complex="Calibri" fo:color="#000000" style:language-asian="en" style:country-asian="GB"/>
    </style:style>
    <style:style style:name="P942" style:parent-style-name="Normal" style:family="paragraph">
      <style:paragraph-properties fo:line-height="100%"/>
    </style:style>
    <style:style style:name="T943" style:parent-style-name="DefaultParagraphFont" style:family="text">
      <style:text-properties style:font-name-asian="Times New Roman" style:font-name-complex="Calibri" fo:color="#000000" style:language-asian="en" style:country-asian="GB"/>
    </style:style>
    <style:style style:name="P944" style:parent-style-name="Normal" style:family="paragraph">
      <style:paragraph-properties fo:line-height="100%"/>
    </style:style>
    <style:style style:name="T945" style:parent-style-name="DefaultParagraphFont" style:family="text">
      <style:text-properties style:font-name-asian="Times New Roman" style:font-name-complex="Calibri" fo:color="#000000" style:language-asian="en" style:country-asian="GB"/>
    </style:style>
    <style:style style:name="P946" style:parent-style-name="Normal" style:family="paragraph">
      <style:paragraph-properties fo:line-height="100%"/>
    </style:style>
    <style:style style:name="T947" style:parent-style-name="DefaultParagraphFont" style:family="text">
      <style:text-properties style:font-name-asian="Times New Roman" style:font-name-complex="Calibri" fo:color="#000000" style:language-asian="en" style:country-asian="GB"/>
    </style:style>
    <style:style style:name="P94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949" style:parent-style-name="Normal" style:family="paragraph">
      <style:paragraph-properties fo:line-height="100%"/>
    </style:style>
    <style:style style:name="T950" style:parent-style-name="DefaultParagraphFont" style:family="text">
      <style:text-properties style:font-name-asian="Times New Roman" style:font-name-complex="Calibri" fo:color="#000000" style:language-asian="en" style:country-asian="GB"/>
    </style:style>
    <style:style style:name="P951" style:parent-style-name="Normal" style:family="paragraph">
      <style:paragraph-properties fo:line-height="100%"/>
    </style:style>
    <style:style style:name="T952" style:parent-style-name="DefaultParagraphFont" style:family="text">
      <style:text-properties style:font-name-asian="Times New Roman" style:font-name-complex="Calibri" fo:color="#000000" style:language-asian="en" style:country-asian="GB"/>
    </style:style>
    <style:style style:name="P953" style:parent-style-name="Normal" style:family="paragraph">
      <style:paragraph-properties fo:line-height="100%"/>
    </style:style>
    <style:style style:name="T954" style:parent-style-name="DefaultParagraphFont" style:family="text">
      <style:text-properties style:font-name-asian="Times New Roman" style:font-name-complex="Calibri" fo:color="#000000" style:language-asian="en" style:country-asian="GB"/>
    </style:style>
    <style:style style:name="P955" style:parent-style-name="Normal" style:family="paragraph">
      <style:paragraph-properties fo:line-height="100%"/>
    </style:style>
    <style:style style:name="T956" style:parent-style-name="DefaultParagraphFont" style:family="text">
      <style:text-properties style:font-name-asian="Times New Roman" style:font-name-complex="Calibri" fo:color="#000000" style:language-asian="en" style:country-asian="GB"/>
    </style:style>
    <style:style style:name="P957" style:parent-style-name="Normal" style:family="paragraph">
      <style:paragraph-properties fo:line-height="100%"/>
    </style:style>
    <style:style style:name="T958" style:parent-style-name="DefaultParagraphFont" style:family="text">
      <style:text-properties style:font-name-asian="Times New Roman" style:font-name-complex="Calibri" fo:color="#000000" style:language-asian="en" style:country-asian="GB"/>
    </style:style>
    <style:style style:name="P95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960" style:parent-style-name="Normal" style:family="paragraph">
      <style:paragraph-properties fo:line-height="100%"/>
    </style:style>
    <style:style style:name="T961" style:parent-style-name="DefaultParagraphFont" style:family="text">
      <style:text-properties style:font-name-asian="Times New Roman" style:font-name-complex="Calibri" fo:color="#000000" style:language-asian="en" style:country-asian="GB"/>
    </style:style>
    <style:style style:name="P962" style:parent-style-name="Normal" style:family="paragraph">
      <style:paragraph-properties fo:line-height="100%"/>
    </style:style>
    <style:style style:name="T963" style:parent-style-name="DefaultParagraphFont" style:family="text">
      <style:text-properties style:font-name-asian="Times New Roman" style:font-name-complex="Calibri" fo:color="#000000" style:language-asian="en" style:country-asian="GB"/>
    </style:style>
    <style:style style:name="P964" style:parent-style-name="Normal" style:family="paragraph">
      <style:paragraph-properties fo:line-height="100%"/>
    </style:style>
    <style:style style:name="T965" style:parent-style-name="DefaultParagraphFont" style:family="text">
      <style:text-properties style:font-name-asian="Times New Roman" style:font-name-complex="Calibri" fo:color="#000000" style:language-asian="en" style:country-asian="GB"/>
    </style:style>
    <style:style style:name="P966" style:parent-style-name="Normal" style:family="paragraph">
      <style:paragraph-properties fo:line-height="100%"/>
    </style:style>
    <style:style style:name="T967" style:parent-style-name="DefaultParagraphFont" style:family="text">
      <style:text-properties style:font-name-asian="Times New Roman" style:font-name-complex="Calibri" fo:color="#000000" style:language-asian="en" style:country-asian="GB"/>
    </style:style>
    <style:style style:name="P968" style:parent-style-name="Normal" style:family="paragraph">
      <style:paragraph-properties fo:line-height="100%"/>
    </style:style>
    <style:style style:name="T969" style:parent-style-name="DefaultParagraphFont" style:family="text">
      <style:text-properties style:font-name-asian="Times New Roman" style:font-name-complex="Calibri" fo:color="#000000" style:language-asian="en" style:country-asian="GB"/>
    </style:style>
    <style:style style:name="P970" style:parent-style-name="Normal" style:family="paragraph">
      <style:paragraph-properties fo:line-height="100%"/>
    </style:style>
    <style:style style:name="T971" style:parent-style-name="DefaultParagraphFont" style:family="text">
      <style:text-properties style:font-name-asian="Times New Roman" style:font-name-complex="Calibri" fo:color="#000000" style:language-asian="en" style:country-asian="GB"/>
    </style:style>
    <style:style style:name="P972" style:parent-style-name="Normal" style:family="paragraph">
      <style:paragraph-properties fo:line-height="100%"/>
    </style:style>
    <style:style style:name="T973" style:parent-style-name="DefaultParagraphFont" style:family="text">
      <style:text-properties style:font-name-asian="Times New Roman" style:font-name-complex="Calibri" fo:color="#000000" style:language-asian="en" style:country-asian="GB"/>
    </style:style>
    <style:style style:name="P974" style:parent-style-name="Normal" style:family="paragraph">
      <style:paragraph-properties fo:line-height="100%"/>
    </style:style>
    <style:style style:name="T975" style:parent-style-name="DefaultParagraphFont" style:family="text">
      <style:text-properties style:font-name-asian="Times New Roman" style:font-name-complex="Calibri" fo:color="#000000" style:language-asian="en" style:country-asian="GB"/>
    </style:style>
    <style:style style:name="P976" style:parent-style-name="Normal" style:family="paragraph">
      <style:paragraph-properties fo:line-height="100%"/>
    </style:style>
    <style:style style:name="T977" style:parent-style-name="DefaultParagraphFont" style:family="text">
      <style:text-properties style:font-name-asian="Times New Roman" style:font-name-complex="Calibri" fo:color="#000000" style:language-asian="en" style:country-asian="GB"/>
    </style:style>
    <style:style style:name="P978" style:parent-style-name="Normal" style:family="paragraph">
      <style:paragraph-properties fo:line-height="100%"/>
    </style:style>
    <style:style style:name="T979" style:parent-style-name="DefaultParagraphFont" style:family="text">
      <style:text-properties style:font-name-asian="Times New Roman" style:font-name-complex="Calibri" fo:color="#000000" style:language-asian="en" style:country-asian="GB"/>
    </style:style>
    <style:style style:name="P980" style:parent-style-name="Normal" style:family="paragraph">
      <style:paragraph-properties fo:line-height="100%"/>
    </style:style>
    <style:style style:name="T981" style:parent-style-name="DefaultParagraphFont" style:family="text">
      <style:text-properties style:font-name-asian="Times New Roman" style:font-name-complex="Calibri" fo:color="#000000" style:language-asian="en" style:country-asian="GB"/>
    </style:style>
    <style:style style:name="P982" style:parent-style-name="Normal" style:family="paragraph">
      <style:paragraph-properties fo:line-height="100%"/>
    </style:style>
    <style:style style:name="T983" style:parent-style-name="DefaultParagraphFont" style:family="text">
      <style:text-properties style:font-name-asian="Times New Roman" style:font-name-complex="Calibri" fo:color="#000000" style:language-asian="en" style:country-asian="GB"/>
    </style:style>
    <style:style style:name="P984" style:parent-style-name="Normal" style:family="paragraph">
      <style:paragraph-properties fo:line-height="100%"/>
    </style:style>
    <style:style style:name="T985" style:parent-style-name="DefaultParagraphFont" style:family="text">
      <style:text-properties style:font-name-asian="Times New Roman" style:font-name-complex="Calibri" fo:color="#000000" style:language-asian="en" style:country-asian="GB"/>
    </style:style>
    <style:style style:name="P986" style:parent-style-name="Normal" style:family="paragraph">
      <style:paragraph-properties fo:line-height="100%"/>
    </style:style>
    <style:style style:name="T987" style:parent-style-name="DefaultParagraphFont" style:family="text">
      <style:text-properties style:font-name-asian="Times New Roman" style:font-name-complex="Calibri" fo:color="#000000" style:language-asian="en" style:country-asian="GB"/>
    </style:style>
    <style:style style:name="P988" style:parent-style-name="Normal" style:family="paragraph">
      <style:paragraph-properties fo:line-height="100%"/>
    </style:style>
    <style:style style:name="T989" style:parent-style-name="DefaultParagraphFont" style:family="text">
      <style:text-properties style:font-name-asian="Times New Roman" style:font-name-complex="Calibri" fo:color="#000000" style:language-asian="en" style:country-asian="GB"/>
    </style:style>
    <style:style style:name="P990" style:parent-style-name="Normal" style:family="paragraph">
      <style:paragraph-properties fo:line-height="100%"/>
    </style:style>
    <style:style style:name="T991" style:parent-style-name="DefaultParagraphFont" style:family="text">
      <style:text-properties style:font-name-asian="Times New Roman" style:font-name-complex="Calibri" fo:color="#000000" style:language-asian="en" style:country-asian="GB"/>
    </style:style>
    <style:style style:name="P992" style:parent-style-name="Normal" style:family="paragraph">
      <style:paragraph-properties fo:line-height="100%"/>
    </style:style>
    <style:style style:name="T993" style:parent-style-name="DefaultParagraphFont" style:family="text">
      <style:text-properties style:font-name-asian="Times New Roman" style:font-name-complex="Calibri" fo:color="#000000" style:language-asian="en" style:country-asian="GB"/>
    </style:style>
    <style:style style:name="P994" style:parent-style-name="Normal" style:family="paragraph">
      <style:paragraph-properties fo:line-height="100%"/>
    </style:style>
    <style:style style:name="T995" style:parent-style-name="DefaultParagraphFont" style:family="text">
      <style:text-properties style:font-name-asian="Times New Roman" style:font-name-complex="Calibri" fo:color="#000000" style:language-asian="en" style:country-asian="GB"/>
    </style:style>
    <style:style style:name="P99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997" style:parent-style-name="Normal" style:family="paragraph">
      <style:paragraph-properties fo:line-height="100%"/>
    </style:style>
    <style:style style:name="T998" style:parent-style-name="DefaultParagraphFont" style:family="text">
      <style:text-properties style:font-name-asian="Times New Roman" style:font-name-complex="Calibri" fo:color="#000000" style:language-asian="en" style:country-asian="GB"/>
    </style:style>
    <style:style style:name="P999" style:parent-style-name="Normal" style:family="paragraph">
      <style:paragraph-properties fo:line-height="100%"/>
    </style:style>
    <style:style style:name="T1000" style:parent-style-name="DefaultParagraphFont" style:family="text">
      <style:text-properties style:font-name-asian="Times New Roman" style:font-name-complex="Calibri" fo:color="#000000" style:language-asian="en" style:country-asian="GB"/>
    </style:style>
    <style:style style:name="P1001" style:parent-style-name="Normal" style:family="paragraph">
      <style:paragraph-properties fo:line-height="100%"/>
    </style:style>
    <style:style style:name="T1002" style:parent-style-name="DefaultParagraphFont" style:family="text">
      <style:text-properties style:font-name-asian="Times New Roman" style:font-name-complex="Calibri" fo:color="#000000" style:language-asian="en" style:country-asian="GB"/>
    </style:style>
    <style:style style:name="P1003" style:parent-style-name="Normal" style:family="paragraph">
      <style:paragraph-properties fo:line-height="100%"/>
    </style:style>
    <style:style style:name="T1004" style:parent-style-name="DefaultParagraphFont" style:family="text">
      <style:text-properties style:font-name-asian="Times New Roman" style:font-name-complex="Calibri" fo:color="#000000" style:language-asian="en" style:country-asian="GB"/>
    </style:style>
    <style:style style:name="P1005" style:parent-style-name="Normal" style:family="paragraph">
      <style:paragraph-properties fo:line-height="100%"/>
    </style:style>
    <style:style style:name="T1006" style:parent-style-name="DefaultParagraphFont" style:family="text">
      <style:text-properties style:font-name-asian="Times New Roman" style:font-name-complex="Calibri" fo:color="#000000" style:language-asian="en" style:country-asian="GB"/>
    </style:style>
    <style:style style:name="P1007" style:parent-style-name="Normal" style:family="paragraph">
      <style:paragraph-properties fo:line-height="100%"/>
    </style:style>
    <style:style style:name="T1008" style:parent-style-name="DefaultParagraphFont" style:family="text">
      <style:text-properties style:font-name-asian="Times New Roman" style:font-name-complex="Calibri" fo:color="#000000" style:language-asian="en" style:country-asian="GB"/>
    </style:style>
    <style:style style:name="P1009" style:parent-style-name="Normal" style:family="paragraph">
      <style:paragraph-properties fo:line-height="100%"/>
    </style:style>
    <style:style style:name="T1010" style:parent-style-name="DefaultParagraphFont" style:family="text">
      <style:text-properties style:font-name-asian="Times New Roman" style:font-name-complex="Calibri" fo:color="#000000" style:language-asian="en" style:country-asian="GB"/>
    </style:style>
    <style:style style:name="P1011" style:parent-style-name="Normal" style:family="paragraph">
      <style:paragraph-properties fo:line-height="100%"/>
    </style:style>
    <style:style style:name="T1012" style:parent-style-name="DefaultParagraphFont" style:family="text">
      <style:text-properties style:font-name-asian="Times New Roman" style:font-name-complex="Calibri" fo:color="#000000" style:language-asian="en" style:country-asian="GB"/>
    </style:style>
    <style:style style:name="P1013" style:parent-style-name="Normal" style:family="paragraph">
      <style:paragraph-properties fo:line-height="100%"/>
    </style:style>
    <style:style style:name="T1014" style:parent-style-name="DefaultParagraphFont" style:family="text">
      <style:text-properties style:font-name-asian="Times New Roman" style:font-name-complex="Calibri" fo:color="#000000" style:language-asian="en" style:country-asian="GB"/>
    </style:style>
    <style:style style:name="P1015" style:parent-style-name="Normal" style:family="paragraph">
      <style:paragraph-properties fo:line-height="100%"/>
    </style:style>
    <style:style style:name="T1016" style:parent-style-name="DefaultParagraphFont" style:family="text">
      <style:text-properties style:font-name-asian="Times New Roman" style:font-name-complex="Calibri" fo:color="#000000" style:language-asian="en" style:country-asian="GB"/>
    </style:style>
    <style:style style:name="P101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018" style:parent-style-name="Normal" style:family="paragraph">
      <style:paragraph-properties fo:line-height="100%"/>
    </style:style>
    <style:style style:name="T1019" style:parent-style-name="DefaultParagraphFont" style:family="text">
      <style:text-properties style:font-name-asian="Times New Roman" style:font-name-complex="Calibri" fo:color="#000000" style:language-asian="en" style:country-asian="GB"/>
    </style:style>
    <style:style style:name="P1020" style:parent-style-name="Normal" style:family="paragraph">
      <style:paragraph-properties fo:line-height="100%"/>
    </style:style>
    <style:style style:name="T1021" style:parent-style-name="DefaultParagraphFont" style:family="text">
      <style:text-properties style:font-name-asian="Times New Roman" style:font-name-complex="Calibri" fo:color="#000000" style:language-asian="en" style:country-asian="GB"/>
    </style:style>
    <style:style style:name="P1022" style:parent-style-name="Normal" style:family="paragraph">
      <style:paragraph-properties fo:line-height="100%"/>
    </style:style>
    <style:style style:name="T1023" style:parent-style-name="DefaultParagraphFont" style:family="text">
      <style:text-properties style:font-name-asian="Times New Roman" style:font-name-complex="Calibri" fo:color="#000000" style:language-asian="en" style:country-asian="GB"/>
    </style:style>
    <style:style style:name="P1024" style:parent-style-name="Normal" style:family="paragraph">
      <style:paragraph-properties fo:line-height="100%"/>
    </style:style>
    <style:style style:name="T1025" style:parent-style-name="DefaultParagraphFont" style:family="text">
      <style:text-properties style:font-name-asian="Times New Roman" style:font-name-complex="Calibri" fo:color="#000000" style:language-asian="en" style:country-asian="GB"/>
    </style:style>
    <style:style style:name="P1026" style:parent-style-name="Normal" style:family="paragraph">
      <style:paragraph-properties fo:line-height="100%"/>
    </style:style>
    <style:style style:name="T1027" style:parent-style-name="DefaultParagraphFont" style:family="text">
      <style:text-properties style:font-name-asian="Times New Roman" style:font-name-complex="Calibri" fo:color="#000000" style:language-asian="en" style:country-asian="GB"/>
    </style:style>
    <style:style style:name="P1028" style:parent-style-name="Normal" style:family="paragraph">
      <style:paragraph-properties fo:line-height="100%"/>
    </style:style>
    <style:style style:name="T1029" style:parent-style-name="DefaultParagraphFont" style:family="text">
      <style:text-properties style:font-name-asian="Times New Roman" style:font-name-complex="Calibri" fo:color="#000000" style:language-asian="en" style:country-asian="GB"/>
    </style:style>
    <style:style style:name="P1030" style:parent-style-name="Normal" style:family="paragraph">
      <style:paragraph-properties fo:line-height="100%"/>
    </style:style>
    <style:style style:name="T1031" style:parent-style-name="DefaultParagraphFont" style:family="text">
      <style:text-properties style:font-name-asian="Times New Roman" style:font-name-complex="Calibri" fo:color="#000000" style:language-asian="en" style:country-asian="GB"/>
    </style:style>
    <style:style style:name="P1032" style:parent-style-name="Normal" style:family="paragraph">
      <style:paragraph-properties fo:line-height="100%"/>
    </style:style>
    <style:style style:name="T1033" style:parent-style-name="DefaultParagraphFont" style:family="text">
      <style:text-properties style:font-name-asian="Times New Roman" style:font-name-complex="Calibri" fo:color="#000000" style:language-asian="en" style:country-asian="GB"/>
    </style:style>
    <style:style style:name="P103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035" style:parent-style-name="Normal" style:family="paragraph">
      <style:paragraph-properties fo:line-height="100%"/>
    </style:style>
    <style:style style:name="T1036" style:parent-style-name="DefaultParagraphFont" style:family="text">
      <style:text-properties style:font-name-asian="Times New Roman" style:font-name-complex="Calibri" fo:color="#000000" style:language-asian="en" style:country-asian="GB"/>
    </style:style>
    <style:style style:name="P1037" style:parent-style-name="Normal" style:family="paragraph">
      <style:paragraph-properties fo:line-height="100%"/>
    </style:style>
    <style:style style:name="T1038" style:parent-style-name="DefaultParagraphFont" style:family="text">
      <style:text-properties style:font-name-asian="Times New Roman" style:font-name-complex="Calibri" fo:color="#000000" style:language-asian="en" style:country-asian="GB"/>
    </style:style>
    <style:style style:name="P1039" style:parent-style-name="Normal" style:family="paragraph">
      <style:paragraph-properties fo:line-height="100%"/>
    </style:style>
    <style:style style:name="T1040" style:parent-style-name="DefaultParagraphFont" style:family="text">
      <style:text-properties style:font-name-asian="Times New Roman" style:font-name-complex="Calibri" fo:color="#000000" style:language-asian="en" style:country-asian="GB"/>
    </style:style>
    <style:style style:name="P1041" style:parent-style-name="Normal" style:family="paragraph">
      <style:paragraph-properties fo:line-height="100%"/>
    </style:style>
    <style:style style:name="T1042" style:parent-style-name="DefaultParagraphFont" style:family="text">
      <style:text-properties style:font-name-asian="Times New Roman" style:font-name-complex="Calibri" fo:color="#000000" style:language-asian="en" style:country-asian="GB"/>
    </style:style>
    <style:style style:name="P1043" style:parent-style-name="Normal" style:family="paragraph">
      <style:paragraph-properties fo:line-height="100%"/>
    </style:style>
    <style:style style:name="T1044" style:parent-style-name="DefaultParagraphFont" style:family="text">
      <style:text-properties style:font-name-asian="Times New Roman" style:font-name-complex="Calibri" fo:color="#000000" style:language-asian="en" style:country-asian="GB"/>
    </style:style>
    <style:style style:name="P1045" style:parent-style-name="Normal" style:family="paragraph">
      <style:paragraph-properties fo:line-height="100%"/>
    </style:style>
    <style:style style:name="T1046" style:parent-style-name="DefaultParagraphFont" style:family="text">
      <style:text-properties style:font-name-asian="Times New Roman" style:font-name-complex="Calibri" fo:color="#000000" style:language-asian="en" style:country-asian="GB"/>
    </style:style>
    <style:style style:name="P1047" style:parent-style-name="Normal" style:family="paragraph">
      <style:paragraph-properties fo:line-height="100%"/>
    </style:style>
    <style:style style:name="T1048" style:parent-style-name="DefaultParagraphFont" style:family="text">
      <style:text-properties style:font-name-asian="Times New Roman" style:font-name-complex="Calibri" fo:color="#000000" style:language-asian="en" style:country-asian="GB"/>
    </style:style>
    <style:style style:name="P1049" style:parent-style-name="Normal" style:family="paragraph">
      <style:paragraph-properties fo:line-height="100%"/>
    </style:style>
    <style:style style:name="T1050" style:parent-style-name="DefaultParagraphFont" style:family="text">
      <style:text-properties style:font-name-asian="Times New Roman" style:font-name-complex="Calibri" fo:color="#000000" style:language-asian="en" style:country-asian="GB"/>
    </style:style>
    <style:style style:name="P1051" style:parent-style-name="Normal" style:family="paragraph">
      <style:paragraph-properties fo:line-height="100%"/>
    </style:style>
    <style:style style:name="T1052" style:parent-style-name="DefaultParagraphFont" style:family="text">
      <style:text-properties style:font-name-asian="Times New Roman" style:font-name-complex="Calibri" fo:color="#000000" style:language-asian="en" style:country-asian="GB"/>
    </style:style>
    <style:style style:name="P1053" style:parent-style-name="Normal" style:family="paragraph">
      <style:paragraph-properties fo:line-height="100%"/>
    </style:style>
    <style:style style:name="T1054" style:parent-style-name="DefaultParagraphFont" style:family="text">
      <style:text-properties style:font-name-asian="Times New Roman" style:font-name-complex="Calibri" fo:color="#000000" style:language-asian="en" style:country-asian="GB"/>
    </style:style>
    <style:style style:name="P1055" style:parent-style-name="Normal" style:family="paragraph">
      <style:paragraph-properties fo:line-height="100%"/>
    </style:style>
    <style:style style:name="T1056" style:parent-style-name="DefaultParagraphFont" style:family="text">
      <style:text-properties style:font-name-asian="Times New Roman" style:font-name-complex="Calibri" fo:color="#000000" style:language-asian="en" style:country-asian="GB"/>
    </style:style>
    <style:style style:name="P1057" style:parent-style-name="Normal" style:family="paragraph">
      <style:paragraph-properties fo:line-height="100%"/>
    </style:style>
    <style:style style:name="T1058" style:parent-style-name="DefaultParagraphFont" style:family="text">
      <style:text-properties style:font-name-asian="Times New Roman" style:font-name-complex="Calibri" fo:color="#000000" style:language-asian="en" style:country-asian="GB"/>
    </style:style>
    <style:style style:name="P1059" style:parent-style-name="Normal" style:family="paragraph">
      <style:paragraph-properties fo:line-height="100%"/>
    </style:style>
    <style:style style:name="T1060" style:parent-style-name="DefaultParagraphFont" style:family="text">
      <style:text-properties style:font-name-asian="Times New Roman" style:font-name-complex="Calibri" fo:color="#000000" style:language-asian="en" style:country-asian="GB"/>
    </style:style>
    <style:style style:name="P1061" style:parent-style-name="Normal" style:family="paragraph">
      <style:paragraph-properties fo:line-height="100%"/>
    </style:style>
    <style:style style:name="T1062" style:parent-style-name="DefaultParagraphFont" style:family="text">
      <style:text-properties style:font-name-asian="Times New Roman" style:font-name-complex="Calibri" fo:color="#000000" style:language-asian="en" style:country-asian="GB"/>
    </style:style>
    <style:style style:name="P1063" style:parent-style-name="Normal" style:family="paragraph">
      <style:paragraph-properties fo:line-height="100%"/>
    </style:style>
    <style:style style:name="T1064" style:parent-style-name="DefaultParagraphFont" style:family="text">
      <style:text-properties style:font-name-asian="Times New Roman" style:font-name-complex="Calibri" fo:color="#000000" style:language-asian="en" style:country-asian="GB"/>
    </style:style>
    <style:style style:name="P1065" style:parent-style-name="Normal" style:family="paragraph">
      <style:paragraph-properties fo:line-height="100%"/>
    </style:style>
    <style:style style:name="T1066" style:parent-style-name="DefaultParagraphFont" style:family="text">
      <style:text-properties style:font-name-asian="Times New Roman" style:font-name-complex="Calibri" fo:color="#000000" style:language-asian="en" style:country-asian="GB"/>
    </style:style>
    <style:style style:name="P1067" style:parent-style-name="Normal" style:family="paragraph">
      <style:paragraph-properties fo:line-height="100%"/>
    </style:style>
    <style:style style:name="T1068" style:parent-style-name="DefaultParagraphFont" style:family="text">
      <style:text-properties style:font-name-asian="Times New Roman" style:font-name-complex="Calibri" fo:color="#000000" style:language-asian="en" style:country-asian="GB"/>
    </style:style>
    <style:style style:name="P1069" style:parent-style-name="Normal" style:family="paragraph">
      <style:paragraph-properties fo:line-height="100%"/>
    </style:style>
    <style:style style:name="T1070" style:parent-style-name="DefaultParagraphFont" style:family="text">
      <style:text-properties style:font-name-asian="Times New Roman" style:font-name-complex="Calibri" fo:color="#000000" style:language-asian="en" style:country-asian="GB"/>
    </style:style>
    <style:style style:name="P1071" style:parent-style-name="Normal" style:family="paragraph">
      <style:paragraph-properties fo:line-height="100%"/>
    </style:style>
    <style:style style:name="T1072" style:parent-style-name="DefaultParagraphFont" style:family="text">
      <style:text-properties style:font-name-asian="Times New Roman" style:font-name-complex="Calibri" fo:color="#000000" style:language-asian="en" style:country-asian="GB"/>
    </style:style>
    <style:style style:name="P1073" style:parent-style-name="Normal" style:family="paragraph">
      <style:paragraph-properties fo:line-height="100%"/>
    </style:style>
    <style:style style:name="T1074" style:parent-style-name="DefaultParagraphFont" style:family="text">
      <style:text-properties style:font-name-asian="Times New Roman" style:font-name-complex="Calibri" fo:color="#000000" style:language-asian="en" style:country-asian="GB"/>
    </style:style>
    <style:style style:name="P1075" style:parent-style-name="Normal" style:family="paragraph">
      <style:paragraph-properties fo:line-height="100%"/>
    </style:style>
    <style:style style:name="T1076" style:parent-style-name="DefaultParagraphFont" style:family="text">
      <style:text-properties style:font-name-asian="Times New Roman" style:font-name-complex="Calibri" fo:color="#000000" style:language-asian="en" style:country-asian="GB"/>
    </style:style>
    <style:style style:name="P1077" style:parent-style-name="Normal" style:family="paragraph">
      <style:paragraph-properties fo:line-height="100%"/>
    </style:style>
    <style:style style:name="T1078" style:parent-style-name="DefaultParagraphFont" style:family="text">
      <style:text-properties style:font-name-asian="Times New Roman" style:font-name-complex="Calibri" fo:color="#000000" style:language-asian="en" style:country-asian="GB"/>
    </style:style>
    <style:style style:name="P1079" style:parent-style-name="Normal" style:family="paragraph">
      <style:paragraph-properties fo:line-height="100%"/>
    </style:style>
    <style:style style:name="T1080" style:parent-style-name="DefaultParagraphFont" style:family="text">
      <style:text-properties style:font-name-asian="Times New Roman" style:font-name-complex="Calibri" fo:color="#000000" style:language-asian="en" style:country-asian="GB"/>
    </style:style>
    <style:style style:name="P1081" style:parent-style-name="Normal" style:family="paragraph">
      <style:paragraph-properties fo:line-height="100%"/>
    </style:style>
    <style:style style:name="T1082" style:parent-style-name="DefaultParagraphFont" style:family="text">
      <style:text-properties style:font-name-asian="Times New Roman" style:font-name-complex="Calibri" fo:color="#000000" style:language-asian="en" style:country-asian="GB"/>
    </style:style>
    <style:style style:name="P1083" style:parent-style-name="Normal" style:family="paragraph">
      <style:paragraph-properties fo:line-height="100%"/>
    </style:style>
    <style:style style:name="T1084" style:parent-style-name="DefaultParagraphFont" style:family="text">
      <style:text-properties style:font-name-asian="Times New Roman" style:font-name-complex="Calibri" fo:color="#000000" style:language-asian="en" style:country-asian="GB"/>
    </style:style>
    <style:style style:name="P1085" style:parent-style-name="Normal" style:family="paragraph">
      <style:paragraph-properties fo:line-height="100%"/>
    </style:style>
    <style:style style:name="T1086" style:parent-style-name="DefaultParagraphFont" style:family="text">
      <style:text-properties style:font-name-asian="Times New Roman" style:font-name-complex="Calibri" fo:color="#000000" style:language-asian="en" style:country-asian="GB"/>
    </style:style>
    <style:style style:name="P1087" style:parent-style-name="Normal" style:family="paragraph">
      <style:paragraph-properties fo:line-height="100%"/>
    </style:style>
    <style:style style:name="T1088" style:parent-style-name="DefaultParagraphFont" style:family="text">
      <style:text-properties style:font-name-asian="Times New Roman" style:font-name-complex="Calibri" fo:color="#000000" style:language-asian="en" style:country-asian="GB"/>
    </style:style>
    <style:style style:name="P1089" style:parent-style-name="Normal" style:family="paragraph">
      <style:paragraph-properties fo:line-height="100%"/>
    </style:style>
    <style:style style:name="T1090" style:parent-style-name="DefaultParagraphFont" style:family="text">
      <style:text-properties style:font-name-asian="Times New Roman" style:font-name-complex="Calibri" fo:color="#000000" style:language-asian="en" style:country-asian="GB"/>
    </style:style>
    <style:style style:name="P1091" style:parent-style-name="Normal" style:family="paragraph">
      <style:paragraph-properties fo:line-height="100%"/>
    </style:style>
    <style:style style:name="T1092" style:parent-style-name="DefaultParagraphFont" style:family="text">
      <style:text-properties style:font-name-asian="Times New Roman" style:font-name-complex="Calibri" fo:color="#000000" style:language-asian="en" style:country-asian="GB"/>
    </style:style>
    <style:style style:name="P1093" style:parent-style-name="Normal" style:family="paragraph">
      <style:paragraph-properties fo:line-height="100%"/>
    </style:style>
    <style:style style:name="T1094" style:parent-style-name="DefaultParagraphFont" style:family="text">
      <style:text-properties style:font-name-asian="Times New Roman" style:font-name-complex="Calibri" fo:color="#000000" style:language-asian="en" style:country-asian="GB"/>
    </style:style>
    <style:style style:name="P1095" style:parent-style-name="Normal" style:family="paragraph">
      <style:paragraph-properties fo:line-height="100%"/>
    </style:style>
    <style:style style:name="T1096" style:parent-style-name="DefaultParagraphFont" style:family="text">
      <style:text-properties style:font-name-asian="Times New Roman" style:font-name-complex="Calibri" fo:color="#000000" style:language-asian="en" style:country-asian="GB"/>
    </style:style>
    <style:style style:name="P1097" style:parent-style-name="Normal" style:family="paragraph">
      <style:paragraph-properties fo:line-height="100%"/>
    </style:style>
    <style:style style:name="T1098" style:parent-style-name="DefaultParagraphFont" style:family="text">
      <style:text-properties style:font-name-asian="Times New Roman" style:font-name-complex="Calibri" fo:color="#000000" style:language-asian="en" style:country-asian="GB"/>
    </style:style>
    <style:style style:name="P1099" style:parent-style-name="Normal" style:family="paragraph">
      <style:paragraph-properties fo:line-height="100%"/>
    </style:style>
    <style:style style:name="T1100" style:parent-style-name="DefaultParagraphFont" style:family="text">
      <style:text-properties style:font-name-asian="Times New Roman" style:font-name-complex="Calibri" fo:color="#000000" style:language-asian="en" style:country-asian="GB"/>
    </style:style>
    <style:style style:name="P1101" style:parent-style-name="Normal" style:family="paragraph">
      <style:paragraph-properties fo:line-height="100%"/>
    </style:style>
    <style:style style:name="T1102" style:parent-style-name="DefaultParagraphFont" style:family="text">
      <style:text-properties style:font-name-asian="Times New Roman" style:font-name-complex="Calibri" fo:color="#000000" style:language-asian="en" style:country-asian="GB"/>
    </style:style>
    <style:style style:name="P110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104" style:parent-style-name="Normal" style:family="paragraph">
      <style:paragraph-properties fo:line-height="100%"/>
    </style:style>
    <style:style style:name="T1105" style:parent-style-name="DefaultParagraphFont" style:family="text">
      <style:text-properties style:font-name-asian="Times New Roman" style:font-name-complex="Calibri" fo:color="#000000" style:language-asian="en" style:country-asian="GB"/>
    </style:style>
    <style:style style:name="P1106" style:parent-style-name="Normal" style:family="paragraph">
      <style:paragraph-properties fo:line-height="100%"/>
    </style:style>
    <style:style style:name="T1107" style:parent-style-name="DefaultParagraphFont" style:family="text">
      <style:text-properties style:font-name-asian="Times New Roman" style:font-name-complex="Calibri" fo:color="#000000" style:language-asian="en" style:country-asian="GB"/>
    </style:style>
    <style:style style:name="P1108" style:parent-style-name="Normal" style:family="paragraph">
      <style:paragraph-properties fo:line-height="100%"/>
    </style:style>
    <style:style style:name="T1109" style:parent-style-name="DefaultParagraphFont" style:family="text">
      <style:text-properties style:font-name-asian="Times New Roman" style:font-name-complex="Calibri" fo:color="#000000" style:language-asian="en" style:country-asian="GB"/>
    </style:style>
    <style:style style:name="P1110" style:parent-style-name="Normal" style:family="paragraph">
      <style:paragraph-properties fo:line-height="100%"/>
    </style:style>
    <style:style style:name="T1111" style:parent-style-name="DefaultParagraphFont" style:family="text">
      <style:text-properties style:font-name-asian="Times New Roman" style:font-name-complex="Calibri" fo:color="#000000" style:language-asian="en" style:country-asian="GB"/>
    </style:style>
    <style:style style:name="P1112" style:parent-style-name="Normal" style:family="paragraph">
      <style:paragraph-properties fo:line-height="100%"/>
    </style:style>
    <style:style style:name="T1113" style:parent-style-name="DefaultParagraphFont" style:family="text">
      <style:text-properties style:font-name-asian="Times New Roman" style:font-name-complex="Calibri" fo:color="#000000" style:language-asian="en" style:country-asian="GB"/>
    </style:style>
    <style:style style:name="P1114" style:parent-style-name="Normal" style:family="paragraph">
      <style:paragraph-properties fo:line-height="100%"/>
    </style:style>
    <style:style style:name="T1115" style:parent-style-name="DefaultParagraphFont" style:family="text">
      <style:text-properties style:font-name-asian="Times New Roman" style:font-name-complex="Calibri" fo:color="#000000" style:language-asian="en" style:country-asian="GB"/>
    </style:style>
    <style:style style:name="P1116" style:parent-style-name="Normal" style:family="paragraph">
      <style:paragraph-properties fo:line-height="100%"/>
    </style:style>
    <style:style style:name="T1117" style:parent-style-name="DefaultParagraphFont" style:family="text">
      <style:text-properties style:font-name-asian="Times New Roman" style:font-name-complex="Calibri" fo:color="#000000" style:language-asian="en" style:country-asian="GB"/>
    </style:style>
    <style:style style:name="P1118" style:parent-style-name="Normal" style:family="paragraph">
      <style:paragraph-properties fo:line-height="100%"/>
    </style:style>
    <style:style style:name="T1119" style:parent-style-name="DefaultParagraphFont" style:family="text">
      <style:text-properties style:font-name-asian="Times New Roman" style:font-name-complex="Calibri" fo:color="#000000" style:language-asian="en" style:country-asian="GB"/>
    </style:style>
    <style:style style:name="P1120" style:parent-style-name="Normal" style:family="paragraph">
      <style:paragraph-properties fo:line-height="100%"/>
    </style:style>
    <style:style style:name="T1121" style:parent-style-name="DefaultParagraphFont" style:family="text">
      <style:text-properties style:font-name-asian="Times New Roman" style:font-name-complex="Calibri" fo:color="#000000" style:language-asian="en" style:country-asian="GB"/>
    </style:style>
    <style:style style:name="P1122" style:parent-style-name="Normal" style:family="paragraph">
      <style:paragraph-properties fo:line-height="100%"/>
    </style:style>
    <style:style style:name="T1123" style:parent-style-name="DefaultParagraphFont" style:family="text">
      <style:text-properties style:font-name-asian="Times New Roman" style:font-name-complex="Calibri" fo:color="#000000" style:language-asian="en" style:country-asian="GB"/>
    </style:style>
    <style:style style:name="P1124" style:parent-style-name="Normal" style:family="paragraph">
      <style:paragraph-properties fo:line-height="100%"/>
    </style:style>
    <style:style style:name="T1125" style:parent-style-name="DefaultParagraphFont" style:family="text">
      <style:text-properties style:font-name-asian="Times New Roman" style:font-name-complex="Calibri" fo:color="#000000" style:language-asian="en" style:country-asian="GB"/>
    </style:style>
    <style:style style:name="P1126" style:parent-style-name="Normal" style:family="paragraph">
      <style:paragraph-properties fo:line-height="100%"/>
    </style:style>
    <style:style style:name="T1127" style:parent-style-name="DefaultParagraphFont" style:family="text">
      <style:text-properties style:font-name-asian="Times New Roman" style:font-name-complex="Calibri" fo:color="#000000" style:language-asian="en" style:country-asian="GB"/>
    </style:style>
    <style:style style:name="P1128" style:parent-style-name="Normal" style:family="paragraph">
      <style:paragraph-properties fo:line-height="100%"/>
    </style:style>
    <style:style style:name="T1129" style:parent-style-name="DefaultParagraphFont" style:family="text">
      <style:text-properties style:font-name-asian="Times New Roman" style:font-name-complex="Calibri" fo:color="#000000" style:language-asian="en" style:country-asian="GB"/>
    </style:style>
    <style:style style:name="P1130" style:parent-style-name="Normal" style:family="paragraph">
      <style:paragraph-properties fo:line-height="100%"/>
    </style:style>
    <style:style style:name="T1131" style:parent-style-name="DefaultParagraphFont" style:family="text">
      <style:text-properties style:font-name-asian="Times New Roman" style:font-name-complex="Calibri" fo:color="#000000" style:language-asian="en" style:country-asian="GB"/>
    </style:style>
    <style:style style:name="P1132" style:parent-style-name="Normal" style:family="paragraph">
      <style:paragraph-properties fo:line-height="100%"/>
    </style:style>
    <style:style style:name="T1133" style:parent-style-name="DefaultParagraphFont" style:family="text">
      <style:text-properties style:font-name-asian="Times New Roman" style:font-name-complex="Calibri" fo:color="#000000" style:language-asian="en" style:country-asian="GB"/>
    </style:style>
    <style:style style:name="P1134" style:parent-style-name="Normal" style:family="paragraph">
      <style:paragraph-properties fo:line-height="100%"/>
    </style:style>
    <style:style style:name="T1135" style:parent-style-name="DefaultParagraphFont" style:family="text">
      <style:text-properties style:font-name-asian="Times New Roman" style:font-name-complex="Calibri" fo:color="#000000" style:language-asian="en" style:country-asian="GB"/>
    </style:style>
    <style:style style:name="P1136" style:parent-style-name="Normal" style:family="paragraph">
      <style:paragraph-properties fo:line-height="100%"/>
    </style:style>
    <style:style style:name="T1137" style:parent-style-name="DefaultParagraphFont" style:family="text">
      <style:text-properties style:font-name-asian="Times New Roman" style:font-name-complex="Calibri" fo:color="#000000" style:language-asian="en" style:country-asian="GB"/>
    </style:style>
    <style:style style:name="P1138" style:parent-style-name="Normal" style:family="paragraph">
      <style:paragraph-properties fo:line-height="100%"/>
    </style:style>
    <style:style style:name="T1139" style:parent-style-name="DefaultParagraphFont" style:family="text">
      <style:text-properties style:font-name-asian="Times New Roman" style:font-name-complex="Calibri" fo:color="#000000" style:language-asian="en" style:country-asian="GB"/>
    </style:style>
    <style:style style:name="P1140" style:parent-style-name="Normal" style:family="paragraph">
      <style:paragraph-properties fo:line-height="100%"/>
    </style:style>
    <style:style style:name="T1141" style:parent-style-name="DefaultParagraphFont" style:family="text">
      <style:text-properties style:font-name-asian="Times New Roman" style:font-name-complex="Calibri" fo:color="#000000" style:language-asian="en" style:country-asian="GB"/>
    </style:style>
    <style:style style:name="P1142" style:parent-style-name="Normal" style:family="paragraph">
      <style:paragraph-properties fo:line-height="100%"/>
    </style:style>
    <style:style style:name="T1143" style:parent-style-name="DefaultParagraphFont" style:family="text">
      <style:text-properties style:font-name-asian="Times New Roman" style:font-name-complex="Calibri" fo:color="#000000" style:language-asian="en" style:country-asian="GB"/>
    </style:style>
    <style:style style:name="P1144" style:parent-style-name="Normal" style:family="paragraph">
      <style:paragraph-properties fo:line-height="100%"/>
    </style:style>
    <style:style style:name="T1145" style:parent-style-name="DefaultParagraphFont" style:family="text">
      <style:text-properties style:font-name-asian="Times New Roman" style:font-name-complex="Calibri" fo:color="#000000" style:language-asian="en" style:country-asian="GB"/>
    </style:style>
    <style:style style:name="P1146" style:parent-style-name="Normal" style:family="paragraph">
      <style:paragraph-properties fo:line-height="100%"/>
    </style:style>
    <style:style style:name="T1147" style:parent-style-name="DefaultParagraphFont" style:family="text">
      <style:text-properties style:font-name-asian="Times New Roman" style:font-name-complex="Calibri" fo:color="#000000" style:language-asian="en" style:country-asian="GB"/>
    </style:style>
    <style:style style:name="P1148" style:parent-style-name="Normal" style:family="paragraph">
      <style:paragraph-properties fo:line-height="100%"/>
    </style:style>
    <style:style style:name="T1149" style:parent-style-name="DefaultParagraphFont" style:family="text">
      <style:text-properties style:font-name-asian="Times New Roman" style:font-name-complex="Calibri" fo:color="#000000" style:language-asian="en" style:country-asian="GB"/>
    </style:style>
    <style:style style:name="P1150" style:parent-style-name="Normal" style:family="paragraph">
      <style:paragraph-properties fo:line-height="100%"/>
    </style:style>
    <style:style style:name="T1151" style:parent-style-name="DefaultParagraphFont" style:family="text">
      <style:text-properties style:font-name-asian="Times New Roman" style:font-name-complex="Calibri" fo:color="#000000" style:language-asian="en" style:country-asian="GB"/>
    </style:style>
    <style:style style:name="P1152" style:parent-style-name="Normal" style:family="paragraph">
      <style:paragraph-properties fo:line-height="100%"/>
    </style:style>
    <style:style style:name="T1153" style:parent-style-name="DefaultParagraphFont" style:family="text">
      <style:text-properties style:font-name-asian="Times New Roman" style:font-name-complex="Calibri" fo:color="#000000" style:language-asian="en" style:country-asian="GB"/>
    </style:style>
    <style:style style:name="P1154" style:parent-style-name="Normal" style:family="paragraph">
      <style:paragraph-properties fo:line-height="100%"/>
    </style:style>
    <style:style style:name="T1155" style:parent-style-name="DefaultParagraphFont" style:family="text">
      <style:text-properties style:font-name-asian="Times New Roman" style:font-name-complex="Calibri" fo:color="#000000" style:language-asian="en" style:country-asian="GB"/>
    </style:style>
    <style:style style:name="P1156" style:parent-style-name="Normal" style:family="paragraph">
      <style:paragraph-properties fo:line-height="100%"/>
    </style:style>
    <style:style style:name="T1157" style:parent-style-name="DefaultParagraphFont" style:family="text">
      <style:text-properties style:font-name-asian="Times New Roman" style:font-name-complex="Calibri" fo:color="#000000" style:language-asian="en" style:country-asian="GB"/>
    </style:style>
    <style:style style:name="P1158" style:parent-style-name="Normal" style:family="paragraph">
      <style:paragraph-properties fo:line-height="100%"/>
    </style:style>
    <style:style style:name="T1159" style:parent-style-name="DefaultParagraphFont" style:family="text">
      <style:text-properties style:font-name-asian="Times New Roman" style:font-name-complex="Calibri" fo:color="#000000" style:language-asian="en" style:country-asian="GB"/>
    </style:style>
    <style:style style:name="P1160" style:parent-style-name="Normal" style:family="paragraph">
      <style:paragraph-properties fo:line-height="100%"/>
    </style:style>
    <style:style style:name="T1161" style:parent-style-name="DefaultParagraphFont" style:family="text">
      <style:text-properties style:font-name-asian="Times New Roman" style:font-name-complex="Calibri" fo:color="#000000" style:language-asian="en" style:country-asian="GB"/>
    </style:style>
    <style:style style:name="P1162" style:parent-style-name="Normal" style:family="paragraph">
      <style:paragraph-properties fo:line-height="100%"/>
    </style:style>
    <style:style style:name="T1163" style:parent-style-name="DefaultParagraphFont" style:family="text">
      <style:text-properties style:font-name-asian="Times New Roman" style:font-name-complex="Calibri" fo:color="#000000" style:language-asian="en" style:country-asian="GB"/>
    </style:style>
    <style:style style:name="P1164" style:parent-style-name="Normal" style:family="paragraph">
      <style:paragraph-properties fo:line-height="100%"/>
    </style:style>
    <style:style style:name="T1165" style:parent-style-name="DefaultParagraphFont" style:family="text">
      <style:text-properties style:font-name-asian="Times New Roman" style:font-name-complex="Calibri" fo:color="#000000" style:language-asian="en" style:country-asian="GB"/>
    </style:style>
    <style:style style:name="P1166" style:parent-style-name="Normal" style:family="paragraph">
      <style:paragraph-properties fo:line-height="100%"/>
    </style:style>
    <style:style style:name="T1167" style:parent-style-name="DefaultParagraphFont" style:family="text">
      <style:text-properties style:font-name-asian="Times New Roman" style:font-name-complex="Calibri" fo:color="#000000" style:language-asian="en" style:country-asian="GB"/>
    </style:style>
    <style:style style:name="P1168" style:parent-style-name="Normal" style:family="paragraph">
      <style:paragraph-properties fo:line-height="100%"/>
    </style:style>
    <style:style style:name="T1169" style:parent-style-name="DefaultParagraphFont" style:family="text">
      <style:text-properties style:font-name-asian="Times New Roman" style:font-name-complex="Calibri" fo:color="#000000" style:language-asian="en" style:country-asian="GB"/>
    </style:style>
    <style:style style:name="P117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171" style:parent-style-name="Normal" style:family="paragraph">
      <style:paragraph-properties fo:line-height="100%"/>
    </style:style>
    <style:style style:name="T1172" style:parent-style-name="DefaultParagraphFont" style:family="text">
      <style:text-properties style:font-name-asian="Times New Roman" style:font-name-complex="Calibri" fo:color="#000000" style:language-asian="en" style:country-asian="GB"/>
    </style:style>
    <style:style style:name="P1173" style:parent-style-name="Normal" style:family="paragraph">
      <style:paragraph-properties fo:line-height="100%"/>
    </style:style>
    <style:style style:name="T1174" style:parent-style-name="DefaultParagraphFont" style:family="text">
      <style:text-properties style:font-name-asian="Times New Roman" style:font-name-complex="Calibri" fo:color="#000000" style:language-asian="en" style:country-asian="GB"/>
    </style:style>
    <style:style style:name="P1175" style:parent-style-name="Normal" style:family="paragraph">
      <style:paragraph-properties fo:line-height="100%"/>
    </style:style>
    <style:style style:name="T1176" style:parent-style-name="DefaultParagraphFont" style:family="text">
      <style:text-properties style:font-name-asian="Times New Roman" style:font-name-complex="Calibri" fo:color="#000000" style:language-asian="en" style:country-asian="GB"/>
    </style:style>
    <style:style style:name="P1177" style:parent-style-name="Normal" style:family="paragraph">
      <style:paragraph-properties fo:line-height="100%"/>
    </style:style>
    <style:style style:name="T1178" style:parent-style-name="DefaultParagraphFont" style:family="text">
      <style:text-properties style:font-name-asian="Times New Roman" style:font-name-complex="Calibri" fo:color="#000000" style:language-asian="en" style:country-asian="GB"/>
    </style:style>
    <style:style style:name="P1179" style:parent-style-name="Normal" style:family="paragraph">
      <style:paragraph-properties fo:line-height="100%"/>
    </style:style>
    <style:style style:name="T1180" style:parent-style-name="DefaultParagraphFont" style:family="text">
      <style:text-properties style:font-name-asian="Times New Roman" style:font-name-complex="Calibri" fo:color="#000000" style:language-asian="en" style:country-asian="GB"/>
    </style:style>
    <style:style style:name="P1181" style:parent-style-name="Normal" style:family="paragraph">
      <style:paragraph-properties fo:line-height="100%"/>
    </style:style>
    <style:style style:name="T1182" style:parent-style-name="DefaultParagraphFont" style:family="text">
      <style:text-properties style:font-name-asian="Times New Roman" style:font-name-complex="Calibri" fo:color="#000000" style:language-asian="en" style:country-asian="GB"/>
    </style:style>
    <style:style style:name="P1183" style:parent-style-name="Normal" style:family="paragraph">
      <style:paragraph-properties fo:line-height="100%"/>
    </style:style>
    <style:style style:name="T1184" style:parent-style-name="DefaultParagraphFont" style:family="text">
      <style:text-properties style:font-name-asian="Times New Roman" style:font-name-complex="Calibri" fo:color="#000000" style:language-asian="en" style:country-asian="GB"/>
    </style:style>
    <style:style style:name="P1185" style:parent-style-name="Normal" style:family="paragraph">
      <style:paragraph-properties fo:line-height="100%"/>
    </style:style>
    <style:style style:name="T1186" style:parent-style-name="DefaultParagraphFont" style:family="text">
      <style:text-properties style:font-name-asian="Times New Roman" style:font-name-complex="Calibri" fo:color="#000000" style:language-asian="en" style:country-asian="GB"/>
    </style:style>
    <style:style style:name="P1187" style:parent-style-name="Normal" style:family="paragraph">
      <style:paragraph-properties fo:line-height="100%"/>
    </style:style>
    <style:style style:name="T1188" style:parent-style-name="DefaultParagraphFont" style:family="text">
      <style:text-properties style:font-name-asian="Times New Roman" style:font-name-complex="Calibri" fo:color="#000000" style:language-asian="en" style:country-asian="GB"/>
    </style:style>
    <style:style style:name="P1189" style:parent-style-name="Normal" style:family="paragraph">
      <style:paragraph-properties fo:line-height="100%"/>
    </style:style>
    <style:style style:name="T1190" style:parent-style-name="DefaultParagraphFont" style:family="text">
      <style:text-properties style:font-name-asian="Times New Roman" style:font-name-complex="Calibri" fo:color="#000000" style:language-asian="en" style:country-asian="GB"/>
    </style:style>
    <style:style style:name="P1191" style:parent-style-name="Normal" style:family="paragraph">
      <style:paragraph-properties fo:line-height="100%"/>
    </style:style>
    <style:style style:name="T1192" style:parent-style-name="DefaultParagraphFont" style:family="text">
      <style:text-properties style:font-name-asian="Times New Roman" style:font-name-complex="Calibri" fo:color="#000000" style:language-asian="en" style:country-asian="GB"/>
    </style:style>
    <style:style style:name="P1193" style:parent-style-name="Normal" style:family="paragraph">
      <style:paragraph-properties fo:line-height="100%"/>
    </style:style>
    <style:style style:name="T1194" style:parent-style-name="DefaultParagraphFont" style:family="text">
      <style:text-properties style:font-name-asian="Times New Roman" style:font-name-complex="Calibri" fo:color="#000000" style:language-asian="en" style:country-asian="GB"/>
    </style:style>
    <style:style style:name="P1195" style:parent-style-name="Normal" style:family="paragraph">
      <style:paragraph-properties fo:line-height="100%"/>
    </style:style>
    <style:style style:name="T1196" style:parent-style-name="DefaultParagraphFont" style:family="text">
      <style:text-properties style:font-name-asian="Times New Roman" style:font-name-complex="Calibri" fo:color="#000000" style:language-asian="en" style:country-asian="GB"/>
    </style:style>
    <style:style style:name="P1197" style:parent-style-name="Normal" style:family="paragraph">
      <style:paragraph-properties fo:line-height="100%"/>
    </style:style>
    <style:style style:name="T1198" style:parent-style-name="DefaultParagraphFont" style:family="text">
      <style:text-properties style:font-name-asian="Times New Roman" style:font-name-complex="Calibri" fo:color="#000000" style:language-asian="en" style:country-asian="GB"/>
    </style:style>
    <style:style style:name="P119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200" style:parent-style-name="Normal" style:family="paragraph">
      <style:paragraph-properties fo:line-height="100%"/>
    </style:style>
    <style:style style:name="T1201" style:parent-style-name="DefaultParagraphFont" style:family="text">
      <style:text-properties style:font-name-asian="Times New Roman" style:font-name-complex="Calibri" fo:color="#000000" style:language-asian="en" style:country-asian="GB"/>
    </style:style>
    <style:style style:name="P1202" style:parent-style-name="Normal" style:family="paragraph">
      <style:paragraph-properties fo:line-height="100%"/>
    </style:style>
    <style:style style:name="T1203" style:parent-style-name="DefaultParagraphFont" style:family="text">
      <style:text-properties style:font-name-asian="Times New Roman" style:font-name-complex="Calibri" fo:color="#000000" style:language-asian="en" style:country-asian="GB"/>
    </style:style>
    <style:style style:name="P1204" style:parent-style-name="Normal" style:family="paragraph">
      <style:paragraph-properties fo:line-height="100%"/>
    </style:style>
    <style:style style:name="T1205" style:parent-style-name="DefaultParagraphFont" style:family="text">
      <style:text-properties style:font-name-asian="Times New Roman" style:font-name-complex="Calibri" fo:color="#000000" style:language-asian="en" style:country-asian="GB"/>
    </style:style>
    <style:style style:name="P1206" style:parent-style-name="Normal" style:family="paragraph">
      <style:paragraph-properties fo:line-height="100%"/>
    </style:style>
    <style:style style:name="T1207" style:parent-style-name="DefaultParagraphFont" style:family="text">
      <style:text-properties style:font-name-asian="Times New Roman" style:font-name-complex="Calibri" fo:color="#000000" style:language-asian="en" style:country-asian="GB"/>
    </style:style>
    <style:style style:name="P1208" style:parent-style-name="Normal" style:family="paragraph">
      <style:paragraph-properties fo:line-height="100%"/>
    </style:style>
    <style:style style:name="T1209" style:parent-style-name="DefaultParagraphFont" style:family="text">
      <style:text-properties style:font-name-asian="Times New Roman" style:font-name-complex="Calibri" fo:color="#000000" style:language-asian="en" style:country-asian="GB"/>
    </style:style>
    <style:style style:name="P1210" style:parent-style-name="Normal" style:family="paragraph">
      <style:paragraph-properties fo:line-height="100%"/>
    </style:style>
    <style:style style:name="T1211" style:parent-style-name="DefaultParagraphFont" style:family="text">
      <style:text-properties style:font-name-asian="Times New Roman" style:font-name-complex="Calibri" fo:color="#000000" style:language-asian="en" style:country-asian="GB"/>
    </style:style>
    <style:style style:name="P1212" style:parent-style-name="Normal" style:family="paragraph">
      <style:paragraph-properties fo:line-height="100%"/>
    </style:style>
    <style:style style:name="T1213" style:parent-style-name="DefaultParagraphFont" style:family="text">
      <style:text-properties style:font-name-asian="Times New Roman" style:font-name-complex="Calibri" fo:color="#000000" style:language-asian="en" style:country-asian="GB"/>
    </style:style>
    <style:style style:name="P121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215" style:parent-style-name="Normal" style:family="paragraph">
      <style:paragraph-properties fo:line-height="100%"/>
    </style:style>
    <style:style style:name="T1216" style:parent-style-name="DefaultParagraphFont" style:family="text">
      <style:text-properties style:font-name-asian="Times New Roman" style:font-name-complex="Calibri" fo:color="#000000" style:language-asian="en" style:country-asian="GB"/>
    </style:style>
    <style:style style:name="P1217" style:parent-style-name="Normal" style:family="paragraph">
      <style:paragraph-properties fo:line-height="100%"/>
    </style:style>
    <style:style style:name="T1218" style:parent-style-name="DefaultParagraphFont" style:family="text">
      <style:text-properties style:font-name-asian="Times New Roman" style:font-name-complex="Calibri" fo:color="#000000" style:language-asian="en" style:country-asian="GB"/>
    </style:style>
    <style:style style:name="P1219" style:parent-style-name="Normal" style:family="paragraph">
      <style:paragraph-properties fo:line-height="100%"/>
    </style:style>
    <style:style style:name="T1220" style:parent-style-name="DefaultParagraphFont" style:family="text">
      <style:text-properties style:font-name-asian="Times New Roman" style:font-name-complex="Calibri" fo:color="#000000" style:language-asian="en" style:country-asian="GB"/>
    </style:style>
    <style:style style:name="P1221" style:parent-style-name="Normal" style:family="paragraph">
      <style:paragraph-properties fo:line-height="100%"/>
    </style:style>
    <style:style style:name="T1222" style:parent-style-name="DefaultParagraphFont" style:family="text">
      <style:text-properties style:font-name-asian="Times New Roman" style:font-name-complex="Calibri" fo:color="#000000" style:language-asian="en" style:country-asian="GB"/>
    </style:style>
    <style:style style:name="P1223" style:parent-style-name="Normal" style:family="paragraph">
      <style:paragraph-properties fo:line-height="100%"/>
    </style:style>
    <style:style style:name="T1224" style:parent-style-name="DefaultParagraphFont" style:family="text">
      <style:text-properties style:font-name-asian="Times New Roman" style:font-name-complex="Calibri" fo:color="#000000" style:language-asian="en" style:country-asian="GB"/>
    </style:style>
    <style:style style:name="T1225" style:parent-style-name="DefaultParagraphFont" style:family="text">
      <style:text-properties style:font-name-asian="Times New Roman" style:font-name-complex="Calibri" fo:color="#000000" style:language-asian="en" style:country-asian="GB"/>
    </style:style>
    <style:style style:name="P1226" style:parent-style-name="Normal" style:family="paragraph">
      <style:paragraph-properties fo:line-height="100%"/>
    </style:style>
    <style:style style:name="T1227" style:parent-style-name="DefaultParagraphFont" style:family="text">
      <style:text-properties style:font-name-asian="Times New Roman" style:font-name-complex="Calibri" fo:color="#000000" style:language-asian="en" style:country-asian="GB"/>
    </style:style>
    <style:style style:name="T1228" style:parent-style-name="DefaultParagraphFont" style:family="text">
      <style:text-properties style:font-name-asian="Times New Roman" style:font-name-complex="Calibri" fo:color="#000000" style:language-asian="en" style:country-asian="GB"/>
    </style:style>
    <style:style style:name="P1229" style:parent-style-name="Normal" style:family="paragraph">
      <style:paragraph-properties fo:line-height="100%"/>
    </style:style>
    <style:style style:name="T1230" style:parent-style-name="DefaultParagraphFont" style:family="text">
      <style:text-properties style:font-name-asian="Times New Roman" style:font-name-complex="Calibri" fo:color="#000000" style:language-asian="en" style:country-asian="GB"/>
    </style:style>
    <style:style style:name="T1231" style:parent-style-name="DefaultParagraphFont" style:family="text">
      <style:text-properties style:font-name-asian="Times New Roman" style:font-name-complex="Calibri" fo:color="#000000" style:language-asian="en" style:country-asian="GB"/>
    </style:style>
    <style:style style:name="P1232" style:parent-style-name="Normal" style:family="paragraph">
      <style:paragraph-properties fo:line-height="100%"/>
    </style:style>
    <style:style style:name="T1233" style:parent-style-name="DefaultParagraphFont" style:family="text">
      <style:text-properties style:font-name-asian="Times New Roman" style:font-name-complex="Calibri" fo:color="#000000" style:language-asian="en" style:country-asian="GB"/>
    </style:style>
    <style:style style:name="P1234" style:parent-style-name="Normal" style:family="paragraph">
      <style:paragraph-properties fo:line-height="100%"/>
    </style:style>
    <style:style style:name="T1235" style:parent-style-name="DefaultParagraphFont" style:family="text">
      <style:text-properties style:font-name-asian="Times New Roman" style:font-name-complex="Calibri" fo:color="#000000" style:language-asian="en" style:country-asian="GB"/>
    </style:style>
    <style:style style:name="P1236" style:parent-style-name="Normal" style:family="paragraph">
      <style:paragraph-properties fo:line-height="100%"/>
    </style:style>
    <style:style style:name="T1237" style:parent-style-name="DefaultParagraphFont" style:family="text">
      <style:text-properties style:font-name-asian="Times New Roman" style:font-name-complex="Calibri" fo:color="#000000" style:language-asian="en" style:country-asian="GB"/>
    </style:style>
    <style:style style:name="T1238" style:parent-style-name="DefaultParagraphFont" style:family="text">
      <style:text-properties style:font-name-asian="Times New Roman" style:font-name-complex="Calibri" fo:color="#000000" style:language-asian="en" style:country-asian="GB"/>
    </style:style>
    <style:style style:name="T1239" style:parent-style-name="DefaultParagraphFont" style:family="text">
      <style:text-properties style:font-name-asian="Times New Roman" style:font-name-complex="Calibri" fo:color="#000000" style:language-asian="en" style:country-asian="GB"/>
    </style:style>
    <style:style style:name="P1240" style:parent-style-name="Normal" style:family="paragraph">
      <style:paragraph-properties fo:line-height="100%"/>
    </style:style>
    <style:style style:name="T1241" style:parent-style-name="DefaultParagraphFont" style:family="text">
      <style:text-properties style:font-name-asian="Times New Roman" style:font-name-complex="Calibri" fo:color="#000000" style:language-asian="en" style:country-asian="GB"/>
    </style:style>
    <style:style style:name="T1242" style:parent-style-name="DefaultParagraphFont" style:family="text">
      <style:text-properties style:font-name-asian="Times New Roman" style:font-name-complex="Calibri" fo:color="#000000" style:language-asian="en" style:country-asian="GB"/>
    </style:style>
    <style:style style:name="P1243" style:parent-style-name="Normal" style:family="paragraph">
      <style:paragraph-properties fo:line-height="100%"/>
    </style:style>
    <style:style style:name="T1244" style:parent-style-name="DefaultParagraphFont" style:family="text">
      <style:text-properties style:font-name-asian="Times New Roman" style:font-name-complex="Calibri" fo:color="#000000" style:language-asian="en" style:country-asian="GB"/>
    </style:style>
    <style:style style:name="T1245" style:parent-style-name="DefaultParagraphFont" style:family="text">
      <style:text-properties style:font-name-asian="Times New Roman" style:font-name-complex="Calibri" fo:color="#000000" style:language-asian="en" style:country-asian="GB"/>
    </style:style>
    <style:style style:name="P1246" style:parent-style-name="Normal" style:family="paragraph">
      <style:paragraph-properties fo:line-height="100%"/>
    </style:style>
    <style:style style:name="T1247" style:parent-style-name="DefaultParagraphFont" style:family="text">
      <style:text-properties style:font-name-asian="Times New Roman" style:font-name-complex="Calibri" fo:color="#000000" style:language-asian="en" style:country-asian="GB"/>
    </style:style>
    <style:style style:name="P1248" style:parent-style-name="Normal" style:family="paragraph">
      <style:paragraph-properties fo:line-height="100%"/>
    </style:style>
    <style:style style:name="T1249" style:parent-style-name="DefaultParagraphFont" style:family="text">
      <style:text-properties style:font-name-asian="Times New Roman" style:font-name-complex="Calibri" fo:color="#000000" style:language-asian="en" style:country-asian="GB"/>
    </style:style>
    <style:style style:name="P1250" style:parent-style-name="Normal" style:family="paragraph">
      <style:paragraph-properties fo:line-height="100%"/>
    </style:style>
    <style:style style:name="T1251" style:parent-style-name="DefaultParagraphFont" style:family="text">
      <style:text-properties style:font-name-asian="Times New Roman" style:font-name-complex="Calibri" fo:color="#000000" style:language-asian="en" style:country-asian="GB"/>
    </style:style>
    <style:style style:name="P1252" style:parent-style-name="Normal" style:family="paragraph">
      <style:paragraph-properties fo:line-height="100%"/>
    </style:style>
    <style:style style:name="T1253" style:parent-style-name="DefaultParagraphFont" style:family="text">
      <style:text-properties style:font-name-asian="Times New Roman" style:font-name-complex="Calibri" fo:color="#000000" style:language-asian="en" style:country-asian="GB"/>
    </style:style>
    <style:style style:name="P1254" style:parent-style-name="Normal" style:family="paragraph">
      <style:paragraph-properties fo:line-height="100%"/>
    </style:style>
    <style:style style:name="T1255" style:parent-style-name="DefaultParagraphFont" style:family="text">
      <style:text-properties style:font-name-asian="Times New Roman" style:font-name-complex="Calibri" fo:color="#000000" style:language-asian="en" style:country-asian="GB"/>
    </style:style>
    <style:style style:name="P1256" style:parent-style-name="Normal" style:family="paragraph">
      <style:paragraph-properties fo:line-height="100%"/>
    </style:style>
    <style:style style:name="T1257" style:parent-style-name="DefaultParagraphFont" style:family="text">
      <style:text-properties style:font-name-asian="Times New Roman" style:font-name-complex="Calibri" fo:color="#000000" style:language-asian="en" style:country-asian="GB"/>
    </style:style>
    <style:style style:name="P1258" style:parent-style-name="Normal" style:family="paragraph">
      <style:paragraph-properties fo:line-height="100%"/>
    </style:style>
    <style:style style:name="T1259" style:parent-style-name="DefaultParagraphFont" style:family="text">
      <style:text-properties style:font-name-asian="Times New Roman" style:font-name-complex="Calibri" fo:color="#000000" style:language-asian="en" style:country-asian="GB"/>
    </style:style>
    <style:style style:name="P1260" style:parent-style-name="Normal" style:family="paragraph">
      <style:paragraph-properties fo:line-height="100%"/>
    </style:style>
    <style:style style:name="T1261" style:parent-style-name="DefaultParagraphFont" style:family="text">
      <style:text-properties style:font-name-asian="Times New Roman" style:font-name-complex="Calibri" fo:color="#000000" style:language-asian="en" style:country-asian="GB"/>
    </style:style>
    <style:style style:name="P1262" style:parent-style-name="Normal" style:family="paragraph">
      <style:paragraph-properties fo:line-height="100%"/>
    </style:style>
    <style:style style:name="T1263" style:parent-style-name="DefaultParagraphFont" style:family="text">
      <style:text-properties style:font-name-asian="Times New Roman" style:font-name-complex="Calibri" fo:color="#000000" style:language-asian="en" style:country-asian="GB"/>
    </style:style>
    <style:style style:name="P1264" style:parent-style-name="Normal" style:family="paragraph">
      <style:paragraph-properties fo:line-height="100%"/>
    </style:style>
    <style:style style:name="T1265" style:parent-style-name="DefaultParagraphFont" style:family="text">
      <style:text-properties style:font-name-asian="Times New Roman" style:font-name-complex="Calibri" fo:color="#000000" style:language-asian="en" style:country-asian="GB"/>
    </style:style>
    <style:style style:name="P1266" style:parent-style-name="Normal" style:family="paragraph">
      <style:paragraph-properties fo:line-height="100%"/>
    </style:style>
    <style:style style:name="T1267" style:parent-style-name="DefaultParagraphFont" style:family="text">
      <style:text-properties style:font-name-asian="Times New Roman" style:font-name-complex="Calibri" fo:color="#000000" style:language-asian="en" style:country-asian="GB"/>
    </style:style>
    <style:style style:name="P1268" style:parent-style-name="Normal" style:family="paragraph">
      <style:paragraph-properties fo:line-height="100%"/>
    </style:style>
    <style:style style:name="T1269" style:parent-style-name="DefaultParagraphFont" style:family="text">
      <style:text-properties style:font-name-asian="Times New Roman" style:font-name-complex="Calibri" fo:color="#000000" style:language-asian="en" style:country-asian="GB"/>
    </style:style>
    <style:style style:name="P1270" style:parent-style-name="Normal" style:family="paragraph">
      <style:paragraph-properties fo:line-height="100%"/>
    </style:style>
    <style:style style:name="T1271" style:parent-style-name="DefaultParagraphFont" style:family="text">
      <style:text-properties style:font-name-asian="Times New Roman" style:font-name-complex="Calibri" fo:color="#000000" style:language-asian="en" style:country-asian="GB"/>
    </style:style>
    <style:style style:name="P1272" style:parent-style-name="Normal" style:family="paragraph">
      <style:paragraph-properties fo:line-height="100%"/>
    </style:style>
    <style:style style:name="T1273" style:parent-style-name="DefaultParagraphFont" style:family="text">
      <style:text-properties style:font-name-asian="Times New Roman" style:font-name-complex="Calibri" fo:color="#000000" style:language-asian="en" style:country-asian="GB"/>
    </style:style>
    <style:style style:name="P1274" style:parent-style-name="Normal" style:family="paragraph">
      <style:paragraph-properties fo:line-height="100%"/>
    </style:style>
    <style:style style:name="T1275" style:parent-style-name="DefaultParagraphFont" style:family="text">
      <style:text-properties style:font-name-asian="Times New Roman" style:font-name-complex="Calibri" fo:color="#000000" style:language-asian="en" style:country-asian="GB"/>
    </style:style>
    <style:style style:name="P127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277" style:parent-style-name="Normal" style:family="paragraph">
      <style:paragraph-properties fo:line-height="100%"/>
    </style:style>
    <style:style style:name="T1278" style:parent-style-name="DefaultParagraphFont" style:family="text">
      <style:text-properties style:font-name-asian="Times New Roman" style:font-name-complex="Calibri" fo:color="#000000" style:language-asian="en" style:country-asian="GB"/>
    </style:style>
    <style:style style:name="P1279" style:parent-style-name="Normal" style:family="paragraph">
      <style:paragraph-properties fo:line-height="100%"/>
    </style:style>
    <style:style style:name="T1280" style:parent-style-name="DefaultParagraphFont" style:family="text">
      <style:text-properties style:font-name-asian="Times New Roman" style:font-name-complex="Calibri" fo:color="#000000" style:language-asian="en" style:country-asian="GB"/>
    </style:style>
    <style:style style:name="P1281" style:parent-style-name="Normal" style:family="paragraph">
      <style:paragraph-properties fo:line-height="100%"/>
    </style:style>
    <style:style style:name="T1282" style:parent-style-name="DefaultParagraphFont" style:family="text">
      <style:text-properties style:font-name-asian="Times New Roman" style:font-name-complex="Calibri" fo:color="#000000" style:language-asian="en" style:country-asian="GB"/>
    </style:style>
    <style:style style:name="P1283" style:parent-style-name="Normal" style:family="paragraph">
      <style:paragraph-properties fo:line-height="100%"/>
    </style:style>
    <style:style style:name="T1284" style:parent-style-name="DefaultParagraphFont" style:family="text">
      <style:text-properties style:font-name-asian="Times New Roman" style:font-name-complex="Calibri" fo:color="#000000" style:language-asian="en" style:country-asian="GB"/>
    </style:style>
    <style:style style:name="P1285" style:parent-style-name="Normal" style:family="paragraph">
      <style:paragraph-properties fo:line-height="100%"/>
    </style:style>
    <style:style style:name="T1286" style:parent-style-name="DefaultParagraphFont" style:family="text">
      <style:text-properties style:font-name-asian="Times New Roman" style:font-name-complex="Calibri" fo:color="#000000" style:language-asian="en" style:country-asian="GB"/>
    </style:style>
    <style:style style:name="P1287" style:parent-style-name="Normal" style:family="paragraph">
      <style:paragraph-properties fo:line-height="100%"/>
    </style:style>
    <style:style style:name="T1288" style:parent-style-name="DefaultParagraphFont" style:family="text">
      <style:text-properties style:font-name-asian="Times New Roman" style:font-name-complex="Calibri" fo:color="#000000" style:language-asian="en" style:country-asian="GB"/>
    </style:style>
    <style:style style:name="P1289" style:parent-style-name="Normal" style:family="paragraph">
      <style:paragraph-properties fo:line-height="100%"/>
    </style:style>
    <style:style style:name="T1290" style:parent-style-name="DefaultParagraphFont" style:family="text">
      <style:text-properties style:font-name-asian="Times New Roman" style:font-name-complex="Calibri" fo:color="#000000" style:language-asian="en" style:country-asian="GB"/>
    </style:style>
    <style:style style:name="P1291" style:parent-style-name="Normal" style:family="paragraph">
      <style:paragraph-properties fo:line-height="100%"/>
    </style:style>
    <style:style style:name="T1292" style:parent-style-name="DefaultParagraphFont" style:family="text">
      <style:text-properties style:font-name-asian="Times New Roman" style:font-name-complex="Calibri" fo:color="#000000" style:language-asian="en" style:country-asian="GB"/>
    </style:style>
    <style:style style:name="P1293" style:parent-style-name="Normal" style:family="paragraph">
      <style:paragraph-properties fo:line-height="100%"/>
    </style:style>
    <style:style style:name="T1294" style:parent-style-name="DefaultParagraphFont" style:family="text">
      <style:text-properties style:font-name-asian="Times New Roman" style:font-name-complex="Calibri" fo:color="#000000" style:language-asian="en" style:country-asian="GB"/>
    </style:style>
    <style:style style:name="P129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296" style:parent-style-name="Normal" style:family="paragraph">
      <style:paragraph-properties fo:line-height="100%"/>
    </style:style>
    <style:style style:name="T1297" style:parent-style-name="DefaultParagraphFont" style:family="text">
      <style:text-properties style:font-name-asian="Times New Roman" style:font-name-complex="Calibri" fo:color="#000000" style:language-asian="en" style:country-asian="GB"/>
    </style:style>
    <style:style style:name="P129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299" style:parent-style-name="Normal" style:family="paragraph">
      <style:paragraph-properties fo:line-height="100%"/>
    </style:style>
    <style:style style:name="T1300" style:parent-style-name="DefaultParagraphFont" style:family="text">
      <style:text-properties style:font-name-asian="Times New Roman" style:font-name-complex="Calibri" fo:color="#000000" style:language-asian="en" style:country-asian="GB"/>
    </style:style>
    <style:style style:name="P1301" style:parent-style-name="Normal" style:family="paragraph">
      <style:paragraph-properties fo:line-height="100%"/>
    </style:style>
    <style:style style:name="T1302" style:parent-style-name="DefaultParagraphFont" style:family="text">
      <style:text-properties style:font-name-asian="Times New Roman" style:font-name-complex="Calibri" fo:color="#000000" style:language-asian="en" style:country-asian="GB"/>
    </style:style>
    <style:style style:name="P1303" style:parent-style-name="Normal" style:family="paragraph">
      <style:paragraph-properties fo:line-height="100%"/>
    </style:style>
    <style:style style:name="T1304" style:parent-style-name="DefaultParagraphFont" style:family="text">
      <style:text-properties style:font-name-asian="Times New Roman" style:font-name-complex="Calibri" fo:color="#000000" style:language-asian="en" style:country-asian="GB"/>
    </style:style>
    <style:style style:name="P1305" style:parent-style-name="Normal" style:family="paragraph">
      <style:paragraph-properties fo:line-height="100%"/>
    </style:style>
    <style:style style:name="T1306" style:parent-style-name="DefaultParagraphFont" style:family="text">
      <style:text-properties style:font-name-asian="Times New Roman" style:font-name-complex="Calibri" fo:color="#000000" style:language-asian="en" style:country-asian="GB"/>
    </style:style>
    <style:style style:name="P1307" style:parent-style-name="Normal" style:family="paragraph">
      <style:paragraph-properties fo:line-height="100%"/>
    </style:style>
    <style:style style:name="T1308" style:parent-style-name="DefaultParagraphFont" style:family="text">
      <style:text-properties style:font-name-asian="Times New Roman" style:font-name-complex="Calibri" fo:color="#000000" style:language-asian="en" style:country-asian="GB"/>
    </style:style>
    <style:style style:name="P1309" style:parent-style-name="Normal" style:family="paragraph">
      <style:paragraph-properties fo:line-height="100%"/>
    </style:style>
    <style:style style:name="T1310" style:parent-style-name="DefaultParagraphFont" style:family="text">
      <style:text-properties style:font-name-asian="Times New Roman" style:font-name-complex="Calibri" fo:color="#000000" style:language-asian="en" style:country-asian="GB"/>
    </style:style>
    <style:style style:name="P1311" style:parent-style-name="Normal" style:family="paragraph">
      <style:paragraph-properties fo:line-height="100%"/>
    </style:style>
    <style:style style:name="T1312" style:parent-style-name="DefaultParagraphFont" style:family="text">
      <style:text-properties style:font-name-asian="Times New Roman" style:font-name-complex="Calibri" fo:color="#000000" style:language-asian="en" style:country-asian="GB"/>
    </style:style>
    <style:style style:name="P1313" style:parent-style-name="Normal" style:family="paragraph">
      <style:paragraph-properties fo:line-height="100%"/>
    </style:style>
    <style:style style:name="T1314" style:parent-style-name="DefaultParagraphFont" style:family="text">
      <style:text-properties style:font-name-asian="Times New Roman" style:font-name-complex="Calibri" fo:color="#000000" style:language-asian="en" style:country-asian="GB"/>
    </style:style>
    <style:style style:name="P1315" style:parent-style-name="Normal" style:family="paragraph">
      <style:paragraph-properties fo:line-height="100%"/>
    </style:style>
    <style:style style:name="T1316" style:parent-style-name="DefaultParagraphFont" style:family="text">
      <style:text-properties style:font-name-asian="Times New Roman" style:font-name-complex="Calibri" fo:color="#000000" style:language-asian="en" style:country-asian="GB"/>
    </style:style>
    <style:style style:name="P1317"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18" style:parent-style-name="Normal" style:family="paragraph">
      <style:paragraph-properties fo:line-height="100%"/>
    </style:style>
    <style:style style:name="T1319" style:parent-style-name="DefaultParagraphFont" style:family="text">
      <style:text-properties style:font-name-asian="Times New Roman" style:font-name-complex="Calibri" fo:color="#000000" style:language-asian="en" style:country-asian="GB"/>
    </style:style>
    <style:style style:name="P1320" style:parent-style-name="Normal" style:family="paragraph">
      <style:paragraph-properties fo:line-height="100%"/>
    </style:style>
    <style:style style:name="T1321" style:parent-style-name="DefaultParagraphFont" style:family="text">
      <style:text-properties style:font-name-asian="Times New Roman" style:font-name-complex="Calibri" fo:color="#000000" style:language-asian="en" style:country-asian="GB"/>
    </style:style>
    <style:style style:name="P1322" style:parent-style-name="Normal" style:family="paragraph">
      <style:paragraph-properties fo:line-height="100%"/>
    </style:style>
    <style:style style:name="T1323" style:parent-style-name="DefaultParagraphFont" style:family="text">
      <style:text-properties style:font-name-asian="Times New Roman" style:font-name-complex="Calibri" fo:color="#000000" style:language-asian="en" style:country-asian="GB"/>
    </style:style>
    <style:style style:name="P1324" style:parent-style-name="Normal" style:family="paragraph">
      <style:paragraph-properties fo:line-height="100%"/>
    </style:style>
    <style:style style:name="T1325" style:parent-style-name="DefaultParagraphFont" style:family="text">
      <style:text-properties style:font-name-asian="Times New Roman" style:font-name-complex="Calibri" fo:color="#000000" style:language-asian="en" style:country-asian="GB"/>
    </style:style>
    <style:style style:name="P1326" style:parent-style-name="Normal" style:family="paragraph">
      <style:paragraph-properties fo:line-height="100%"/>
    </style:style>
    <style:style style:name="T1327" style:parent-style-name="DefaultParagraphFont" style:family="text">
      <style:text-properties style:font-name-asian="Times New Roman" style:font-name-complex="Calibri" fo:color="#000000" style:language-asian="en" style:country-asian="GB"/>
    </style:style>
    <style:style style:name="P1328" style:parent-style-name="Normal" style:family="paragraph">
      <style:paragraph-properties fo:line-height="100%"/>
    </style:style>
    <style:style style:name="T1329" style:parent-style-name="DefaultParagraphFont" style:family="text">
      <style:text-properties style:font-name-asian="Times New Roman" style:font-name-complex="Calibri" fo:color="#000000" style:language-asian="en" style:country-asian="GB"/>
    </style:style>
    <style:style style:name="P1330" style:parent-style-name="Normal" style:family="paragraph">
      <style:paragraph-properties fo:line-height="100%"/>
    </style:style>
    <style:style style:name="T1331" style:parent-style-name="DefaultParagraphFont" style:family="text">
      <style:text-properties style:font-name-asian="Times New Roman" style:font-name-complex="Calibri" fo:color="#000000" style:language-asian="en" style:country-asian="GB"/>
    </style:style>
    <style:style style:name="P1332"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33" style:parent-style-name="Normal" style:family="paragraph">
      <style:paragraph-properties fo:line-height="100%"/>
    </style:style>
    <style:style style:name="T1334" style:parent-style-name="DefaultParagraphFont" style:family="text">
      <style:text-properties style:font-name-asian="Times New Roman" style:font-name-complex="Calibri" fo:color="#000000" style:language-asian="en" style:country-asian="GB"/>
    </style:style>
    <style:style style:name="P1335"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36" style:parent-style-name="Normal" style:family="paragraph">
      <style:paragraph-properties fo:line-height="100%"/>
    </style:style>
    <style:style style:name="T1337" style:parent-style-name="DefaultParagraphFont" style:family="text">
      <style:text-properties style:font-name-asian="Times New Roman" style:font-name-complex="Calibri" fo:color="#000000" style:language-asian="en" style:country-asian="GB"/>
    </style:style>
    <style:style style:name="P1338" style:parent-style-name="Normal" style:family="paragraph">
      <style:paragraph-properties fo:line-height="100%"/>
    </style:style>
    <style:style style:name="T1339" style:parent-style-name="DefaultParagraphFont" style:family="text">
      <style:text-properties style:font-name-asian="Times New Roman" style:font-name-complex="Calibri" fo:color="#000000" style:language-asian="en" style:country-asian="GB"/>
    </style:style>
    <style:style style:name="P1340" style:parent-style-name="Normal" style:family="paragraph">
      <style:paragraph-properties fo:line-height="100%"/>
    </style:style>
    <style:style style:name="T1341" style:parent-style-name="DefaultParagraphFont" style:family="text">
      <style:text-properties style:font-name-asian="Times New Roman" style:font-name-complex="Calibri" fo:color="#000000" style:language-asian="en" style:country-asian="GB"/>
    </style:style>
    <style:style style:name="P1342" style:parent-style-name="Normal" style:family="paragraph">
      <style:paragraph-properties fo:line-height="100%"/>
    </style:style>
    <style:style style:name="T1343" style:parent-style-name="DefaultParagraphFont" style:family="text">
      <style:text-properties style:font-name-asian="Times New Roman" style:font-name-complex="Calibri" fo:color="#000000" style:language-asian="en" style:country-asian="GB"/>
    </style:style>
    <style:style style:name="P1344" style:parent-style-name="Normal" style:family="paragraph">
      <style:paragraph-properties fo:line-height="100%"/>
    </style:style>
    <style:style style:name="T1345" style:parent-style-name="DefaultParagraphFont" style:family="text">
      <style:text-properties style:font-name-asian="Times New Roman" style:font-name-complex="Calibri" fo:color="#000000" style:language-asian="en" style:country-asian="GB"/>
    </style:style>
    <style:style style:name="P1346" style:parent-style-name="Normal" style:family="paragraph">
      <style:paragraph-properties fo:line-height="100%"/>
    </style:style>
    <style:style style:name="T1347" style:parent-style-name="DefaultParagraphFont" style:family="text">
      <style:text-properties style:font-name-asian="Times New Roman" style:font-name-complex="Calibri" fo:color="#000000" style:language-asian="en" style:country-asian="GB"/>
    </style:style>
    <style:style style:name="P1348" style:parent-style-name="Normal" style:family="paragraph">
      <style:paragraph-properties fo:line-height="100%"/>
    </style:style>
    <style:style style:name="T1349" style:parent-style-name="DefaultParagraphFont" style:family="text">
      <style:text-properties style:font-name-asian="Times New Roman" style:font-name-complex="Calibri" fo:color="#000000" style:language-asian="en" style:country-asian="GB"/>
    </style:style>
    <style:style style:name="P1350" style:parent-style-name="Normal" style:family="paragraph">
      <style:paragraph-properties fo:line-height="100%"/>
    </style:style>
    <style:style style:name="T1351" style:parent-style-name="DefaultParagraphFont" style:family="text">
      <style:text-properties style:font-name-asian="Times New Roman" style:font-name-complex="Calibri" fo:color="#000000" style:language-asian="en" style:country-asian="GB"/>
    </style:style>
    <style:style style:name="P1352" style:parent-style-name="Normal" style:family="paragraph">
      <style:paragraph-properties fo:line-height="100%"/>
    </style:style>
    <style:style style:name="T1353" style:parent-style-name="DefaultParagraphFont" style:family="text">
      <style:text-properties style:font-name-asian="Times New Roman" style:font-name-complex="Calibri" fo:color="#000000" style:language-asian="en" style:country-asian="GB"/>
    </style:style>
    <style:style style:name="P1354" style:parent-style-name="Normal" style:family="paragraph">
      <style:paragraph-properties fo:line-height="100%"/>
    </style:style>
    <style:style style:name="T1355" style:parent-style-name="DefaultParagraphFont" style:family="text">
      <style:text-properties style:font-name-asian="Times New Roman" style:font-name-complex="Calibri" fo:color="#000000" style:language-asian="en" style:country-asian="GB"/>
    </style:style>
    <style:style style:name="P1356" style:parent-style-name="Normal" style:family="paragraph">
      <style:paragraph-properties fo:line-height="100%"/>
    </style:style>
    <style:style style:name="T1357" style:parent-style-name="DefaultParagraphFont" style:family="text">
      <style:text-properties style:font-name-asian="Times New Roman" style:font-name-complex="Calibri" fo:color="#000000" style:language-asian="en" style:country-asian="GB"/>
    </style:style>
    <style:style style:name="P1358" style:parent-style-name="Normal" style:family="paragraph">
      <style:paragraph-properties fo:line-height="100%"/>
    </style:style>
    <style:style style:name="T1359" style:parent-style-name="DefaultParagraphFont" style:family="text">
      <style:text-properties style:font-name-asian="Times New Roman" style:font-name-complex="Calibri" fo:color="#000000" style:language-asian="en" style:country-asian="GB"/>
    </style:style>
    <style:style style:name="P1360" style:parent-style-name="Normal" style:family="paragraph">
      <style:paragraph-properties fo:line-height="100%"/>
    </style:style>
    <style:style style:name="T1361" style:parent-style-name="DefaultParagraphFont" style:family="text">
      <style:text-properties style:font-name-asian="Times New Roman" style:font-name-complex="Calibri" fo:color="#000000" style:language-asian="en" style:country-asian="GB"/>
    </style:style>
    <style:style style:name="P1362" style:parent-style-name="Normal" style:family="paragraph">
      <style:paragraph-properties fo:line-height="100%"/>
    </style:style>
    <style:style style:name="T1363" style:parent-style-name="DefaultParagraphFont" style:family="text">
      <style:text-properties style:font-name-asian="Times New Roman" style:font-name-complex="Calibri" fo:color="#000000" style:language-asian="en" style:country-asian="GB"/>
    </style:style>
    <style:style style:name="P1364" style:parent-style-name="Normal" style:family="paragraph">
      <style:paragraph-properties fo:line-height="100%"/>
    </style:style>
    <style:style style:name="T1365" style:parent-style-name="DefaultParagraphFont" style:family="text">
      <style:text-properties style:font-name-asian="Times New Roman" style:font-name-complex="Calibri" fo:color="#000000" style:language-asian="en" style:country-asian="GB"/>
    </style:style>
    <style:style style:name="P1366" style:parent-style-name="Normal" style:family="paragraph">
      <style:paragraph-properties fo:line-height="100%"/>
    </style:style>
    <style:style style:name="T1367" style:parent-style-name="DefaultParagraphFont" style:family="text">
      <style:text-properties style:font-name-asian="Times New Roman" style:font-name-complex="Calibri" fo:color="#000000" style:language-asian="en" style:country-asian="GB"/>
    </style:style>
    <style:style style:name="P1368"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69" style:parent-style-name="Normal" style:family="paragraph">
      <style:paragraph-properties fo:line-height="100%"/>
    </style:style>
    <style:style style:name="T1370" style:parent-style-name="DefaultParagraphFont" style:family="text">
      <style:text-properties style:font-name-asian="Times New Roman" style:font-name-complex="Calibri" fo:color="#000000" style:language-asian="en" style:country-asian="GB"/>
    </style:style>
    <style:style style:name="P1371" style:parent-style-name="Normal" style:family="paragraph">
      <style:paragraph-properties fo:line-height="100%"/>
    </style:style>
    <style:style style:name="T1372" style:parent-style-name="DefaultParagraphFont" style:family="text">
      <style:text-properties style:font-name-asian="Times New Roman" style:font-name-complex="Calibri" fo:color="#000000" style:language-asian="en" style:country-asian="GB"/>
    </style:style>
    <style:style style:name="P1373"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74" style:parent-style-name="Normal" style:family="paragraph">
      <style:paragraph-properties fo:line-height="100%"/>
    </style:style>
    <style:style style:name="T1375" style:parent-style-name="DefaultParagraphFont" style:family="text">
      <style:text-properties style:font-name-asian="Times New Roman" style:font-name-complex="Calibri" fo:color="#000000" style:language-asian="en" style:country-asian="GB"/>
    </style:style>
    <style:style style:name="P1376" style:parent-style-name="Normal" style:family="paragraph">
      <style:paragraph-properties fo:line-height="100%"/>
    </style:style>
    <style:style style:name="T1377" style:parent-style-name="DefaultParagraphFont" style:family="text">
      <style:text-properties style:font-name-asian="Times New Roman" style:font-name-complex="Calibri" fo:color="#000000" style:language-asian="en" style:country-asian="GB"/>
    </style:style>
    <style:style style:name="P1378" style:parent-style-name="Normal" style:family="paragraph">
      <style:paragraph-properties fo:line-height="100%"/>
    </style:style>
    <style:style style:name="T1379" style:parent-style-name="DefaultParagraphFont" style:family="text">
      <style:text-properties style:font-name-asian="Times New Roman" style:font-name-complex="Calibri" fo:color="#000000" style:language-asian="en" style:country-asian="GB"/>
    </style:style>
    <style:style style:name="P1380" style:parent-style-name="Normal" style:family="paragraph">
      <style:paragraph-properties fo:line-height="100%"/>
    </style:style>
    <style:style style:name="T1381" style:parent-style-name="DefaultParagraphFont" style:family="text">
      <style:text-properties style:font-name-asian="Times New Roman" style:font-name-complex="Calibri" fo:color="#000000" style:language-asian="en" style:country-asian="GB"/>
    </style:style>
    <style:style style:name="P1382" style:parent-style-name="Normal" style:family="paragraph">
      <style:paragraph-properties fo:line-height="100%"/>
    </style:style>
    <style:style style:name="T1383" style:parent-style-name="DefaultParagraphFont" style:family="text">
      <style:text-properties style:font-name-asian="Times New Roman" style:font-name-complex="Calibri" fo:color="#000000" style:language-asian="en" style:country-asian="GB"/>
    </style:style>
    <style:style style:name="P1384" style:parent-style-name="Normal" style:family="paragraph">
      <style:paragraph-properties fo:line-height="100%"/>
    </style:style>
    <style:style style:name="T1385" style:parent-style-name="DefaultParagraphFont" style:family="text">
      <style:text-properties style:font-name-asian="Times New Roman" style:font-name-complex="Calibri" fo:color="#000000" style:language-asian="en" style:country-asian="GB"/>
    </style:style>
    <style:style style:name="P1386"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387" style:parent-style-name="Normal" style:family="paragraph">
      <style:paragraph-properties fo:line-height="100%"/>
    </style:style>
    <style:style style:name="T1388" style:parent-style-name="DefaultParagraphFont" style:family="text">
      <style:text-properties style:font-name-asian="Times New Roman" style:font-name-complex="Calibri" fo:color="#000000" style:language-asian="en" style:country-asian="GB"/>
    </style:style>
    <style:style style:name="P1389" style:parent-style-name="Normal" style:family="paragraph">
      <style:paragraph-properties fo:line-height="100%"/>
    </style:style>
    <style:style style:name="T1390" style:parent-style-name="DefaultParagraphFont" style:family="text">
      <style:text-properties style:font-name-asian="Times New Roman" style:font-name-complex="Calibri" fo:color="#000000" style:language-asian="en" style:country-asian="GB"/>
    </style:style>
    <style:style style:name="P139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392" style:parent-style-name="Normal" style:family="paragraph">
      <style:paragraph-properties fo:line-height="100%"/>
    </style:style>
    <style:style style:name="T1393" style:parent-style-name="DefaultParagraphFont" style:family="text">
      <style:text-properties style:font-name-asian="Times New Roman" style:font-name-complex="Calibri" fo:color="#000000" style:language-asian="en" style:country-asian="GB"/>
    </style:style>
    <style:style style:name="P1394" style:parent-style-name="Normal" style:family="paragraph">
      <style:paragraph-properties fo:line-height="100%"/>
    </style:style>
    <style:style style:name="T1395" style:parent-style-name="DefaultParagraphFont" style:family="text">
      <style:text-properties style:font-name-asian="Times New Roman" style:font-name-complex="Calibri" fo:color="#000000" style:language-asian="en" style:country-asian="GB"/>
    </style:style>
    <style:style style:name="P1396" style:parent-style-name="Normal" style:family="paragraph">
      <style:paragraph-properties fo:line-height="100%"/>
    </style:style>
    <style:style style:name="T1397" style:parent-style-name="DefaultParagraphFont" style:family="text">
      <style:text-properties style:font-name-asian="Times New Roman" style:font-name-complex="Calibri" fo:color="#000000" style:language-asian="en" style:country-asian="GB"/>
    </style:style>
    <style:style style:name="P1398" style:parent-style-name="Normal" style:family="paragraph">
      <style:paragraph-properties fo:line-height="100%"/>
    </style:style>
    <style:style style:name="T1399" style:parent-style-name="DefaultParagraphFont" style:family="text">
      <style:text-properties style:font-name-asian="Times New Roman" style:font-name-complex="Calibri" fo:color="#000000" style:language-asian="en" style:country-asian="GB"/>
    </style:style>
    <style:style style:name="P1400" style:parent-style-name="Normal" style:family="paragraph">
      <style:paragraph-properties fo:line-height="100%"/>
    </style:style>
    <style:style style:name="T1401" style:parent-style-name="DefaultParagraphFont" style:family="text">
      <style:text-properties style:font-name-asian="Times New Roman" style:font-name-complex="Calibri" fo:color="#000000" style:language-asian="en" style:country-asian="GB"/>
    </style:style>
    <style:style style:name="P1402" style:parent-style-name="Normal" style:family="paragraph">
      <style:paragraph-properties fo:line-height="100%"/>
    </style:style>
    <style:style style:name="T1403" style:parent-style-name="DefaultParagraphFont" style:family="text">
      <style:text-properties style:font-name-asian="Times New Roman" style:font-name-complex="Calibri" fo:color="#000000" style:language-asian="en" style:country-asian="GB"/>
    </style:style>
    <style:style style:name="P140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05" style:parent-style-name="Normal" style:family="paragraph">
      <style:paragraph-properties fo:line-height="100%"/>
    </style:style>
    <style:style style:name="T1406" style:parent-style-name="DefaultParagraphFont" style:family="text">
      <style:text-properties style:font-name-asian="Times New Roman" style:font-name-complex="Calibri" fo:color="#000000" style:language-asian="en" style:country-asian="GB"/>
    </style:style>
    <style:style style:name="P1407" style:parent-style-name="Normal" style:family="paragraph">
      <style:paragraph-properties fo:line-height="100%"/>
    </style:style>
    <style:style style:name="T1408" style:parent-style-name="DefaultParagraphFont" style:family="text">
      <style:text-properties style:font-name-asian="Times New Roman" style:font-name-complex="Calibri" fo:color="#000000" style:language-asian="en" style:country-asian="GB"/>
    </style:style>
    <style:style style:name="P140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10" style:parent-style-name="Normal" style:family="paragraph">
      <style:paragraph-properties fo:line-height="100%"/>
    </style:style>
    <style:style style:name="T1411" style:parent-style-name="DefaultParagraphFont" style:family="text">
      <style:text-properties style:font-name-asian="Times New Roman" style:font-name-complex="Calibri" fo:color="#000000" style:language-asian="en" style:country-asian="GB"/>
    </style:style>
    <style:style style:name="P141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13" style:parent-style-name="Normal" style:family="paragraph">
      <style:paragraph-properties fo:line-height="100%"/>
    </style:style>
    <style:style style:name="T1414" style:parent-style-name="DefaultParagraphFont" style:family="text">
      <style:text-properties style:font-name-asian="Times New Roman" style:font-name-complex="Calibri" fo:color="#000000" style:language-asian="en" style:country-asian="GB"/>
    </style:style>
    <style:style style:name="P141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16" style:parent-style-name="Normal" style:family="paragraph">
      <style:paragraph-properties fo:line-height="100%"/>
    </style:style>
    <style:style style:name="T1417" style:parent-style-name="DefaultParagraphFont" style:family="text">
      <style:text-properties style:font-name-asian="Times New Roman" style:font-name-complex="Calibri" fo:color="#000000" style:language-asian="en" style:country-asian="GB"/>
    </style:style>
    <style:style style:name="P1418" style:parent-style-name="Normal" style:family="paragraph">
      <style:paragraph-properties fo:line-height="100%"/>
    </style:style>
    <style:style style:name="T1419" style:parent-style-name="DefaultParagraphFont" style:family="text">
      <style:text-properties style:font-name-asian="Times New Roman" style:font-name-complex="Calibri" fo:color="#000000" style:language-asian="en" style:country-asian="GB"/>
    </style:style>
    <style:style style:name="P142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21" style:parent-style-name="Normal" style:family="paragraph">
      <style:paragraph-properties fo:line-height="100%"/>
    </style:style>
    <style:style style:name="T1422" style:parent-style-name="DefaultParagraphFont" style:family="text">
      <style:text-properties style:font-name-asian="Times New Roman" style:font-name-complex="Calibri" fo:color="#000000" style:language-asian="en" style:country-asian="GB"/>
    </style:style>
    <style:style style:name="P1423" style:parent-style-name="Normal" style:family="paragraph">
      <style:paragraph-properties fo:line-height="100%"/>
    </style:style>
    <style:style style:name="T1424" style:parent-style-name="DefaultParagraphFont" style:family="text">
      <style:text-properties style:font-name-asian="Times New Roman" style:font-name-complex="Calibri" fo:color="#000000" style:language-asian="en" style:country-asian="GB"/>
    </style:style>
    <style:style style:name="P1425" style:parent-style-name="Normal" style:family="paragraph">
      <style:paragraph-properties fo:line-height="100%"/>
    </style:style>
    <style:style style:name="T1426" style:parent-style-name="DefaultParagraphFont" style:family="text">
      <style:text-properties style:font-name-asian="Times New Roman" style:font-name-complex="Calibri" fo:color="#000000" style:language-asian="en" style:country-asian="GB"/>
    </style:style>
    <style:style style:name="P1427" style:parent-style-name="Normal" style:family="paragraph">
      <style:paragraph-properties fo:line-height="100%"/>
    </style:style>
    <style:style style:name="T1428" style:parent-style-name="DefaultParagraphFont" style:family="text">
      <style:text-properties style:font-name-asian="Times New Roman" style:font-name-complex="Calibri" fo:color="#000000" style:language-asian="en" style:country-asian="GB"/>
    </style:style>
    <style:style style:name="P1429" style:parent-style-name="Normal" style:family="paragraph">
      <style:paragraph-properties fo:line-height="100%"/>
    </style:style>
    <style:style style:name="T1430" style:parent-style-name="DefaultParagraphFont" style:family="text">
      <style:text-properties style:font-name-asian="Times New Roman" style:font-name-complex="Calibri" fo:color="#000000" style:language-asian="en" style:country-asian="GB"/>
    </style:style>
    <style:style style:name="P143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32" style:parent-style-name="Normal" style:family="paragraph">
      <style:paragraph-properties fo:line-height="100%"/>
    </style:style>
    <style:style style:name="T1433" style:parent-style-name="DefaultParagraphFont" style:family="text">
      <style:text-properties style:font-name-asian="Times New Roman" style:font-name-complex="Calibri" fo:color="#000000" style:language-asian="en" style:country-asian="GB"/>
    </style:style>
    <style:style style:name="P1434" style:parent-style-name="Normal" style:family="paragraph">
      <style:paragraph-properties fo:line-height="100%"/>
    </style:style>
    <style:style style:name="T1435" style:parent-style-name="DefaultParagraphFont" style:family="text">
      <style:text-properties style:font-name-asian="Times New Roman" style:font-name-complex="Calibri" fo:color="#000000" style:language-asian="en" style:country-asian="GB"/>
    </style:style>
    <style:style style:name="P143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37" style:parent-style-name="Normal" style:family="paragraph">
      <style:paragraph-properties fo:line-height="100%"/>
    </style:style>
    <style:style style:name="T1438" style:parent-style-name="DefaultParagraphFont" style:family="text">
      <style:text-properties style:font-name-asian="Times New Roman" style:font-name-complex="Calibri" fo:color="#000000" style:language-asian="en" style:country-asian="GB"/>
    </style:style>
    <style:style style:name="P1439" style:parent-style-name="Normal" style:family="paragraph">
      <style:paragraph-properties fo:line-height="100%"/>
    </style:style>
    <style:style style:name="T1440" style:parent-style-name="DefaultParagraphFont" style:family="text">
      <style:text-properties style:font-name-asian="Times New Roman" style:font-name-complex="Calibri" fo:color="#000000" style:language-asian="en" style:country-asian="GB"/>
    </style:style>
    <style:style style:name="P1441"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442" style:parent-style-name="Normal" style:family="paragraph">
      <style:paragraph-properties fo:margin-bottom="0.1666in" fo:line-height="100%"/>
    </style:style>
    <style:style style:name="T1443" style:parent-style-name="DefaultParagraphFont" style:family="text">
      <style:text-properties style:font-name="Times New Roman" style:font-name-asian="Times New Roman" fo:font-size="12pt" style:font-size-asian="12pt" style:font-size-complex="12pt" style:language-asian="en" style:country-asian="GB"/>
    </style:style>
    <style:style style:name="P1444" style:parent-style-name="Normal" style:family="paragraph">
      <style:paragraph-properties fo:line-height="100%"/>
    </style:style>
    <style:style style:name="T1445" style:parent-style-name="DefaultParagraphFont" style:family="text">
      <style:text-properties style:font-name-asian="Times New Roman" style:font-name-complex="Calibri" fo:color="#000000" style:language-asian="en" style:country-asian="GB"/>
    </style:style>
    <style:style style:name="P144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47" style:parent-style-name="Normal" style:family="paragraph">
      <style:paragraph-properties fo:line-height="100%"/>
    </style:style>
    <style:style style:name="T1448" style:parent-style-name="DefaultParagraphFont" style:family="text">
      <style:text-properties style:font-name-asian="Times New Roman" style:font-name-complex="Calibri" fo:color="#000000" style:language-asian="en" style:country-asian="GB"/>
    </style:style>
    <style:style style:name="P1449" style:parent-style-name="Normal" style:family="paragraph">
      <style:paragraph-properties fo:line-height="100%"/>
    </style:style>
    <style:style style:name="T1450" style:parent-style-name="DefaultParagraphFont" style:family="text">
      <style:text-properties style:font-name-asian="Times New Roman" style:font-name-complex="Calibri" fo:color="#000000" style:language-asian="en" style:country-asian="GB"/>
    </style:style>
    <style:style style:name="P1451" style:parent-style-name="Normal" style:family="paragraph">
      <style:paragraph-properties fo:line-height="100%"/>
    </style:style>
    <style:style style:name="T1452" style:parent-style-name="DefaultParagraphFont" style:family="text">
      <style:text-properties style:font-name-asian="Times New Roman" style:font-name-complex="Calibri" fo:color="#000000" style:language-asian="en" style:country-asian="GB"/>
    </style:style>
    <style:style style:name="P1453" style:parent-style-name="Normal" style:family="paragraph">
      <style:paragraph-properties fo:line-height="100%"/>
    </style:style>
    <style:style style:name="T1454" style:parent-style-name="DefaultParagraphFont" style:family="text">
      <style:text-properties style:font-name-asian="Times New Roman" style:font-name-complex="Calibri" fo:color="#000000" style:language-asian="en" style:country-asian="GB"/>
    </style:style>
    <style:style style:name="P1455" style:parent-style-name="Normal" style:family="paragraph">
      <style:paragraph-properties fo:line-height="100%"/>
    </style:style>
    <style:style style:name="T1456" style:parent-style-name="DefaultParagraphFont" style:family="text">
      <style:text-properties style:font-name-asian="Times New Roman" style:font-name-complex="Calibri" fo:color="#000000" style:language-asian="en" style:country-asian="GB"/>
    </style:style>
    <style:style style:name="P1457" style:parent-style-name="Normal" style:family="paragraph">
      <style:paragraph-properties fo:line-height="100%"/>
    </style:style>
    <style:style style:name="T1458" style:parent-style-name="DefaultParagraphFont" style:family="text">
      <style:text-properties style:font-name-asian="Times New Roman" style:font-name-complex="Calibri" fo:color="#000000" style:language-asian="en" style:country-asian="GB"/>
    </style:style>
    <style:style style:name="P1459" style:parent-style-name="Normal" style:family="paragraph">
      <style:paragraph-properties fo:line-height="100%"/>
    </style:style>
    <style:style style:name="T1460" style:parent-style-name="DefaultParagraphFont" style:family="text">
      <style:text-properties style:font-name-asian="Times New Roman" style:font-name-complex="Calibri" fo:color="#000000" style:language-asian="en" style:country-asian="GB"/>
    </style:style>
    <style:style style:name="P1461" style:parent-style-name="Normal" style:family="paragraph">
      <style:paragraph-properties fo:line-height="100%"/>
    </style:style>
    <style:style style:name="T1462" style:parent-style-name="DefaultParagraphFont" style:family="text">
      <style:text-properties style:font-name-asian="Times New Roman" style:font-name-complex="Calibri" fo:color="#000000" style:language-asian="en" style:country-asian="GB"/>
    </style:style>
    <style:style style:name="P1463" style:parent-style-name="Normal" style:family="paragraph">
      <style:paragraph-properties fo:line-height="100%"/>
    </style:style>
    <style:style style:name="T1464" style:parent-style-name="DefaultParagraphFont" style:family="text">
      <style:text-properties style:font-name-asian="Times New Roman" style:font-name-complex="Calibri" fo:color="#000000" style:language-asian="en" style:country-asian="GB"/>
    </style:style>
    <style:style style:name="P1465" style:parent-style-name="Normal" style:family="paragraph">
      <style:paragraph-properties fo:line-height="100%"/>
    </style:style>
    <style:style style:name="T1466" style:parent-style-name="DefaultParagraphFont" style:family="text">
      <style:text-properties style:font-name-asian="Times New Roman" style:font-name-complex="Calibri" fo:color="#000000" style:language-asian="en" style:country-asian="GB"/>
    </style:style>
    <style:style style:name="P1467" style:parent-style-name="Normal" style:family="paragraph">
      <style:paragraph-properties fo:line-height="100%"/>
    </style:style>
    <style:style style:name="T1468" style:parent-style-name="DefaultParagraphFont" style:family="text">
      <style:text-properties style:font-name-asian="Times New Roman" style:font-name-complex="Calibri" fo:color="#000000" style:language-asian="en" style:country-asian="GB"/>
    </style:style>
    <style:style style:name="P1469" style:parent-style-name="Normal" style:family="paragraph">
      <style:paragraph-properties fo:line-height="100%"/>
    </style:style>
    <style:style style:name="T1470" style:parent-style-name="DefaultParagraphFont" style:family="text">
      <style:text-properties style:font-name-asian="Times New Roman" style:font-name-complex="Calibri" fo:color="#000000" style:language-asian="en" style:country-asian="GB"/>
    </style:style>
    <style:style style:name="P147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72" style:parent-style-name="Normal" style:family="paragraph">
      <style:paragraph-properties fo:line-height="100%"/>
    </style:style>
    <style:style style:name="T1473" style:parent-style-name="DefaultParagraphFont" style:family="text">
      <style:text-properties style:font-name-asian="Times New Roman" style:font-name-complex="Calibri" fo:color="#000000" style:language-asian="en" style:country-asian="GB"/>
    </style:style>
    <style:style style:name="P147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475" style:parent-style-name="Normal" style:family="paragraph">
      <style:paragraph-properties fo:line-height="100%"/>
    </style:style>
    <style:style style:name="T1476" style:parent-style-name="DefaultParagraphFont" style:family="text">
      <style:text-properties style:font-name-asian="Times New Roman" style:font-name-complex="Calibri" fo:color="#000000" style:language-asian="en" style:country-asian="GB"/>
    </style:style>
    <style:style style:name="P1477" style:parent-style-name="Normal" style:family="paragraph">
      <style:paragraph-properties fo:line-height="100%"/>
    </style:style>
    <style:style style:name="T1478" style:parent-style-name="DefaultParagraphFont" style:family="text">
      <style:text-properties style:font-name-asian="Times New Roman" style:font-name-complex="Calibri" fo:color="#000000" style:language-asian="en" style:country-asian="GB"/>
    </style:style>
    <style:style style:name="P1479" style:parent-style-name="Normal" style:family="paragraph">
      <style:paragraph-properties fo:line-height="100%"/>
    </style:style>
    <style:style style:name="T1480" style:parent-style-name="DefaultParagraphFont" style:family="text">
      <style:text-properties style:font-name-asian="Times New Roman" style:font-name-complex="Calibri" fo:color="#000000" style:language-asian="en" style:country-asian="GB"/>
    </style:style>
    <style:style style:name="P1481" style:parent-style-name="Normal" style:family="paragraph">
      <style:paragraph-properties fo:line-height="100%"/>
    </style:style>
    <style:style style:name="T1482" style:parent-style-name="DefaultParagraphFont" style:family="text">
      <style:text-properties style:font-name-asian="Times New Roman" style:font-name-complex="Calibri" fo:color="#000000" style:language-asian="en" style:country-asian="GB"/>
    </style:style>
    <style:style style:name="P1483" style:parent-style-name="Normal" style:family="paragraph">
      <style:paragraph-properties fo:line-height="100%"/>
    </style:style>
    <style:style style:name="T1484" style:parent-style-name="DefaultParagraphFont" style:family="text">
      <style:text-properties style:font-name-asian="Times New Roman" style:font-name-complex="Calibri" fo:color="#000000" style:language-asian="en" style:country-asian="GB"/>
    </style:style>
    <style:style style:name="P1485" style:parent-style-name="Normal" style:family="paragraph">
      <style:paragraph-properties fo:line-height="100%"/>
    </style:style>
    <style:style style:name="T1486" style:parent-style-name="DefaultParagraphFont" style:family="text">
      <style:text-properties style:font-name-asian="Times New Roman" style:font-name-complex="Calibri" fo:color="#000000" style:language-asian="en" style:country-asian="GB"/>
    </style:style>
    <style:style style:name="P1487" style:parent-style-name="Normal" style:family="paragraph">
      <style:paragraph-properties fo:line-height="100%"/>
    </style:style>
    <style:style style:name="T1488" style:parent-style-name="DefaultParagraphFont" style:family="text">
      <style:text-properties style:font-name-asian="Times New Roman" style:font-name-complex="Calibri" fo:color="#000000" style:language-asian="en" style:country-asian="GB"/>
    </style:style>
    <style:style style:name="P1489" style:parent-style-name="Normal" style:family="paragraph">
      <style:paragraph-properties fo:line-height="100%"/>
    </style:style>
    <style:style style:name="T1490" style:parent-style-name="DefaultParagraphFont" style:family="text">
      <style:text-properties style:font-name-asian="Times New Roman" style:font-name-complex="Calibri" fo:color="#000000" style:language-asian="en" style:country-asian="GB"/>
    </style:style>
    <style:style style:name="P1491" style:parent-style-name="Normal" style:family="paragraph">
      <style:paragraph-properties fo:line-height="100%"/>
    </style:style>
    <style:style style:name="T1492" style:parent-style-name="DefaultParagraphFont" style:family="text">
      <style:text-properties style:font-name-asian="Times New Roman" style:font-name-complex="Calibri" fo:color="#000000" style:language-asian="en" style:country-asian="GB"/>
    </style:style>
    <style:style style:name="P1493" style:parent-style-name="Normal" style:family="paragraph">
      <style:paragraph-properties fo:line-height="100%"/>
    </style:style>
    <style:style style:name="T1494" style:parent-style-name="DefaultParagraphFont" style:family="text">
      <style:text-properties style:font-name-asian="Times New Roman" style:font-name-complex="Calibri" fo:color="#000000" style:language-asian="en" style:country-asian="GB"/>
    </style:style>
    <style:style style:name="P1495" style:parent-style-name="Normal" style:family="paragraph">
      <style:paragraph-properties fo:line-height="100%"/>
    </style:style>
    <style:style style:name="T1496" style:parent-style-name="DefaultParagraphFont" style:family="text">
      <style:text-properties style:font-name-asian="Times New Roman" style:font-name-complex="Calibri" fo:color="#000000" style:language-asian="en" style:country-asian="GB"/>
    </style:style>
    <style:style style:name="P1497" style:parent-style-name="Normal" style:family="paragraph">
      <style:paragraph-properties fo:line-height="100%"/>
    </style:style>
    <style:style style:name="T1498" style:parent-style-name="DefaultParagraphFont" style:family="text">
      <style:text-properties style:font-name-asian="Times New Roman" style:font-name-complex="Calibri" fo:color="#000000" style:language-asian="en" style:country-asian="GB"/>
    </style:style>
    <style:style style:name="P1499" style:parent-style-name="Normal" style:family="paragraph">
      <style:paragraph-properties fo:line-height="100%"/>
    </style:style>
    <style:style style:name="T1500" style:parent-style-name="DefaultParagraphFont" style:family="text">
      <style:text-properties style:font-name-asian="Times New Roman" style:font-name-complex="Calibri" fo:color="#000000" style:language-asian="en" style:country-asian="GB"/>
    </style:style>
    <style:style style:name="P1501" style:parent-style-name="Normal" style:family="paragraph">
      <style:paragraph-properties fo:line-height="100%"/>
    </style:style>
    <style:style style:name="T1502" style:parent-style-name="DefaultParagraphFont" style:family="text">
      <style:text-properties style:font-name-asian="Times New Roman" style:font-name-complex="Calibri" fo:color="#000000" style:language-asian="en" style:country-asian="GB"/>
    </style:style>
    <style:style style:name="P1503" style:parent-style-name="Normal" style:family="paragraph">
      <style:paragraph-properties fo:line-height="100%"/>
    </style:style>
    <style:style style:name="T1504" style:parent-style-name="DefaultParagraphFont" style:family="text">
      <style:text-properties style:font-name-asian="Times New Roman" style:font-name-complex="Calibri" fo:color="#000000" style:language-asian="en" style:country-asian="GB"/>
    </style:style>
    <style:style style:name="P1505" style:parent-style-name="Normal" style:family="paragraph">
      <style:paragraph-properties fo:line-height="100%"/>
    </style:style>
    <style:style style:name="T1506" style:parent-style-name="DefaultParagraphFont" style:family="text">
      <style:text-properties style:font-name-asian="Times New Roman" style:font-name-complex="Calibri" fo:color="#000000" style:language-asian="en" style:country-asian="GB"/>
    </style:style>
    <style:style style:name="P150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508" style:parent-style-name="Normal" style:family="paragraph">
      <style:paragraph-properties fo:line-height="100%"/>
    </style:style>
    <style:style style:name="T1509" style:parent-style-name="DefaultParagraphFont" style:family="text">
      <style:text-properties style:font-name-asian="Times New Roman" style:font-name-complex="Calibri" fo:color="#000000" style:language-asian="en" style:country-asian="GB"/>
    </style:style>
    <style:style style:name="P1510" style:parent-style-name="Normal" style:family="paragraph">
      <style:paragraph-properties fo:line-height="100%"/>
    </style:style>
    <style:style style:name="T1511" style:parent-style-name="DefaultParagraphFont" style:family="text">
      <style:text-properties style:font-name-asian="Times New Roman" style:font-name-complex="Calibri" fo:color="#000000" style:language-asian="en" style:country-asian="GB"/>
    </style:style>
    <style:style style:name="P1512" style:parent-style-name="Normal" style:family="paragraph">
      <style:paragraph-properties fo:line-height="100%"/>
    </style:style>
    <style:style style:name="T1513" style:parent-style-name="DefaultParagraphFont" style:family="text">
      <style:text-properties style:font-name-asian="Times New Roman" style:font-name-complex="Calibri" fo:color="#000000" style:language-asian="en" style:country-asian="GB"/>
    </style:style>
    <style:style style:name="P1514" style:parent-style-name="Normal" style:family="paragraph">
      <style:paragraph-properties fo:line-height="100%"/>
    </style:style>
    <style:style style:name="T1515" style:parent-style-name="DefaultParagraphFont" style:family="text">
      <style:text-properties style:font-name-asian="Times New Roman" style:font-name-complex="Calibri" fo:color="#000000" style:language-asian="en" style:country-asian="GB"/>
    </style:style>
    <style:style style:name="P1516" style:parent-style-name="Normal" style:family="paragraph">
      <style:paragraph-properties fo:line-height="100%"/>
    </style:style>
    <style:style style:name="T1517" style:parent-style-name="DefaultParagraphFont" style:family="text">
      <style:text-properties style:font-name-asian="Times New Roman" style:font-name-complex="Calibri" fo:color="#000000" style:language-asian="en" style:country-asian="GB"/>
    </style:style>
    <style:style style:name="P1518" style:parent-style-name="Normal" style:family="paragraph">
      <style:paragraph-properties fo:line-height="100%"/>
    </style:style>
    <style:style style:name="T1519" style:parent-style-name="DefaultParagraphFont" style:family="text">
      <style:text-properties style:font-name-asian="Times New Roman" style:font-name-complex="Calibri" fo:color="#000000" style:language-asian="en" style:country-asian="GB"/>
    </style:style>
    <style:style style:name="P1520" style:parent-style-name="Normal" style:family="paragraph">
      <style:paragraph-properties fo:line-height="100%"/>
    </style:style>
    <style:style style:name="T1521" style:parent-style-name="DefaultParagraphFont" style:family="text">
      <style:text-properties style:font-name-asian="Times New Roman" style:font-name-complex="Calibri" fo:color="#000000" style:language-asian="en" style:country-asian="GB"/>
    </style:style>
    <style:style style:name="P1522" style:parent-style-name="Normal" style:family="paragraph">
      <style:paragraph-properties fo:line-height="100%"/>
    </style:style>
    <style:style style:name="T1523" style:parent-style-name="DefaultParagraphFont" style:family="text">
      <style:text-properties style:font-name-asian="Times New Roman" style:font-name-complex="Calibri" fo:color="#000000" style:language-asian="en" style:country-asian="GB"/>
    </style:style>
    <style:style style:name="P1524" style:parent-style-name="Normal" style:family="paragraph">
      <style:paragraph-properties fo:line-height="100%"/>
    </style:style>
    <style:style style:name="T1525" style:parent-style-name="DefaultParagraphFont" style:family="text">
      <style:text-properties style:font-name-asian="Times New Roman" style:font-name-complex="Calibri" fo:color="#000000" style:language-asian="en" style:country-asian="GB"/>
    </style:style>
    <style:style style:name="P1526" style:parent-style-name="Normal" style:family="paragraph">
      <style:paragraph-properties fo:line-height="100%"/>
    </style:style>
    <style:style style:name="T1527" style:parent-style-name="DefaultParagraphFont" style:family="text">
      <style:text-properties style:font-name-asian="Times New Roman" style:font-name-complex="Calibri" fo:color="#000000" style:language-asian="en" style:country-asian="GB"/>
    </style:style>
    <style:style style:name="P152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529" style:parent-style-name="Normal" style:family="paragraph">
      <style:paragraph-properties fo:line-height="100%"/>
    </style:style>
    <style:style style:name="T1530" style:parent-style-name="DefaultParagraphFont" style:family="text">
      <style:text-properties style:font-name-asian="Times New Roman" style:font-name-complex="Calibri" fo:color="#000000" style:language-asian="en" style:country-asian="GB"/>
    </style:style>
    <style:style style:name="P1531" style:parent-style-name="Normal" style:family="paragraph">
      <style:paragraph-properties fo:line-height="100%"/>
    </style:style>
    <style:style style:name="T1532" style:parent-style-name="DefaultParagraphFont" style:family="text">
      <style:text-properties style:font-name-asian="Times New Roman" style:font-name-complex="Calibri" fo:color="#000000" style:language-asian="en" style:country-asian="GB"/>
    </style:style>
    <style:style style:name="P1533" style:parent-style-name="Normal" style:family="paragraph">
      <style:paragraph-properties fo:line-height="100%"/>
    </style:style>
    <style:style style:name="T1534" style:parent-style-name="DefaultParagraphFont" style:family="text">
      <style:text-properties style:font-name-asian="Times New Roman" style:font-name-complex="Calibri" fo:color="#000000" style:language-asian="en" style:country-asian="GB"/>
    </style:style>
    <style:style style:name="P1535" style:parent-style-name="Normal" style:family="paragraph">
      <style:paragraph-properties fo:line-height="100%"/>
    </style:style>
    <style:style style:name="T1536" style:parent-style-name="DefaultParagraphFont" style:family="text">
      <style:text-properties style:font-name-asian="Times New Roman" style:font-name-complex="Calibri" fo:color="#000000" style:language-asian="en" style:country-asian="GB"/>
    </style:style>
    <style:style style:name="P1537" style:parent-style-name="Normal" style:family="paragraph">
      <style:paragraph-properties fo:line-height="100%"/>
    </style:style>
    <style:style style:name="T1538" style:parent-style-name="DefaultParagraphFont" style:family="text">
      <style:text-properties style:font-name-asian="Times New Roman" style:font-name-complex="Calibri" fo:color="#000000" style:language-asian="en" style:country-asian="GB"/>
    </style:style>
    <style:style style:name="P1539" style:parent-style-name="Normal" style:family="paragraph">
      <style:paragraph-properties fo:line-height="100%"/>
    </style:style>
    <style:style style:name="T1540" style:parent-style-name="DefaultParagraphFont" style:family="text">
      <style:text-properties style:font-name-asian="Times New Roman" style:font-name-complex="Calibri" fo:color="#000000" style:language-asian="en" style:country-asian="GB"/>
    </style:style>
    <style:style style:name="P1541" style:parent-style-name="Normal" style:family="paragraph">
      <style:paragraph-properties fo:line-height="100%"/>
    </style:style>
    <style:style style:name="T1542" style:parent-style-name="DefaultParagraphFont" style:family="text">
      <style:text-properties style:font-name-asian="Times New Roman" style:font-name-complex="Calibri" fo:color="#000000" style:language-asian="en" style:country-asian="GB"/>
    </style:style>
    <style:style style:name="P1543" style:parent-style-name="Normal" style:family="paragraph">
      <style:paragraph-properties fo:line-height="100%"/>
    </style:style>
    <style:style style:name="T1544" style:parent-style-name="DefaultParagraphFont" style:family="text">
      <style:text-properties style:font-name-asian="Times New Roman" style:font-name-complex="Calibri" fo:color="#000000" style:language-asian="en" style:country-asian="GB"/>
    </style:style>
    <style:style style:name="P1545" style:parent-style-name="Normal" style:family="paragraph">
      <style:paragraph-properties fo:line-height="100%"/>
    </style:style>
    <style:style style:name="T1546" style:parent-style-name="DefaultParagraphFont" style:family="text">
      <style:text-properties style:font-name-asian="Times New Roman" style:font-name-complex="Calibri" fo:color="#000000" style:language-asian="en" style:country-asian="GB"/>
    </style:style>
    <style:style style:name="P1547" style:parent-style-name="Normal" style:family="paragraph">
      <style:paragraph-properties fo:line-height="100%"/>
    </style:style>
    <style:style style:name="T1548" style:parent-style-name="DefaultParagraphFont" style:family="text">
      <style:text-properties style:font-name-asian="Times New Roman" style:font-name-complex="Calibri" fo:color="#000000" style:language-asian="en" style:country-asian="GB"/>
    </style:style>
    <style:style style:name="P1549" style:parent-style-name="Normal" style:family="paragraph">
      <style:paragraph-properties fo:line-height="100%"/>
    </style:style>
    <style:style style:name="T1550" style:parent-style-name="DefaultParagraphFont" style:family="text">
      <style:text-properties style:font-name-asian="Times New Roman" style:font-name-complex="Calibri" fo:color="#000000" style:language-asian="en" style:country-asian="GB"/>
    </style:style>
    <style:style style:name="P1551" style:parent-style-name="Normal" style:family="paragraph">
      <style:paragraph-properties fo:line-height="100%"/>
    </style:style>
    <style:style style:name="T1552" style:parent-style-name="DefaultParagraphFont" style:family="text">
      <style:text-properties style:font-name-asian="Times New Roman" style:font-name-complex="Calibri" fo:color="#000000" style:language-asian="en" style:country-asian="GB"/>
    </style:style>
    <style:style style:name="P1553" style:parent-style-name="Normal" style:family="paragraph">
      <style:paragraph-properties fo:line-height="100%"/>
    </style:style>
    <style:style style:name="T1554" style:parent-style-name="DefaultParagraphFont" style:family="text">
      <style:text-properties style:font-name-asian="Times New Roman" style:font-name-complex="Calibri" fo:color="#000000" style:language-asian="en" style:country-asian="GB"/>
    </style:style>
    <style:style style:name="P1555" style:parent-style-name="Normal" style:family="paragraph">
      <style:paragraph-properties fo:line-height="100%"/>
    </style:style>
    <style:style style:name="T1556" style:parent-style-name="DefaultParagraphFont" style:family="text">
      <style:text-properties style:font-name-asian="Times New Roman" style:font-name-complex="Calibri" fo:color="#000000" style:language-asian="en" style:country-asian="GB"/>
    </style:style>
    <style:style style:name="P1557" style:parent-style-name="Normal" style:family="paragraph">
      <style:paragraph-properties fo:line-height="100%"/>
    </style:style>
    <style:style style:name="T1558" style:parent-style-name="DefaultParagraphFont" style:family="text">
      <style:text-properties style:font-name-asian="Times New Roman" style:font-name-complex="Calibri" fo:color="#000000" style:language-asian="en" style:country-asian="GB"/>
    </style:style>
    <style:style style:name="P1559" style:parent-style-name="Normal" style:family="paragraph">
      <style:paragraph-properties fo:line-height="100%"/>
    </style:style>
    <style:style style:name="T1560" style:parent-style-name="DefaultParagraphFont" style:family="text">
      <style:text-properties style:font-name-asian="Times New Roman" style:font-name-complex="Calibri" fo:color="#000000" style:language-asian="en" style:country-asian="GB"/>
    </style:style>
    <style:style style:name="P1561" style:parent-style-name="Normal" style:family="paragraph">
      <style:paragraph-properties fo:line-height="100%"/>
    </style:style>
    <style:style style:name="T1562" style:parent-style-name="DefaultParagraphFont" style:family="text">
      <style:text-properties style:font-name-asian="Times New Roman" style:font-name-complex="Calibri" fo:color="#000000" style:language-asian="en" style:country-asian="GB"/>
    </style:style>
    <style:style style:name="P1563" style:parent-style-name="Normal" style:family="paragraph">
      <style:paragraph-properties fo:line-height="100%"/>
    </style:style>
    <style:style style:name="T1564" style:parent-style-name="DefaultParagraphFont" style:family="text">
      <style:text-properties style:font-name-asian="Times New Roman" style:font-name-complex="Calibri" fo:color="#000000" style:language-asian="en" style:country-asian="GB"/>
    </style:style>
    <style:style style:name="P1565" style:parent-style-name="Normal" style:family="paragraph">
      <style:paragraph-properties fo:line-height="100%"/>
    </style:style>
    <style:style style:name="T1566" style:parent-style-name="DefaultParagraphFont" style:family="text">
      <style:text-properties style:font-name-asian="Times New Roman" style:font-name-complex="Calibri" fo:color="#000000" style:language-asian="en" style:country-asian="GB"/>
    </style:style>
    <style:style style:name="P1567" style:parent-style-name="Normal" style:family="paragraph">
      <style:paragraph-properties fo:line-height="100%"/>
    </style:style>
    <style:style style:name="T1568" style:parent-style-name="DefaultParagraphFont" style:family="text">
      <style:text-properties style:font-name-asian="Times New Roman" style:font-name-complex="Calibri" fo:color="#000000" style:language-asian="en" style:country-asian="GB"/>
    </style:style>
    <style:style style:name="P156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570" style:parent-style-name="Normal" style:family="paragraph">
      <style:paragraph-properties fo:line-height="100%"/>
    </style:style>
    <style:style style:name="T1571" style:parent-style-name="DefaultParagraphFont" style:family="text">
      <style:text-properties style:font-name-asian="Times New Roman" style:font-name-complex="Calibri" fo:color="#000000" style:language-asian="en" style:country-asian="GB"/>
    </style:style>
    <style:style style:name="P1572" style:parent-style-name="Normal" style:family="paragraph">
      <style:paragraph-properties fo:line-height="100%"/>
    </style:style>
    <style:style style:name="T1573" style:parent-style-name="DefaultParagraphFont" style:family="text">
      <style:text-properties style:font-name-asian="Times New Roman" style:font-name-complex="Calibri" fo:color="#000000" style:language-asian="en" style:country-asian="GB"/>
    </style:style>
    <style:style style:name="P1574" style:parent-style-name="Normal" style:family="paragraph">
      <style:paragraph-properties fo:line-height="100%"/>
    </style:style>
    <style:style style:name="T1575" style:parent-style-name="DefaultParagraphFont" style:family="text">
      <style:text-properties style:font-name-asian="Times New Roman" style:font-name-complex="Calibri" fo:color="#000000" style:language-asian="en" style:country-asian="GB"/>
    </style:style>
    <style:style style:name="P1576" style:parent-style-name="Normal" style:family="paragraph">
      <style:paragraph-properties fo:line-height="100%"/>
    </style:style>
    <style:style style:name="T1577" style:parent-style-name="DefaultParagraphFont" style:family="text">
      <style:text-properties style:font-name-asian="Times New Roman" style:font-name-complex="Calibri" fo:color="#000000" style:language-asian="en" style:country-asian="GB"/>
    </style:style>
    <style:style style:name="P1578" style:parent-style-name="Normal" style:family="paragraph">
      <style:paragraph-properties fo:line-height="100%"/>
    </style:style>
    <style:style style:name="T1579" style:parent-style-name="DefaultParagraphFont" style:family="text">
      <style:text-properties style:font-name-asian="Times New Roman" style:font-name-complex="Calibri" fo:color="#000000" style:language-asian="en" style:country-asian="GB"/>
    </style:style>
    <style:style style:name="P1580" style:parent-style-name="Normal" style:family="paragraph">
      <style:paragraph-properties fo:line-height="100%"/>
    </style:style>
    <style:style style:name="T1581" style:parent-style-name="DefaultParagraphFont" style:family="text">
      <style:text-properties style:font-name-asian="Times New Roman" style:font-name-complex="Calibri" fo:color="#000000" style:language-asian="en" style:country-asian="GB"/>
    </style:style>
    <style:style style:name="P1582" style:parent-style-name="Normal" style:family="paragraph">
      <style:paragraph-properties fo:line-height="100%"/>
    </style:style>
    <style:style style:name="T1583" style:parent-style-name="DefaultParagraphFont" style:family="text">
      <style:text-properties style:font-name-asian="Times New Roman" style:font-name-complex="Calibri" fo:color="#000000" style:language-asian="en" style:country-asian="GB"/>
    </style:style>
    <style:style style:name="P1584" style:parent-style-name="Normal" style:family="paragraph">
      <style:paragraph-properties fo:line-height="100%"/>
    </style:style>
    <style:style style:name="T1585" style:parent-style-name="DefaultParagraphFont" style:family="text">
      <style:text-properties style:font-name-asian="Times New Roman" style:font-name-complex="Calibri" fo:color="#000000" style:language-asian="en" style:country-asian="GB"/>
    </style:style>
    <style:style style:name="P1586" style:parent-style-name="Normal" style:family="paragraph">
      <style:paragraph-properties fo:line-height="100%"/>
    </style:style>
    <style:style style:name="T1587" style:parent-style-name="DefaultParagraphFont" style:family="text">
      <style:text-properties style:font-name-asian="Times New Roman" style:font-name-complex="Calibri" fo:color="#000000" style:language-asian="en" style:country-asian="GB"/>
    </style:style>
    <style:style style:name="P1588" style:parent-style-name="Normal" style:family="paragraph">
      <style:paragraph-properties fo:line-height="100%"/>
    </style:style>
    <style:style style:name="T1589" style:parent-style-name="DefaultParagraphFont" style:family="text">
      <style:text-properties style:font-name-asian="Times New Roman" style:font-name-complex="Calibri" fo:color="#000000" style:language-asian="en" style:country-asian="GB"/>
    </style:style>
    <style:style style:name="P1590" style:parent-style-name="Normal" style:family="paragraph">
      <style:paragraph-properties fo:line-height="100%"/>
    </style:style>
    <style:style style:name="T1591" style:parent-style-name="DefaultParagraphFont" style:family="text">
      <style:text-properties style:font-name-asian="Times New Roman" style:font-name-complex="Calibri" fo:color="#000000" style:language-asian="en" style:country-asian="GB"/>
    </style:style>
    <style:style style:name="P1592" style:parent-style-name="Normal" style:family="paragraph">
      <style:paragraph-properties fo:line-height="100%"/>
    </style:style>
    <style:style style:name="T1593" style:parent-style-name="DefaultParagraphFont" style:family="text">
      <style:text-properties style:font-name-asian="Times New Roman" style:font-name-complex="Calibri" fo:color="#000000" style:language-asian="en" style:country-asian="GB"/>
    </style:style>
    <style:style style:name="P1594" style:parent-style-name="Normal" style:family="paragraph">
      <style:paragraph-properties fo:line-height="100%"/>
    </style:style>
    <style:style style:name="T1595" style:parent-style-name="DefaultParagraphFont" style:family="text">
      <style:text-properties style:font-name-asian="Times New Roman" style:font-name-complex="Calibri" fo:color="#000000" style:language-asian="en" style:country-asian="GB"/>
    </style:style>
    <style:style style:name="P1596" style:parent-style-name="Normal" style:family="paragraph">
      <style:paragraph-properties fo:line-height="100%"/>
    </style:style>
    <style:style style:name="T1597" style:parent-style-name="DefaultParagraphFont" style:family="text">
      <style:text-properties style:font-name-asian="Times New Roman" style:font-name-complex="Calibri" fo:color="#000000" style:language-asian="en" style:country-asian="GB"/>
    </style:style>
    <style:style style:name="P1598" style:parent-style-name="Normal" style:family="paragraph">
      <style:paragraph-properties fo:line-height="100%"/>
    </style:style>
    <style:style style:name="T1599" style:parent-style-name="DefaultParagraphFont" style:family="text">
      <style:text-properties style:font-name-asian="Times New Roman" style:font-name-complex="Calibri" fo:color="#000000" style:language-asian="en" style:country-asian="GB"/>
    </style:style>
    <style:style style:name="P1600" style:parent-style-name="Normal" style:family="paragraph">
      <style:paragraph-properties fo:line-height="100%"/>
    </style:style>
    <style:style style:name="T1601" style:parent-style-name="DefaultParagraphFont" style:family="text">
      <style:text-properties style:font-name-asian="Times New Roman" style:font-name-complex="Calibri" fo:color="#000000" style:language-asian="en" style:country-asian="GB"/>
    </style:style>
    <style:style style:name="P1602" style:parent-style-name="Normal" style:family="paragraph">
      <style:paragraph-properties fo:line-height="100%"/>
    </style:style>
    <style:style style:name="T1603" style:parent-style-name="DefaultParagraphFont" style:family="text">
      <style:text-properties style:font-name-asian="Times New Roman" style:font-name-complex="Calibri" fo:color="#000000" style:language-asian="en" style:country-asian="GB"/>
    </style:style>
    <style:style style:name="P1604" style:parent-style-name="Normal" style:family="paragraph">
      <style:paragraph-properties fo:line-height="100%"/>
    </style:style>
    <style:style style:name="T1605" style:parent-style-name="DefaultParagraphFont" style:family="text">
      <style:text-properties style:font-name-asian="Times New Roman" style:font-name-complex="Calibri" fo:color="#000000" style:language-asian="en" style:country-asian="GB"/>
    </style:style>
    <style:style style:name="P1606" style:parent-style-name="Normal" style:family="paragraph">
      <style:paragraph-properties fo:line-height="100%"/>
    </style:style>
    <style:style style:name="T1607" style:parent-style-name="DefaultParagraphFont" style:family="text">
      <style:text-properties style:font-name-asian="Times New Roman" style:font-name-complex="Calibri" fo:color="#000000" style:language-asian="en" style:country-asian="GB"/>
    </style:style>
    <style:style style:name="P1608" style:parent-style-name="Normal" style:family="paragraph">
      <style:paragraph-properties fo:line-height="100%"/>
    </style:style>
    <style:style style:name="T1609" style:parent-style-name="DefaultParagraphFont" style:family="text">
      <style:text-properties style:font-name-asian="Times New Roman" style:font-name-complex="Calibri" fo:color="#000000" style:language-asian="en" style:country-asian="GB"/>
    </style:style>
    <style:style style:name="P1610" style:parent-style-name="Normal" style:family="paragraph">
      <style:paragraph-properties fo:line-height="100%"/>
    </style:style>
    <style:style style:name="T1611" style:parent-style-name="DefaultParagraphFont" style:family="text">
      <style:text-properties style:font-name-asian="Times New Roman" style:font-name-complex="Calibri" fo:color="#000000" style:language-asian="en" style:country-asian="GB"/>
    </style:style>
    <style:style style:name="P1612" style:parent-style-name="Normal" style:family="paragraph">
      <style:paragraph-properties fo:line-height="100%"/>
    </style:style>
    <style:style style:name="T1613" style:parent-style-name="DefaultParagraphFont" style:family="text">
      <style:text-properties style:font-name-asian="Times New Roman" style:font-name-complex="Calibri" fo:color="#000000" style:language-asian="en" style:country-asian="GB"/>
    </style:style>
    <style:style style:name="P1614" style:parent-style-name="Normal" style:family="paragraph">
      <style:paragraph-properties fo:line-height="100%"/>
    </style:style>
    <style:style style:name="T1615" style:parent-style-name="DefaultParagraphFont" style:family="text">
      <style:text-properties style:font-name-asian="Times New Roman" style:font-name-complex="Calibri" fo:color="#000000" style:language-asian="en" style:country-asian="GB"/>
    </style:style>
    <style:style style:name="P1616" style:parent-style-name="Normal" style:family="paragraph">
      <style:paragraph-properties fo:line-height="100%"/>
    </style:style>
    <style:style style:name="T1617" style:parent-style-name="DefaultParagraphFont" style:family="text">
      <style:text-properties style:font-name-asian="Times New Roman" style:font-name-complex="Calibri" fo:color="#000000" style:language-asian="en" style:country-asian="GB"/>
    </style:style>
    <style:style style:name="P1618" style:parent-style-name="Normal" style:family="paragraph">
      <style:paragraph-properties fo:line-height="100%"/>
    </style:style>
    <style:style style:name="T1619" style:parent-style-name="DefaultParagraphFont" style:family="text">
      <style:text-properties style:font-name-asian="Times New Roman" style:font-name-complex="Calibri" fo:color="#000000" style:language-asian="en" style:country-asian="GB"/>
    </style:style>
    <style:style style:name="P1620" style:parent-style-name="Normal" style:family="paragraph">
      <style:paragraph-properties fo:line-height="100%"/>
    </style:style>
    <style:style style:name="T1621" style:parent-style-name="DefaultParagraphFont" style:family="text">
      <style:text-properties style:font-name-asian="Times New Roman" style:font-name-complex="Calibri" fo:color="#000000" style:language-asian="en" style:country-asian="GB"/>
    </style:style>
    <style:style style:name="P1622" style:parent-style-name="Normal" style:family="paragraph">
      <style:paragraph-properties fo:line-height="100%"/>
    </style:style>
    <style:style style:name="T1623" style:parent-style-name="DefaultParagraphFont" style:family="text">
      <style:text-properties style:font-name-asian="Times New Roman" style:font-name-complex="Calibri" fo:color="#000000" style:language-asian="en" style:country-asian="GB"/>
    </style:style>
    <style:style style:name="P162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625" style:parent-style-name="Normal" style:family="paragraph">
      <style:paragraph-properties fo:line-height="100%"/>
    </style:style>
    <style:style style:name="T1626" style:parent-style-name="DefaultParagraphFont" style:family="text">
      <style:text-properties style:font-name-asian="Times New Roman" style:font-name-complex="Calibri" fo:color="#000000" style:language-asian="en" style:country-asian="GB"/>
    </style:style>
    <style:style style:name="P1627" style:parent-style-name="Normal" style:family="paragraph">
      <style:paragraph-properties fo:line-height="100%"/>
    </style:style>
    <style:style style:name="T1628" style:parent-style-name="DefaultParagraphFont" style:family="text">
      <style:text-properties style:font-name-asian="Times New Roman" style:font-name-complex="Calibri" fo:color="#000000" style:language-asian="en" style:country-asian="GB"/>
    </style:style>
    <style:style style:name="P1629" style:parent-style-name="Normal" style:family="paragraph">
      <style:paragraph-properties fo:line-height="100%"/>
    </style:style>
    <style:style style:name="T1630" style:parent-style-name="DefaultParagraphFont" style:family="text">
      <style:text-properties style:font-name-asian="Times New Roman" style:font-name-complex="Calibri" fo:color="#000000" style:language-asian="en" style:country-asian="GB"/>
    </style:style>
    <style:style style:name="P1631" style:parent-style-name="Normal" style:family="paragraph">
      <style:paragraph-properties fo:line-height="100%"/>
    </style:style>
    <style:style style:name="T1632" style:parent-style-name="DefaultParagraphFont" style:family="text">
      <style:text-properties style:font-name-asian="Times New Roman" style:font-name-complex="Calibri" fo:color="#000000" style:language-asian="en" style:country-asian="GB"/>
    </style:style>
    <style:style style:name="P1633" style:parent-style-name="Normal" style:family="paragraph">
      <style:paragraph-properties fo:line-height="100%"/>
    </style:style>
    <style:style style:name="T1634" style:parent-style-name="DefaultParagraphFont" style:family="text">
      <style:text-properties style:font-name-asian="Times New Roman" style:font-name-complex="Calibri" fo:color="#000000" style:language-asian="en" style:country-asian="GB"/>
    </style:style>
    <style:style style:name="P1635" style:parent-style-name="Normal" style:family="paragraph">
      <style:paragraph-properties fo:line-height="100%"/>
    </style:style>
    <style:style style:name="T1636" style:parent-style-name="DefaultParagraphFont" style:family="text">
      <style:text-properties style:font-name-asian="Times New Roman" style:font-name-complex="Calibri" fo:color="#000000" style:language-asian="en" style:country-asian="GB"/>
    </style:style>
    <style:style style:name="P1637" style:parent-style-name="Normal" style:family="paragraph">
      <style:paragraph-properties fo:line-height="100%"/>
    </style:style>
    <style:style style:name="T1638" style:parent-style-name="DefaultParagraphFont" style:family="text">
      <style:text-properties style:font-name-asian="Times New Roman" style:font-name-complex="Calibri" fo:color="#000000" style:language-asian="en" style:country-asian="GB"/>
    </style:style>
    <style:style style:name="P1639" style:parent-style-name="Normal" style:family="paragraph">
      <style:paragraph-properties fo:line-height="100%"/>
    </style:style>
    <style:style style:name="T1640" style:parent-style-name="DefaultParagraphFont" style:family="text">
      <style:text-properties style:font-name-asian="Times New Roman" style:font-name-complex="Calibri" fo:color="#000000" style:language-asian="en" style:country-asian="GB"/>
    </style:style>
    <style:style style:name="P1641" style:parent-style-name="Normal" style:family="paragraph">
      <style:paragraph-properties fo:line-height="100%"/>
    </style:style>
    <style:style style:name="T1642" style:parent-style-name="DefaultParagraphFont" style:family="text">
      <style:text-properties style:font-name-asian="Times New Roman" style:font-name-complex="Calibri" fo:color="#000000" style:language-asian="en" style:country-asian="GB"/>
    </style:style>
    <style:style style:name="P1643" style:parent-style-name="Normal" style:family="paragraph">
      <style:paragraph-properties fo:line-height="100%"/>
    </style:style>
    <style:style style:name="T1644" style:parent-style-name="DefaultParagraphFont" style:family="text">
      <style:text-properties style:font-name-asian="Times New Roman" style:font-name-complex="Calibri" fo:color="#000000" style:language-asian="en" style:country-asian="GB"/>
    </style:style>
    <style:style style:name="P164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646" style:parent-style-name="Normal" style:family="paragraph">
      <style:paragraph-properties fo:line-height="100%"/>
    </style:style>
    <style:style style:name="T1647" style:parent-style-name="DefaultParagraphFont" style:family="text">
      <style:text-properties style:font-name-asian="Times New Roman" style:font-name-complex="Calibri" fo:color="#000000" style:language-asian="en" style:country-asian="GB"/>
    </style:style>
    <style:style style:name="P1648" style:parent-style-name="Normal" style:family="paragraph">
      <style:paragraph-properties fo:line-height="100%"/>
    </style:style>
    <style:style style:name="T1649" style:parent-style-name="DefaultParagraphFont" style:family="text">
      <style:text-properties style:font-name-asian="Times New Roman" style:font-name-complex="Calibri" fo:color="#000000" style:language-asian="en" style:country-asian="GB"/>
    </style:style>
    <style:style style:name="P1650" style:parent-style-name="Normal" style:family="paragraph">
      <style:paragraph-properties fo:line-height="100%"/>
    </style:style>
    <style:style style:name="T1651" style:parent-style-name="DefaultParagraphFont" style:family="text">
      <style:text-properties style:font-name-asian="Times New Roman" style:font-name-complex="Calibri" fo:color="#000000" style:language-asian="en" style:country-asian="GB"/>
    </style:style>
    <style:style style:name="P1652" style:parent-style-name="Normal" style:family="paragraph">
      <style:paragraph-properties fo:line-height="100%"/>
    </style:style>
    <style:style style:name="T1653" style:parent-style-name="DefaultParagraphFont" style:family="text">
      <style:text-properties style:font-name-asian="Times New Roman" style:font-name-complex="Calibri" fo:color="#000000" style:language-asian="en" style:country-asian="GB"/>
    </style:style>
    <style:style style:name="P1654" style:parent-style-name="Normal" style:family="paragraph">
      <style:paragraph-properties fo:line-height="100%"/>
    </style:style>
    <style:style style:name="T1655" style:parent-style-name="DefaultParagraphFont" style:family="text">
      <style:text-properties style:font-name-asian="Times New Roman" style:font-name-complex="Calibri" fo:color="#000000" style:language-asian="en" style:country-asian="GB"/>
    </style:style>
    <style:style style:name="P1656" style:parent-style-name="Normal" style:family="paragraph">
      <style:paragraph-properties fo:line-height="100%"/>
      <style:text-properties style:font-name-asian="Times New Roman" style:font-name-complex="Calibri" fo:color="#000000" style:language-asian="en" style:country-asian="GB"/>
    </style:style>
    <style:style style:name="P1657" style:parent-style-name="Normal" style:family="paragraph">
      <style:paragraph-properties fo:line-height="100%"/>
      <style:text-properties style:font-name-asian="Times New Roman" style:font-name-complex="Calibri" fo:color="#000000" style:language-asian="en" style:country-asian="GB"/>
    </style:style>
    <style:style style:name="P1658" style:parent-style-name="Normal" style:family="paragraph">
      <style:paragraph-properties fo:line-height="100%"/>
    </style:style>
    <style:style style:name="T1659" style:parent-style-name="DefaultParagraphFont" style:family="text">
      <style:text-properties style:font-name-asian="Times New Roman" style:font-name-complex="Calibri" fo:color="#000000" style:language-asian="en" style:country-asian="GB"/>
    </style:style>
    <style:style style:name="T1660" style:parent-style-name="DefaultParagraphFont" style:family="text">
      <style:text-properties style:font-name-asian="Times New Roman" style:font-name-complex="Calibri" fo:color="#000000" style:language-asian="en" style:country-asian="GB"/>
    </style:style>
    <style:style style:name="P1661" style:parent-style-name="Normal" style:family="paragraph">
      <style:paragraph-properties fo:line-height="100%"/>
    </style:style>
    <style:style style:name="T1662" style:parent-style-name="DefaultParagraphFont" style:family="text">
      <style:text-properties style:font-name-asian="Times New Roman" style:font-name-complex="Calibri" fo:color="#000000" style:language-asian="en" style:country-asian="GB"/>
    </style:style>
    <style:style style:name="P1663" style:parent-style-name="Normal" style:family="paragraph">
      <style:paragraph-properties fo:line-height="100%"/>
    </style:style>
    <style:style style:name="T1664" style:parent-style-name="DefaultParagraphFont" style:family="text">
      <style:text-properties style:font-name-asian="Times New Roman" style:font-name-complex="Calibri" fo:color="#000000" style:language-asian="en" style:country-asian="GB"/>
    </style:style>
    <style:style style:name="P1665" style:parent-style-name="Normal" style:family="paragraph">
      <style:paragraph-properties fo:line-height="100%"/>
    </style:style>
    <style:style style:name="T1666" style:parent-style-name="DefaultParagraphFont" style:family="text">
      <style:text-properties style:font-name-asian="Times New Roman" style:font-name-complex="Calibri" fo:color="#000000" style:language-asian="en" style:country-asian="GB"/>
    </style:style>
    <style:style style:name="P1667" style:parent-style-name="Normal" style:family="paragraph">
      <style:paragraph-properties fo:line-height="100%"/>
    </style:style>
    <style:style style:name="T1668" style:parent-style-name="DefaultParagraphFont" style:family="text">
      <style:text-properties style:font-name-asian="Times New Roman" style:font-name-complex="Calibri" fo:color="#000000" style:language-asian="en" style:country-asian="GB"/>
    </style:style>
    <style:style style:name="P1669" style:parent-style-name="Normal" style:family="paragraph">
      <style:paragraph-properties fo:line-height="100%"/>
    </style:style>
    <style:style style:name="T1670" style:parent-style-name="DefaultParagraphFont" style:family="text">
      <style:text-properties style:font-name-asian="Times New Roman" style:font-name-complex="Calibri" fo:color="#000000" style:language-asian="en" style:country-asian="GB"/>
    </style:style>
    <style:style style:name="P1671" style:parent-style-name="Normal" style:family="paragraph">
      <style:paragraph-properties fo:line-height="100%"/>
    </style:style>
    <style:style style:name="T1672" style:parent-style-name="DefaultParagraphFont" style:family="text">
      <style:text-properties style:font-name-asian="Times New Roman" style:font-name-complex="Calibri" fo:color="#000000" style:language-asian="en" style:country-asian="GB"/>
    </style:style>
    <style:style style:name="P1673" style:parent-style-name="Normal" style:family="paragraph">
      <style:paragraph-properties fo:line-height="100%"/>
    </style:style>
    <style:style style:name="T1674" style:parent-style-name="DefaultParagraphFont" style:family="text">
      <style:text-properties style:font-name-asian="Times New Roman" style:font-name-complex="Calibri" fo:color="#000000" style:language-asian="en" style:country-asian="GB"/>
    </style:style>
    <style:style style:name="P1675" style:parent-style-name="Normal" style:family="paragraph">
      <style:paragraph-properties fo:line-height="100%"/>
    </style:style>
    <style:style style:name="T1676" style:parent-style-name="DefaultParagraphFont" style:family="text">
      <style:text-properties style:font-name-asian="Times New Roman" style:font-name-complex="Calibri" fo:color="#000000" style:language-asian="en" style:country-asian="GB"/>
    </style:style>
    <style:style style:name="P1677" style:parent-style-name="Normal" style:family="paragraph">
      <style:paragraph-properties fo:line-height="100%"/>
    </style:style>
    <style:style style:name="T1678" style:parent-style-name="DefaultParagraphFont" style:family="text">
      <style:text-properties style:font-name-asian="Times New Roman" style:font-name-complex="Calibri" fo:color="#000000" style:language-asian="en" style:country-asian="GB"/>
    </style:style>
    <style:style style:name="P1679" style:parent-style-name="Normal" style:family="paragraph">
      <style:paragraph-properties fo:line-height="100%"/>
    </style:style>
    <style:style style:name="T1680" style:parent-style-name="DefaultParagraphFont" style:family="text">
      <style:text-properties style:font-name-asian="Times New Roman" style:font-name-complex="Calibri" fo:color="#000000" style:language-asian="en" style:country-asian="GB"/>
    </style:style>
    <style:style style:name="P1681" style:parent-style-name="Normal" style:family="paragraph">
      <style:paragraph-properties fo:line-height="100%"/>
    </style:style>
    <style:style style:name="T1682" style:parent-style-name="DefaultParagraphFont" style:family="text">
      <style:text-properties style:font-name-asian="Times New Roman" style:font-name-complex="Calibri" fo:color="#000000" style:language-asian="en" style:country-asian="GB"/>
    </style:style>
    <style:style style:name="P1683" style:parent-style-name="Normal" style:family="paragraph">
      <style:paragraph-properties fo:line-height="100%"/>
    </style:style>
    <style:style style:name="T1684" style:parent-style-name="DefaultParagraphFont" style:family="text">
      <style:text-properties style:font-name-asian="Times New Roman" style:font-name-complex="Calibri" fo:color="#000000" style:language-asian="en" style:country-asian="GB"/>
    </style:style>
    <style:style style:name="P1685" style:parent-style-name="Normal" style:family="paragraph">
      <style:paragraph-properties fo:line-height="100%"/>
    </style:style>
    <style:style style:name="T1686" style:parent-style-name="DefaultParagraphFont" style:family="text">
      <style:text-properties style:font-name-asian="Times New Roman" style:font-name-complex="Calibri" fo:color="#000000" style:language-asian="en" style:country-asian="GB"/>
    </style:style>
    <style:style style:name="P1687" style:parent-style-name="Normal" style:family="paragraph">
      <style:paragraph-properties fo:line-height="100%"/>
    </style:style>
    <style:style style:name="T1688" style:parent-style-name="DefaultParagraphFont" style:family="text">
      <style:text-properties style:font-name-asian="Times New Roman" style:font-name-complex="Calibri" fo:color="#000000" style:language-asian="en" style:country-asian="GB"/>
    </style:style>
    <style:style style:name="P1689" style:parent-style-name="Normal" style:family="paragraph">
      <style:paragraph-properties fo:line-height="100%"/>
    </style:style>
    <style:style style:name="T1690" style:parent-style-name="DefaultParagraphFont" style:family="text">
      <style:text-properties style:font-name-asian="Times New Roman" style:font-name-complex="Calibri" fo:color="#000000" style:language-asian="en" style:country-asian="GB"/>
    </style:style>
    <style:style style:name="P1691" style:parent-style-name="Normal" style:family="paragraph">
      <style:paragraph-properties fo:line-height="100%"/>
    </style:style>
    <style:style style:name="T1692" style:parent-style-name="DefaultParagraphFont" style:family="text">
      <style:text-properties style:font-name-asian="Times New Roman" style:font-name-complex="Calibri" fo:color="#000000" style:language-asian="en" style:country-asian="GB"/>
    </style:style>
    <style:style style:name="P1693" style:parent-style-name="Normal" style:family="paragraph">
      <style:paragraph-properties fo:line-height="100%"/>
    </style:style>
    <style:style style:name="T1694" style:parent-style-name="DefaultParagraphFont" style:family="text">
      <style:text-properties style:font-name-asian="Times New Roman" style:font-name-complex="Calibri" fo:color="#000000" style:language-asian="en" style:country-asian="GB"/>
    </style:style>
    <style:style style:name="P1695" style:parent-style-name="Normal" style:family="paragraph">
      <style:paragraph-properties fo:line-height="100%"/>
    </style:style>
    <style:style style:name="T1696" style:parent-style-name="DefaultParagraphFont" style:family="text">
      <style:text-properties style:font-name-asian="Times New Roman" style:font-name-complex="Calibri" fo:color="#000000" style:language-asian="en" style:country-asian="GB"/>
    </style:style>
    <style:style style:name="P1697" style:parent-style-name="Normal" style:family="paragraph">
      <style:paragraph-properties fo:line-height="100%"/>
    </style:style>
    <style:style style:name="T1698" style:parent-style-name="DefaultParagraphFont" style:family="text">
      <style:text-properties style:font-name-asian="Times New Roman" style:font-name-complex="Calibri" fo:color="#000000" style:language-asian="en" style:country-asian="GB"/>
    </style:style>
    <style:style style:name="P1699" style:parent-style-name="Normal" style:family="paragraph">
      <style:paragraph-properties fo:line-height="100%"/>
    </style:style>
    <style:style style:name="T1700" style:parent-style-name="DefaultParagraphFont" style:family="text">
      <style:text-properties style:font-name-asian="Times New Roman" style:font-name-complex="Calibri" fo:color="#000000" style:language-asian="en" style:country-asian="GB"/>
    </style:style>
    <style:style style:name="P1701" style:parent-style-name="Normal" style:family="paragraph">
      <style:paragraph-properties fo:line-height="100%"/>
    </style:style>
    <style:style style:name="T1702" style:parent-style-name="DefaultParagraphFont" style:family="text">
      <style:text-properties style:font-name-asian="Times New Roman" style:font-name-complex="Calibri" fo:color="#000000" style:language-asian="en" style:country-asian="GB"/>
    </style:style>
    <style:style style:name="P1703" style:parent-style-name="Normal" style:family="paragraph">
      <style:paragraph-properties fo:line-height="100%"/>
    </style:style>
    <style:style style:name="T1704" style:parent-style-name="DefaultParagraphFont" style:family="text">
      <style:text-properties style:font-name-asian="Times New Roman" style:font-name-complex="Calibri" fo:color="#000000" style:language-asian="en" style:country-asian="GB"/>
    </style:style>
    <style:style style:name="P1705" style:parent-style-name="Normal" style:family="paragraph">
      <style:paragraph-properties fo:line-height="100%"/>
    </style:style>
    <style:style style:name="T1706" style:parent-style-name="DefaultParagraphFont" style:family="text">
      <style:text-properties style:font-name-asian="Times New Roman" style:font-name-complex="Calibri" fo:color="#000000" style:language-asian="en" style:country-asian="GB"/>
    </style:style>
    <style:style style:name="P1707" style:parent-style-name="Normal" style:family="paragraph">
      <style:paragraph-properties fo:line-height="100%"/>
    </style:style>
    <style:style style:name="T1708" style:parent-style-name="DefaultParagraphFont" style:family="text">
      <style:text-properties style:font-name-asian="Times New Roman" style:font-name-complex="Calibri" fo:color="#000000" style:language-asian="en" style:country-asian="GB"/>
    </style:style>
    <style:style style:name="P1709" style:parent-style-name="Normal" style:family="paragraph">
      <style:paragraph-properties fo:line-height="100%"/>
    </style:style>
    <style:style style:name="T1710" style:parent-style-name="DefaultParagraphFont" style:family="text">
      <style:text-properties style:font-name-asian="Times New Roman" style:font-name-complex="Calibri" fo:color="#000000" style:language-asian="en" style:country-asian="GB"/>
    </style:style>
    <style:style style:name="P1711" style:parent-style-name="Normal" style:family="paragraph">
      <style:paragraph-properties fo:line-height="100%"/>
    </style:style>
    <style:style style:name="T1712" style:parent-style-name="DefaultParagraphFont" style:family="text">
      <style:text-properties style:font-name-asian="Times New Roman" style:font-name-complex="Calibri" fo:color="#000000" style:language-asian="en" style:country-asian="GB"/>
    </style:style>
    <style:style style:name="P1713" style:parent-style-name="Normal" style:family="paragraph">
      <style:paragraph-properties fo:line-height="100%"/>
    </style:style>
    <style:style style:name="T1714" style:parent-style-name="DefaultParagraphFont" style:family="text">
      <style:text-properties style:font-name-asian="Times New Roman" style:font-name-complex="Calibri" fo:color="#000000" style:language-asian="en" style:country-asian="GB"/>
    </style:style>
    <style:style style:name="P1715" style:parent-style-name="Normal" style:family="paragraph">
      <style:paragraph-properties fo:line-height="100%"/>
    </style:style>
    <style:style style:name="T1716" style:parent-style-name="DefaultParagraphFont" style:family="text">
      <style:text-properties style:font-name-asian="Times New Roman" style:font-name-complex="Calibri" fo:color="#000000" style:language-asian="en" style:country-asian="GB"/>
    </style:style>
    <style:style style:name="P1717" style:parent-style-name="Normal" style:family="paragraph">
      <style:paragraph-properties fo:line-height="100%"/>
    </style:style>
    <style:style style:name="T1718" style:parent-style-name="DefaultParagraphFont" style:family="text">
      <style:text-properties style:font-name-asian="Times New Roman" style:font-name-complex="Calibri" fo:color="#000000" style:language-asian="en" style:country-asian="GB"/>
    </style:style>
    <style:style style:name="P1719" style:parent-style-name="Normal" style:family="paragraph">
      <style:paragraph-properties fo:line-height="100%"/>
      <style:text-properties style:font-name-asian="Times New Roman" style:font-name-complex="Calibri" fo:color="#000000" style:language-asian="en" style:country-asian="GB"/>
    </style:style>
    <style:style style:name="P1720" style:parent-style-name="Normal" style:family="paragraph">
      <style:paragraph-properties fo:line-height="100%"/>
      <style:text-properties style:font-name-asian="Times New Roman" style:font-name-complex="Calibri" fo:color="#000000" style:language-asian="en" style:country-asian="GB"/>
    </style:style>
    <style:style style:name="P1721" style:parent-style-name="Normal" style:family="paragraph">
      <style:paragraph-properties fo:line-height="100%"/>
    </style:style>
    <style:style style:name="T1722" style:parent-style-name="DefaultParagraphFont" style:family="text">
      <style:text-properties style:font-name-asian="Times New Roman" style:font-name-complex="Calibri" fo:color="#000000" style:language-asian="en" style:country-asian="GB"/>
    </style:style>
    <style:style style:name="P1723" style:parent-style-name="Normal" style:family="paragraph">
      <style:paragraph-properties fo:line-height="100%"/>
    </style:style>
    <style:style style:name="T1724" style:parent-style-name="DefaultParagraphFont" style:family="text">
      <style:text-properties style:font-name-asian="Times New Roman" style:font-name-complex="Calibri" fo:color="#000000" style:language-asian="en" style:country-asian="GB"/>
    </style:style>
    <style:style style:name="P1725" style:parent-style-name="Normal" style:family="paragraph">
      <style:paragraph-properties fo:line-height="100%"/>
    </style:style>
    <style:style style:name="T1726" style:parent-style-name="DefaultParagraphFont" style:family="text">
      <style:text-properties style:font-name-asian="Times New Roman" style:font-name-complex="Calibri" fo:color="#000000" style:language-asian="en" style:country-asian="GB"/>
    </style:style>
    <style:style style:name="P1727" style:parent-style-name="Normal" style:family="paragraph">
      <style:paragraph-properties fo:line-height="100%"/>
    </style:style>
    <style:style style:name="T1728" style:parent-style-name="DefaultParagraphFont" style:family="text">
      <style:text-properties style:font-name-asian="Times New Roman" style:font-name-complex="Calibri" fo:color="#000000" style:language-asian="en" style:country-asian="GB"/>
    </style:style>
    <style:style style:name="P1729" style:parent-style-name="Normal" style:family="paragraph">
      <style:paragraph-properties fo:line-height="100%"/>
    </style:style>
    <style:style style:name="T1730" style:parent-style-name="DefaultParagraphFont" style:family="text">
      <style:text-properties style:font-name-asian="Times New Roman" style:font-name-complex="Calibri" fo:color="#000000" style:language-asian="en" style:country-asian="GB"/>
    </style:style>
    <style:style style:name="P1731" style:parent-style-name="Normal" style:family="paragraph">
      <style:paragraph-properties fo:line-height="100%"/>
    </style:style>
    <style:style style:name="T1732" style:parent-style-name="DefaultParagraphFont" style:family="text">
      <style:text-properties style:font-name-asian="Times New Roman" style:font-name-complex="Calibri" fo:color="#000000" style:language-asian="en" style:country-asian="GB"/>
    </style:style>
    <style:style style:name="P1733" style:parent-style-name="Normal" style:family="paragraph">
      <style:paragraph-properties fo:line-height="100%"/>
    </style:style>
    <style:style style:name="T1734" style:parent-style-name="DefaultParagraphFont" style:family="text">
      <style:text-properties style:font-name-asian="Times New Roman" style:font-name-complex="Calibri" fo:color="#000000" style:language-asian="en" style:country-asian="GB"/>
    </style:style>
    <style:style style:name="P1735" style:parent-style-name="Normal" style:family="paragraph">
      <style:paragraph-properties fo:line-height="100%"/>
    </style:style>
    <style:style style:name="T1736" style:parent-style-name="DefaultParagraphFont" style:family="text">
      <style:text-properties style:font-name-asian="Times New Roman" style:font-name-complex="Calibri" fo:color="#000000" style:language-asian="en" style:country-asian="GB"/>
    </style:style>
    <style:style style:name="P1737" style:parent-style-name="Normal" style:family="paragraph">
      <style:paragraph-properties fo:line-height="100%"/>
    </style:style>
    <style:style style:name="T1738" style:parent-style-name="DefaultParagraphFont" style:family="text">
      <style:text-properties style:font-name-asian="Times New Roman" style:font-name-complex="Calibri" fo:color="#000000" style:language-asian="en" style:country-asian="GB"/>
    </style:style>
    <style:style style:name="P1739" style:parent-style-name="Normal" style:family="paragraph">
      <style:paragraph-properties fo:line-height="100%"/>
    </style:style>
    <style:style style:name="T1740" style:parent-style-name="DefaultParagraphFont" style:family="text">
      <style:text-properties style:font-name-asian="Times New Roman" style:font-name-complex="Calibri" fo:color="#000000" style:language-asian="en" style:country-asian="GB"/>
    </style:style>
    <style:style style:name="P1741" style:parent-style-name="Normal" style:family="paragraph">
      <style:paragraph-properties fo:line-height="100%"/>
    </style:style>
    <style:style style:name="T1742" style:parent-style-name="DefaultParagraphFont" style:family="text">
      <style:text-properties style:font-name-asian="Times New Roman" style:font-name-complex="Calibri" fo:color="#000000" style:language-asian="en" style:country-asian="GB"/>
    </style:style>
    <style:style style:name="P1743" style:parent-style-name="Normal" style:family="paragraph">
      <style:paragraph-properties fo:line-height="100%"/>
    </style:style>
    <style:style style:name="T1744" style:parent-style-name="DefaultParagraphFont" style:family="text">
      <style:text-properties style:font-name-asian="Times New Roman" style:font-name-complex="Calibri" fo:color="#000000" style:language-asian="en" style:country-asian="GB"/>
    </style:style>
    <style:style style:name="P1745" style:parent-style-name="Normal" style:family="paragraph">
      <style:paragraph-properties fo:line-height="100%"/>
    </style:style>
    <style:style style:name="T1746" style:parent-style-name="DefaultParagraphFont" style:family="text">
      <style:text-properties style:font-name-asian="Times New Roman" style:font-name-complex="Calibri" fo:color="#000000" style:language-asian="en" style:country-asian="GB"/>
    </style:style>
    <style:style style:name="P174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48" style:parent-style-name="Normal" style:family="paragraph">
      <style:paragraph-properties fo:line-height="100%"/>
    </style:style>
    <style:style style:name="T1749" style:parent-style-name="DefaultParagraphFont" style:family="text">
      <style:text-properties style:font-name-asian="Times New Roman" style:font-name-complex="Calibri" fo:color="#000000" style:language-asian="en" style:country-asian="GB"/>
    </style:style>
    <style:style style:name="P1750" style:parent-style-name="Normal" style:family="paragraph">
      <style:paragraph-properties fo:line-height="100%"/>
    </style:style>
    <style:style style:name="T1751" style:parent-style-name="DefaultParagraphFont" style:family="text">
      <style:text-properties style:font-name-asian="Times New Roman" style:font-name-complex="Calibri" fo:color="#000000" style:language-asian="en" style:country-asian="GB"/>
    </style:style>
    <style:style style:name="P175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53" style:parent-style-name="Normal" style:family="paragraph">
      <style:paragraph-properties fo:line-height="100%"/>
    </style:style>
    <style:style style:name="T1754" style:parent-style-name="DefaultParagraphFont" style:family="text">
      <style:text-properties style:font-name-asian="Times New Roman" style:font-name-complex="Calibri" fo:color="#000000" style:language-asian="en" style:country-asian="GB"/>
    </style:style>
    <style:style style:name="P1755" style:parent-style-name="Normal" style:family="paragraph">
      <style:paragraph-properties fo:line-height="100%"/>
    </style:style>
    <style:style style:name="T1756" style:parent-style-name="DefaultParagraphFont" style:family="text">
      <style:text-properties style:font-name-asian="Times New Roman" style:font-name-complex="Calibri" fo:color="#000000" style:language-asian="en" style:country-asian="GB"/>
    </style:style>
    <style:style style:name="P1757" style:parent-style-name="Normal" style:family="paragraph">
      <style:paragraph-properties fo:line-height="100%"/>
    </style:style>
    <style:style style:name="T1758" style:parent-style-name="DefaultParagraphFont" style:family="text">
      <style:text-properties style:font-name-asian="Times New Roman" style:font-name-complex="Calibri" fo:color="#000000" style:language-asian="en" style:country-asian="GB"/>
    </style:style>
    <style:style style:name="P175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60" style:parent-style-name="Normal" style:family="paragraph">
      <style:paragraph-properties fo:line-height="100%"/>
    </style:style>
    <style:style style:name="T1761" style:parent-style-name="DefaultParagraphFont" style:family="text">
      <style:text-properties style:font-name-asian="Times New Roman" style:font-name-complex="Calibri" fo:color="#000000" style:language-asian="en" style:country-asian="GB"/>
    </style:style>
    <style:style style:name="P1762" style:parent-style-name="Normal" style:family="paragraph">
      <style:paragraph-properties fo:line-height="100%"/>
    </style:style>
    <style:style style:name="T1763" style:parent-style-name="DefaultParagraphFont" style:family="text">
      <style:text-properties style:font-name-asian="Times New Roman" style:font-name-complex="Calibri" fo:color="#000000" style:language-asian="en" style:country-asian="GB"/>
    </style:style>
    <style:style style:name="P1764" style:parent-style-name="Normal" style:family="paragraph">
      <style:paragraph-properties fo:line-height="100%"/>
    </style:style>
    <style:style style:name="T1765" style:parent-style-name="DefaultParagraphFont" style:family="text">
      <style:text-properties style:font-name-asian="Times New Roman" style:font-name-complex="Calibri" fo:color="#000000" style:language-asian="en" style:country-asian="GB"/>
    </style:style>
    <style:style style:name="P1766" style:parent-style-name="Normal" style:family="paragraph">
      <style:paragraph-properties fo:margin-bottom="0.1666in" fo:line-height="100%"/>
    </style:style>
    <style:style style:name="T1767" style:parent-style-name="DefaultParagraphFont" style:family="text">
      <style:text-properties style:font-name="Times New Roman" style:font-name-asian="Times New Roman" fo:font-size="12pt" style:font-size-asian="12pt" style:font-size-complex="12pt" style:language-asian="en" style:country-asian="GB"/>
    </style:style>
    <style:style style:name="T1768" style:parent-style-name="DefaultParagraphFont" style:family="text">
      <style:text-properties style:font-name-asian="Times New Roman" style:font-name-complex="Calibri" fo:color="#000000" style:language-asian="en" style:country-asian="GB"/>
    </style:style>
    <style:style style:name="P176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70" style:parent-style-name="Normal" style:family="paragraph">
      <style:paragraph-properties fo:line-height="100%"/>
    </style:style>
    <style:style style:name="T1771" style:parent-style-name="DefaultParagraphFont" style:family="text">
      <style:text-properties style:font-name-asian="Times New Roman" style:font-name-complex="Calibri" fo:color="#000000" style:language-asian="en" style:country-asian="GB"/>
    </style:style>
    <style:style style:name="P1772" style:parent-style-name="Normal" style:family="paragraph">
      <style:paragraph-properties fo:line-height="100%"/>
    </style:style>
    <style:style style:name="T1773" style:parent-style-name="DefaultParagraphFont" style:family="text">
      <style:text-properties style:font-name-asian="Times New Roman" style:font-name-complex="Calibri" fo:color="#000000" style:language-asian="en" style:country-asian="GB"/>
    </style:style>
    <style:style style:name="P1774" style:parent-style-name="Normal" style:family="paragraph">
      <style:paragraph-properties fo:line-height="100%"/>
    </style:style>
    <style:style style:name="T1775" style:parent-style-name="DefaultParagraphFont" style:family="text">
      <style:text-properties style:font-name-asian="Times New Roman" style:font-name-complex="Calibri" fo:color="#000000" style:language-asian="en" style:country-asian="GB"/>
    </style:style>
    <style:style style:name="P177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77" style:parent-style-name="Normal" style:family="paragraph">
      <style:paragraph-properties fo:line-height="100%"/>
    </style:style>
    <style:style style:name="T1778" style:parent-style-name="DefaultParagraphFont" style:family="text">
      <style:text-properties style:font-name-asian="Times New Roman" style:font-name-complex="Calibri" fo:color="#000000" style:language-asian="en" style:country-asian="GB"/>
    </style:style>
    <style:style style:name="P1779" style:parent-style-name="Normal" style:family="paragraph">
      <style:paragraph-properties fo:line-height="100%"/>
    </style:style>
    <style:style style:name="T1780" style:parent-style-name="DefaultParagraphFont" style:family="text">
      <style:text-properties style:font-name-asian="Times New Roman" style:font-name-complex="Calibri" fo:color="#000000" style:language-asian="en" style:country-asian="GB"/>
    </style:style>
    <style:style style:name="P1781" style:parent-style-name="Normal" style:family="paragraph">
      <style:paragraph-properties fo:line-height="100%"/>
    </style:style>
    <style:style style:name="T1782" style:parent-style-name="DefaultParagraphFont" style:family="text">
      <style:text-properties style:font-name-asian="Times New Roman" style:font-name-complex="Calibri" fo:color="#000000" style:language-asian="en" style:country-asian="GB"/>
    </style:style>
    <style:style style:name="P178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784" style:parent-style-name="Normal" style:family="paragraph">
      <style:paragraph-properties fo:line-height="100%"/>
    </style:style>
    <style:style style:name="T1785" style:parent-style-name="DefaultParagraphFont" style:family="text">
      <style:text-properties style:font-name-asian="Times New Roman" style:font-name-complex="Calibri" fo:color="#000000" style:language-asian="en" style:country-asian="GB"/>
    </style:style>
    <style:style style:name="P1786" style:parent-style-name="Normal" style:family="paragraph">
      <style:paragraph-properties fo:line-height="100%"/>
    </style:style>
    <style:style style:name="T1787" style:parent-style-name="DefaultParagraphFont" style:family="text">
      <style:text-properties style:font-name-asian="Times New Roman" style:font-name-complex="Calibri" fo:color="#000000" style:language-asian="en" style:country-asian="GB"/>
    </style:style>
    <style:style style:name="P1788" style:parent-style-name="Normal" style:family="paragraph">
      <style:paragraph-properties fo:line-height="100%"/>
    </style:style>
    <style:style style:name="T1789" style:parent-style-name="DefaultParagraphFont" style:family="text">
      <style:text-properties style:font-name-asian="Times New Roman" style:font-name-complex="Calibri" fo:color="#000000" style:language-asian="en" style:country-asian="GB"/>
    </style:style>
    <style:style style:name="P1790"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791" style:parent-style-name="Normal" style:family="paragraph">
      <style:paragraph-properties fo:line-height="100%"/>
    </style:style>
    <style:style style:name="T1792" style:parent-style-name="DefaultParagraphFont" style:family="text">
      <style:text-properties style:font-name-asian="Times New Roman" style:font-name-complex="Calibri" fo:color="#000000" style:language-asian="en" style:country-asian="GB"/>
    </style:style>
    <style:style style:name="P1793" style:parent-style-name="Normal" style:family="paragraph">
      <style:paragraph-properties fo:line-height="100%"/>
    </style:style>
    <style:style style:name="T1794" style:parent-style-name="DefaultParagraphFont" style:family="text">
      <style:text-properties style:font-name-asian="Times New Roman" style:font-name-complex="Calibri" fo:color="#000000" style:language-asian="en" style:country-asian="GB"/>
    </style:style>
    <style:style style:name="P1795" style:parent-style-name="Normal" style:family="paragraph">
      <style:paragraph-properties fo:line-height="100%"/>
    </style:style>
    <style:style style:name="T1796" style:parent-style-name="DefaultParagraphFont" style:family="text">
      <style:text-properties style:font-name-asian="Times New Roman" style:font-name-complex="Calibri" fo:color="#000000" style:language-asian="en" style:country-asian="GB"/>
    </style:style>
    <style:style style:name="P1797" style:parent-style-name="Normal" style:family="paragraph">
      <style:paragraph-properties fo:line-height="100%"/>
    </style:style>
    <style:style style:name="T1798" style:parent-style-name="DefaultParagraphFont" style:family="text">
      <style:text-properties style:font-name-asian="Times New Roman" style:font-name-complex="Calibri" fo:color="#000000" style:language-asian="en" style:country-asian="GB"/>
    </style:style>
    <style:style style:name="P1799" style:parent-style-name="Normal" style:family="paragraph">
      <style:paragraph-properties fo:line-height="100%"/>
    </style:style>
    <style:style style:name="T1800" style:parent-style-name="DefaultParagraphFont" style:family="text">
      <style:text-properties style:font-name-asian="Times New Roman" style:font-name-complex="Calibri" fo:color="#000000" style:language-asian="en" style:country-asian="GB"/>
    </style:style>
    <style:style style:name="T1801" style:parent-style-name="DefaultParagraphFont" style:family="text">
      <style:text-properties style:font-name-asian="Times New Roman" style:font-name-complex="Calibri" fo:color="#000000" style:language-asian="en" style:country-asian="GB"/>
    </style:style>
    <style:style style:name="T1802" style:parent-style-name="DefaultParagraphFont" style:family="text">
      <style:text-properties style:font-name-asian="Times New Roman" style:font-name-complex="Calibri" fo:color="#000000" style:language-asian="en" style:country-asian="GB"/>
    </style:style>
    <style:style style:name="T1803" style:parent-style-name="DefaultParagraphFont" style:family="text">
      <style:text-properties style:font-name-asian="Times New Roman" style:font-name-complex="Calibri" fo:color="#000000" style:language-asian="en" style:country-asian="GB"/>
    </style:style>
    <style:style style:name="P1804"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805" style:parent-style-name="Normal" style:family="paragraph">
      <style:paragraph-properties fo:line-height="100%"/>
    </style:style>
    <style:style style:name="T1806" style:parent-style-name="DefaultParagraphFont" style:family="text">
      <style:text-properties style:font-name-asian="Times New Roman" style:font-name-complex="Calibri" fo:color="#000000" style:language-asian="en" style:country-asian="GB"/>
    </style:style>
    <style:style style:name="P1807" style:parent-style-name="Normal" style:family="paragraph">
      <style:paragraph-properties fo:line-height="100%"/>
    </style:style>
    <style:style style:name="T1808" style:parent-style-name="DefaultParagraphFont" style:family="text">
      <style:text-properties style:font-name-asian="Times New Roman" style:font-name-complex="Calibri" fo:color="#000000" style:language-asian="en" style:country-asian="GB"/>
    </style:style>
    <style:style style:name="P1809" style:parent-style-name="Normal" style:family="paragraph">
      <style:paragraph-properties fo:line-height="100%"/>
    </style:style>
    <style:style style:name="T1810" style:parent-style-name="DefaultParagraphFont" style:family="text">
      <style:text-properties style:font-name-asian="Times New Roman" style:font-name-complex="Calibri" fo:color="#000000" style:language-asian="en" style:country-asian="GB"/>
    </style:style>
    <style:style style:name="P1811" style:parent-style-name="Normal" style:family="paragraph">
      <style:paragraph-properties fo:line-height="100%"/>
    </style:style>
    <style:style style:name="T1812" style:parent-style-name="DefaultParagraphFont" style:family="text">
      <style:text-properties style:font-name-asian="Times New Roman" style:font-name-complex="Calibri" fo:color="#000000" style:language-asian="en" style:country-asian="GB"/>
    </style:style>
    <style:style style:name="P1813" style:parent-style-name="Normal" style:family="paragraph">
      <style:paragraph-properties fo:line-height="100%"/>
    </style:style>
    <style:style style:name="T1814" style:parent-style-name="DefaultParagraphFont" style:family="text">
      <style:text-properties style:font-name-asian="Times New Roman" style:font-name-complex="Calibri" fo:color="#000000" style:language-asian="en" style:country-asian="GB"/>
    </style:style>
    <style:style style:name="P1815" style:parent-style-name="Normal" style:family="paragraph">
      <style:paragraph-properties fo:margin-bottom="0.1666in" fo:line-height="100%"/>
      <style:text-properties style:font-name="Times New Roman" style:font-name-asian="Times New Roman" fo:font-size="12pt" style:font-size-asian="12pt" style:font-size-complex="12pt" style:language-asian="en" style:country-asian="GB"/>
    </style:style>
    <style:style style:name="P1816" style:parent-style-name="Normal" style:family="paragraph">
      <style:paragraph-properties fo:line-height="100%"/>
    </style:style>
    <style:style style:name="T1817" style:parent-style-name="DefaultParagraphFont" style:family="text">
      <style:text-properties style:font-name-asian="Times New Roman" style:font-name-complex="Calibri" fo:color="#000000" style:language-asian="en" style:country-asian="GB"/>
    </style:style>
    <style:style style:name="P1818" style:parent-style-name="Normal" style:family="paragraph">
      <style:paragraph-properties fo:line-height="100%"/>
    </style:style>
    <style:style style:name="T1819" style:parent-style-name="DefaultParagraphFont" style:family="text">
      <style:text-properties style:font-name-asian="Times New Roman" style:font-name-complex="Calibri" fo:color="#000000" style:language-asian="en" style:country-asian="GB"/>
    </style:style>
    <style:style style:name="P1820" style:parent-style-name="Normal" style:family="paragraph">
      <style:paragraph-properties fo:line-height="100%"/>
    </style:style>
    <style:style style:name="T1821" style:parent-style-name="DefaultParagraphFont" style:family="text">
      <style:text-properties style:font-name-asian="Times New Roman" style:font-name-complex="Calibri" fo:color="#000000" style:language-asian="en" style:country-asian="GB"/>
    </style:style>
    <style:style style:name="P1822" style:parent-style-name="Normal" style:family="paragraph">
      <style:paragraph-properties fo:line-height="100%"/>
    </style:style>
    <style:style style:name="T1823" style:parent-style-name="DefaultParagraphFont" style:family="text">
      <style:text-properties style:font-name-asian="Times New Roman" style:font-name-complex="Calibri" fo:color="#000000" style:language-asian="en" style:country-asian="GB"/>
    </style:style>
    <style:style style:name="P1824" style:parent-style-name="Normal" style:family="paragraph">
      <style:paragraph-properties fo:line-height="100%"/>
    </style:style>
    <style:style style:name="T1825" style:parent-style-name="DefaultParagraphFont" style:family="text">
      <style:text-properties style:font-name-asian="Times New Roman" style:font-name-complex="Calibri" fo:color="#000000" style:language-asian="en" style:country-asian="GB"/>
    </style:style>
    <style:style style:name="P1826" style:parent-style-name="Normal" style:family="paragraph">
      <style:text-properties fo:font-size="14pt" style:font-size-asian="14pt" style:font-size-complex="14pt"/>
    </style:style>
    <style:style style:name="P1827" style:parent-style-name="Normal" style:family="paragraph">
      <style:text-properties fo:font-size="16pt" style:font-size-asian="16pt" style:font-size-complex="16pt" fo:language="en" fo:country="US"/>
    </style:style>
  </office:automatic-styles>
  <office:body>
    <office:text text:use-soft-page-breaks="true">
      <text:p text:style-name="P1">Problem No :1<text:s/></text:p>
      <text:p text:style-name="P2"><text:span text:style-name="T3">Problem Name:<text:s/></text:span>A Mess owner wants to develop a software for its mess members. Everyday mess member meal details will be entered in the software and after the month it will show the bill of the mess member. Mess member deposit at least 1000 tk at beginning of the month. As a student of CSE, write OOP code for the project. All the communications will be held by message.</text:p>
      <text:p text:style-name="P4">#include&lt;bits/stdc++.h&gt;</text:p>
      <text:p text:style-name="P5">#include&lt;string&gt;</text:p>
      <text:p text:style-name="P6">#include&lt;fstream&gt;</text:p>
      <text:p text:style-name="P7">using namespace std;</text:p>
      <text:p text:style-name="P8">class Mess <text:s text:c="3"/>{</text:p>
      <text:p text:style-name="P9">public:</text:p>
      <text:p text:style-name="P10"><text:s text:c="4"/>string name;</text:p>
      <text:p text:style-name="P11"><text:s text:c="4"/>Mess() {};</text:p>
      <text:p text:style-name="P12"><text:s text:c="4"/>Mess(string a) <text:s/>{</text:p>
      <text:p text:style-name="P13"><text:s text:c="8"/>name = a; <text:s/>}</text:p>
      <text:p text:style-name="P14"><text:s text:c="4"/>friend view_ Print(); <text:s text:c="4"/>};</text:p>
      <text:p text:style-name="P15">class Date <text:s text:c="4"/>{</text:p>
      <text:p text:style-name="P16">public:</text:p>
      <text:p text:style-name="P17"><text:s text:c="4"/>string date;</text:p>
      <text:p text:style-name="P18"><text:s text:c="4"/>Date() {};</text:p>
      <text:p text:style-name="P19"><text:s text:c="4"/>Date(string s) <text:s text:c="4"/>{</text:p>
      <text:p text:style-name="P20"><text:s text:c="8"/>date=s; <text:s/>};</text:p>
      <text:p text:style-name="P21"><text:s text:c="4"/>friend view_Print(); <text:s text:c="5"/>};</text:p>
      <text:p text:style-name="P22">class Person <text:s text:c="2"/>{</text:p>
      <text:p text:style-name="P23">public:</text:p>
      <text:p text:style-name="P24"><text:s text:c="4"/>string name;</text:p>
      <text:p text:style-name="P25"><text:s text:c="4"/>Date date;</text:p>
      <text:p text:style-name="P26"><text:s text:c="4"/>Person() {};</text:p>
      <text:p text:style-name="P27"><text:s text:c="4"/>Person(string n,Date *date) <text:s/>{</text:p>
      <text:p text:style-name="P28"><text:s text:c="8"/>name=n;</text:p>
      <text:p text:style-name="P29"><text:s text:c="8"/>this-&gt;date=*date;</text:p>
      <text:p text:style-name="P30"><text:s text:c="8"/>};</text:p>
      <text:p text:style-name="P31"><text:s text:c="4"/>friend view_Print(); <text:s text:c="3"/>};</text:p>
      <text:p text:style-name="P32">class Owner : public Person</text:p>
      <text:soft-page-break/>
      <text:p text:style-name="P33">{</text:p>
      <text:p text:style-name="P34">public:</text:p>
      <text:p text:style-name="P35"><text:s text:c="4"/>Mess mess;</text:p>
      <text:p text:style-name="P36"><text:s text:c="4"/>string date;</text:p>
      <text:p text:style-name="P37"><text:s text:c="4"/>Owner() {};</text:p>
      <text:p text:style-name="P38"><text:s text:c="4"/>Owner(string name, string date) <text:s/>{</text:p>
      <text:p text:style-name="P39"><text:s text:c="8"/>this-&gt;name = name;</text:p>
      <text:p text:style-name="P40"><text:s text:c="8"/>this-&gt;date = date;</text:p>
      <text:p text:style-name="P41"><text:s text:c="9"/>}</text:p>
      <text:p text:style-name="P42"><text:s text:c="4"/>friend view_Print(); <text:s text:c="3"/>};</text:p>
      <text:p text:style-name="P43">class Member : public Person <text:s text:c="3"/>{</text:p>
      <text:p text:style-name="P44">public:</text:p>
      <text:p text:style-name="P45"><text:s text:c="4"/>Mess mess;</text:p>
      <text:p text:style-name="P46"><text:s text:c="4"/>string date;</text:p>
      <text:p text:style-name="P47"><text:s text:c="4"/>double deposit;</text:p>
      <text:p text:style-name="P48"><text:s text:c="4"/>Member() {};</text:p>
      <text:p text:style-name="P49"><text:s text:c="4"/>Member(string name, string date,double deposit) <text:s/>{</text:p>
      <text:p text:style-name="P50"><text:s text:c="8"/>this-&gt;name = name;</text:p>
      <text:p text:style-name="P51"><text:s text:c="8"/>this-&gt;date = date;</text:p>
      <text:p text:style-name="P52"><text:s text:c="8"/>this-&gt;deposit = deposit; <text:s/>}</text:p>
      <text:p text:style-name="P53"><text:s text:c="4"/>friend view_Print(); <text:s text:c="3"/>};</text:p>
      <text:p text:style-name="P54">double Meal_Rate(double totalmeal,double Cost) <text:s text:c="2"/>{</text:p>
      <text:p text:style-name="P55"><text:s text:c="4"/>double meal_rate=Cost/totalmeal;</text:p>
      <text:p text:style-name="P56"><text:s text:c="4"/>return meal_rate; <text:s/>};</text:p>
      <text:p text:style-name="P57">double Balance(int tmeal,double mealrate,double deposit) <text:s/>{</text:p>
      <text:p text:style-name="P58"><text:s text:c="4"/>double myMeal;</text:p>
      <text:p text:style-name="P59"><text:s text:c="4"/>myMeal=mealrate*tmeal;</text:p>
      <text:p text:style-name="P60"><text:s text:c="4"/>double blnc;</text:p>
      <text:p text:style-name="P61"><text:s text:c="4"/>blnc=deposit-myMeal;</text:p>
      <text:p text:style-name="P62"><text:s text:c="4"/>return blnc; }</text:p>
      <text:p text:style-name="P63">view_Print(Mess m,Owner o,Member *x[],int y[],int z[],int p[],int q[],double s,double k[], double w,int e,int f,int g,int h,Date *d1[]) <text:s/>{</text:p>
      <text:soft-page-break/>
      <text:p text:style-name="P64"><text:s text:c="4"/>cout &lt;&lt; "\nMess Name <text:s text:c="8"/>: " &lt;&lt; m.name &lt;&lt; endl;</text:p>
      <text:p text:style-name="P65"><text:s text:c="4"/>cout &lt;&lt; "Mess Owner's Name : " &lt;&lt; o.name &lt;&lt; endl;</text:p>
      <text:p text:style-name="P66"><text:s text:c="4"/>cout &lt;&lt; "Date of Birth <text:s text:c="4"/>: " &lt;&lt; o.date &lt;&lt; endl;</text:p>
      <text:p text:style-name="P67"><text:s text:c="4"/>cout &lt;&lt; "-----------------------------------------------------" &lt;&lt; endl;</text:p>
      <text:p text:style-name="P68"><text:s text:c="4"/>cout &lt;&lt; "-----------------------------------------------------" &lt;&lt; endl;</text:p>
      <text:p text:style-name="P69"><text:s text:c="4"/>cout &lt;&lt; endl &lt;&lt; endl;</text:p>
      <text:p text:style-name="P70"><text:s text:c="4"/>for(int i=0; i&lt;2; i++) {</text:p>
      <text:p text:style-name="P71"><text:s text:c="8"/>cout &lt;&lt; "Member "&lt;&lt; " " &lt;&lt; i+1 &lt;&lt; " : " &lt;&lt; endl;</text:p>
      <text:p text:style-name="P72"><text:s text:c="8"/>cout &lt;&lt; "NAME <text:s text:c="9"/>: " &lt;&lt; x[i]-&gt;name &lt;&lt; endl;</text:p>
      <text:p text:style-name="P73"><text:s text:c="8"/>cout &lt;&lt; "DATE OF BIRTH : " &lt;&lt; x[i]-&gt;date&lt;&lt; endl;</text:p>
      <text:p text:style-name="P74"><text:s text:c="8"/>cout &lt;&lt; "---------------------------------------" &lt;&lt; endl;</text:p>
      <text:p text:style-name="P75"><text:s text:c="8"/>cout &lt;&lt; "Deposit <text:s text:c="11"/>: " &lt;&lt; x[i]-&gt;deposit&lt;&lt; endl;</text:p>
      <text:p text:style-name="P76"><text:s text:c="8"/>cout &lt;&lt; "Total Morning Meal : " &lt;&lt; y[i] &lt;&lt;endl;</text:p>
      <text:p text:style-name="P77"><text:s text:c="8"/>cout &lt;&lt; "Total Noon Meal <text:s text:c="3"/>: " &lt;&lt; z[i] &lt;&lt;endl;</text:p>
      <text:p text:style-name="P78"><text:s text:c="8"/>cout &lt;&lt; "Total Night Meal <text:s text:c="2"/>: " &lt;&lt; p[i] &lt;&lt;endl;</text:p>
      <text:p text:style-name="P79"><text:s text:c="8"/>cout &lt;&lt; "Total Meal <text:s text:c="8"/>: " &lt;&lt; q[i] &lt;&lt; endl;</text:p>
      <text:p text:style-name="P80"><text:s text:c="8"/>double a = Balance(q[i],s,x[i]-&gt;deposit);</text:p>
      <text:p text:style-name="P81"><text:s text:c="8"/>cout &lt;&lt; "Balance <text:s text:c="11"/>: " &lt;&lt; a &lt;&lt; endl;</text:p>
      <text:p text:style-name="P82"><text:s text:c="8"/>cout &lt;&lt; endl &lt;&lt; endl; <text:s/>}</text:p>
      <text:p text:style-name="P83"><text:s text:c="4"/>cout &lt;&lt; "_________MEAL INFORMATION_________" &lt;&lt; endl &lt;&lt; endl &lt;&lt; endl;</text:p>
      <text:p text:style-name="P84"><text:s text:c="4"/>double TotalDeposit = x[0]-&gt;deposit + x[1]-&gt;deposit;</text:p>
      <text:p text:style-name="P85"><text:s text:c="4"/>cout &lt;&lt; "Total Deposit <text:s text:c="8"/>: " &lt;&lt; TotalDeposit &lt;&lt; endl;</text:p>
      <text:p text:style-name="P86"><text:s text:c="4"/>cout &lt;&lt; <text:s/>endl &lt;&lt; endl &lt;&lt; "Daily Shopping Costs--&gt; " &lt;&lt; endl ;</text:p>
      <text:p text:style-name="P87"><text:s text:c="4"/>for(int i = 0; i&lt;4; i++) {</text:p>
      <text:p text:style-name="P88"><text:s text:c="8"/>cout &lt;&lt; "Day " &lt;&lt; i+1 &lt;&lt; "-"&lt;&lt;d1[i]-&gt;date &lt;&lt; " <text:s text:c="5"/>: " &lt;&lt; k[i] &lt;&lt; endl; }</text:p>
      <text:p text:style-name="P89"><text:s text:c="4"/>cout &lt;&lt; endl &lt;&lt; endl &lt;&lt; "Total Cost <text:s text:c="11"/>: " &lt;&lt; w &lt;&lt; endl;</text:p>
      <text:p text:style-name="P90"><text:s text:c="4"/>cout &lt;&lt; "Meal Rate <text:s text:c="12"/>: " &lt;&lt; s &lt;&lt; endl;</text:p>
      <text:p text:style-name="P91"><text:s text:c="4"/>cout &lt;&lt; "Total Morning Meal <text:s text:c="3"/>: " &lt;&lt; e &lt;&lt; endl;</text:p>
      <text:p text:style-name="P92"><text:s text:c="4"/>cout &lt;&lt; "Total Noon Meal <text:s text:c="6"/>: " &lt;&lt; f &lt;&lt; endl;</text:p>
      <text:p text:style-name="P93"><text:s text:c="4"/>cout &lt;&lt; "Total Night Meal <text:s text:c="5"/>: " &lt;&lt; g &lt;&lt; endl;</text:p>
      <text:p text:style-name="P94"><text:s text:c="4"/>cout &lt;&lt; "Total Meal <text:s text:c="11"/>: " &lt;&lt; h &lt;&lt; endl;</text:p>
      <text:p text:style-name="P95"><text:s text:c="4"/>double c = Balance(h,s,TotalDeposit);</text:p>
      <text:soft-page-break/>
      <text:p text:style-name="P96"><text:s text:c="4"/>cout &lt;&lt; "Total Balance <text:s text:c="8"/>: " &lt;&lt; c &lt;&lt; endl; }</text:p>
      <text:p text:style-name="P97">int main() <text:s/>{</text:p>
      <text:p text:style-name="P98"><text:s text:c="4"/>Mess mess("NEXUS");</text:p>
      <text:p text:style-name="P99"><text:s text:c="4"/>Owner owner("RONY","09/7/1998");</text:p>
      <text:p text:style-name="P100"><text:s text:c="4"/>Member *member[2]= <text:s text:c="4"/>{</text:p>
      <text:p text:style-name="P101"><text:s text:c="8"/>new Member("Nahid","05/5/1998",2000),</text:p>
      <text:p text:style-name="P102"><text:s text:c="8"/>new Member("Aminul","2/12/1999",1900), };</text:p>
      <text:p text:style-name="P103"><text:s text:c="4"/>Date *date[4]= <text:s text:c="2"/>{</text:p>
      <text:p text:style-name="P104"><text:s text:c="8"/>new Date("01/10/2018"),</text:p>
      <text:p text:style-name="P105"><text:s text:c="8"/>new Date("2/10/2018"),</text:p>
      <text:p text:style-name="P106"><text:s text:c="8"/>new Date("3/10/2018"),</text:p>
      <text:p text:style-name="P107"><text:s text:c="8"/>new Date("4/10/2018"), <text:s text:c="2"/>};</text:p>
      <text:p text:style-name="P108"><text:s text:c="4"/>int day[4][2][3] = {{{0,1,1},{1,1,0}},{{1,1,1},{0,1,1}},{{1,1,1},{0,1,0}},{{1,0,1},{1,1,0}}};</text:p>
      <text:p text:style-name="P109"><text:s text:c="4"/>int TotalMeal = 0, TotalMorningMeal = 0, TotalNoonMeal = 0, TotalNightMeal = 0;</text:p>
      <text:p text:style-name="P110"><text:s text:c="4"/>for(int p = 0; p&lt;4; p++){ ///ToTal Meal; <text:s/></text:p>
      <text:p text:style-name="P111"><text:s text:c="8"/>for(int q = 0; q&lt;2; q++)</text:p>
      <text:p text:style-name="P112"><text:s text:c="8"/>{</text:p>
      <text:p text:style-name="P113"><text:s text:c="12"/>for(int r = 0; r&lt;3; r++) {</text:p>
      <text:p text:style-name="P114"><text:s text:c="16"/>TotalMeal += day[p][q][r]; <text:s text:c="2"/>} <text:s/>}</text:p>
      <text:p text:style-name="P115"><text:s text:c="4"/>for(int p = 0; p&lt;4; p++){ ///ToTal Morning Meal;</text:p>
      <text:p text:style-name="P116"><text:s text:c="8"/>for(int q = 0; q&lt;2; q++) <text:s/>{</text:p>
      <text:p text:style-name="P117"><text:s text:c="12"/>for(int r = 0; r&lt;1; r++) <text:s/>{</text:p>
      <text:p text:style-name="P118"><text:s text:c="16"/>TotalMorningMeal += day[p][q][r]; <text:s text:c="2"/>} } }</text:p>
      <text:p text:style-name="P119"><text:s text:c="4"/>for(int p = 0; p&lt;4; p++){ ///ToTal Noon Meal <text:s/></text:p>
      <text:p text:style-name="P120"><text:s text:c="8"/>for(int q = 0; q&lt;2; q++) <text:s text:c="2"/>{</text:p>
      <text:p text:style-name="P121"><text:s text:c="12"/>for(int r = 1; r&lt;2; r++) <text:s/>{</text:p>
      <text:p text:style-name="P122"><text:s text:c="16"/>TotalNoonMeal += day[p][q][r]; <text:s/>} }</text:p>
      <text:p text:style-name="P123"><text:s text:c="4"/>for(int p = 0; p&lt;4; p++) ///ToTal Night Meal <text:s text:c="3"/>{</text:p>
      <text:p text:style-name="P124"><text:s text:c="8"/>for(int q = 0; q&lt;2; q++) <text:s/>{</text:p>
      <text:p text:style-name="P125"><text:s text:c="12"/>for(int r = 2; r&lt;3; r++) <text:s/>{</text:p>
      <text:p text:style-name="P126"><text:s text:c="16"/>TotalNightMeal += day[p][q][r]; <text:s text:c="2"/>} <text:s text:c="3"/>}</text:p>
      <text:p text:style-name="P127"><text:s text:c="4"/>int Morning1 = 0,Morning2 = 0, Noon1 = 0,Noon2 = 0,Night1 = 0, Night2 = 0;</text:p>
      <text:soft-page-break/>
      <text:p text:style-name="P128"><text:s text:c="4"/>int <text:s/>TotalMember1Meal = 0, TotalMember2Meal= 0;</text:p>
      <text:p text:style-name="P129"><text:s text:c="4"/>for(int p = 0; p&lt;4; p++) {///ToTal MEMBER 1 Morning Meal <text:s text:c="2"/></text:p>
      <text:p text:style-name="P130"><text:s text:c="8"/>for(int q = 0; q&lt;1; q++) <text:s text:c="4"/>{</text:p>
      <text:p text:style-name="P131"><text:s text:c="12"/>for(int r = 0; r&lt;1; r++) <text:s text:c="6"/>{</text:p>
      <text:p text:style-name="P132"><text:s text:c="16"/>Morning1 += day[p][q][r]; <text:s text:c="6"/>} <text:s text:c="7"/>}</text:p>
      <text:p text:style-name="P133"><text:s text:c="4"/>for(int p = 0; p&lt;4; p++){ ///ToTal MEMBER 2 Morning Meal <text:s text:c="3"/></text:p>
      <text:p text:style-name="P134"><text:s text:c="8"/>for(int q = 1; q&lt;2; q++) <text:s text:c="6"/>{</text:p>
      <text:p text:style-name="P135"><text:s text:c="12"/>for(int r = 0; r&lt;1; r++) <text:s text:c="10"/>{</text:p>
      <text:p text:style-name="P136"><text:s text:c="16"/>Morning2 += day[p][q][r]; <text:s text:c="10"/>} <text:s text:c="7"/>}</text:p>
      <text:p text:style-name="P137"><text:s text:c="4"/>int Morning[2] = {Morning1,Morning2};</text:p>
      <text:p text:style-name="P138"><text:s text:c="4"/>for(int p = 0; p&lt;4; p++){///ToTal MEMBER 1 Noon Meal <text:s text:c="3"/></text:p>
      <text:p text:style-name="P139"><text:s text:c="8"/>for(int q = 0; q&lt;1; q++) <text:s text:c="7"/>{</text:p>
      <text:p text:style-name="P140"><text:s text:c="12"/>for(int r = 1; r&lt;2; r++) <text:s text:c="10"/>{</text:p>
      <text:p text:style-name="P141"><text:s text:c="16"/>Noon1 += day[p][q][r]; <text:s text:c="8"/>} <text:s text:c="7"/>}</text:p>
      <text:p text:style-name="P142"><text:s text:c="4"/>for(int p = 0; p&lt;4; p++){ ///ToTal MEMBER 2 Noon Meal <text:s text:c="3"/></text:p>
      <text:p text:style-name="P143"><text:s text:c="8"/>for(int q = 1; q&lt;2; q++) <text:s text:c="7"/>{</text:p>
      <text:p text:style-name="P144"><text:s text:c="12"/>for(int r = 1; r&lt;2; r++) <text:s text:c="8"/>{</text:p>
      <text:p text:style-name="P145"><text:s text:c="16"/>Noon2 += day[p][q][r]; <text:s text:c="9"/>} <text:s text:c="6"/>}</text:p>
      <text:p text:style-name="P146"><text:s text:c="4"/>int Noon[2] = {Noon1,Noon2};</text:p>
      <text:p text:style-name="P147"><text:s text:c="4"/>for(int p = 0; p&lt;4; p++){ ///ToTal MEMBER 1 Night Meal <text:s text:c="3"/></text:p>
      <text:p text:style-name="P148"><text:s text:c="8"/>for(int q = 0; q&lt;1; q++) <text:s text:c="7"/>{</text:p>
      <text:p text:style-name="P149"><text:s text:c="12"/>for(int r = 2; r&lt;3; r++)</text:p>
      <text:p text:style-name="P150"><text:s text:c="12"/>{</text:p>
      <text:p text:style-name="P151"><text:s text:c="16"/>Night1 += day[p][q][r]; <text:s text:c="8"/>} <text:s text:c="7"/>}</text:p>
      <text:p text:style-name="P152"><text:s text:c="4"/>for(int p = 0; p&lt;4; p++){ ///ToTal MEMBER 2 Night Meal <text:s text:c="3"/></text:p>
      <text:p text:style-name="P153"><text:s text:c="8"/>for(int q = 1; q&lt;2; q++) <text:s text:c="7"/>{</text:p>
      <text:p text:style-name="P154"><text:s text:c="12"/>for(int r = 2; r&lt;3; r++) <text:s text:c="8"/>{</text:p>
      <text:p text:style-name="P155"><text:s text:c="16"/>Night2 += day[p][q][r]; <text:s text:c="9"/>} <text:s text:c="7"/>}</text:p>
      <text:p text:style-name="P156"><text:s text:c="4"/>int Night[2] = {Night1,Night2};</text:p>
      <text:p text:style-name="P157"><text:s text:c="4"/>for(int p = 0; p&lt;4; p++){ ///ToTal MEMBER 1 Meal <text:s text:c="3"/></text:p>
      <text:p text:style-name="P158"><text:s text:c="8"/>for(int q = 0; q&lt;1; q++) <text:s text:c="7"/>{</text:p>
      <text:p text:style-name="P159"><text:s text:c="12"/>for(int r = 0; r&lt;3; r++) <text:s text:c="11"/>{</text:p>
      <text:soft-page-break/>
      <text:p text:style-name="P160"><text:s text:c="16"/>TotalMember1Meal += day[p][q][r]; <text:s text:c="11"/>} <text:s text:c="7"/>}</text:p>
      <text:p text:style-name="P161"><text:s text:c="4"/>for(int p = 0; p&lt;4; p++){ ///ToTal MEMBER 2 Meal <text:s text:c="3"/></text:p>
      <text:p text:style-name="P162"><text:s text:c="8"/>for(int q = 1; q&lt;2; q++) <text:s text:c="7"/>{</text:p>
      <text:p text:style-name="P163"><text:s text:c="12"/>for(int r = 0; r&lt;3; r++) <text:s text:c="9"/>{</text:p>
      <text:p text:style-name="P164"><text:s text:c="7"/>TotalMember2Meal += day[p][q][r]; <text:s text:c="8"/>} <text:s text:c="7"/>}</text:p>
      <text:p text:style-name="P165"><text:s text:c="4"/>int TotalMemberMeal[2] = {TotalMember1Meal,TotalMember2Meal};</text:p>
      <text:p text:style-name="P166"><text:s text:c="4"/>double Cost[4] = {255,105,110,90}; <text:s text:c="5"/>///Total Shopping</text:p>
      <text:p text:style-name="P167"><text:s text:c="4"/>double TotalCost = 0.0;</text:p>
      <text:p text:style-name="P168"><text:s text:c="4"/>for(int i = 0; i&lt;4; i++)</text:p>
      <text:p text:style-name="P169"><text:s text:c="8"/>TotalCost += Cost[i];</text:p>
      <text:p text:style-name="P170"><text:s text:c="2"/>double mealrate=Meal_Rate(TotalMeal,TotalCost); view_Print(mess,owner,member,Morning,Noon,Night,TotalMemberMeal,mealrate,Cost,TotalCost,TotalMorningMeal,TotalNoonMeal,TotalNightMeal,TotalMeal,date);</text:p>
      <text:p text:style-name="P171"><text:s text:c="4"/>FILE *fp;</text:p>
      <text:p text:style-name="P172"><text:s text:c="4"/>char *filename;</text:p>
      <text:p text:style-name="P173"><text:s text:c="4"/>filename="mealinfo.csv";</text:p>
      <text:p text:style-name="P174"><text:s text:c="4"/>fp=fopen(filename,"w+");</text:p>
      <text:p text:style-name="P175"><text:s text:c="4"/>fprintf(fp,"Member,Day No.,Date,Morning,Noon,Night,Total_Meal");</text:p>
      <text:p text:style-name="P176"><text:s text:c="4"/>fprintf(fp,"\n\ntipu");</text:p>
      <text:p text:style-name="P177"><text:s text:c="4"/>int sum=0;</text:p>
      <text:p text:style-name="P178"><text:s text:c="4"/>for(int i=0; i&lt;4; i++) <text:s text:c="8"/>{</text:p>
      <text:p text:style-name="P179"><text:s text:c="8"/>sum=0;</text:p>
      <text:p text:style-name="P180"><text:s text:c="8"/>fprintf(fp,",Day %d.,%d/12/18,",i+1,i+1);</text:p>
      <text:p text:style-name="P181"><text:s text:c="8"/>for(int k=0; k&lt;1; k++) <text:s text:c="4"/>{</text:p>
      <text:p text:style-name="P182"><text:s text:c="12"/>for(int j=0; j&lt;3; j++) <text:s text:c="5"/>{</text:p>
      <text:p text:style-name="P183"><text:s text:c="16"/>fprintf(fp,"%d,",day[i][0][j]);</text:p>
      <text:p text:style-name="P184"><text:s text:c="16"/>sum+=day[i][0][j]; <text:s text:c="10"/>}</text:p>
      <text:p text:style-name="P185"><text:s text:c="12"/>fprintf(fp,"%d\n",sum); <text:s text:c="7"/>} <text:s text:c="3"/>}</text:p>
      <text:p text:style-name="P186"><text:s text:c="4"/>fprintf(fp,",TOTAL,,%d,%d,%d,%d\n",Morning1,Noon1,Night1,TotalMember1Meal);</text:p>
      <text:p text:style-name="P187"><text:s text:c="4"/>fprintf(fp,"\n,Meal Rate,%lf,,Deposit,%lf,,Cost,%lf,,Balance,%lf\n\n\n",mealrate,2000.00,(mealrate*TotalMember1Meal),2000.00-(mealrate*TotalMember1Meal));</text:p>
      <text:p text:style-name="P188"><text:s text:c="4"/>fprintf(fp,"Member,Day No.,Date,Morning,Noon,Night,Total_Meal\n");</text:p>
      <text:soft-page-break/>
      <text:p text:style-name="P189"><text:s text:c="4"/>fprintf(fp,"\nRobin");</text:p>
      <text:p text:style-name="P190"><text:s text:c="4"/>int sum2=0;</text:p>
      <text:p text:style-name="P191"><text:s text:c="4"/>for(int i=0; i&lt;4; i++) <text:s text:c="11"/>{</text:p>
      <text:p text:style-name="P192"><text:s text:c="8"/>sum2=0;</text:p>
      <text:p text:style-name="P193"><text:s text:c="8"/>fprintf(fp,",Day %d.,%d/12/17,",i+1,i+1);</text:p>
      <text:p text:style-name="P194"><text:s text:c="8"/>for(int k=1; k&lt;2; k++) <text:s text:c="5"/>{</text:p>
      <text:p text:style-name="P195"><text:s text:c="12"/>for(int j=0; j&lt;3; j++) <text:s text:c="8"/>{</text:p>
      <text:p text:style-name="P196"><text:s text:c="16"/>fprintf(fp,"%d,",day[i][1][j]);</text:p>
      <text:p text:style-name="P197"><text:s text:c="16"/>sum2+=day[i][1][j]; <text:s text:c="7"/>}</text:p>
      <text:p text:style-name="P198"><text:s text:c="12"/>fprintf(fp,"%d\n",sum2); <text:s text:c="5"/>} <text:s text:c="3"/>}</text:p>
      <text:p text:style-name="P199"><text:s text:c="4"/>fprintf(fp,",TOTAL,,%d,%d,%d,%d\n",Morning1,Noon1,Night1,TotalMember1Meal);</text:p>
      <text:p text:style-name="P200"><text:s text:c="4"/>fprintf(fp,"\n,Meal Rate,%lf,,Deposit,%lf,,Cost,%lf,,Balance,%lf\n",mealrate,1500.00,(mealrate*TotalMember2Meal),1500.00-(mealrate*TotalMember2Meal));</text:p>
      <text:p text:style-name="P201"><text:s text:c="4"/>return 0; <text:s/>}</text:p>
      <text:p text:style-name="P202"/>
      <text:p text:style-name="P203"><text:span text:style-name="T204">SAMPLE OUTPUT:</text:span></text:p>
      <text:p text:style-name="P205"/>
      <text:p text:style-name="P206"><text:span text:style-name="T207">Mess Name         : NEXUS</text:span></text:p>
      <text:p text:style-name="P208"><text:span text:style-name="T209">Mess Owner's Name : RONY</text:span></text:p>
      <text:p text:style-name="P210"><text:span text:style-name="T211">Date of Birth     : 09/7/1998</text:span></text:p>
      <text:p text:style-name="P212"><text:span text:style-name="T213">-----------------------------------------------------</text:span></text:p>
      <text:p text:style-name="P214"><text:span text:style-name="T215">-----------------------------------------------------</text:span></text:p>
      <text:p text:style-name="P216"/>
      <text:p text:style-name="P217"><text:span text:style-name="T218">Member  1 :</text:span></text:p>
      <text:p text:style-name="P219"><text:span text:style-name="T220">NAME          : Nahid</text:span></text:p>
      <text:p text:style-name="P221"><text:span text:style-name="T222">DATE OF BIRTH : 05/5/1998</text:span></text:p>
      <text:p text:style-name="P223"><text:span text:style-name="T224">---------------------------------------</text:span></text:p>
      <text:p text:style-name="P225"><text:span text:style-name="T226">Deposit            : 2000</text:span></text:p>
      <text:p text:style-name="P227"><text:span text:style-name="T228">Total Morning Meal : 3</text:span></text:p>
      <text:p text:style-name="P229"><text:span text:style-name="T230">Total Noon Meal    : 3</text:span></text:p>
      <text:p text:style-name="P231"><text:span text:style-name="T232">Total Night Meal   : 4</text:span></text:p>
      <text:p text:style-name="P233"><text:span text:style-name="T234">Total Meal         : 10</text:span></text:p>
      <text:soft-page-break/>
      <text:p text:style-name="P235"><text:span text:style-name="T236">Balance            : 1670.6</text:span></text:p>
      <text:p text:style-name="P237"/>
      <text:p text:style-name="P238"><text:span text:style-name="T239"><text:s/>Member  2 :</text:span></text:p>
      <text:p text:style-name="P240"><text:span text:style-name="T241">NAME          : Aminul</text:span></text:p>
      <text:p text:style-name="P242"><text:span text:style-name="T243">DATE OF BIRTH : 2/12/1999</text:span></text:p>
      <text:p text:style-name="P244"><text:span text:style-name="T245">---------------------------------------</text:span></text:p>
      <text:p text:style-name="P246"><text:span text:style-name="T247">Deposit            : 1900</text:span></text:p>
      <text:p text:style-name="P248"><text:span text:style-name="T249">Total Morning Meal : 2</text:span></text:p>
      <text:p text:style-name="P250"><text:span text:style-name="T251">Total Noon Meal    : 4</text:span></text:p>
      <text:p text:style-name="P252"><text:span text:style-name="T253">Total Night Meal   : 1</text:span></text:p>
      <text:p text:style-name="P254"><text:span text:style-name="T255">Total Meal         : 7</text:span></text:p>
      <text:p text:style-name="P256"><text:span text:style-name="T257">Balance            : 1669.42</text:span></text:p>
      <text:p text:style-name="P258"/>
      <text:p text:style-name="P259"/>
      <text:p text:style-name="P260"><text:span text:style-name="T261">_________MEAL INFORMATION_________</text:span></text:p>
      <text:p text:style-name="P262"/>
      <text:p text:style-name="P263"><text:span text:style-name="T264">Total Deposit         : 3900</text:span></text:p>
      <text:p text:style-name="P265"/>
      <text:p text:style-name="P266"><text:span text:style-name="T267">Daily Shopping Costs--&gt;</text:span></text:p>
      <text:p text:style-name="P268"><text:span text:style-name="T269">Day 1-1/10/2018      : 255</text:span></text:p>
      <text:p text:style-name="P270"><text:span text:style-name="T271">Day 2-2/10/2018      : 105</text:span></text:p>
      <text:p text:style-name="P272"><text:span text:style-name="T273">Day 3/10/2018      : 110</text:span></text:p>
      <text:p text:style-name="P274"><text:span text:style-name="T275">Day 4/10/2018     : 90</text:span></text:p>
      <text:p text:style-name="P276"/>
      <text:p text:style-name="P277"><text:span text:style-name="T278">Total Cost            : 560</text:span></text:p>
      <text:p text:style-name="P279"><text:span text:style-name="T280">Meal Rate             : 32.94</text:span></text:p>
      <text:p text:style-name="P281"><text:span text:style-name="T282">Total Morning Meal    : 5</text:span></text:p>
      <text:p text:style-name="P283"><text:span text:style-name="T284">Total Noon Meal       : 7</text:span></text:p>
      <text:p text:style-name="P285"><text:span text:style-name="T286">Total Night Meal      : 5</text:span></text:p>
      <text:p text:style-name="P287"><text:span text:style-name="T288">Total Meal            : 17</text:span></text:p>
      <text:p text:style-name="P289"><text:span text:style-name="T290">Total Balance         : 3340</text:span></text:p>
      <text:p text:style-name="P291"/>
      <text:p text:style-name="P292"/>
      <text:p text:style-name="P293">Problem No: 2</text:p>
      <text:p text:style-name="P294"><text:span text:style-name="T295">Problem Name: <text:s/></text:span>CSE department wants to manage a Fast-food shop in its premise. Every student can make pre-order of his/her breakfast before 10 PM of the previous day. A sales person can manage the data and sells the preordered item to the students. If a student pre-ordered before but not take his/her breakfast and the sales person can inform it to the department. If he will not be illegible to pre-order the breakfast another time. As a student of CSE, write OOP code for the project. All the communications will be held by message.</text:p>
      <text:p text:style-name="P296">source code:</text:p>
      <text:p text:style-name="P297"><text:span text:style-name="T298">#include&lt;bits/stdc++.h&gt;</text:span></text:p>
      <text:p text:style-name="P299"><text:span text:style-name="T300">#include&lt;string.h&gt;</text:span></text:p>
      <text:p text:style-name="P301"><text:span text:style-name="T302">#include&lt;ctime&gt;</text:span></text:p>
      <text:p text:style-name="P303"><text:span text:style-name="T304">#include&lt;fstream&gt;</text:span></text:p>
      <text:p text:style-name="P305"><text:span text:style-name="T306">using namespace std;</text:span></text:p>
      <text:p text:style-name="P307"/>
      <text:p text:style-name="P308"><text:span text:style-name="T309">class Date</text:span></text:p>
      <text:p text:style-name="P310"><text:span text:style-name="T311">{</text:span></text:p>
      <text:p text:style-name="P312"><text:span text:style-name="T313"><text:s/>   public:</text:span></text:p>
      <text:p text:style-name="P314"><text:span text:style-name="T315"><text:s/>   string date;</text:span></text:p>
      <text:p text:style-name="P316"><text:span text:style-name="T317"><text:s/>   Date(){};</text:span></text:p>
      <text:p text:style-name="P318"><text:span text:style-name="T319"><text:s/>   Date(string date)</text:span></text:p>
      <text:p text:style-name="P320"><text:span text:style-name="T321"><text:s/>   {</text:span></text:p>
      <text:p text:style-name="P322"><text:span text:style-name="T323"><text:s/>       this-&gt;date=date;</text:span></text:p>
      <text:p text:style-name="P324"><text:span text:style-name="T325"><text:s/>   }</text:span></text:p>
      <text:p text:style-name="P326"><text:span text:style-name="T327">};</text:span></text:p>
      <text:p text:style-name="P328"><text:span text:style-name="T329">class Person</text:span></text:p>
      <text:p text:style-name="P330"><text:span text:style-name="T331">{</text:span></text:p>
      <text:p text:style-name="P332"><text:span text:style-name="T333">public:</text:span></text:p>
      <text:p text:style-name="P334"><text:span text:style-name="T335"><text:s/>   string name;</text:span></text:p>
      <text:p text:style-name="P336"><text:span text:style-name="T337"><text:s/>   Date date;</text:span></text:p>
      <text:p text:style-name="P338"><text:span text:style-name="T339"><text:s/>   Person(){};</text:span></text:p>
      <text:p text:style-name="P340"/>
      <text:p text:style-name="P341"><text:span text:style-name="T342"><text:s/>   Person(string name)</text:span></text:p>
      <text:p text:style-name="P343"><text:span text:style-name="T344"><text:s/>   {</text:span></text:p>
      <text:p text:style-name="P345"><text:span text:style-name="T346"><text:s/>      this-&gt;name=name;</text:span></text:p>
      <text:soft-page-break/>
      <text:p text:style-name="P347"><text:span text:style-name="T348"><text:s/>   }</text:span></text:p>
      <text:p text:style-name="P349"><text:span text:style-name="T350"><text:s/>   Person(string name,string date)</text:span></text:p>
      <text:p text:style-name="P351"><text:span text:style-name="T352"><text:s/>   {</text:span></text:p>
      <text:p text:style-name="P353"><text:span text:style-name="T354"><text:s/>       this-&gt;name=name;</text:span></text:p>
      <text:p text:style-name="P355"><text:span text:style-name="T356"><text:s/>       this-&gt;date.date=date;</text:span></text:p>
      <text:p text:style-name="P357"><text:span text:style-name="T358"><text:s/>   };</text:span></text:p>
      <text:p text:style-name="P359"/>
      <text:p text:style-name="P360"><text:span text:style-name="T361">};</text:span></text:p>
      <text:p text:style-name="P362"/>
      <text:p text:style-name="P363"><text:span text:style-name="T364">class Department</text:span></text:p>
      <text:p text:style-name="P365"><text:span text:style-name="T366">{</text:span></text:p>
      <text:p text:style-name="P367"><text:span text:style-name="T368">public:</text:span></text:p>
      <text:p text:style-name="P369"><text:span text:style-name="T370"><text:s/>   string dpt_name;</text:span></text:p>
      <text:p text:style-name="P371"><text:span text:style-name="T372"><text:s/>   Department(){};</text:span></text:p>
      <text:p text:style-name="P373"><text:span text:style-name="T374"><text:s/>   Department(string name)</text:span></text:p>
      <text:p text:style-name="P375"><text:span text:style-name="T376"><text:s/>   {</text:span></text:p>
      <text:p text:style-name="P377"><text:span text:style-name="T378"><text:s/>       dpt_name=name;</text:span></text:p>
      <text:p text:style-name="P379"><text:span text:style-name="T380"><text:s/>   }</text:span></text:p>
      <text:p text:style-name="P381"><text:span text:style-name="T382">};</text:span></text:p>
      <text:p text:style-name="P383"/>
      <text:p text:style-name="P384"><text:span text:style-name="T385">class Student : public Person</text:span></text:p>
      <text:p text:style-name="P386"><text:span text:style-name="T387">{</text:span></text:p>
      <text:p text:style-name="P388"><text:span text:style-name="T389"><text:s/> public:</text:span></text:p>
      <text:p text:style-name="P390"><text:span text:style-name="T391"><text:s/>     string id;</text:span></text:p>
      <text:p text:style-name="P392"><text:span text:style-name="T393"><text:s/>     Department department;</text:span></text:p>
      <text:p text:style-name="P394"><text:span text:style-name="T395"><text:s/>     Student(){};</text:span></text:p>
      <text:p text:style-name="P396"><text:span text:style-name="T397"><text:s/>     Student(string name,string date,Department dpt_name,string id_no) : Person(name,date)</text:span></text:p>
      <text:p text:style-name="P398"><text:span text:style-name="T399"><text:s/>     {</text:span></text:p>
      <text:p text:style-name="P400"><text:span text:style-name="T401"><text:s/>       id=id_no;</text:span></text:p>
      <text:p text:style-name="P402"><text:span text:style-name="T403"><text:s/>       department=dpt_name;</text:span></text:p>
      <text:p text:style-name="P404"><text:span text:style-name="T405"><text:s/>     }</text:span></text:p>
      <text:p text:style-name="P406"><text:span text:style-name="T407"><text:s/>     view_student_info()</text:span></text:p>
      <text:p text:style-name="P408"><text:span text:style-name="T409"><text:s/>     {</text:span></text:p>
      <text:soft-page-break/>
      <text:p text:style-name="P410"><text:span text:style-name="T411"><text:s/>         cout&lt;&lt;"Student name: "&lt;&lt;name&lt;&lt;endl;</text:span></text:p>
      <text:p text:style-name="P412"><text:span text:style-name="T413"><text:s/>         cout&lt;&lt;"Department: "&lt;&lt;department.dpt_name&lt;&lt;endl;</text:span></text:p>
      <text:p text:style-name="P414"><text:span text:style-name="T415"><text:s/>         cout&lt;&lt;"Student ID: "&lt;&lt;id&lt;&lt;endl;</text:span></text:p>
      <text:p text:style-name="P416"><text:span text:style-name="T417"><text:s/>         cout&lt;&lt;"Students Birthday: "&lt;&lt;this-&gt;date.date&lt;&lt;endl;</text:span></text:p>
      <text:p text:style-name="P418"><text:span text:style-name="T419"><text:s/>     }</text:span></text:p>
      <text:p text:style-name="P420"><text:span text:style-name="T421"><text:s/>     friend orderfood();</text:span></text:p>
      <text:p text:style-name="P422"><text:span text:style-name="T423"><text:s/>     friend blacklist();</text:span></text:p>
      <text:p text:style-name="P424"><text:span text:style-name="T425">};</text:span></text:p>
      <text:p text:style-name="P426"/>
      <text:p text:style-name="P427"><text:span text:style-name="T428">class Sellsman : public Person</text:span></text:p>
      <text:p text:style-name="P429"><text:span text:style-name="T430">{</text:span></text:p>
      <text:p text:style-name="P431"><text:span text:style-name="T432">public:</text:span></text:p>
      <text:p text:style-name="P433"><text:span text:style-name="T434"><text:s/>   int seller_no;</text:span></text:p>
      <text:p text:style-name="P435"><text:span text:style-name="T436"><text:s/>   Sellsman(){};</text:span></text:p>
      <text:p text:style-name="P437"><text:span text:style-name="T438"><text:s/>   Sellsman(string name,string date,int seller_no): Person(name,date)</text:span></text:p>
      <text:p text:style-name="P439"><text:span text:style-name="T440"><text:s/>   {</text:span></text:p>
      <text:p text:style-name="P441"><text:span text:style-name="T442"><text:s/>     this-&gt;seller_no=seller_no;</text:span></text:p>
      <text:p text:style-name="P443"><text:span text:style-name="T444"><text:s/>   };</text:span></text:p>
      <text:p text:style-name="P445"><text:span text:style-name="T446"><text:s/>   view_sellsman()</text:span></text:p>
      <text:p text:style-name="P447"><text:span text:style-name="T448"><text:s/>   {</text:span></text:p>
      <text:p text:style-name="P449"><text:span text:style-name="T450"><text:s/>       cout&lt;&lt;"Sells person Name: "&lt;&lt;name&lt;&lt;endl;</text:span></text:p>
      <text:p text:style-name="P451"><text:span text:style-name="T452"><text:s/>       cout&lt;&lt;"Birthday: "&lt;&lt;this-&gt;date.date&lt;&lt;endl;</text:span></text:p>
      <text:p text:style-name="P453"><text:span text:style-name="T454"><text:s/>   }</text:span></text:p>
      <text:p text:style-name="P455"><text:span text:style-name="T456"><text:s/>   friend orderfood();</text:span></text:p>
      <text:p text:style-name="P457"/>
      <text:p text:style-name="P458"><text:span text:style-name="T459">};</text:span></text:p>
      <text:p text:style-name="P460"/>
      <text:p text:style-name="P461"><text:span text:style-name="T462">class Login</text:span></text:p>
      <text:p text:style-name="P463"><text:span text:style-name="T464">{</text:span></text:p>
      <text:p text:style-name="P465"><text:span text:style-name="T466"><text:s/>   string user_name;</text:span></text:p>
      <text:p text:style-name="P467"><text:span text:style-name="T468"><text:s/>   string password;</text:span></text:p>
      <text:p text:style-name="P469"><text:span text:style-name="T470">public:</text:span></text:p>
      <text:p text:style-name="P471"><text:span text:style-name="T472"><text:s/>   Login(){};</text:span></text:p>
      <text:soft-page-break/>
      <text:p text:style-name="P473"><text:span text:style-name="T474"><text:s/>   Login(string user_name,string password)</text:span></text:p>
      <text:p text:style-name="P475"><text:span text:style-name="T476"><text:s/>   {</text:span></text:p>
      <text:p text:style-name="P477"><text:span text:style-name="T478"><text:s/>      this-&gt;user_name=user_name;</text:span></text:p>
      <text:p text:style-name="P479"><text:span text:style-name="T480"><text:s/>       this-&gt;password=password;</text:span></text:p>
      <text:p text:style-name="P481"><text:span text:style-name="T482"><text:s/>   }</text:span></text:p>
      <text:p text:style-name="P483"><text:span text:style-name="T484"><text:s/>   friend blacklist();</text:span></text:p>
      <text:p text:style-name="P485"><text:span text:style-name="T486">};</text:span></text:p>
      <text:p text:style-name="P487"/>
      <text:p text:style-name="P488"><text:span text:style-name="T489">class Faculty : public Person</text:span></text:p>
      <text:p text:style-name="P490"><text:span text:style-name="T491">{</text:span></text:p>
      <text:p text:style-name="P492"><text:span text:style-name="T493">public:</text:span></text:p>
      <text:p text:style-name="P494"><text:span text:style-name="T495"><text:s/>   string designation;</text:span></text:p>
      <text:p text:style-name="P496"><text:span text:style-name="T497"><text:s/>   Department department;</text:span></text:p>
      <text:p text:style-name="P498"><text:span text:style-name="T499"><text:s/>   Login login;</text:span></text:p>
      <text:p text:style-name="P500"><text:span text:style-name="T501"><text:s/>   Faculty(){};</text:span></text:p>
      <text:p text:style-name="P502"><text:span text:style-name="T503"><text:s/>   Faculty(string designation,string name,Department department1,Login *login2):Person(name)</text:span></text:p>
      <text:p text:style-name="P504"><text:span text:style-name="T505"><text:s/>   {</text:span></text:p>
      <text:p text:style-name="P506"><text:span text:style-name="T507"><text:s/>     this-&gt;designation=designation;</text:span></text:p>
      <text:p text:style-name="P508"><text:span text:style-name="T509"><text:s/>     department=department1;</text:span></text:p>
      <text:p text:style-name="P510"><text:span text:style-name="T511"><text:s/>     login=*login2;</text:span></text:p>
      <text:p text:style-name="P512"><text:span text:style-name="T513"><text:s/>   }</text:span></text:p>
      <text:p text:style-name="P514"><text:span text:style-name="T515"><text:s/>   view_faculty()</text:span></text:p>
      <text:p text:style-name="P516"><text:span text:style-name="T517"><text:s/>   {</text:span></text:p>
      <text:p text:style-name="P518"><text:span text:style-name="T519"><text:s/>       cout&lt;&lt;"Name: "&lt;&lt;name&lt;&lt;endl;</text:span></text:p>
      <text:p text:style-name="P520"><text:span text:style-name="T521"><text:s/>       cout&lt;&lt;"Department: "&lt;&lt;department.dpt_name&lt;&lt;endl;</text:span></text:p>
      <text:p text:style-name="P522"><text:span text:style-name="T523"><text:s/>       cout&lt;&lt;"Designation: "&lt;&lt;designation&lt;&lt;endl;</text:span></text:p>
      <text:p text:style-name="P524"><text:span text:style-name="T525"><text:s/>   }</text:span></text:p>
      <text:p text:style-name="P526"><text:span text:style-name="T527"><text:s/>   Blacklist(int order_data[],string deliver_data[],Student *student[],string blacklist[])</text:span></text:p>
      <text:p text:style-name="P528"><text:span text:style-name="T529"><text:s/>   {</text:span></text:p>
      <text:p text:style-name="P530"><text:span text:style-name="T531"><text:s/>       cout&lt;&lt;"Blacklisted names are: \n";</text:span></text:p>
      <text:p text:style-name="P532"><text:span text:style-name="T533"><text:s/>       for(int n=0;n&lt;4;n++)</text:span></text:p>
      <text:p text:style-name="P534"><text:span text:style-name="T535"><text:s/>       {</text:span></text:p>
      <text:p text:style-name="P536"><text:span text:style-name="T537"><text:s/>           if(order_data[n]==1)</text:span></text:p>
      <text:soft-page-break/>
      <text:p text:style-name="P538"><text:span text:style-name="T539"><text:s/>          if(deliver_data[n]=="Didn't")</text:span></text:p>
      <text:p text:style-name="P540"><text:span text:style-name="T541"><text:s/>          {</text:span></text:p>
      <text:p text:style-name="P542"><text:span text:style-name="T543"><text:s/>            blacklist[n]=student[n]-&gt;name;</text:span></text:p>
      <text:p text:style-name="P544"><text:span text:style-name="T545"><text:s/>            cout&lt;&lt;"Name: "&lt;&lt;student[n]-&gt;name&lt;&lt;"\nID: "&lt;&lt;student[n]-&gt;id&lt;&lt;"\nYou have been blacklisted, Contact with Department"&lt;&lt;endl;</text:span></text:p>
      <text:p text:style-name="P546"><text:span text:style-name="T547"><text:s/>          }</text:span></text:p>
      <text:p text:style-name="P548"><text:span text:style-name="T549"><text:s/>       }</text:span></text:p>
      <text:p text:style-name="P550"><text:span text:style-name="T551"><text:s/>   };</text:span></text:p>
      <text:p text:style-name="P552"><text:span text:style-name="T553">};</text:span></text:p>
      <text:p text:style-name="P554"/>
      <text:p text:style-name="P555"><text:span text:style-name="T556"><text:s/>   int view_system_time()</text:span></text:p>
      <text:p text:style-name="P557"><text:span text:style-name="T558"><text:s/>   {</text:span></text:p>
      <text:p text:style-name="P559"><text:span text:style-name="T560"><text:s/>   time_t k = time(0);</text:span></text:p>
      <text:p text:style-name="P561"><text:span text:style-name="T562"><text:s/>   struct tm *t = localtime(&amp;k);</text:span></text:p>
      <text:p text:style-name="P563"><text:span text:style-name="T564"><text:s/>   cout&lt;&lt; t-&gt;tm_hour &lt;&lt; ":" &lt;&lt; t-&gt;tm_min &lt;&lt; endl;</text:span></text:p>
      <text:p text:style-name="P565"><text:span text:style-name="T566"><text:s/>   return t-&gt;tm_hour;</text:span></text:p>
      <text:p text:style-name="P567"><text:span text:style-name="T568"><text:s/>   }</text:span></text:p>
      <text:p text:style-name="P569"/>
      <text:p text:style-name="P570"><text:span text:style-name="T571">int orderfood(Student *student)</text:span></text:p>
      <text:p text:style-name="P572"><text:span text:style-name="T573">{</text:span></text:p>
      <text:p text:style-name="P574"><text:span text:style-name="T575"><text:s/>   int tm=view_system_time();</text:span></text:p>
      <text:p text:style-name="P576"><text:span text:style-name="T577"><text:s/>   if(tm&gt;22)</text:span></text:p>
      <text:p text:style-name="P578"><text:span text:style-name="T579"><text:s/>   {</text:span></text:p>
      <text:p text:style-name="P580"><text:span text:style-name="T581"><text:s/>       cout&lt;&lt;"Sorry, You cannot Place the pre-order.\n";</text:span></text:p>
      <text:p text:style-name="P582"><text:span text:style-name="T583"><text:s/>       return -1;</text:span></text:p>
      <text:p text:style-name="P584"><text:span text:style-name="T585"><text:s/>   }</text:span></text:p>
      <text:p text:style-name="P586"><text:span text:style-name="T587"><text:s/>   else</text:span></text:p>
      <text:p text:style-name="P588"><text:span text:style-name="T589"><text:s/>   {</text:span></text:p>
      <text:p text:style-name="P590"><text:span text:style-name="T591"><text:s/>       cout&lt;&lt;"Name: "&lt;&lt;student-&gt;name&lt;&lt;"\nID: "&lt;&lt;student-&gt;id&lt;&lt;"\n Your Order Has been placed.\n";</text:span></text:p>
      <text:p text:style-name="P592"><text:span text:style-name="T593"><text:s/>       return 1;</text:span></text:p>
      <text:p text:style-name="P594"><text:span text:style-name="T595"><text:s/>   }</text:span></text:p>
      <text:p text:style-name="P596"><text:span text:style-name="T597">}</text:span></text:p>
      <text:p text:style-name="P598"/>
      <text:p text:style-name="P599"><text:span text:style-name="T600">int main()</text:span></text:p>
      <text:p text:style-name="P601"><text:span text:style-name="T602">{</text:span></text:p>
      <text:p text:style-name="P603"><text:span text:style-name="T604"><text:s/>   int number_of_students=4;</text:span></text:p>
      <text:p text:style-name="P605"><text:span text:style-name="T606"><text:s/>   int temp=number_of_students;</text:span></text:p>
      <text:p text:style-name="P607"><text:span text:style-name="T608"><text:s/>   Department department("CSE");</text:span></text:p>
      <text:p text:style-name="P609"><text:span text:style-name="T610"><text:s/>   Student *students[number_of_students]=</text:span></text:p>
      <text:p text:style-name="P611"><text:span text:style-name="T612"><text:s/>   {</text:span></text:p>
      <text:p text:style-name="P613"><text:span text:style-name="T614"><text:s/>       new Student("Rony","22-6-1996",department,"1001"),</text:span></text:p>
      <text:p text:style-name="P615"><text:span text:style-name="T616"><text:s/>       new Student("Jahid","10-03-1999",department,"1002"),</text:span></text:p>
      <text:p text:style-name="P617"><text:span text:style-name="T618"><text:s/>       new Student("Naheid","21-01-1994",department,"1003"),</text:span></text:p>
      <text:p text:style-name="P619"><text:span text:style-name="T620"><text:s/>       new Student("Aminul","15-07-1997",department,"1004")</text:span></text:p>
      <text:p text:style-name="P621"><text:span text:style-name="T622"><text:s/>   };</text:span></text:p>
      <text:p text:style-name="P623"/>
      <text:p text:style-name="P624"><text:span text:style-name="T625"><text:s/>   Sellsman sells_person("Shohel Rana","13-03-1985",1);</text:span></text:p>
      <text:p text:style-name="P626"><text:span text:style-name="T627"><text:s/>   sells_person.view_sellsman();</text:span></text:p>
      <text:p text:style-name="P628"><text:span text:style-name="T629"><text:s/>   Login *login_data[2]={</text:span></text:p>
      <text:p text:style-name="P630"><text:span text:style-name="T631"><text:s/>                new Login("RAB","111"),</text:span></text:p>
      <text:p text:style-name="P632"><text:span text:style-name="T633"><text:s/>                new Login("KAL","222")</text:span></text:p>
      <text:p text:style-name="P634"><text:span text:style-name="T635"><text:s/>                };</text:span></text:p>
      <text:p text:style-name="P636"><text:span text:style-name="T637"><text:s/>   Faculty *faculty_member[2]=</text:span></text:p>
      <text:p text:style-name="P638"><text:span text:style-name="T639"><text:s/>   {</text:span></text:p>
      <text:p text:style-name="P640"><text:span text:style-name="T641"><text:s/>       new Faculty("Professor","Mahbub <text:s/>Ahmed",department,login_data[0]),</text:span></text:p>
      <text:p text:style-name="P642"><text:span text:style-name="T643"><text:s/>       new Faculty("Lecturer","Nayeem <text:s/>Islam",department,login_data[1])</text:span></text:p>
      <text:p text:style-name="P644"><text:span text:style-name="T645"><text:s/>   };</text:span></text:p>
      <text:p text:style-name="P646"><text:span text:style-name="T647"><text:s/>   for(int i=0;i&lt;3;i++)</text:span></text:p>
      <text:p text:style-name="P648"><text:span text:style-name="T649"><text:s/>       students[i]-&gt;view_student_info();</text:span></text:p>
      <text:p text:style-name="P650"/>
      <text:p text:style-name="P651"><text:span text:style-name="T652"><text:s/>   for(int i=0;i&lt;2;i++)</text:span></text:p>
      <text:p text:style-name="P653"><text:span text:style-name="T654"><text:s/>   faculty_member[i]-&gt;view_faculty();</text:span></text:p>
      <text:p text:style-name="P655"/>
      <text:p text:style-name="P656"><text:span text:style-name="T657"><text:s/>   int order_data[number_of_students],g=0;</text:span></text:p>
      <text:p text:style-name="P658"><text:span text:style-name="T659"><text:s/>   for(int i=0;i&lt;number_of_students;i++)</text:span></text:p>
      <text:soft-page-break/>
      <text:p text:style-name="P660"><text:span text:style-name="T661"><text:s/>   {</text:span></text:p>
      <text:p text:style-name="P662"/>
      <text:p text:style-name="P663"><text:span text:style-name="T664"><text:s/>       g=orderfood(students[i]);</text:span></text:p>
      <text:p text:style-name="P665"><text:span text:style-name="T666"><text:s/>       order_data[i]=g;</text:span></text:p>
      <text:p text:style-name="P667"/>
      <text:p text:style-name="P668"><text:span text:style-name="T669"><text:s/>   }</text:span></text:p>
      <text:p text:style-name="P670"><text:span text:style-name="T671"><text:s/>   string delivery_info[number_of_students]={"ordered","Didn't","ordered","Didn't"};</text:span></text:p>
      <text:p text:style-name="P672"><text:span text:style-name="T673"><text:s/>    string blacklisted_members[number_of_students];</text:span></text:p>
      <text:p text:style-name="P674"><text:span text:style-name="T675"><text:s/>    faculty_member[0]-&gt;Blacklist(order_data,delivery_info,students,blacklisted_members);</text:span></text:p>
      <text:p text:style-name="P676"/>
      <text:p text:style-name="P677"><text:span text:style-name="T678"><text:s/>    ofstream students_file;</text:span></text:p>
      <text:p text:style-name="P679"><text:span text:style-name="T680"><text:s/>    students_file.open("Students.csv");</text:span></text:p>
      <text:p text:style-name="P681"><text:span text:style-name="T682"><text:s/>    students_file&lt;&lt;"Students are: \n";</text:span></text:p>
      <text:p text:style-name="P683"><text:span text:style-name="T684"><text:s/>    students_file&lt;&lt;"Roll,Name,Department\n";</text:span></text:p>
      <text:p text:style-name="P685"><text:span text:style-name="T686"><text:s/>    for(int i=0;i&lt;number_of_students;i++)</text:span></text:p>
      <text:p text:style-name="P687"><text:span text:style-name="T688"><text:s/>    {</text:span></text:p>
      <text:p text:style-name="P689"><text:span text:style-name="T690"><text:s/>       students_file&lt;&lt;students[i]-&gt;id&lt;&lt;","&lt;&lt;students[i]-&gt;name&lt;&lt;","&lt;&lt;students[i]-&gt;department.dpt_name&lt;&lt;endl;</text:span></text:p>
      <text:p text:style-name="P691"><text:span text:style-name="T692"><text:s/>    }</text:span></text:p>
      <text:p text:style-name="P693"><text:line-break/></text:p>
      <text:p text:style-name="P694"><text:span text:style-name="T695"><text:s/>    ofstream blacklist_file;                    ///Blacklist part</text:span></text:p>
      <text:p text:style-name="P696"><text:span text:style-name="T697"><text:s/>    blacklist_file.open("Blacklist.csv");</text:span></text:p>
      <text:p text:style-name="P698"/>
      <text:p text:style-name="P699"><text:span text:style-name="T700"><text:s/>    int counter=1;</text:span></text:p>
      <text:p text:style-name="P701"><text:span text:style-name="T702"><text:s/>     blacklist_file&lt;&lt;"Blacklisted names are:\n";</text:span></text:p>
      <text:p text:style-name="P703"><text:span text:style-name="T704"><text:s/>     blacklist_file&lt;&lt;"Roll,Name,Department\n";</text:span></text:p>
      <text:p text:style-name="P705"><text:span text:style-name="T706"><text:s/>     string blacklisted_id[number_of_students];</text:span></text:p>
      <text:p text:style-name="P707"><text:span text:style-name="T708"><text:s/>    for(int i=0;i&lt;number_of_students;i++)</text:span></text:p>
      <text:p text:style-name="P709"><text:span text:style-name="T710"><text:s/>    {</text:span></text:p>
      <text:p text:style-name="P711"><text:span text:style-name="T712"><text:s/>        if(blacklisted_members[i]!="\0")</text:span></text:p>
      <text:p text:style-name="P713"><text:span text:style-name="T714"><text:s/>        {</text:span></text:p>
      <text:p text:style-name="P715"><text:span text:style-name="T716"><text:s/>         blacklist_file&lt;&lt;students[i]-&gt;id&lt;&lt;","&lt;&lt;blacklisted_members[i]&lt;&lt;","&lt;&lt;students[i]-&gt;department.dpt_name&lt;&lt;endl;</text:span></text:p>
      <text:p text:style-name="P717"><text:span text:style-name="T718"><text:s/>            counter++;</text:span></text:p>
      <text:soft-page-break/>
      <text:p text:style-name="P719"><text:span text:style-name="T720"><text:s/>            blacklisted_id[i]=students[i]-&gt;id;</text:span></text:p>
      <text:p text:style-name="P721"/>
      <text:p text:style-name="P722"><text:span text:style-name="T723"><text:s/>        }</text:span></text:p>
      <text:p text:style-name="P724"><text:span text:style-name="T725"><text:s/>    }</text:span></text:p>
      <text:p text:style-name="P726"><text:span text:style-name="T727"><text:s/>    blacklist_file.close();</text:span></text:p>
      <text:p text:style-name="P728"><text:span text:style-name="T729"><text:s/>   cout&lt;&lt;"Blacklisted person included in file.\n";</text:span></text:p>
      <text:p text:style-name="P730"><text:span text:style-name="T731"><text:s/>   cout&lt;&lt;"New to order service?\nPress 1 to register or 0 to exit\n"&lt;&lt;endl;</text:span></text:p>
      <text:p text:style-name="P732"><text:span text:style-name="T733"><text:s/>   int new_order;</text:span></text:p>
      <text:p text:style-name="P734"><text:span text:style-name="T735"><text:s/>   cin&gt;&gt;new_order;</text:span></text:p>
      <text:p text:style-name="P736"><text:span text:style-name="T737"><text:s/>   while(new_order!=0)</text:span></text:p>
      <text:p text:style-name="P738"><text:span text:style-name="T739"><text:s/>   {</text:span></text:p>
      <text:p text:style-name="P740"><text:span text:style-name="T741"><text:s/>       string name,department_name,birthday,roll;</text:span></text:p>
      <text:p text:style-name="P742"><text:span text:style-name="T743"><text:s/>       cout&lt;&lt;"Enter Name: ";</text:span></text:p>
      <text:p text:style-name="P744"><text:span text:style-name="T745"><text:s/>       cin&gt;&gt;name;</text:span></text:p>
      <text:p text:style-name="P746"><text:span text:style-name="T747"><text:s/>       cout&lt;&lt;"\nEnter ID:";</text:span></text:p>
      <text:p text:style-name="P748"><text:span text:style-name="T749"><text:s/>       cin&gt;&gt;roll;</text:span></text:p>
      <text:p text:style-name="P750"><text:span text:style-name="T751"><text:s/>       cout&lt;&lt;"\nEnter Department: ";</text:span></text:p>
      <text:p text:style-name="P752"><text:span text:style-name="T753"><text:s/>       cin&gt;&gt;department_name;</text:span></text:p>
      <text:p text:style-name="P754"><text:span text:style-name="T755"><text:s/>       cout&lt;&lt;"\nEnter birthday:";</text:span></text:p>
      <text:p text:style-name="P756"><text:span text:style-name="T757"><text:s/>       cin&gt;&gt;birthday;</text:span></text:p>
      <text:p text:style-name="P758"/>
      <text:p text:style-name="P759"><text:span text:style-name="T760"><text:s/>       students[number_of_students]={new Student(name,birthday,department_name,roll)};</text:span></text:p>
      <text:p text:style-name="P761"><text:span text:style-name="T762"><text:s/>       number_of_students+=1;</text:span></text:p>
      <text:p text:style-name="P763"><text:span text:style-name="T764"><text:s/>       int order_data1;</text:span></text:p>
      <text:p text:style-name="P765"><text:span text:style-name="T766"><text:s/>      order_data1=orderfood(students[number_of_students-1]);</text:span></text:p>
      <text:p text:style-name="P767"><text:span text:style-name="T768"><text:s/>      cout&lt;&lt;"New to order service?\nPress 1 to register or 0 to exit"&lt;&lt;endl;</text:span></text:p>
      <text:p text:style-name="P769"><text:span text:style-name="T770"><text:s/>      cin&gt;&gt;new_order;</text:span></text:p>
      <text:p text:style-name="P771"><text:span text:style-name="T772"><text:s/>      if(new_order!=1)</text:span></text:p>
      <text:p text:style-name="P773"><text:span text:style-name="T774"><text:s/>       break;</text:span></text:p>
      <text:p text:style-name="P775"><text:span text:style-name="T776"><text:s/>   }</text:span></text:p>
      <text:p text:style-name="P777"><text:span text:style-name="T778"><text:s/>  string delivery_data2[number_of_students]={"ordered","Didn't","ordered","Didn't","ordered"};</text:span></text:p>
      <text:p text:style-name="P779"/>
      <text:p text:style-name="P780"><text:span text:style-name="T781"><text:s/>   for(int i=temp;i&lt;number_of_students;i++)</text:span></text:p>
      <text:p text:style-name="P782"><text:span text:style-name="T783"><text:s/>   {</text:span></text:p>
      <text:soft-page-break/>
      <text:p text:style-name="P784"><text:span text:style-name="T785"><text:s/>       students_file&lt;&lt;students[i]-&gt;id&lt;&lt;","&lt;&lt;students[i]-&gt;name&lt;&lt;","&lt;&lt;students[i]-&gt;department.dpt_name&lt;&lt;endl;</text:span></text:p>
      <text:p text:style-name="P786"><text:span text:style-name="T787"><text:s/>   }</text:span></text:p>
      <text:p text:style-name="P788"><text:span text:style-name="T789"><text:s/>   for(int i=0;i&lt;number_of_students;i++)</text:span></text:p>
      <text:p text:style-name="P790"><text:span text:style-name="T791"><text:s/>   {</text:span></text:p>
      <text:p text:style-name="P792"><text:span text:style-name="T793"><text:s/>       if(blacklisted_id[i]!="\0" &amp;&amp; students[i]-&gt;id==blacklisted_id[i] )</text:span></text:p>
      <text:p text:style-name="P794"><text:span text:style-name="T795"><text:s/>           cout&lt;&lt;students[i]-&gt;name&lt;&lt;"\nYou cannot order,You have been blacklisted.\nContact with Department"&lt;&lt;endl;</text:span></text:p>
      <text:p text:style-name="P796"><text:span text:style-name="T797"><text:s/>       else</text:span></text:p>
      <text:p text:style-name="P798"><text:span text:style-name="T799"><text:s/>           orderfood(students[i]);</text:span></text:p>
      <text:p text:style-name="P800"><text:span text:style-name="T801"><text:s/>   }</text:span></text:p>
      <text:p text:style-name="P802"/>
      <text:p text:style-name="P803"><text:span text:style-name="T804">}</text:span></text:p>
      <text:p text:style-name="P805"/>
      <text:p text:style-name="P806"><text:span text:style-name="T807">SAMPLE OUTPUT:</text:span></text:p>
      <text:p text:style-name="P808"><text:span text:style-name="T809">Sells person Name: Saiful Islam</text:span></text:p>
      <text:p text:style-name="P810"><text:span text:style-name="T811">Birthday: 13-03-1985</text:span></text:p>
      <text:p text:style-name="P812"><text:span text:style-name="T813">Student name: Rony</text:span></text:p>
      <text:p text:style-name="P814"><text:span text:style-name="T815">Department: CSE</text:span></text:p>
      <text:p text:style-name="P816"><text:span text:style-name="T817">Student ID: 1001</text:span></text:p>
      <text:p text:style-name="P818"><text:span text:style-name="T819">Students Birthday: 22-6-1996</text:span></text:p>
      <text:p text:style-name="P820"><text:span text:style-name="T821">Student name: Jahid</text:span></text:p>
      <text:p text:style-name="P822"><text:span text:style-name="T823">Department: CSE</text:span></text:p>
      <text:p text:style-name="P824"><text:span text:style-name="T825">Student ID: 1002</text:span></text:p>
      <text:p text:style-name="P826"><text:span text:style-name="T827">Students Birthday: 10-3-1999</text:span></text:p>
      <text:p text:style-name="P828"><text:span text:style-name="T829">Student name: Naheid</text:span></text:p>
      <text:p text:style-name="P830"><text:span text:style-name="T831">Department: CSE</text:span></text:p>
      <text:p text:style-name="P832"><text:span text:style-name="T833">Student ID: 1003</text:span></text:p>
      <text:p text:style-name="P834"><text:span text:style-name="T835">Students Birthday: 21-1-1994</text:span></text:p>
      <text:p text:style-name="P836"><text:span text:style-name="T837">Name: Aminul</text:span></text:p>
      <text:p text:style-name="P838">Department: CSE</text:p>
      <text:p text:style-name="P839"><text:span text:style-name="T840">Student ID: 1004</text:span></text:p>
      <text:p text:style-name="P841"><text:span text:style-name="T842">Students Birthday: 15-7-1997</text:span></text:p>
      <text:p text:style-name="P843"/>
      <text:soft-page-break/>
      <text:p text:style-name="P844"><text:span text:style-name="T845">Designation: Professor</text:span></text:p>
      <text:p text:style-name="P846"><text:span text:style-name="T847">Name:Nayeem <text:s/>Islam</text:span></text:p>
      <text:p text:style-name="P848"><text:span text:style-name="T849">Department: CSE</text:span></text:p>
      <text:p text:style-name="P850"><text:span text:style-name="T851">Designation: Lecturer</text:span></text:p>
      <text:p text:style-name="P852"><text:span text:style-name="T853">22:4</text:span></text:p>
      <text:p text:style-name="P854"><text:span text:style-name="T855">Name: Pulak</text:span></text:p>
      <text:p text:style-name="P856"><text:span text:style-name="T857">ID: 1001</text:span></text:p>
      <text:p text:style-name="P858"><text:span text:style-name="T859"><text:s/>Your Order Has been placed.</text:span></text:p>
      <text:p text:style-name="P860"><text:span text:style-name="T861">22:4</text:span></text:p>
      <text:p text:style-name="P862"><text:span text:style-name="T863">Name: Evan</text:span></text:p>
      <text:p text:style-name="P864"><text:span text:style-name="T865">ID: 1002</text:span></text:p>
      <text:p text:style-name="P866"><text:span text:style-name="T867"><text:s/>Your Order Has been placed.</text:span></text:p>
      <text:p text:style-name="P868"><text:span text:style-name="T869">22:4</text:span></text:p>
      <text:p text:style-name="P870"><text:span text:style-name="T871">Name: Ayon</text:span></text:p>
      <text:p text:style-name="P872"><text:span text:style-name="T873">ID: 1003</text:span></text:p>
      <text:p text:style-name="P874"><text:span text:style-name="T875"><text:s/>Your Order Has been placed.</text:span></text:p>
      <text:p text:style-name="P876"><text:span text:style-name="T877">22:4</text:span></text:p>
      <text:p text:style-name="P878"><text:span text:style-name="T879">Name: Uzzal</text:span></text:p>
      <text:p text:style-name="P880"><text:span text:style-name="T881">ID: 1004</text:span></text:p>
      <text:p text:style-name="P882"><text:span text:style-name="T883"><text:s/>Your Order Has been placed.</text:span></text:p>
      <text:p text:style-name="P884"><text:span text:style-name="T885">Blacklisted names are:</text:span></text:p>
      <text:p text:style-name="P886"><text:span text:style-name="T887">Name: Evan</text:span></text:p>
      <text:p text:style-name="P888"><text:span text:style-name="T889">ID: 1002</text:span></text:p>
      <text:p text:style-name="P890"><text:span text:style-name="T891">You have been blacklisted, Contact with Department</text:span></text:p>
      <text:p text:style-name="P892"><text:span text:style-name="T893">Name: Uzzal</text:span></text:p>
      <text:p text:style-name="P894"><text:span text:style-name="T895">ID: 1004</text:span></text:p>
      <text:p text:style-name="P896"><text:span text:style-name="T897">You have been blacklisted, Contact with Department</text:span></text:p>
      <text:p text:style-name="P898"><text:span text:style-name="T899">Blacklisted person included in file.</text:span></text:p>
      <text:p text:style-name="P900"><text:span text:style-name="T901">New to order service?</text:span></text:p>
      <text:p text:style-name="P902"><text:span text:style-name="T903">Press 1 to register or 0 to exit</text:span></text:p>
      <text:p text:style-name="P904"/>
      <text:p text:style-name="P905">Problem No: 3</text:p>
      <text:soft-page-break/>
      <text:p text:style-name="NormalWeb"><text:span text:style-name="T906">Problem Name: <text:s/></text:span><text:span text:style-name="T907">Write C++ code in object oriented approach for the students. Student can be rewarded from the department if he gets good GPA in a semester and solved atleast 100 ACM problems in the last year. Department will publish the top 5 students name in their honor board. As a student of CSE, write OOP code for the project.</text:span></text:p>
      <text:p text:style-name="P908"/>
      <text:p text:style-name="P909"><text:span text:style-name="T910">#include&lt;bits/stdc++.h&gt;</text:span></text:p>
      <text:p text:style-name="P911"><text:span text:style-name="T912">using namespace std;</text:span></text:p>
      <text:p text:style-name="P913"><text:span text:style-name="T914">float arr[9];</text:span></text:p>
      <text:p text:style-name="P915"><text:span text:style-name="T916">int i,cnt=0;</text:span></text:p>
      <text:p text:style-name="P917"/>
      <text:p text:style-name="P918"><text:span text:style-name="T919">class Person</text:span></text:p>
      <text:p text:style-name="P920"><text:span text:style-name="T921">{</text:span></text:p>
      <text:p text:style-name="P922"><text:span text:style-name="T923"><text:s/>   protected:</text:span></text:p>
      <text:p text:style-name="P924"><text:span text:style-name="T925"><text:s/>   string name;</text:span></text:p>
      <text:p text:style-name="P926"><text:span text:style-name="T927">public:</text:span></text:p>
      <text:p text:style-name="P928"><text:span text:style-name="T929"><text:s/>   Person() { }</text:span></text:p>
      <text:p text:style-name="P930"><text:span text:style-name="T931"><text:s/>   Person(string name)</text:span></text:p>
      <text:p text:style-name="P932"><text:span text:style-name="T933"><text:s/>   {</text:span></text:p>
      <text:p text:style-name="P934"><text:span text:style-name="T935"><text:s/>       this-&gt;name=name;</text:span></text:p>
      <text:p text:style-name="P936"><text:span text:style-name="T937"><text:s/>   }</text:span></text:p>
      <text:p text:style-name="P938"><text:span text:style-name="T939"><text:s/>   string acces_person()</text:span></text:p>
      <text:p text:style-name="P940"><text:span text:style-name="T941"><text:s/>   {</text:span></text:p>
      <text:p text:style-name="P942"><text:span text:style-name="T943"><text:s/>       return name;</text:span></text:p>
      <text:p text:style-name="P944"><text:span text:style-name="T945"><text:s/>   }</text:span></text:p>
      <text:p text:style-name="P946"><text:span text:style-name="T947">};</text:span></text:p>
      <text:p text:style-name="P948"/>
      <text:p text:style-name="P949"><text:span text:style-name="T950">class Contestant</text:span></text:p>
      <text:p text:style-name="P951"><text:span text:style-name="T952">{</text:span></text:p>
      <text:p text:style-name="P953"><text:span text:style-name="T954"><text:s/>   protected:</text:span></text:p>
      <text:p text:style-name="P955"><text:span text:style-name="T956"><text:s/>   int ACM_solve;</text:span></text:p>
      <text:p text:style-name="P957"><text:span text:style-name="T958">};</text:span></text:p>
      <text:p text:style-name="P959"/>
      <text:p text:style-name="P960"><text:span text:style-name="T961">class Student : public Contestant,public Person</text:span></text:p>
      <text:p text:style-name="P962"><text:span text:style-name="T963">{</text:span></text:p>
      <text:p text:style-name="P964"><text:span text:style-name="T965">protected:</text:span></text:p>
      <text:soft-page-break/>
      <text:p text:style-name="P966"><text:span text:style-name="T967"><text:s/>   float GPA;</text:span></text:p>
      <text:p text:style-name="P968"><text:span text:style-name="T969"><text:s/>  // string name;</text:span></text:p>
      <text:p text:style-name="P970"><text:span text:style-name="T971">public:</text:span></text:p>
      <text:p text:style-name="P972"><text:span text:style-name="T973"><text:s/>   Student() { }</text:span></text:p>
      <text:p text:style-name="P974"><text:span text:style-name="T975"><text:s/>   Student(string Name,float GPA,int ACM_solve):Person(Name)</text:span></text:p>
      <text:p text:style-name="P976"><text:span text:style-name="T977"><text:s/>   {</text:span></text:p>
      <text:p text:style-name="P978"><text:span text:style-name="T979"><text:s/>       this-&gt;GPA=GPA;</text:span></text:p>
      <text:p text:style-name="P980"><text:span text:style-name="T981"><text:s/>       this-&gt;ACM_solve=ACM_solve;</text:span></text:p>
      <text:p text:style-name="P982"><text:span text:style-name="T983"><text:s/>       //name=N;</text:span></text:p>
      <text:p text:style-name="P984"><text:span text:style-name="T985"><text:s/>   }</text:span></text:p>
      <text:p text:style-name="P986"><text:span text:style-name="T987"><text:s/>   int checkgpa(float ab)</text:span></text:p>
      <text:p text:style-name="P988"><text:span text:style-name="T989"><text:s/>   {</text:span></text:p>
      <text:p text:style-name="P990"><text:span text:style-name="T991"><text:s/>       if(GPA==ab and ACM_solve&gt;=100)</text:span></text:p>
      <text:p text:style-name="P992"><text:span text:style-name="T993"><text:s/>       return 1;</text:span></text:p>
      <text:p text:style-name="P994"><text:span text:style-name="T995"><text:s/>       else return 2;</text:span></text:p>
      <text:p text:style-name="P996"/>
      <text:p text:style-name="P997"><text:span text:style-name="T998"><text:s/>   }</text:span></text:p>
      <text:p text:style-name="P999"><text:span text:style-name="T1000"><text:s/>   float accessGPA()</text:span></text:p>
      <text:p text:style-name="P1001"><text:span text:style-name="T1002"><text:s/>   {</text:span></text:p>
      <text:p text:style-name="P1003"><text:span text:style-name="T1004"><text:s/>       return GPA;</text:span></text:p>
      <text:p text:style-name="P1005"><text:span text:style-name="T1006"><text:s/>   }</text:span></text:p>
      <text:p text:style-name="P1007"><text:span text:style-name="T1008"><text:s/>   void show_student_info()</text:span></text:p>
      <text:p text:style-name="P1009"><text:span text:style-name="T1010"><text:s/>   {</text:span></text:p>
      <text:p text:style-name="P1011"><text:span text:style-name="T1012"><text:s/>       cout &lt;&lt; setw(10) &lt;&lt; acces_person() &lt;&lt; setw(13) &lt;&lt;  GPA &lt;&lt; endl &lt;&lt; endl;</text:span></text:p>
      <text:p text:style-name="P1013"><text:span text:style-name="T1014"><text:s/>   }</text:span></text:p>
      <text:p text:style-name="P1015"><text:span text:style-name="T1016">};</text:span></text:p>
      <text:p text:style-name="P1017"/>
      <text:p text:style-name="P1018"><text:span text:style-name="T1019">class Teacher : public Person</text:span></text:p>
      <text:p text:style-name="P1020"><text:span text:style-name="T1021">{</text:span></text:p>
      <text:p text:style-name="P1022"><text:span text:style-name="T1023"><text:s/>   protected:</text:span></text:p>
      <text:p text:style-name="P1024"><text:span text:style-name="T1025"><text:s/>   string designation,Username,Password;</text:span></text:p>
      <text:p text:style-name="P1026"><text:span text:style-name="T1027">public :</text:span></text:p>
      <text:p text:style-name="P1028"><text:span text:style-name="T1029"><text:s/>   Teacher() { }</text:span></text:p>
      <text:soft-page-break/>
      <text:p text:style-name="P1030"><text:span text:style-name="T1031"><text:s/>   Teacher (string name,string designation,string Username, string Password):Person(name)</text:span></text:p>
      <text:p text:style-name="P1032"><text:span text:style-name="T1033"><text:s/>   {</text:span></text:p>
      <text:p text:style-name="P1034"/>
      <text:p text:style-name="P1035"><text:span text:style-name="T1036"><text:s/>       this-&gt;designation=designation;</text:span></text:p>
      <text:p text:style-name="P1037"><text:span text:style-name="T1038"><text:s/>       this-&gt;Username=Username;</text:span></text:p>
      <text:p text:style-name="P1039"><text:span text:style-name="T1040"><text:s/>       this-&gt;Password=Password;</text:span></text:p>
      <text:p text:style-name="P1041"><text:span text:style-name="T1042"><text:s/>   }</text:span></text:p>
      <text:p text:style-name="P1043"><text:span text:style-name="T1044"><text:s/>   string access_username(){ return Username;}</text:span></text:p>
      <text:p text:style-name="P1045"><text:span text:style-name="T1046"><text:s/>   string access_password(){ return Password;}</text:span></text:p>
      <text:p text:style-name="P1047"><text:span text:style-name="T1048"><text:s/>   void show_teacher_info()</text:span></text:p>
      <text:p text:style-name="P1049"><text:span text:style-name="T1050"><text:s/>   {</text:span></text:p>
      <text:p text:style-name="P1051"><text:span text:style-name="T1052"><text:s/>           cout &lt;&lt; endl</text:span></text:p>
      <text:p text:style-name="P1053"><text:span text:style-name="T1054"><text:s/>           &lt;&lt;"This List has been Prepared by" &lt;&lt; endl</text:span></text:p>
      <text:p text:style-name="P1055"><text:span text:style-name="T1056"><text:s/>           &lt;&lt; acces_person() &lt;&lt; endl &lt;&lt; designation &lt;&lt; endl;</text:span></text:p>
      <text:p text:style-name="P1057"><text:span text:style-name="T1058"><text:s/>   }</text:span></text:p>
      <text:p text:style-name="P1059"><text:span text:style-name="T1060"><text:s/>   int Match_info(string Username,string Password)</text:span></text:p>
      <text:p text:style-name="P1061"><text:span text:style-name="T1062"><text:s/>   {</text:span></text:p>
      <text:p text:style-name="P1063"><text:span text:style-name="T1064"><text:s/>       if(this-&gt;Username==Username and this-&gt;Password==Password)</text:span></text:p>
      <text:p text:style-name="P1065"><text:span text:style-name="T1066"><text:s/>           return 1;</text:span></text:p>
      <text:p text:style-name="P1067"><text:span text:style-name="T1068"><text:s/>       else return 2;</text:span></text:p>
      <text:p text:style-name="P1069"><text:span text:style-name="T1070"><text:s/>   }</text:span></text:p>
      <text:p text:style-name="P1071"><text:span text:style-name="T1072"><text:s/>   void Bubblesort()</text:span></text:p>
      <text:p text:style-name="P1073"><text:span text:style-name="T1074">{</text:span></text:p>
      <text:p text:style-name="P1075"><text:span text:style-name="T1076">int i,j;</text:span></text:p>
      <text:p text:style-name="P1077"><text:span text:style-name="T1078">float temp;</text:span></text:p>
      <text:p text:style-name="P1079"><text:span text:style-name="T1080">for(i=0;i&lt;8-1;i++)</text:span></text:p>
      <text:p text:style-name="P1081"><text:span text:style-name="T1082"><text:s/>       for(j=0;j&lt;8-i-1;j++)</text:span></text:p>
      <text:p text:style-name="P1083"><text:span text:style-name="T1084"><text:s/>   {</text:span></text:p>
      <text:p text:style-name="P1085"><text:span text:style-name="T1086"><text:s/>       if(arr[j]&gt;arr[j+1])</text:span></text:p>
      <text:p text:style-name="P1087"><text:span text:style-name="T1088"><text:s/>       {</text:span></text:p>
      <text:p text:style-name="P1089"><text:span text:style-name="T1090"><text:s/>           temp=arr[j+1];</text:span></text:p>
      <text:p text:style-name="P1091"><text:span text:style-name="T1092"><text:s/>           arr[j+1]=arr[j];</text:span></text:p>
      <text:p text:style-name="P1093"><text:span text:style-name="T1094"><text:s/>           arr[j] = temp ;</text:span></text:p>
      <text:soft-page-break/>
      <text:p text:style-name="P1095"><text:span text:style-name="T1096"><text:s/>       }</text:span></text:p>
      <text:p text:style-name="P1097"><text:span text:style-name="T1098"><text:s/>   }</text:span></text:p>
      <text:p text:style-name="P1099"><text:span text:style-name="T1100">}</text:span></text:p>
      <text:p text:style-name="P1101"><text:span text:style-name="T1102">};</text:span></text:p>
      <text:p text:style-name="P1103"/>
      <text:p text:style-name="P1104"><text:span text:style-name="T1105">class Department</text:span></text:p>
      <text:p text:style-name="P1106"><text:span text:style-name="T1107">{</text:span></text:p>
      <text:p text:style-name="P1108"><text:span text:style-name="T1109"><text:s/>  protected:</text:span></text:p>
      <text:p text:style-name="P1110"><text:span text:style-name="T1111"><text:s/>      string Department_name;</text:span></text:p>
      <text:p text:style-name="P1112"><text:span text:style-name="T1113"><text:s/>      string saved_username[3],saved_password[3];</text:span></text:p>
      <text:p text:style-name="P1114"><text:span text:style-name="T1115"><text:s/>  public:</text:span></text:p>
      <text:p text:style-name="P1116"><text:span text:style-name="T1117"><text:s/>      Department() { Department_name="Department of Computer Science and Engineering"; }</text:span></text:p>
      <text:p text:style-name="P1118"><text:span text:style-name="T1119"><text:s/>      void Save_username_password(string j,string k,int l)</text:span></text:p>
      <text:p text:style-name="P1120"><text:span text:style-name="T1121"><text:s/>      {</text:span></text:p>
      <text:p text:style-name="P1122"><text:span text:style-name="T1123"><text:s/>          saved_username[l]=j;</text:span></text:p>
      <text:p text:style-name="P1124"><text:span text:style-name="T1125"><text:s/>          saved_password[l]=k;</text:span></text:p>
      <text:p text:style-name="P1126"><text:span text:style-name="T1127"><text:s/>      }</text:span></text:p>
      <text:p text:style-name="P1128"><text:span text:style-name="T1129"><text:s/>   int <text:s/>Access_Request1(string Username)</text:span></text:p>
      <text:p text:style-name="P1130"><text:span text:style-name="T1131"><text:s/>   {</text:span></text:p>
      <text:p text:style-name="P1132"><text:span text:style-name="T1133"><text:s/>       for(i=0;i&lt;3;i++)</text:span></text:p>
      <text:p text:style-name="P1134"><text:span text:style-name="T1135"><text:s/>       {</text:span></text:p>
      <text:p text:style-name="P1136"><text:span text:style-name="T1137"><text:s/>           if(saved_username[i]==Username)</text:span></text:p>
      <text:p text:style-name="P1138"><text:span text:style-name="T1139"><text:s/>           {</text:span></text:p>
      <text:p text:style-name="P1140"><text:span text:style-name="T1141"><text:s/>               cnt=1;</text:span></text:p>
      <text:p text:style-name="P1142"><text:span text:style-name="T1143"><text:s/>               return i;</text:span></text:p>
      <text:p text:style-name="P1144"><text:span text:style-name="T1145"><text:s/>           }</text:span></text:p>
      <text:p text:style-name="P1146"><text:span text:style-name="T1147"><text:s/>       }</text:span></text:p>
      <text:p text:style-name="P1148"><text:span text:style-name="T1149"><text:s/>   }</text:span></text:p>
      <text:p text:style-name="P1150"><text:span text:style-name="T1151"><text:s/>   int Access_Request2(string Password,int Index)</text:span></text:p>
      <text:p text:style-name="P1152"><text:span text:style-name="T1153"><text:s/>   {</text:span></text:p>
      <text:p text:style-name="P1154"><text:span text:style-name="T1155"><text:s/>       if(Password==saved_password[Index])</text:span></text:p>
      <text:p text:style-name="P1156"><text:span text:style-name="T1157"><text:s/>           return 1;</text:span></text:p>
      <text:p text:style-name="P1158"><text:span text:style-name="T1159"><text:s/>   }</text:span></text:p>
      <text:soft-page-break/>
      <text:p text:style-name="P1160"><text:span text:style-name="T1161"><text:s/>   void show_dept_name()</text:span></text:p>
      <text:p text:style-name="P1162"><text:span text:style-name="T1163"><text:s/>   {</text:span></text:p>
      <text:p text:style-name="P1164"><text:span text:style-name="T1165"><text:s/>       cout &lt;&lt; Department_name &lt;&lt; endl &lt;&lt; endl;</text:span></text:p>
      <text:p text:style-name="P1166"><text:span text:style-name="T1167"><text:s/>   }</text:span></text:p>
      <text:p text:style-name="P1168"><text:span text:style-name="T1169">};</text:span></text:p>
      <text:p text:style-name="P1170"/>
      <text:p text:style-name="P1171"><text:span text:style-name="T1172">class Date</text:span></text:p>
      <text:p text:style-name="P1173"><text:span text:style-name="T1174">{</text:span></text:p>
      <text:p text:style-name="P1175"><text:span text:style-name="T1176"><text:s/>   public :</text:span></text:p>
      <text:p text:style-name="P1177"><text:span text:style-name="T1178"><text:s/>   string  Month[14];</text:span></text:p>
      <text:p text:style-name="P1179"><text:span text:style-name="T1180"><text:s/>   void Month_initializer()</text:span></text:p>
      <text:p text:style-name="P1181"><text:span text:style-name="T1182"><text:s/>   {</text:span></text:p>
      <text:p text:style-name="P1183"><text:span text:style-name="T1184"><text:s/>       Month[0]=" ",Month[1]="January",Month[2]="February",Month[3]="March",Month[4]="April",Month[5]="May",Month[6]="June",Month[7]="July",Month[8]="August",Month[9]="September",Month[10]="October",Month[11]="November",Month[12]="December";</text:span></text:p>
      <text:p text:style-name="P1185"><text:span text:style-name="T1186"><text:s/>   }</text:span></text:p>
      <text:p text:style-name="P1187"><text:span text:style-name="T1188"><text:s/>   int year,month,date,x;</text:span></text:p>
      <text:p text:style-name="P1189"><text:span text:style-name="T1190"><text:s/>   void Incertpresenttime(tm *ltm)</text:span></text:p>
      <text:p text:style-name="P1191"><text:span text:style-name="T1192"><text:s/>   {</text:span></text:p>
      <text:p text:style-name="P1193"><text:span text:style-name="T1194"><text:s/>       year=ltm-&gt;tm_year + 1900 ;</text:span></text:p>
      <text:p text:style-name="P1195"><text:span text:style-name="T1196"><text:s/>       month=ltm-&gt;tm_mon + 1;</text:span></text:p>
      <text:p text:style-name="P1197"><text:span text:style-name="T1198"><text:s/>       date=ltm-&gt;tm_mday ;</text:span></text:p>
      <text:p text:style-name="P1199"/>
      <text:p text:style-name="P1200"><text:span text:style-name="T1201"><text:s/>   }</text:span></text:p>
      <text:p text:style-name="P1202"><text:span text:style-name="T1203"><text:s/>   void display()</text:span></text:p>
      <text:p text:style-name="P1204"><text:span text:style-name="T1205"><text:s/>   {</text:span></text:p>
      <text:p text:style-name="P1206"><text:span text:style-name="T1207"><text:s/>       cout &lt;&lt; "Date of publication " &lt;&lt; endl;</text:span></text:p>
      <text:p text:style-name="P1208"><text:span text:style-name="T1209"><text:s/>       cout &lt;&lt; date &lt;&lt; "th  " &lt;&lt; Month[month] &lt;&lt; "  ," &lt;&lt; year &lt;&lt; endl;</text:span></text:p>
      <text:p text:style-name="P1210"><text:span text:style-name="T1211"><text:s/>   }</text:span></text:p>
      <text:p text:style-name="P1212"><text:span text:style-name="T1213">};</text:span></text:p>
      <text:p text:style-name="P1214"/>
      <text:p text:style-name="P1215"><text:span text:style-name="T1216">int main()</text:span></text:p>
      <text:p text:style-name="P1217"><text:span text:style-name="T1218">{</text:span></text:p>
      <text:p text:style-name="P1219"><text:span text:style-name="T1220"><text:s/>   int n,a,b,j,Index=-1;</text:span></text:p>
      <text:soft-page-break/>
      <text:p text:style-name="P1221"><text:span text:style-name="T1222"><text:s/>   Student *performance[9]={</text:span></text:p>
      <text:p text:style-name="P1223"><text:span text:style-name="T1224"><text:s/>   new Student("Nahid",3.56</text:span><text:span text:style-name="T1225"><text:s/>, 200  ),</text:span></text:p>
      <text:p text:style-name="P1226"><text:span text:style-name="T1227"><text:s/>   new Student("sefu",3.00</text:span><text:span text:style-name="T1228">,101),</text:span></text:p>
      <text:p text:style-name="P1229"><text:span text:style-name="T1230"><text:s/>   new Student("Rakib Hasan",2.60</text:span><text:span text:style-name="T1231">,45),</text:span></text:p>
      <text:p text:style-name="P1232"><text:span text:style-name="T1233"><text:s/>   new Student("Rakibul islam",3.36,34),</text:span></text:p>
      <text:p text:style-name="P1234"><text:span text:style-name="T1235"><text:s/>   new Student("Forhad",3.01,199),</text:span></text:p>
      <text:p text:style-name="P1236"><text:span text:style-name="T1237"><text:s/>   new Student(</text:span><text:span text:style-name="T1238">"Faysal",3.26</text:span><text:span text:style-name="T1239">,300),</text:span></text:p>
      <text:p text:style-name="P1240"><text:span text:style-name="T1241"><text:s/>   new Student("Romy",2.00</text:span><text:span text:style-name="T1242">,267),</text:span></text:p>
      <text:p text:style-name="P1243"><text:span text:style-name="T1244"><text:s/>   new Student("Aminul",3.40</text:span><text:span text:style-name="T1245">,198)</text:span></text:p>
      <text:p text:style-name="P1246"><text:span text:style-name="T1247"><text:s/>    };</text:span></text:p>
      <text:p text:style-name="P1248"><text:span text:style-name="T1249"><text:s/>   Department CSE;</text:span></text:p>
      <text:p text:style-name="P1250"><text:span text:style-name="T1251"><text:s/>   Teacher *assigned_teacher[3]={</text:span></text:p>
      <text:p text:style-name="P1252"><text:span text:style-name="T1253"><text:s/>        new Teacher("Kamal Hossain Chowdhury", "Chairman","Kamal_Hossain","kamal1234" ),</text:span></text:p>
      <text:p text:style-name="P1254"><text:span text:style-name="T1255"><text:s/>        new Teacher("Mahmudul Hasan Raju", "Assistant professor", "Mahmudul_Hasan","raju4321"),</text:span></text:p>
      <text:p text:style-name="P1256"><text:span text:style-name="T1257"><text:s/>        new Teacher("Faisal Bin Abdul Aziz", "Assistant professor","Faisal_Aziz","faisal1234")</text:span></text:p>
      <text:p text:style-name="P1258"><text:span text:style-name="T1259"><text:s/>    };</text:span></text:p>
      <text:p text:style-name="P1260"><text:span text:style-name="T1261"><text:s/>    string temp_username,temp_password;</text:span></text:p>
      <text:p text:style-name="P1262"><text:span text:style-name="T1263"><text:s/>   for(i=0;i&lt;3;i++)</text:span></text:p>
      <text:p text:style-name="P1264"><text:span text:style-name="T1265"><text:s/>   {</text:span></text:p>
      <text:p text:style-name="P1266"><text:span text:style-name="T1267"><text:s/>       temp_username=assigned_teacher[i]-&gt;access_username();</text:span></text:p>
      <text:p text:style-name="P1268"><text:span text:style-name="T1269"><text:s/>       temp_password=assigned_teacher[i]-&gt;access_password();</text:span></text:p>
      <text:p text:style-name="P1270"><text:span text:style-name="T1271"><text:s/>       CSE.Save_username_password(temp_username,temp_password,i);</text:span></text:p>
      <text:p text:style-name="P1272"><text:span text:style-name="T1273"><text:s/>   }</text:span></text:p>
      <text:p text:style-name="P1274"><text:span text:style-name="T1275"><text:s/>   string Username,Password;</text:span></text:p>
      <text:p text:style-name="P1276"/>
      <text:p text:style-name="P1277"><text:span text:style-name="T1278"><text:s/>   cout &lt;&lt; "Enter the Username" &lt;&lt; endl;</text:span></text:p>
      <text:p text:style-name="P1279"><text:span text:style-name="T1280"><text:s/>   cin &gt;&gt; Username;</text:span></text:p>
      <text:p text:style-name="P1281"><text:span text:style-name="T1282"><text:s/>   Index=CSE.Access_Request1(Username);</text:span></text:p>
      <text:p text:style-name="P1283"><text:span text:style-name="T1284"><text:s/>   while(cnt!=1)</text:span></text:p>
      <text:p text:style-name="P1285"><text:span text:style-name="T1286"><text:s/>   {</text:span></text:p>
      <text:p text:style-name="P1287"><text:span text:style-name="T1288"><text:s/>   cout &lt;&lt; "Invalid Username. Enter again" &lt;&lt; endl;</text:span></text:p>
      <text:p text:style-name="P1289"><text:span text:style-name="T1290"><text:s/>   cin &gt;&gt; Username;</text:span></text:p>
      <text:p text:style-name="P1291"><text:span text:style-name="T1292"><text:s/>   Index=CSE.Access_Request1(Username);</text:span></text:p>
      <text:soft-page-break/>
      <text:p text:style-name="P1293"><text:span text:style-name="T1294"><text:s/>   }</text:span></text:p>
      <text:p text:style-name="P1295"/>
      <text:p text:style-name="P1296"><text:span text:style-name="T1297"><text:s/>   cnt=0;</text:span></text:p>
      <text:p text:style-name="P1298"/>
      <text:p text:style-name="P1299"><text:span text:style-name="T1300"><text:s/>   cout &lt;&lt; "Enter the Password" &lt;&lt; endl;</text:span></text:p>
      <text:p text:style-name="P1301"><text:span text:style-name="T1302"><text:s/>   cin &gt;&gt; Password;</text:span></text:p>
      <text:p text:style-name="P1303"><text:span text:style-name="T1304"><text:s/>   cnt=CSE.Access_Request2(Password,Index);</text:span></text:p>
      <text:p text:style-name="P1305"><text:span text:style-name="T1306"><text:s/>   while(cnt!=1)</text:span></text:p>
      <text:p text:style-name="P1307"><text:span text:style-name="T1308"><text:s/>   {</text:span></text:p>
      <text:p text:style-name="P1309"><text:span text:style-name="T1310"><text:s/>   cout &lt;&lt; "wrong password. Enter again" &lt;&lt; endl;</text:span></text:p>
      <text:p text:style-name="P1311"><text:span text:style-name="T1312"><text:s/>   cin &gt;&gt; Password;</text:span></text:p>
      <text:p text:style-name="P1313"><text:span text:style-name="T1314"><text:s/>   cnt=CSE.Access_Request2(Password,Index);</text:span></text:p>
      <text:p text:style-name="P1315"><text:span text:style-name="T1316"><text:s/>   }</text:span></text:p>
      <text:p text:style-name="P1317"><text:line-break/></text:p>
      <text:p text:style-name="P1318"><text:span text:style-name="T1319"><text:s/>   float temp;</text:span></text:p>
      <text:p text:style-name="P1320"><text:span text:style-name="T1321"><text:s/>   int counter=0;</text:span></text:p>
      <text:p text:style-name="P1322"><text:span text:style-name="T1323"><text:s/>   float maximum;</text:span></text:p>
      <text:p text:style-name="P1324"><text:span text:style-name="T1325"><text:s/>   for(i=0;i&lt;8;i++)</text:span></text:p>
      <text:p text:style-name="P1326"><text:span text:style-name="T1327"><text:s/>   {</text:span></text:p>
      <text:p text:style-name="P1328"><text:span text:style-name="T1329"><text:s/>       arr[i]=performance[i]-&gt;accessGPA();</text:span></text:p>
      <text:p text:style-name="P1330"><text:span text:style-name="T1331"><text:s/>   }</text:span></text:p>
      <text:p text:style-name="P1332"/>
      <text:p text:style-name="P1333"><text:span text:style-name="T1334"><text:s/>   assigned_teacher[Index]-&gt;Bubblesort();</text:span></text:p>
      <text:p text:style-name="P1335"/>
      <text:p text:style-name="P1336"><text:span text:style-name="T1337"><text:s/> cout &lt;&lt; " TOP 5 students on the honor Board are" &lt;&lt; endl &lt;&lt; endl;</text:span></text:p>
      <text:p text:style-name="P1338"><text:span text:style-name="T1339"><text:s/> cout &lt;&lt; setw(10) &lt;&lt; "Student Name "  &lt;&lt; setw(10) &lt;&lt; "GPA" &lt;&lt; endl <text:s/>;</text:span></text:p>
      <text:p text:style-name="P1340"><text:span text:style-name="T1341"><text:s/> cout &lt;&lt; setw(10) &lt;&lt; "_____________"  &lt;&lt; setw(10) &lt;&lt; "____" &lt;&lt; endl &lt;&lt; endl ;</text:span></text:p>
      <text:p text:style-name="P1342"><text:span text:style-name="T1343"><text:s/>    for(i=7;i&gt;=0;i--)</text:span></text:p>
      <text:p text:style-name="P1344"><text:span text:style-name="T1345"><text:s/>    {</text:span></text:p>
      <text:p text:style-name="P1346"><text:span text:style-name="T1347"><text:s/>        maximum=arr[i];</text:span></text:p>
      <text:p text:style-name="P1348"><text:span text:style-name="T1349"><text:s/>        for(j=0;j&lt;8;j++)</text:span></text:p>
      <text:p text:style-name="P1350"><text:span text:style-name="T1351"><text:s/>        {</text:span></text:p>
      <text:soft-page-break/>
      <text:p text:style-name="P1352"><text:span text:style-name="T1353"><text:s/>            if(performance[j]-&gt;checkgpa(maximum)==1)</text:span></text:p>
      <text:p text:style-name="P1354"><text:span text:style-name="T1355"><text:s/>            {</text:span></text:p>
      <text:p text:style-name="P1356"><text:span text:style-name="T1357"><text:s/>                counter++;</text:span></text:p>
      <text:p text:style-name="P1358"><text:span text:style-name="T1359"><text:s/>                performance[j]-&gt;show_student_info();</text:span></text:p>
      <text:p text:style-name="P1360"><text:span text:style-name="T1361"><text:s/>            }</text:span></text:p>
      <text:p text:style-name="P1362"><text:span text:style-name="T1363"><text:s/>            if(counter==5) break;</text:span></text:p>
      <text:p text:style-name="P1364"><text:span text:style-name="T1365"><text:s/>    }</text:span></text:p>
      <text:p text:style-name="P1366"><text:span text:style-name="T1367"><text:s/>   }</text:span></text:p>
      <text:p text:style-name="P1368"/>
      <text:p text:style-name="P1369"><text:span text:style-name="T1370">assigned_teacher[Index]-&gt;show_teacher_info();</text:span></text:p>
      <text:p text:style-name="P1371"><text:span text:style-name="T1372">CSE.show_dept_name();</text:span></text:p>
      <text:p text:style-name="P1373"/>
      <text:p text:style-name="P1374"><text:span text:style-name="T1375">time_t now = time(0);</text:span></text:p>
      <text:p text:style-name="P1376"><text:span text:style-name="T1377">tm *ltm = localtime(&amp;now);</text:span></text:p>
      <text:p text:style-name="P1378"><text:span text:style-name="T1379">Date A;</text:span></text:p>
      <text:p text:style-name="P1380"><text:span text:style-name="T1381">A.Incertpresenttime(ltm);</text:span></text:p>
      <text:p text:style-name="P1382"><text:span text:style-name="T1383">A.Month_initializer();</text:span></text:p>
      <text:p text:style-name="P1384"><text:span text:style-name="T1385">A.display();</text:span></text:p>
      <text:p text:style-name="P1386"/>
      <text:p text:style-name="P1387"><text:span text:style-name="T1388">return 0;</text:span></text:p>
      <text:p text:style-name="P1389"><text:span text:style-name="T1390">}</text:span></text:p>
      <text:p text:style-name="P1391"/>
      <text:p text:style-name="P1392"><text:span text:style-name="T1393">SAMPLE OUTPUT:</text:span></text:p>
      <text:p text:style-name="P1394"><text:span text:style-name="T1395"><text:s/>Enter the Username</text:span></text:p>
      <text:p text:style-name="P1396"><text:span text:style-name="T1397">Mahmudul_Hasan</text:span></text:p>
      <text:p text:style-name="P1398"><text:span text:style-name="T1399">Enter the Password</text:span></text:p>
      <text:p text:style-name="P1400"><text:span text:style-name="T1401">raju4321</text:span></text:p>
      <text:p text:style-name="P1402"><text:span text:style-name="T1403"><text:s/>TOP 5 students on the honor Board are</text:span></text:p>
      <text:p text:style-name="P1404"/>
      <text:p text:style-name="P1405"><text:span text:style-name="T1406">Student Name        GPA</text:span></text:p>
      <text:p text:style-name="P1407"><text:span text:style-name="T1408">_____________      ____</text:span></text:p>
      <text:p text:style-name="P1409"/>
      <text:p text:style-name="P1410"><text:span text:style-name="T1411"><text:s/>    Faysal        3.26</text:span></text:p>
      <text:p text:style-name="P1412"/>
      <text:p text:style-name="P1413"><text:span text:style-name="T1414"><text:s/>    sefu         3.00</text:span></text:p>
      <text:p text:style-name="P1415"/>
      <text:p text:style-name="P1416"><text:span text:style-name="T1417"><text:s/>    Rony        2.00</text:span></text:p>
      <text:p text:style-name="P1418"><text:span text:style-name="T1419"><text:s/>   Aminul      3.40</text:span></text:p>
      <text:p text:style-name="P1420"/>
      <text:p text:style-name="P1421"><text:span text:style-name="T1422">Akib islam         3.07</text:span></text:p>
      <text:p text:style-name="P1423"><text:span text:style-name="T1424">This List has been Prepared by</text:span></text:p>
      <text:p text:style-name="P1425"><text:span text:style-name="T1426">Mahmudul Hasan Raju</text:span></text:p>
      <text:p text:style-name="P1427"><text:span text:style-name="T1428">Assistant professor</text:span></text:p>
      <text:p text:style-name="P1429"><text:span text:style-name="T1430">Department of Computer Science and Engineering</text:span></text:p>
      <text:p text:style-name="P1431"/>
      <text:p text:style-name="P1432"><text:span text:style-name="T1433">Date of publication</text:span></text:p>
      <text:p text:style-name="P1434"><text:span text:style-name="T1435">21th  October  ,2018</text:span></text:p>
      <text:p text:style-name="P1436"/>
      <text:p text:style-name="P1437"><text:span text:style-name="T1438">Process returned 0 (0x0)   execution time : 22.175 s</text:span></text:p>
      <text:p text:style-name="P1439"><text:span text:style-name="T1440">Press any key to continue.</text:span></text:p>
      <text:p text:style-name="P1441">Problem No: 4</text:p>
      <text:p text:style-name="P1442"><text:span text:style-name="T1443">Problem Name:<text:s/></text:span>CSE department wants to select Programming Coach for its students. Any student of the department can be a coach. He need to have high profile at least three ACM regional contest participation and number of problem solutions of ACM need to more 300. Students need to apply in the department, if anyone’s performance is below the requirement he will discard automatically. As a student of CSE, write OOP code for the project. All the communications will be held by message.</text:p>
      <text:p text:style-name="P1444"><text:span text:style-name="T1445">#include&lt;bits/stdc++.h&gt;</text:span></text:p>
      <text:p text:style-name="P1446"/>
      <text:p text:style-name="P1447"><text:span text:style-name="T1448">using namespace std;</text:span></text:p>
      <text:p text:style-name="P1449"><text:span text:style-name="T1450">class Date</text:span></text:p>
      <text:p text:style-name="P1451"><text:span text:style-name="T1452">{</text:span></text:p>
      <text:p text:style-name="P1453"><text:span text:style-name="T1454">public:</text:span></text:p>
      <text:p text:style-name="P1455"><text:span text:style-name="T1456"><text:s/>   int day,month,year;</text:span></text:p>
      <text:p text:style-name="P1457"><text:span text:style-name="T1458"><text:s/>   Date() {};</text:span></text:p>
      <text:p text:style-name="P1459"><text:span text:style-name="T1460"><text:s/>   Date(int d,int m,int y)</text:span></text:p>
      <text:p text:style-name="P1461"><text:span text:style-name="T1462"><text:s/>   {</text:span></text:p>
      <text:p text:style-name="P1463"><text:span text:style-name="T1464"><text:s/>       day=d;</text:span></text:p>
      <text:p text:style-name="P1465"><text:span text:style-name="T1466"><text:s/>       month=m;</text:span></text:p>
      <text:p text:style-name="P1467"><text:span text:style-name="T1468"><text:s/>       year=y;</text:span></text:p>
      <text:soft-page-break/>
      <text:p text:style-name="P1469"><text:span text:style-name="T1470"><text:s/>   }</text:span></text:p>
      <text:p text:style-name="P1471"/>
      <text:p text:style-name="P1472"><text:span text:style-name="T1473">};</text:span></text:p>
      <text:p text:style-name="P1474"/>
      <text:p text:style-name="P1475"><text:span text:style-name="T1476">class Person                 ///Person class</text:span></text:p>
      <text:p text:style-name="P1477"><text:span text:style-name="T1478">{</text:span></text:p>
      <text:p text:style-name="P1479"><text:span text:style-name="T1480">public:</text:span></text:p>
      <text:p text:style-name="P1481"><text:span text:style-name="T1482"><text:s/>   string name;</text:span></text:p>
      <text:p text:style-name="P1483"><text:span text:style-name="T1484"><text:s/>   Date date;</text:span></text:p>
      <text:p text:style-name="P1485"><text:span text:style-name="T1486"><text:s/>   Person() {}; ///Constructor-1 /Default Constructor</text:span></text:p>
      <text:p text:style-name="P1487"><text:span text:style-name="T1488"><text:s/>   Person(string name)</text:span></text:p>
      <text:p text:style-name="P1489"><text:span text:style-name="T1490"><text:s/>   {</text:span></text:p>
      <text:p text:style-name="P1491"><text:span text:style-name="T1492"><text:s/>       this-&gt;name=name;</text:span></text:p>
      <text:p text:style-name="P1493"><text:span text:style-name="T1494"><text:s/>   }</text:span></text:p>
      <text:p text:style-name="P1495"><text:span text:style-name="T1496"><text:s/>   Person(string n,Date date)</text:span></text:p>
      <text:p text:style-name="P1497"><text:span text:style-name="T1498"><text:s/>   {</text:span></text:p>
      <text:p text:style-name="P1499"><text:span text:style-name="T1500"><text:s/>       name=n;</text:span></text:p>
      <text:p text:style-name="P1501"><text:span text:style-name="T1502"><text:s/>       this-&gt;date=date;</text:span></text:p>
      <text:p text:style-name="P1503"><text:span text:style-name="T1504"><text:s/>   }</text:span></text:p>
      <text:p text:style-name="P1505"><text:span text:style-name="T1506">};</text:span></text:p>
      <text:p text:style-name="P1507"/>
      <text:p text:style-name="P1508"><text:span text:style-name="T1509"><text:s/>   class Department</text:span></text:p>
      <text:p text:style-name="P1510"><text:span text:style-name="T1511"><text:s/>   {</text:span></text:p>
      <text:p text:style-name="P1512"><text:span text:style-name="T1513"><text:s/>   public:</text:span></text:p>
      <text:p text:style-name="P1514"><text:span text:style-name="T1515"><text:s/>       string dept_name;</text:span></text:p>
      <text:p text:style-name="P1516"><text:span text:style-name="T1517"><text:s/>       Department() {};</text:span></text:p>
      <text:p text:style-name="P1518"><text:span text:style-name="T1519"><text:s/>       Department(string n)</text:span></text:p>
      <text:p text:style-name="P1520"><text:span text:style-name="T1521"><text:s/>       {</text:span></text:p>
      <text:p text:style-name="P1522"><text:span text:style-name="T1523"><text:s/>           dept_name=n;</text:span></text:p>
      <text:p text:style-name="P1524"><text:span text:style-name="T1525"><text:s/>       }</text:span></text:p>
      <text:p text:style-name="P1526"><text:span text:style-name="T1527"><text:s/>   };</text:span></text:p>
      <text:p text:style-name="P1528"/>
      <text:p text:style-name="P1529"><text:span text:style-name="T1530"><text:s/>   class Student : public Person             /// Student class</text:span></text:p>
      <text:p text:style-name="P1531"><text:span text:style-name="T1532"><text:s/>   {</text:span></text:p>
      <text:soft-page-break/>
      <text:p text:style-name="P1533"><text:span text:style-name="T1534"><text:s/>   public:</text:span></text:p>
      <text:p text:style-name="P1535"><text:span text:style-name="T1536"><text:s/>       int id,ACM,prob_solve;</text:span></text:p>
      <text:p text:style-name="P1537"><text:span text:style-name="T1538"><text:s/>       Department department;</text:span></text:p>
      <text:p text:style-name="P1539"><text:span text:style-name="T1540"><text:s/>       Student() {};                                ///Constructor-1 /Default Constructor</text:span></text:p>
      <text:p text:style-name="P1541"><text:span text:style-name="T1542"><text:s/>       Student(string name,Date *date,Department *department,int dd,int acm,int solve) : Person(name,*date)  ///constructor-2</text:span></text:p>
      <text:p text:style-name="P1543"><text:span text:style-name="T1544"><text:s/>       {</text:span></text:p>
      <text:p text:style-name="P1545"><text:span text:style-name="T1546"><text:s/>           id=dd;</text:span></text:p>
      <text:p text:style-name="P1547"><text:span text:style-name="T1548"><text:s/>           this-&gt;department=*department;</text:span></text:p>
      <text:p text:style-name="P1549"><text:span text:style-name="T1550"><text:s/>           ACM=acm;</text:span></text:p>
      <text:p text:style-name="P1551"><text:span text:style-name="T1552"><text:s/>           prob_solve=solve;</text:span></text:p>
      <text:p text:style-name="P1553"><text:span text:style-name="T1554"><text:s/>       }</text:span></text:p>
      <text:p text:style-name="P1555"><text:span text:style-name="T1556"><text:s/>       View_Student_Info()                        ///function for viewing student info</text:span></text:p>
      <text:p text:style-name="P1557"><text:span text:style-name="T1558"><text:s/>       {</text:span></text:p>
      <text:p text:style-name="P1559"><text:span text:style-name="T1560"><text:s/>           cout&lt;&lt;"Student name: "&lt;&lt;name&lt;&lt;endl;</text:span></text:p>
      <text:p text:style-name="P1561"><text:span text:style-name="T1562"><text:s/>           cout&lt;&lt;"Department: "&lt;&lt;department.dept_name&lt;&lt;endl;</text:span></text:p>
      <text:p text:style-name="P1563"><text:span text:style-name="T1564"><text:s/>           cout&lt;&lt;"Students Birthday: "&lt;&lt;this-&gt;date.day&lt;&lt;"-"&lt;&lt;this-&gt;date.month&lt;&lt;"-"&lt;&lt;this-&gt;date.year&lt;&lt;endl;</text:span></text:p>
      <text:p text:style-name="P1565"><text:span text:style-name="T1566"><text:s/>       }</text:span></text:p>
      <text:p text:style-name="P1567"><text:span text:style-name="T1568"><text:s/>   };</text:span></text:p>
      <text:p text:style-name="P1569"/>
      <text:p text:style-name="P1570"><text:span text:style-name="T1571"><text:s/>   class Faculty : public Person                               ///faculty class</text:span></text:p>
      <text:p text:style-name="P1572"><text:span text:style-name="T1573"><text:s/>   {</text:span></text:p>
      <text:p text:style-name="P1574"><text:span text:style-name="T1575"><text:s/>   public:</text:span></text:p>
      <text:p text:style-name="P1576"><text:span text:style-name="T1577"><text:s/>       Student student;</text:span></text:p>
      <text:p text:style-name="P1578"><text:span text:style-name="T1579"><text:s/>       string designation;</text:span></text:p>
      <text:p text:style-name="P1580"><text:span text:style-name="T1581"><text:s/>       Date date;</text:span></text:p>
      <text:p text:style-name="P1582"><text:span text:style-name="T1583"><text:s/>       Department department;</text:span></text:p>
      <text:p text:style-name="P1584"><text:span text:style-name="T1585"><text:s/>       Faculty() {};                                                 ///Constructor-1 /Default Constructor</text:span></text:p>
      <text:p text:style-name="P1586"><text:span text:style-name="T1587"><text:s/>       Faculty(string name,string designation,Date *date,Department *department):Person(name,*date)          ///constructor-2</text:span></text:p>
      <text:p text:style-name="P1588"><text:span text:style-name="T1589"><text:s/>       {</text:span></text:p>
      <text:p text:style-name="P1590"><text:span text:style-name="T1591"><text:s/>           this-&gt;designation=designation;</text:span></text:p>
      <text:p text:style-name="P1592"><text:span text:style-name="T1593"><text:s/>           this-&gt;department=*department;</text:span></text:p>
      <text:soft-page-break/>
      <text:p text:style-name="P1594"><text:span text:style-name="T1595"><text:s/>       }</text:span></text:p>
      <text:p text:style-name="P1596"><text:span text:style-name="T1597"><text:s/>       View_Faculty()                                                ///faculty viewing function</text:span></text:p>
      <text:p text:style-name="P1598"><text:span text:style-name="T1599"><text:s/>       {</text:span></text:p>
      <text:p text:style-name="P1600"><text:span text:style-name="T1601"><text:s/>           cout&lt;&lt;"Name: "&lt;&lt;name&lt;&lt;endl;</text:span></text:p>
      <text:p text:style-name="P1602"><text:span text:style-name="T1603"><text:s/>           cout&lt;&lt;"Department: "&lt;&lt;department.dept_name&lt;&lt;endl;</text:span></text:p>
      <text:p text:style-name="P1604"><text:span text:style-name="T1605"><text:s/>           cout&lt;&lt;"Designation: "&lt;&lt;designation&lt;&lt;endl;</text:span></text:p>
      <text:p text:style-name="P1606"><text:span text:style-name="T1607"><text:s/>       }</text:span></text:p>
      <text:p text:style-name="P1608"><text:span text:style-name="T1609"><text:s/>       int select_coach(Student *student)</text:span></text:p>
      <text:p text:style-name="P1610"><text:span text:style-name="T1611"><text:s/>       {</text:span></text:p>
      <text:p text:style-name="P1612"><text:span text:style-name="T1613"><text:s/>           if(student-&gt;ACM&gt;=3&amp;&amp;student-&gt;prob_solve&gt;300)</text:span></text:p>
      <text:p text:style-name="P1614"><text:span text:style-name="T1615"><text:s/>               return 1;</text:span></text:p>
      <text:p text:style-name="P1616"><text:span text:style-name="T1617"><text:s/>           else</text:span></text:p>
      <text:p text:style-name="P1618"><text:span text:style-name="T1619"><text:s/>               return 0;</text:span></text:p>
      <text:p text:style-name="P1620"><text:span text:style-name="T1621"><text:s/>       }</text:span></text:p>
      <text:p text:style-name="P1622"><text:span text:style-name="T1623"><text:s/>   };</text:span></text:p>
      <text:p text:style-name="P1624"/>
      <text:p text:style-name="P1625"><text:span text:style-name="T1626"><text:s/>   int main()</text:span></text:p>
      <text:p text:style-name="P1627"><text:span text:style-name="T1628"><text:s/>   {</text:span></text:p>
      <text:p text:style-name="P1629"><text:span text:style-name="T1630"><text:s/>       Department *department[5]=                      ///department type object declaration</text:span></text:p>
      <text:p text:style-name="P1631"><text:span text:style-name="T1632"><text:s/>       {</text:span></text:p>
      <text:p text:style-name="P1633"><text:span text:style-name="T1634"><text:s/>           new Department("CSE"),</text:span></text:p>
      <text:p text:style-name="P1635"><text:span text:style-name="T1636"><text:s/>           new Department("CSE"),</text:span></text:p>
      <text:p text:style-name="P1637"><text:span text:style-name="T1638"><text:s/>           new Department("CSE"),</text:span></text:p>
      <text:p text:style-name="P1639"><text:span text:style-name="T1640"><text:s/>           new Department("CSE"),</text:span></text:p>
      <text:p text:style-name="P1641"><text:span text:style-name="T1642"><text:s/>           new Department("CSE"),</text:span></text:p>
      <text:p text:style-name="P1643"><text:span text:style-name="T1644"><text:s/>       };</text:span></text:p>
      <text:p text:style-name="P1645"/>
      <text:p text:style-name="P1646"><text:span text:style-name="T1647"><text:s/>       Date *date[6]=                             ///date type object declaration</text:span></text:p>
      <text:p text:style-name="P1648"><text:span text:style-name="T1649"><text:s/>       {</text:span></text:p>
      <text:p text:style-name="P1650"><text:span text:style-name="T1651"><text:s/>           new Date(3-07-1997),</text:span></text:p>
      <text:p text:style-name="P1652"><text:span text:style-name="T1653"><text:s/>           new Date(3-10-1997),</text:span></text:p>
      <text:p text:style-name="P1654"><text:span text:style-name="T1655"><text:s/>           new Date(01-07-1998),</text:span></text:p>
      <text:p text:style-name="P1656"><text:s/>           new Date(3-07-1997)</text:p>
      <text:soft-page-break/>
      <text:p text:style-name="P1657">  new Date(3-10-1997),</text:p>
      <text:p text:style-name="P1658"><text:span text:style-name="T1659"><text:s/>           new Date(1-07-1998</text:span><text:span text:style-name="T1660">)</text:span></text:p>
      <text:p text:style-name="P1661"><text:span text:style-name="T1662"><text:s/>       };</text:span></text:p>
      <text:p text:style-name="P1663"><text:span text:style-name="T1664"><text:s/>       Student *student[3]=                               ///Student type object declaration</text:span></text:p>
      <text:p text:style-name="P1665"><text:span text:style-name="T1666"><text:s/>       {</text:span></text:p>
      <text:p text:style-name="P1667"><text:span text:style-name="T1668"><text:s/>           new Student("Afzal",date[0],department[0],1001,4,301),</text:span></text:p>
      <text:p text:style-name="P1669"><text:span text:style-name="T1670"><text:s/>           new Student("Rony",date[1],department[1],1002,4,400),</text:span></text:p>
      <text:p text:style-name="P1671"><text:span text:style-name="T1672"><text:s/>           new Student("Robin",date[2],department[2],1003,2,200)</text:span></text:p>
      <text:p text:style-name="P1673"><text:span text:style-name="T1674"><text:s/>       };</text:span></text:p>
      <text:p text:style-name="P1675"><text:span text:style-name="T1676"><text:s/>       Faculty *faculty[2]=                                ///faculty object declaration.</text:span></text:p>
      <text:p text:style-name="P1677"><text:span text:style-name="T1678"><text:s/>       {</text:span></text:p>
      <text:p text:style-name="P1679"><text:span text:style-name="T1680"><text:s/>           new Faculty("Kamal Hossain Chowdhury","Assistant Professor",date[3],department[3]),</text:span></text:p>
      <text:p text:style-name="P1681"><text:span text:style-name="T1682"><text:s/>           new Faculty("Mahmudul Hasan","Assistant Professor",date[4],department[4])</text:span></text:p>
      <text:p text:style-name="P1683"><text:span text:style-name="T1684"><text:s/>       };</text:span></text:p>
      <text:p text:style-name="P1685"><text:span text:style-name="T1686"><text:s/>       cout&lt;&lt;"THE DETAILS OF FACULTY MEMBER: "&lt;&lt;endl&lt;&lt;endl;</text:span></text:p>
      <text:p text:style-name="P1687"><text:span text:style-name="T1688"><text:s/>       for(int i=0; i&lt;2; i++){</text:span></text:p>
      <text:p text:style-name="P1689"><text:span text:style-name="T1690"><text:s/>           faculty[i]-&gt;View_Faculty();</text:span></text:p>
      <text:p text:style-name="P1691"><text:span text:style-name="T1692"><text:s/>           cout&lt;&lt;endl;</text:span></text:p>
      <text:p text:style-name="P1693"><text:span text:style-name="T1694"><text:s/>       }</text:span></text:p>
      <text:p text:style-name="P1695"><text:span text:style-name="T1696"><text:s/>       cout&lt;&lt;endl&lt;&lt;endl;</text:span></text:p>
      <text:p text:style-name="P1697"><text:span text:style-name="T1698"><text:s/>       cout&lt;&lt;"THE DETAILS OF STUDENTS: "&lt;&lt;endl&lt;&lt;endl;</text:span></text:p>
      <text:p text:style-name="P1699"><text:span text:style-name="T1700"><text:s/>       for(int i=0; i&lt;3; i++){</text:span></text:p>
      <text:p text:style-name="P1701"><text:span text:style-name="T1702"><text:s/>           student[i]-&gt;View_Student_Info();</text:span></text:p>
      <text:p text:style-name="P1703"><text:span text:style-name="T1704"><text:s/>           cout&lt;&lt;endl;</text:span></text:p>
      <text:p text:style-name="P1705"><text:span text:style-name="T1706"><text:s/>       }</text:span></text:p>
      <text:p text:style-name="P1707"><text:span text:style-name="T1708"><text:s/>       int x;</text:span></text:p>
      <text:p text:style-name="P1709"><text:span text:style-name="T1710"><text:s/>       cout&lt;&lt;endl&lt;&lt;endl;</text:span></text:p>
      <text:p text:style-name="P1711"><text:span text:style-name="T1712"><text:s/>       for(int i=0;i&lt;3;i++)</text:span></text:p>
      <text:p text:style-name="P1713"><text:span text:style-name="T1714"><text:s/>       {</text:span></text:p>
      <text:p text:style-name="P1715"><text:span text:style-name="T1716"><text:s/>          x=faculty[i]-&gt;select_coach(student[i]);</text:span></text:p>
      <text:p text:style-name="P1717"><text:span text:style-name="T1718"><text:s/>          if(x==1)</text:span></text:p>
      <text:p text:style-name="P1719"> cout&lt;&lt;"SELECTED AS COACH:"&lt;&lt;endl;</text:p>
      <text:soft-page-break/>
      <text:p text:style-name="P1720">cout&lt;&lt;"THE DETAILS OF THE STUDENT IS: "&lt;&lt;endl;</text:p>
      <text:p text:style-name="P1721"><text:span text:style-name="T1722"><text:s/>              student[i]-&gt;View_Student_Info();</text:span></text:p>
      <text:p text:style-name="P1723"><text:span text:style-name="T1724"><text:s/>              cout&lt;&lt;endl&lt;&lt;endl;</text:span></text:p>
      <text:p text:style-name="P1725"><text:span text:style-name="T1726"><text:s/>          }</text:span></text:p>
      <text:p text:style-name="P1727"><text:span text:style-name="T1728"><text:s/>          else</text:span></text:p>
      <text:p text:style-name="P1729"><text:span text:style-name="T1730"><text:s/>          {</text:span></text:p>
      <text:p text:style-name="P1731"><text:span text:style-name="T1732"><text:s/>              cout&lt;&lt;"NOT SELECTED AS COACH:"&lt;&lt;endl;</text:span></text:p>
      <text:p text:style-name="P1733"><text:span text:style-name="T1734"><text:s/>              cout&lt;&lt;"THE DETAILS OF THE STUDENT IS: "&lt;&lt;endl;</text:span></text:p>
      <text:p text:style-name="P1735"><text:span text:style-name="T1736"><text:s/>              student[i]-&gt;View_Student_Info();</text:span></text:p>
      <text:p text:style-name="P1737"><text:span text:style-name="T1738"><text:s/>              cout&lt;&lt;endl&lt;&lt;endl;</text:span></text:p>
      <text:p text:style-name="P1739"><text:span text:style-name="T1740"><text:s/>          }</text:span></text:p>
      <text:p text:style-name="P1741"><text:span text:style-name="T1742"><text:s/>       }</text:span></text:p>
      <text:p text:style-name="P1743"><text:span text:style-name="T1744"><text:s/>       return 0;</text:span></text:p>
      <text:p text:style-name="P1745"><text:span text:style-name="T1746"><text:s/>   }</text:span></text:p>
      <text:p text:style-name="P1747"/>
      <text:p text:style-name="P1748"><text:span text:style-name="T1749">SAMPLE OUTPUT:</text:span></text:p>
      <text:p text:style-name="P1750"><text:span text:style-name="T1751">THE DETAILS OF FACULTY MEMBER:</text:span></text:p>
      <text:p text:style-name="P1752"/>
      <text:p text:style-name="P1753"><text:span text:style-name="T1754">Name: Kamal Hossain Chowdhury</text:span></text:p>
      <text:p text:style-name="P1755"><text:span text:style-name="T1756">Department: CSE</text:span></text:p>
      <text:p text:style-name="P1757"><text:span text:style-name="T1758">Designation: Assistant Professor</text:span></text:p>
      <text:p text:style-name="P1759"/>
      <text:p text:style-name="P1760"><text:span text:style-name="T1761">Name: Mahmudul Hasan</text:span></text:p>
      <text:p text:style-name="P1762"><text:span text:style-name="T1763">Department: CSE</text:span></text:p>
      <text:p text:style-name="P1764"><text:span text:style-name="T1765">Designation: Assistant Professor</text:span></text:p>
      <text:p text:style-name="P1766"><text:span text:style-name="T1767"><text:line-break/></text:span><text:span text:style-name="T1768">THE DETAILS OF STUDENTS:</text:span></text:p>
      <text:p text:style-name="P1769"/>
      <text:p text:style-name="P1770"><text:span text:style-name="T1771">Student name: Afzal</text:span></text:p>
      <text:p text:style-name="P1772"><text:span text:style-name="T1773">Department: CSE</text:span></text:p>
      <text:p text:style-name="P1774"><text:span text:style-name="T1775">Students Birthday: 3-7-1997</text:span></text:p>
      <text:p text:style-name="P1776"/>
      <text:p text:style-name="P1777"><text:span text:style-name="T1778">Student name: Rony</text:span></text:p>
      <text:p text:style-name="P1779"><text:span text:style-name="T1780">Department: CSE</text:span></text:p>
      <text:soft-page-break/>
      <text:p text:style-name="P1781"><text:span text:style-name="T1782">Students Birthday: 3-10-1997</text:span></text:p>
      <text:p text:style-name="P1783"/>
      <text:p text:style-name="P1784"><text:span text:style-name="T1785">Student name: Rony</text:span></text:p>
      <text:p text:style-name="P1786"><text:span text:style-name="T1787">Department: CSE</text:span></text:p>
      <text:p text:style-name="P1788"><text:span text:style-name="T1789">Students Birthday: 1-7-1998</text:span></text:p>
      <text:p text:style-name="P1790"><text:line-break/></text:p>
      <text:p text:style-name="P1791"><text:span text:style-name="T1792">SELECTED AS COACH:</text:span></text:p>
      <text:p text:style-name="P1793"><text:span text:style-name="T1794">THE DETAILS OF THE STUDENT IS:</text:span></text:p>
      <text:p text:style-name="P1795"><text:span text:style-name="T1796">Student name: Afzal</text:span></text:p>
      <text:p text:style-name="P1797"><text:span text:style-name="T1798">Department: CSE</text:span></text:p>
      <text:p text:style-name="P1799"><text:span text:style-name="T1800">Students Birthday:<text:s/></text:span><text:span text:style-name="T1801">3</text:span><text:span text:style-name="T1802">-7</text:span><text:span text:style-name="T1803">-1997</text:span></text:p>
      <text:p text:style-name="P1804"/>
      <text:p text:style-name="P1805"><text:span text:style-name="T1806">SELECTED AS COACH:</text:span></text:p>
      <text:p text:style-name="P1807"><text:span text:style-name="T1808">THE DETAILS OF THE STUDENT IS:</text:span></text:p>
      <text:p text:style-name="P1809"><text:span text:style-name="T1810">Student name: Rony</text:span></text:p>
      <text:p text:style-name="P1811"><text:span text:style-name="T1812">Department: CSE</text:span></text:p>
      <text:p text:style-name="P1813"><text:span text:style-name="T1814">Students Birthday: 3-10-1997</text:span></text:p>
      <text:p text:style-name="P1815"/>
      <text:p text:style-name="P1816"><text:span text:style-name="T1817">NOT SELECTED AS COACH:</text:span></text:p>
      <text:p text:style-name="P1818"><text:span text:style-name="T1819">THE DETAILS OF THE STUDENT IS:</text:span></text:p>
      <text:p text:style-name="P1820"><text:span text:style-name="T1821">Student name: Robin</text:span></text:p>
      <text:p text:style-name="P1822"><text:span text:style-name="T1823">Department: CSE</text:span></text:p>
      <text:p text:style-name="P1824"><text:span text:style-name="T1825">Students Birthday: 1-7-1998</text:span></text:p>
      <text:p text:style-name="P1826"/>
      <text:p text:style-name="P18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Windows User</dc:creator>
    <meta:creation-date>2018-10-24T07:28:00Z</meta:creation-date>
    <dc:date>2018-10-24T16:55:00Z</dc:date>
    <meta:template xlink:href="Normal" xlink:type="simple"/>
    <meta:editing-cycles>2</meta:editing-cycles>
    <meta:editing-duration>PT4020S</meta:editing-duration>
    <meta:document-statistic meta:page-count="33" meta:paragraph-count="61" meta:word-count="4610" meta:character-count="30831" meta:row-count="219" meta:non-whitespace-character-count="26282"/>
  </office:meta>
</office:document-meta>
</file>